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60.45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43.37mm"/>
    </style:style>
    <style:style style:name="co18" style:family="table-column">
      <style:table-column-properties fo:break-before="auto" style:column-width="39.56mm"/>
    </style:style>
    <style:style style:name="co19" style:family="table-column">
      <style:table-column-properties fo:break-before="auto" style:column-width="46.11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36.57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47.47mm"/>
    </style:style>
    <style:style style:name="co26" style:family="table-column">
      <style:table-column-properties fo:break-before="auto" style:column-width="41.47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46.37mm"/>
    </style:style>
    <style:style style:name="co33" style:family="table-column">
      <style:table-column-properties fo:break-before="auto" style:column-width="42.56mm"/>
    </style:style>
    <style:style style:name="co34" style:family="table-column">
      <style:table-column-properties fo:break-before="auto" style:column-width="48.56mm"/>
    </style:style>
    <style:style style:name="co35" style:family="table-column">
      <style:table-column-properties fo:break-before="auto" style:column-width="34.66mm"/>
    </style:style>
    <style:style style:name="co36" style:family="table-column">
      <style:table-column-properties fo:break-before="auto" style:column-width="40.92mm"/>
    </style:style>
    <style:style style:name="co37" style:family="table-column">
      <style:table-column-properties fo:break-before="auto" style:column-width="40.38mm"/>
    </style:style>
    <style:style style:name="co38" style:family="table-column">
      <style:table-column-properties fo:break-before="auto" style:column-width="52.63mm"/>
    </style:style>
    <style:style style:name="co39" style:family="table-column">
      <style:table-column-properties fo:break-before="auto" style:column-width="48.82mm"/>
    </style:style>
    <style:style style:name="co40" style:family="table-column">
      <style:table-column-properties fo:break-before="auto" style:column-width="36.3mm"/>
    </style:style>
    <style:style style:name="co41" style:family="table-column">
      <style:table-column-properties fo:break-before="auto" style:column-width="32.49mm"/>
    </style:style>
    <style:style style:name="co42" style:family="table-column">
      <style:table-column-properties fo:break-before="auto" style:column-width="31.13mm"/>
    </style:style>
    <style:style style:name="co43" style:family="table-column">
      <style:table-column-properties fo:break-before="auto" style:column-width="36.02mm"/>
    </style:style>
    <style:style style:name="co44" style:family="table-column">
      <style:table-column-properties fo:break-before="auto" style:column-width="35.75mm"/>
    </style:style>
    <style:style style:name="co45" style:family="table-column">
      <style:table-column-properties fo:break-before="auto" style:column-width="31.94mm"/>
    </style:style>
    <style:style style:name="co46" style:family="table-column">
      <style:table-column-properties fo:break-before="auto" style:column-width="33.5mm"/>
    </style:style>
    <style:style style:name="co47" style:family="table-column">
      <style:table-column-properties fo:break-before="auto" style:column-width="27.5mm"/>
    </style:style>
    <style:style style:name="co48" style:family="table-column">
      <style:table-column-properties fo:break-before="auto" style:column-width="25.86mm"/>
    </style:style>
    <style:style style:name="co49" style:family="table-column">
      <style:table-column-properties fo:break-before="auto" style:column-width="26.95mm"/>
    </style:style>
    <style:style style:name="co50" style:family="table-column">
      <style:table-column-properties fo:break-before="auto" style:column-width="26.41mm"/>
    </style:style>
    <style:style style:name="co51" style:family="table-column">
      <style:table-column-properties fo:break-before="auto" style:column-width="30.85mm"/>
    </style:style>
    <style:style style:name="co52" style:family="table-column">
      <style:table-column-properties fo:break-before="auto" style:column-width="25.68mm"/>
    </style:style>
    <style:style style:name="co53" style:family="table-column">
      <style:table-column-properties fo:break-before="auto" style:column-width="24.85mm"/>
    </style:style>
    <style:style style:name="co54" style:family="table-column">
      <style:table-column-properties fo:break-before="auto" style:column-width="23.78mm"/>
    </style:style>
    <style:style style:name="co55" style:family="table-column">
      <style:table-column-properties fo:break-before="auto" style:column-width="19.14mm"/>
    </style:style>
    <style:style style:name="co56" style:family="table-column">
      <style:table-column-properties fo:break-before="auto" style:column-width="77.42mm"/>
    </style:style>
    <style:style style:name="co57" style:family="table-column">
      <style:table-column-properties fo:break-before="auto" style:column-width="53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9" style:family="table-cell" style:parent-style-name="Default">
      <style:text-properties fo:color="#ce181e"/>
    </style:style>
    <style:style style:name="ce4" style:family="table-cell" style:parent-style-name="Default" style:data-style-name="N99"/>
    <style:style style:name="ce11" style:family="table-cell" style:parent-style-name="Default" style:data-style-name="N99">
      <style:text-properties fo:color="#ce181e"/>
    </style:style>
    <style:style style:name="ce14" style:family="table-cell" style:parent-style-name="Default">
      <style:table-cell-properties fo:background-color="#fff200"/>
      <style:text-properties fo:color="#ce181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ackground-color="#fff200" fo:border-left="none" fo:border-right="0.06pt solid #000000" fo:border-top="none"/>
      <style:text-properties fo:color="#ce181e"/>
    </style:style>
    <style:style style:name="ce18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19" style:family="table-cell" style:parent-style-name="Default">
      <style:table-cell-properties fo:background-color="#fff200"/>
      <style:text-properties fo:color="#ce181e" fo:font-style="italic" style:font-style-asian="italic" style:font-style-complex="italic"/>
    </style:style>
    <style:style style:name="ce3" style:family="table-cell" style:parent-style-name="Default" style:data-style-name="N0"/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28T16:10:00" calcext:value-type="date">
            <text:p>28/04/2020 16:10:00</text:p>
          </table:table-cell>
          <table:table-cell office:value-type="string" calcext:value-type="string">
            <text:p>Nueva versión (quitaron detalle de fallecimiento, en rojo datos de otras fuentes, reconstruidos son con fondo amarillo, casi inventados en cursiva)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28T16:10:00" calcext:value-type="date">
            <text:p>28/04/2020 16:10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28T23:15:00" calcext:value-type="date">
            <text:p>28/04/2020 23:15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Molecular y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15]+[.H15]=[.G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6]+[.H16]=[.G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7]+[.H17]=[.G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8]+[.H18]=[.G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9]+[.H19]=[.G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0]+[.H20]=[.G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1]+[.H21]=[.G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I22]+[.H22]=[.G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I23]+[.H23]=[.G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I24]+[.H24]=[.G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I25]+[.H25]=[.G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[.I26]+[.H26]=[.G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formula="of:=[.I27]+[.H27]=[.G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formula="of:=[.I28]+[.H28]=[.G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[.I29]+[.H29]=[.G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[.I30]+[.H30]=[.G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formula="of:=[.I31]+[.H31]=[.G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table:formula="of:=[.I32]+[.H32]=[.G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table:formula="of:=[.I33]+[.H33]=[.G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formula="of:=[.I34]+[.H34]=[.G3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table:formula="of:=[.I35]+[.H35]=[.G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office:value-type="float" office:value="221" calcext:value-type="float">
            <text:p>221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formula="of:=[.I36]+[.H36]=[.G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5261" calcext:value-type="float">
            <text:p>526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253" calcext:value-type="float">
            <text:p>253</text:p>
          </table:table-cell>
          <table:table-cell office:value-type="float" office:value="192" calcext:value-type="float">
            <text:p>192</text:p>
          </table:table-cell>
          <table:table-cell office:value-type="float" office:value="61" calcext:value-type="float">
            <text:p>61</text:p>
          </table:table-cell>
          <table:table-cell table:formula="of:=[.I37]+[.H37]=[.G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office:value-type="float" office:value="5583" calcext:value-type="float">
            <text:p>5583</text:p>
          </table:table-cell>
          <table:table-cell office:value-type="float" office:value="1752" calcext:value-type="float">
            <text:p>1752</text:p>
          </table:table-cell>
          <table:table-cell office:value-type="float" office:value="184" calcext:value-type="float">
            <text:p>184</text:p>
          </table:table-cell>
          <table:table-cell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205" calcext:value-type="float">
            <text:p>205</text:p>
          </table:table-cell>
          <table:table-cell office:value-type="float" office:value="68" calcext:value-type="float">
            <text:p>68</text:p>
          </table:table-cell>
          <table:table-cell table:formula="of:=[.I38]+[.H38]=[.G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number-columns-repeated="3"/>
          <table:table-cell table:style-name="ce9" office:value-type="float" office:value="9784" calcext:value-type="float">
            <text:p>9784</text:p>
          </table:table-cell>
          <table:table-cell table:style-name="ce9" office:value-type="float" office:value="216" calcext:value-type="float">
            <text:p>216</text:p>
          </table:table-cell>
          <table:table-cell office:value-type="float" office:value="304" calcext:value-type="float">
            <text:p>304</text:p>
          </table:table-cell>
          <table:table-cell office:value-type="float" office:value="227" calcext:value-type="float">
            <text:p>227</text:p>
          </table:table-cell>
          <table:table-cell office:value-type="float" office:value="77" calcext:value-type="float">
            <text:p>77</text:p>
          </table:table-cell>
          <table:table-cell table:formula="of:=[.I39]+[.H39]=[.G39]" office:value-type="boolean" office:boolean-value="true" calcext:value-type="boolean">
            <text:p>VERDADERO</text:p>
          </table:table-cell>
          <table:table-cell office:value-type="string" calcext:value-type="string">
            <text:p>No hubo publicación, datos de otras fuentes</text:p>
          </table:table-cell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office:value-type="float" office:value="6296" calcext:value-type="float">
            <text:p>6296</text:p>
          </table:table-cell>
          <table:table-cell office:value-type="float" office:value="3776" calcext:value-type="float">
            <text:p>3776</text:p>
          </table:table-cell>
          <table:table-cell office:value-type="float" office:value="231" calcext:value-type="float">
            <text:p>231</text:p>
          </table:table-cell>
          <table:table-cell office:value-type="float" office:value="10303" calcext:value-type="float">
            <text:p>10303</text:p>
          </table:table-cell>
          <table:table-cell office:value-type="float" office:value="230" calcext:value-type="float">
            <text:p>230</text:p>
          </table:table-cell>
          <table:table-cell office:value-type="float" office:value="328" calcext:value-type="float">
            <text:p>328</text:p>
          </table:table-cell>
          <table:table-cell office:value-type="float" office:value="244" calcext:value-type="float">
            <text:p>244</text:p>
          </table:table-cell>
          <table:table-cell office:value-type="float" office:value="84" calcext:value-type="float">
            <text:p>84</text:p>
          </table:table-cell>
          <table:table-cell table:formula="of:=[.I40]+[.H40]=[.G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office:value-type="float" office:value="6820" calcext:value-type="float">
            <text:p>6820</text:p>
          </table:table-cell>
          <table:table-cell office:value-type="float" office:value="4655" calcext:value-type="float">
            <text:p>4655</text:p>
          </table:table-cell>
          <table:table-cell/>
          <table:table-cell office:value-type="float" office:value="11475" calcext:value-type="float">
            <text:p>11475</text:p>
          </table:table-cell>
          <table:table-cell office:value-type="float" office:value="254" calcext:value-type="float">
            <text:p>254</text:p>
          </table:table-cell>
          <table:table-cell office:value-type="float" office:value="358" calcext:value-type="float">
            <text:p>358</text:p>
          </table:table-cell>
          <table:table-cell office:value-type="float" office:value="261" calcext:value-type="float">
            <text:p>261</text:p>
          </table:table-cell>
          <table:table-cell office:value-type="float" office:value="97" calcext:value-type="float">
            <text:p>97</text:p>
          </table:table-cell>
          <table:table-cell table:formula="of:=[.I41]+[.H41]=[.G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5" calcext:value-type="date">
            <text:p>15/04/20</text:p>
          </table:table-cell>
          <table:table-cell office:value-type="float" office:value="7266" calcext:value-type="float">
            <text:p>7266</text:p>
          </table:table-cell>
          <table:table-cell office:value-type="float" office:value="5225" calcext:value-type="float">
            <text:p>5225</text:p>
          </table:table-cell>
          <table:table-cell/>
          <table:table-cell office:value-type="float" office:value="12491" calcext:value-type="float">
            <text:p>12491</text:p>
          </table:table-cell>
          <table:table-cell office:value-type="float" office:value="274" calcext:value-type="float">
            <text:p>274</text:p>
          </table:table-cell>
          <table:table-cell office:value-type="float" office:value="390" calcext:value-type="float">
            <text:p>390</text:p>
          </table:table-cell>
          <table:table-cell office:value-type="float" office:value="284" calcext:value-type="float">
            <text:p>284</text:p>
          </table:table-cell>
          <table:table-cell office:value-type="float" office:value="106" calcext:value-type="float">
            <text:p>106</text:p>
          </table:table-cell>
          <table:table-cell table:formula="of:=[.I42]+[.H42]=[.G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6" calcext:value-type="date">
            <text:p>16/04/20</text:p>
          </table:table-cell>
          <table:table-cell office:value-type="float" office:value="7703" calcext:value-type="float">
            <text:p>7703</text:p>
          </table:table-cell>
          <table:table-cell office:value-type="float" office:value="5786" calcext:value-type="float">
            <text:p>5786</text:p>
          </table:table-cell>
          <table:table-cell/>
          <table:table-cell office:value-type="float" office:value="13489" calcext:value-type="float">
            <text:p>13489</text:p>
          </table:table-cell>
          <table:table-cell office:value-type="float" office:value="300" calcext:value-type="float">
            <text:p>300</text:p>
          </table:table-cell>
          <table:table-cell office:value-type="float" office:value="421" calcext:value-type="float">
            <text:p>421</text:p>
          </table:table-cell>
          <table:table-cell office:value-type="float" office:value="306" calcext:value-type="float">
            <text:p>306</text:p>
          </table:table-cell>
          <table:table-cell office:value-type="float" office:value="115" calcext:value-type="float">
            <text:p>115</text:p>
          </table:table-cell>
          <table:table-cell table:formula="of:=[.I43]+[.H43]=[.G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office:value-type="float" office:value="7983" calcext:value-type="float">
            <text:p>7983</text:p>
          </table:table-cell>
          <table:table-cell office:value-type="float" office:value="6437" calcext:value-type="float">
            <text:p>6437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348" calcext:value-type="float">
            <text:p>348</text:p>
          </table:table-cell>
          <table:table-cell office:value-type="float" office:value="435" calcext:value-type="float">
            <text:p>435</text:p>
          </table:table-cell>
          <table:table-cell office:value-type="float" office:value="318" calcext:value-type="float">
            <text:p>318</text:p>
          </table:table-cell>
          <table:table-cell office:value-type="float" office:value="117" calcext:value-type="float">
            <text:p>117</text:p>
          </table:table-cell>
          <table:table-cell table:formula="of:=[.I44]+[.H44]=[.G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8" calcext:value-type="date">
            <text:p>18/04/20</text:p>
          </table:table-cell>
          <table:table-cell office:value-type="float" office:value="8363" calcext:value-type="float">
            <text:p>8363</text:p>
          </table:table-cell>
          <table:table-cell office:value-type="float" office:value="7265" calcext:value-type="float">
            <text:p>7265</text:p>
          </table:table-cell>
          <table:table-cell/>
          <table:table-cell office:value-type="float" office:value="15628" calcext:value-type="float">
            <text:p>15628</text:p>
          </table:table-cell>
          <table:table-cell office:value-type="float" office:value="400" calcext:value-type="float">
            <text:p>400</text:p>
          </table:table-cell>
          <table:table-cell office:value-type="float" office:value="443" calcext:value-type="float">
            <text:p>443</text:p>
          </table:table-cell>
          <table:table-cell office:value-type="float" office:value="323" calcext:value-type="float">
            <text:p>323</text:p>
          </table:table-cell>
          <table:table-cell office:value-type="float" office:value="120" calcext:value-type="float">
            <text:p>120</text:p>
          </table:table-cell>
          <table:table-cell table:formula="of:=[.I45]+[.H45]=[.G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9" calcext:value-type="date">
            <text:p>19/04/20</text:p>
          </table:table-cell>
          <table:table-cell office:value-type="float" office:value="8964" calcext:value-type="float">
            <text:p>8964</text:p>
          </table:table-cell>
          <table:table-cell office:value-type="float" office:value="7361" calcext:value-type="float">
            <text:p>7361</text:p>
          </table:table-cell>
          <table:table-cell/>
          <table:table-cell office:value-type="float" office:value="16325" calcext:value-type="float">
            <text:p>16325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324" calcext:value-type="float">
            <text:p>324</text:p>
          </table:table-cell>
          <table:table-cell office:value-type="float" office:value="121" calcext:value-type="float">
            <text:p>121</text:p>
          </table:table-cell>
          <table:table-cell table:formula="of:=[.I46]+[.H46]=[.G4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0" calcext:value-type="date">
            <text:p>20/04/20</text:p>
          </table:table-cell>
          <table:table-cell office:value-type="float" office:value="9471" calcext:value-type="float">
            <text:p>9471</text:p>
          </table:table-cell>
          <table:table-cell office:value-type="float" office:value="8366" calcext:value-type="float">
            <text:p>8366</text:p>
          </table:table-cell>
          <table:table-cell/>
          <table:table-cell office:value-type="float" office:value="17837" calcext:value-type="float">
            <text:p>17837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9" office:value-type="float" office:value="348" calcext:value-type="float">
            <text:p>348</text:p>
          </table:table-cell>
          <table:table-cell table:style-name="ce9" office:value-type="float" office:value="136" calcext:value-type="float">
            <text:p>136</text:p>
          </table:table-cell>
          <table:table-cell table:style-name="ce11" table:formula="of:=[.I47]+[.H47]=[.F47]" office:value-type="boolean" office:boolean-value="true" calcext:value-type="boolean">
            <text:p>VERDADERO</text:p>
          </table:table-cell>
          <table:table-cell office:value-type="string" calcext:value-type="string">
            <text:p>Rojo son valores de corte</text:p>
          </table:table-cell>
        </table:table-row>
        <table:table-row table:style-name="ro1">
          <table:table-cell office:value-type="date" office:date-value="2020-04-21" calcext:value-type="date">
            <text:p>21/04/20</text:p>
          </table:table-cell>
          <table:table-cell office:value-type="float" office:value="10062" calcext:value-type="float">
            <text:p>10062</text:p>
          </table:table-cell>
          <table:table-cell office:value-type="float" office:value="9188" calcext:value-type="float">
            <text:p>9188</text:p>
          </table:table-cell>
          <table:table-cell/>
          <table:table-cell office:value-type="float" office:value="19250" calcext:value-type="float">
            <text:p>19250</text:p>
          </table:table-cell>
          <table:table-cell office:value-type="float" office:value="530" calcext:value-type="float">
            <text:p>530</text:p>
          </table:table-cell>
          <table:table-cell/>
          <table:table-cell table:style-name="ce9" office:value-type="float" office:value="385" calcext:value-type="float">
            <text:p>385</text:p>
          </table:table-cell>
          <table:table-cell table:style-name="ce9" office:value-type="float" office:value="145" calcext:value-type="float">
            <text:p>145</text:p>
          </table:table-cell>
          <table:table-cell table:style-name="ce11" table:formula="of:=[.I48]+[.H48]=[.F4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2" calcext:value-type="date">
            <text:p>22/04/20</text:p>
          </table:table-cell>
          <table:table-cell office:value-type="float" office:value="10808" calcext:value-type="float">
            <text:p>10808</text:p>
          </table:table-cell>
          <table:table-cell office:value-type="float" office:value="10106" calcext:value-type="float">
            <text:p>10106</text:p>
          </table:table-cell>
          <table:table-cell/>
          <table:table-cell office:value-type="float" office:value="20914" calcext:value-type="float">
            <text:p>20914</text:p>
          </table:table-cell>
          <table:table-cell office:value-type="float" office:value="572" calcext:value-type="float">
            <text:p>572</text:p>
          </table:table-cell>
          <table:table-cell/>
          <table:table-cell table:style-name="ce9" office:value-type="float" office:value="414" calcext:value-type="float">
            <text:p>414</text:p>
          </table:table-cell>
          <table:table-cell table:style-name="ce9" office:value-type="float" office:value="158" calcext:value-type="float">
            <text:p>158</text:p>
          </table:table-cell>
          <table:table-cell table:style-name="ce11" table:formula="of:=[.I49]+[.H49]=[.F4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3" calcext:value-type="date">
            <text:p>23/04/20</text:p>
          </table:table-cell>
          <table:table-cell office:value-type="float" office:value="11432" calcext:value-type="float">
            <text:p>11432</text:p>
          </table:table-cell>
          <table:table-cell office:value-type="float" office:value="10216" calcext:value-type="float">
            <text:p>10216</text:p>
          </table:table-cell>
          <table:table-cell/>
          <table:table-cell office:value-type="float" office:value="21648" calcext:value-type="float">
            <text:p>21648</text:p>
          </table:table-cell>
          <table:table-cell office:value-type="float" office:value="634" calcext:value-type="float">
            <text:p>634</text:p>
          </table:table-cell>
          <table:table-cell/>
          <table:table-cell table:style-name="ce9" office:value-type="float" office:value="456" calcext:value-type="float">
            <text:p>456</text:p>
          </table:table-cell>
          <table:table-cell table:style-name="ce9" office:value-type="float" office:value="178" calcext:value-type="float">
            <text:p>178</text:p>
          </table:table-cell>
          <table:table-cell table:style-name="ce11" table:formula="of:=[.I50]+[.H50]=[.F5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4" calcext:value-type="date">
            <text:p>24/04/20</text:p>
          </table:table-cell>
          <table:table-cell office:value-type="float" office:value="11845" calcext:value-type="float">
            <text:p>11845</text:p>
          </table:table-cell>
          <table:table-cell office:value-type="float" office:value="13486" calcext:value-type="float">
            <text:p>13486</text:p>
          </table:table-cell>
          <table:table-cell/>
          <table:table-cell office:value-type="float" office:value="25331" calcext:value-type="float">
            <text:p>25331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9" office:value-type="float" office:value="504" calcext:value-type="float">
            <text:p>504</text:p>
          </table:table-cell>
          <table:table-cell table:style-name="ce9" office:value-type="float" office:value="196" calcext:value-type="float">
            <text:p>196</text:p>
          </table:table-cell>
          <table:table-cell table:style-name="ce11" table:formula="of:=[.I51]+[.H51]=[.F5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5" calcext:value-type="date">
            <text:p>25/04/20</text:p>
          </table:table-cell>
          <table:table-cell office:value-type="float" office:value="12725" calcext:value-type="float">
            <text:p>12725</text:p>
          </table:table-cell>
          <table:table-cell office:value-type="float" office:value="14792" calcext:value-type="float">
            <text:p>14792</text:p>
          </table:table-cell>
          <table:table-cell/>
          <table:table-cell office:value-type="float" office:value="27517" calcext:value-type="float">
            <text:p>27517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9" office:value-type="float" office:value="524" calcext:value-type="float">
            <text:p>524</text:p>
          </table:table-cell>
          <table:table-cell table:style-name="ce9" office:value-type="float" office:value="204" calcext:value-type="float">
            <text:p>204</text:p>
          </table:table-cell>
          <table:table-cell table:style-name="ce11" table:formula="of:=[.I52]+[.H52]=[.F5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6" calcext:value-type="date">
            <text:p>26/04/20</text:p>
          </table:table-cell>
          <table:table-cell office:value-type="float" office:value="13132" calcext:value-type="float">
            <text:p>13132</text:p>
          </table:table-cell>
          <table:table-cell office:value-type="float" office:value="15567" calcext:value-type="float">
            <text:p>15567</text:p>
          </table:table-cell>
          <table:table-cell/>
          <table:table-cell office:value-type="float" office:value="28699" calcext:value-type="float">
            <text:p>28699</text:p>
          </table:table-cell>
          <table:table-cell office:value-type="float" office:value="782" calcext:value-type="float">
            <text:p>782</text:p>
          </table:table-cell>
          <table:table-cell/>
          <table:table-cell table:style-name="ce9" office:value-type="float" office:value="559" calcext:value-type="float">
            <text:p>559</text:p>
          </table:table-cell>
          <table:table-cell table:style-name="ce9" office:value-type="float" office:value="223" calcext:value-type="float">
            <text:p>223</text:p>
          </table:table-cell>
          <table:table-cell table:style-name="ce11" table:formula="of:=[.I53]+[.H53]=[.F5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7" calcext:value-type="date">
            <text:p>27/04/20</text:p>
          </table:table-cell>
          <table:table-cell office:value-type="float" office:value="13742" calcext:value-type="float">
            <text:p>13742</text:p>
          </table:table-cell>
          <table:table-cell office:value-type="float" office:value="17448" calcext:value-type="float">
            <text:p>17448</text:p>
          </table:table-cell>
          <table:table-cell/>
          <table:table-cell office:value-type="float" office:value="31190" calcext:value-type="float">
            <text:p>31190</text:p>
          </table:table-cell>
          <table:table-cell office:value-type="float" office:value="854" calcext:value-type="float">
            <text:p>854</text:p>
          </table:table-cell>
          <table:table-cell/>
          <table:table-cell table:style-name="ce9" office:value-type="float" office:value="614" calcext:value-type="float">
            <text:p>614</text:p>
          </table:table-cell>
          <table:table-cell table:style-name="ce9" office:value-type="float" office:value="240" calcext:value-type="float">
            <text:p>240</text:p>
          </table:table-cell>
          <table:table-cell table:style-name="ce11" table:formula="of:=[.I54]+[.H54]=[.F54]" office:value-type="boolean" office:boolean-value="true" calcext:value-type="boolean">
            <text:p>VERDADERO</text:p>
          </table:table-cell>
          <table:table-cell/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7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5" table:default-cell-style-name="Default"/>
        <table:table-column table:style-name="co16" table:number-columns-repeated="3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number-columns-repeated="3" table:default-cell-style-name="Default"/>
        <table:table-column table:style-name="co18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20" table:default-cell-style-name="Default"/>
        <table:table-column table:style-name="co21" table:number-columns-repeated="3" table:default-cell-style-name="Default"/>
        <table:table-column table:style-name="co21" table:default-cell-style-name="ce7"/>
        <table:table-column table:style-name="co22" table:default-cell-style-name="Default"/>
        <table:table-column table:style-name="co23" table:number-columns-repeated="3" table:default-cell-style-name="Default"/>
        <table:table-column table:style-name="co23" table:default-cell-style-name="ce7"/>
        <table:table-column table:style-name="co24" table:default-cell-style-name="Default"/>
        <table:table-column table:style-name="co25" table:number-columns-repeated="3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28" table:default-cell-style-name="Default"/>
        <table:table-column table:style-name="co29" table:number-columns-repeated="3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number-columns-repeated="3" table:default-cell-style-name="Default"/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ce7"/>
        <table:table-column table:style-name="co34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1" table:default-cell-style-name="ce7"/>
        <table:table-column table:style-name="co16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5" table:default-cell-style-name="ce7"/>
        <table:table-column table:style-name="co16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5" table:default-cell-style-name="ce7"/>
        <table:table-column table:style-name="co38" table:default-cell-style-name="Default"/>
        <table:table-column table:style-name="co39" table:default-cell-style-name="Default"/>
        <table:table-column table:style-name="co34" table:number-columns-repeated="2" table:default-cell-style-name="Default"/>
        <table:table-column table:style-name="co39" table:default-cell-style-name="ce7"/>
        <table:table-column table:style-name="co34" table:default-cell-style-name="Default"/>
        <table:table-column table:style-name="co11" table:default-cell-style-name="Default"/>
        <table:table-column table:style-name="co40" table:number-columns-repeated="2" table:default-cell-style-name="Default"/>
        <table:table-column table:style-name="co11" table:default-cell-style-name="ce7"/>
        <table:table-column table:style-name="co40" table:default-cell-style-name="Default"/>
        <table:table-column table:style-name="co41" table:default-cell-style-name="Default"/>
        <table:table-column table:style-name="co14" table:number-columns-repeated="2" table:default-cell-style-name="Default"/>
        <table:table-column table:style-name="co41" table:default-cell-style-name="ce7"/>
        <table:table-column table:style-name="co14" table:default-cell-style-name="Default"/>
        <table:table-column table:style-name="co42" table:default-cell-style-name="Default"/>
        <table:table-column table:style-name="co30" table:number-columns-repeated="2" table:default-cell-style-name="Default"/>
        <table:table-column table:style-name="co42" table:default-cell-style-name="ce7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1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44" table:default-cell-style-name="Default"/>
        <table:table-column table:style-name="co45" table:number-columns-repeated="3" table:default-cell-style-name="Default"/>
        <table:table-column table:style-name="co45" table:default-cell-style-name="ce7"/>
        <table:table-column table:style-name="co12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M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M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M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M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M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M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M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M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M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M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M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M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M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M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M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M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M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M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M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M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M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M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M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M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M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4"/>
          <table:table-cell table:style-name="ce8"/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4"/>
          <table:table-cell table:style-name="ce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4"/>
          <table:table-cell table:style-name="ce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4"/>
          <table:table-cell table:style-name="ce8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office:value-type="float" office:value="5456" calcext:value-type="float">
            <text:p>5456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" calcext:value-type="float">
            <text:p>4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110" calcext:value-type="float">
            <text:p>110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98" calcext:value-type="float">
            <text:p>98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733" calcext:value-type="float">
            <text:p>733</text:p>
          </table:table-cell>
          <table:table-cell table:style-name="ce17" office:value-type="float" office:value="20" calcext:value-type="float">
            <text:p>20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9" calcext:value-type="float">
            <text:p>59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/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8" calcext:value-type="float">
            <text:p>58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68" calcext:value-type="float">
            <text:p>6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15" calcext:value-type="float">
            <text:p>115</text:p>
          </table:table-cell>
          <table:table-cell table:style-name="ce18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392" calcext:value-type="float">
            <text:p>392</text:p>
          </table:table-cell>
          <table:table-cell table:style-name="ce18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9" office:value-type="float" office:value="7458" calcext:value-type="float">
            <text:p>7458</text:p>
          </table:table-cell>
          <table:table-cell table:style-name="ce18" office:value-type="string" calcext:value-type="string">
            <text:p>NA</text:p>
          </table:table-cell>
          <table:table-cell table:style-name="ce19" office:value-type="float" office:value="337" calcext:value-type="float">
            <text:p>33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9" office:value-type="float" office:value="340" calcext:value-type="float">
            <text:p>340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4" office:value-type="float" office:value="55" calcext:value-type="float">
            <text:p>55</text:p>
          </table:table-cell>
          <table:table-cell table:style-name="ce19" office:value-type="float" office:value="14" calcext:value-type="float">
            <text:p>1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72" calcext:value-type="float">
            <text:p>72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/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/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/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/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/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/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636" calcext:value-type="float">
            <text:p>636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office:value-type="float" office:value="574" calcext:value-type="float">
            <text:p>574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office:value-type="float" office:value="6630" calcext:value-type="float">
            <text:p>6630</text:p>
          </table:table-cell>
          <table:table-cell office:value-type="float" office:value="5626" calcext:value-type="float">
            <text:p>5626</text:p>
          </table:table-cell>
          <table:table-cell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office:value-type="float" office:value="577" calcext:value-type="float">
            <text:p>57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/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/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/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/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/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5" calcext:value-type="date">
            <text:p>25/04/20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/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/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6" calcext:value-type="date">
            <text:p>26/04/20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/>
          <table:table-cell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7" calcext:value-type="date">
            <text:p>27/04/20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2933" calcext:value-type="float">
            <text:p>2933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28" calcext:value-type="float">
            <text:p>28</text:p>
          </table:table-cell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23" calcext:value-type="float">
            <text:p>23</text:p>
          </table:table-cell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814" calcext:value-type="float">
            <text:p>1814</text:p>
          </table:table-cell>
          <table:table-cell office:value-type="float" office:value="159" calcext:value-type="float">
            <text:p>159</text:p>
          </table:table-cell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/>
          <table:table-cell office:value-type="float" office:value="20048" calcext:value-type="float">
            <text:p>20048</text:p>
          </table:table-cell>
          <table:table-cell office:value-type="float" office:value="358" calcext:value-type="float">
            <text:p>358</text:p>
          </table:table-cell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 table:number-rows-repeated="1048521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8" table:default-cell-style-name="ce4"/>
        <table:table-column table:style-name="co51" table:number-columns-repeated="4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M+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M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formula="of:=[$'Fuente-Dashboard-v2'.A2]" office:value-type="date" office:date-value="2020-03-06" calcext:value-type="date">
            <text:p>06/03/20</text:p>
          </table:table-cell>
          <table:table-cell table:formula="of:=[$'Fuente-Dashboard-Departamentos-v2'.B2]+[$'Fuente-Dashboard-Departamentos-v2'.G2]+[$'Fuente-Dashboard-Departamentos-v2'.L2]+[$'Fuente-Dashboard-Departamentos-v2'.Q2]+[$'Fuente-Dashboard-Departamentos-v2'.V2]+[$'Fuente-Dashboard-Departamentos-v2'.AA2]+[$'Fuente-Dashboard-Departamentos-v2'.AF2]+[$'Fuente-Dashboard-Departamentos-v2'.AK2]+[$'Fuente-Dashboard-Departamentos-v2'.AP2]+[$'Fuente-Dashboard-Departamentos-v2'.AU2]+[$'Fuente-Dashboard-Departamentos-v2'.AZ2]+[$'Fuente-Dashboard-Departamentos-v2'.BE2]+[$'Fuente-Dashboard-Departamentos-v2'.BJ2]+[$'Fuente-Dashboard-Departamentos-v2'.BO2]+[$'Fuente-Dashboard-Departamentos-v2'.BT2]+[$'Fuente-Dashboard-Departamentos-v2'.BY2]+[$'Fuente-Dashboard-Departamentos-v2'.CD2]+[$'Fuente-Dashboard-Departamentos-v2'.CI2]+[$'Fuente-Dashboard-Departamentos-v2'.CN2]+[$'Fuente-Dashboard-Departamentos-v2'.CS2]+[$'Fuente-Dashboard-Departamentos-v2'.CX2]+[$'Fuente-Dashboard-Departamentos-v2'.DC2]+[$'Fuente-Dashboard-Departamentos-v2'.DH2]+[$'Fuente-Dashboard-Departamentos-v2'.DM2]+[$'Fuente-Dashboard-Departamentos-v2'.DR2]" office:value-type="float" office:value="1" calcext:value-type="float">
            <text:p>1</text:p>
          </table:table-cell>
          <table:table-cell table:formula="of:=[$'Fuente-Dashboard-Departamentos-v2'.C2]+[$'Fuente-Dashboard-Departamentos-v2'.H2]+[$'Fuente-Dashboard-Departamentos-v2'.M2]+[$'Fuente-Dashboard-Departamentos-v2'.R2]+[$'Fuente-Dashboard-Departamentos-v2'.W2]+[$'Fuente-Dashboard-Departamentos-v2'.AB2]+[$'Fuente-Dashboard-Departamentos-v2'.AG2]+[$'Fuente-Dashboard-Departamentos-v2'.AL2]+[$'Fuente-Dashboard-Departamentos-v2'.AQ2]+[$'Fuente-Dashboard-Departamentos-v2'.AV2]+[$'Fuente-Dashboard-Departamentos-v2'.BA2]+[$'Fuente-Dashboard-Departamentos-v2'.BF2]+[$'Fuente-Dashboard-Departamentos-v2'.BK2]+[$'Fuente-Dashboard-Departamentos-v2'.BP2]+[$'Fuente-Dashboard-Departamentos-v2'.BU2]+[$'Fuente-Dashboard-Departamentos-v2'.BZ2]+[$'Fuente-Dashboard-Departamentos-v2'.CE2]+[$'Fuente-Dashboard-Departamentos-v2'.CJ2]+[$'Fuente-Dashboard-Departamentos-v2'.CO2]+[$'Fuente-Dashboard-Departamentos-v2'.CT2]+[$'Fuente-Dashboard-Departamentos-v2'.CY2]+[$'Fuente-Dashboard-Departamentos-v2'.DD2]+[$'Fuente-Dashboard-Departamentos-v2'.DI2]+[$'Fuente-Dashboard-Departamentos-v2'.DN2]+[$'Fuente-Dashboard-Departamentos-v2'.DS2]" office:value-type="float" office:value="0" calcext:value-type="float">
            <text:p>0</text:p>
          </table:table-cell>
          <table:table-cell table:formula="of:=[$'Fuente-Dashboard-Departamentos-v2'.D2]+[$'Fuente-Dashboard-Departamentos-v2'.I2]+[$'Fuente-Dashboard-Departamentos-v2'.N2]+[$'Fuente-Dashboard-Departamentos-v2'.S2]+[$'Fuente-Dashboard-Departamentos-v2'.X2]+[$'Fuente-Dashboard-Departamentos-v2'.AC2]+[$'Fuente-Dashboard-Departamentos-v2'.AH2]+[$'Fuente-Dashboard-Departamentos-v2'.AM2]+[$'Fuente-Dashboard-Departamentos-v2'.AR2]+[$'Fuente-Dashboard-Departamentos-v2'.AW2]+[$'Fuente-Dashboard-Departamentos-v2'.BB2]+[$'Fuente-Dashboard-Departamentos-v2'.BG2]+[$'Fuente-Dashboard-Departamentos-v2'.BL2]+[$'Fuente-Dashboard-Departamentos-v2'.BQ2]+[$'Fuente-Dashboard-Departamentos-v2'.BV2]+[$'Fuente-Dashboard-Departamentos-v2'.CA2]+[$'Fuente-Dashboard-Departamentos-v2'.CF2]+[$'Fuente-Dashboard-Departamentos-v2'.CK2]+[$'Fuente-Dashboard-Departamentos-v2'.CP2]+[$'Fuente-Dashboard-Departamentos-v2'.CU2]+[$'Fuente-Dashboard-Departamentos-v2'.CZ2]+[$'Fuente-Dashboard-Departamentos-v2'.DE2]+[$'Fuente-Dashboard-Departamentos-v2'.DJ2]+[$'Fuente-Dashboard-Departamentos-v2'.DO2]+[$'Fuente-Dashboard-Departamentos-v2'.DT2]" office:value-type="float" office:value="0" calcext:value-type="float">
            <text:p>0</text:p>
          </table:table-cell>
          <table:table-cell table:formula="of:=[$'Fuente-Dashboard-Departamentos-v2'.E2]+[$'Fuente-Dashboard-Departamentos-v2'.J2]+[$'Fuente-Dashboard-Departamentos-v2'.O2]+[$'Fuente-Dashboard-Departamentos-v2'.T2]+[$'Fuente-Dashboard-Departamentos-v2'.Y2]+[$'Fuente-Dashboard-Departamentos-v2'.AD2]+[$'Fuente-Dashboard-Departamentos-v2'.AI2]+[$'Fuente-Dashboard-Departamentos-v2'.AN2]+[$'Fuente-Dashboard-Departamentos-v2'.AS2]+[$'Fuente-Dashboard-Departamentos-v2'.AX2]+[$'Fuente-Dashboard-Departamentos-v2'.BC2]+[$'Fuente-Dashboard-Departamentos-v2'.BH2]+[$'Fuente-Dashboard-Departamentos-v2'.BM2]+[$'Fuente-Dashboard-Departamentos-v2'.BR2]+[$'Fuente-Dashboard-Departamentos-v2'.BW2]+[$'Fuente-Dashboard-Departamentos-v2'.CB2]+[$'Fuente-Dashboard-Departamentos-v2'.CG2]+[$'Fuente-Dashboard-Departamentos-v2'.CL2]+[$'Fuente-Dashboard-Departamentos-v2'.CQ2]+[$'Fuente-Dashboard-Departamentos-v2'.CV2]+[$'Fuente-Dashboard-Departamentos-v2'.DA2]+[$'Fuente-Dashboard-Departamentos-v2'.DF2]+[$'Fuente-Dashboard-Departamentos-v2'.DK2]+[$'Fuente-Dashboard-Departamentos-v2'.DP2]+[$'Fuente-Dashboard-Departamentos-v2'.DU2]" office:value-type="float" office:value="1" calcext:value-type="float">
            <text:p>1</text:p>
          </table:table-cell>
          <table:table-cell table:formula="of:=[$'Fuente-Dashboard-Departamentos-v2'.F2]+[$'Fuente-Dashboard-Departamentos-v2'.K2]+[$'Fuente-Dashboard-Departamentos-v2'.P2]+[$'Fuente-Dashboard-Departamentos-v2'.U2]+[$'Fuente-Dashboard-Departamentos-v2'.Z2]+[$'Fuente-Dashboard-Departamentos-v2'.AE2]+[$'Fuente-Dashboard-Departamentos-v2'.AJ2]+[$'Fuente-Dashboard-Departamentos-v2'.AO2]+[$'Fuente-Dashboard-Departamentos-v2'.AT2]+[$'Fuente-Dashboard-Departamentos-v2'.AY2]+[$'Fuente-Dashboard-Departamentos-v2'.BD2]+[$'Fuente-Dashboard-Departamentos-v2'.BI2]+[$'Fuente-Dashboard-Departamentos-v2'.BN2]+[$'Fuente-Dashboard-Departamentos-v2'.BS2]+[$'Fuente-Dashboard-Departamentos-v2'.BX2]+[$'Fuente-Dashboard-Departamentos-v2'.CC2]+[$'Fuente-Dashboard-Departamentos-v2'.CH2]+[$'Fuente-Dashboard-Departamentos-v2'.CM2]+[$'Fuente-Dashboard-Departamentos-v2'.CR2]+[$'Fuente-Dashboard-Departamentos-v2'.CW2]+[$'Fuente-Dashboard-Departamentos-v2'.DB2]+[$'Fuente-Dashboard-Departamentos-v2'.DG2]+[$'Fuente-Dashboard-Departamentos-v2'.DL2]+[$'Fuente-Dashboard-Departamentos-v2'.DQ2]+[$'Fuente-Dashboard-Departamentos-v2'.DV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 table:formula="of:=[.F2]=[$'Fuente-Dashboard-v2'.F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]" office:value-type="date" office:date-value="2020-03-07" calcext:value-type="date">
            <text:p>07/03/20</text:p>
          </table:table-cell>
          <table:table-cell table:formula="of:=[$'Fuente-Dashboard-Departamentos-v2'.B3]+[$'Fuente-Dashboard-Departamentos-v2'.G3]+[$'Fuente-Dashboard-Departamentos-v2'.L3]+[$'Fuente-Dashboard-Departamentos-v2'.Q3]+[$'Fuente-Dashboard-Departamentos-v2'.V3]+[$'Fuente-Dashboard-Departamentos-v2'.AA3]+[$'Fuente-Dashboard-Departamentos-v2'.AF3]+[$'Fuente-Dashboard-Departamentos-v2'.AK3]+[$'Fuente-Dashboard-Departamentos-v2'.AP3]+[$'Fuente-Dashboard-Departamentos-v2'.AU3]+[$'Fuente-Dashboard-Departamentos-v2'.AZ3]+[$'Fuente-Dashboard-Departamentos-v2'.BE3]+[$'Fuente-Dashboard-Departamentos-v2'.BJ3]+[$'Fuente-Dashboard-Departamentos-v2'.BO3]+[$'Fuente-Dashboard-Departamentos-v2'.BT3]+[$'Fuente-Dashboard-Departamentos-v2'.BY3]+[$'Fuente-Dashboard-Departamentos-v2'.CD3]+[$'Fuente-Dashboard-Departamentos-v2'.CI3]+[$'Fuente-Dashboard-Departamentos-v2'.CN3]+[$'Fuente-Dashboard-Departamentos-v2'.CS3]+[$'Fuente-Dashboard-Departamentos-v2'.CX3]+[$'Fuente-Dashboard-Departamentos-v2'.DC3]+[$'Fuente-Dashboard-Departamentos-v2'.DH3]+[$'Fuente-Dashboard-Departamentos-v2'.DM3]+[$'Fuente-Dashboard-Departamentos-v2'.DR3]" office:value-type="float" office:value="6" calcext:value-type="float">
            <text:p>6</text:p>
          </table:table-cell>
          <table:table-cell table:formula="of:=[$'Fuente-Dashboard-Departamentos-v2'.C3]+[$'Fuente-Dashboard-Departamentos-v2'.H3]+[$'Fuente-Dashboard-Departamentos-v2'.M3]+[$'Fuente-Dashboard-Departamentos-v2'.R3]+[$'Fuente-Dashboard-Departamentos-v2'.W3]+[$'Fuente-Dashboard-Departamentos-v2'.AB3]+[$'Fuente-Dashboard-Departamentos-v2'.AG3]+[$'Fuente-Dashboard-Departamentos-v2'.AL3]+[$'Fuente-Dashboard-Departamentos-v2'.AQ3]+[$'Fuente-Dashboard-Departamentos-v2'.AV3]+[$'Fuente-Dashboard-Departamentos-v2'.BA3]+[$'Fuente-Dashboard-Departamentos-v2'.BF3]+[$'Fuente-Dashboard-Departamentos-v2'.BK3]+[$'Fuente-Dashboard-Departamentos-v2'.BP3]+[$'Fuente-Dashboard-Departamentos-v2'.BU3]+[$'Fuente-Dashboard-Departamentos-v2'.BZ3]+[$'Fuente-Dashboard-Departamentos-v2'.CE3]+[$'Fuente-Dashboard-Departamentos-v2'.CJ3]+[$'Fuente-Dashboard-Departamentos-v2'.CO3]+[$'Fuente-Dashboard-Departamentos-v2'.CT3]+[$'Fuente-Dashboard-Departamentos-v2'.CY3]+[$'Fuente-Dashboard-Departamentos-v2'.DD3]+[$'Fuente-Dashboard-Departamentos-v2'.DI3]+[$'Fuente-Dashboard-Departamentos-v2'.DN3]+[$'Fuente-Dashboard-Departamentos-v2'.DS3]" office:value-type="float" office:value="0" calcext:value-type="float">
            <text:p>0</text:p>
          </table:table-cell>
          <table:table-cell table:formula="of:=[$'Fuente-Dashboard-Departamentos-v2'.D3]+[$'Fuente-Dashboard-Departamentos-v2'.I3]+[$'Fuente-Dashboard-Departamentos-v2'.N3]+[$'Fuente-Dashboard-Departamentos-v2'.S3]+[$'Fuente-Dashboard-Departamentos-v2'.X3]+[$'Fuente-Dashboard-Departamentos-v2'.AC3]+[$'Fuente-Dashboard-Departamentos-v2'.AH3]+[$'Fuente-Dashboard-Departamentos-v2'.AM3]+[$'Fuente-Dashboard-Departamentos-v2'.AR3]+[$'Fuente-Dashboard-Departamentos-v2'.AW3]+[$'Fuente-Dashboard-Departamentos-v2'.BB3]+[$'Fuente-Dashboard-Departamentos-v2'.BG3]+[$'Fuente-Dashboard-Departamentos-v2'.BL3]+[$'Fuente-Dashboard-Departamentos-v2'.BQ3]+[$'Fuente-Dashboard-Departamentos-v2'.BV3]+[$'Fuente-Dashboard-Departamentos-v2'.CA3]+[$'Fuente-Dashboard-Departamentos-v2'.CF3]+[$'Fuente-Dashboard-Departamentos-v2'.CK3]+[$'Fuente-Dashboard-Departamentos-v2'.CP3]+[$'Fuente-Dashboard-Departamentos-v2'.CU3]+[$'Fuente-Dashboard-Departamentos-v2'.CZ3]+[$'Fuente-Dashboard-Departamentos-v2'.DE3]+[$'Fuente-Dashboard-Departamentos-v2'.DJ3]+[$'Fuente-Dashboard-Departamentos-v2'.DO3]+[$'Fuente-Dashboard-Departamentos-v2'.DT3]" office:value-type="float" office:value="0" calcext:value-type="float">
            <text:p>0</text:p>
          </table:table-cell>
          <table:table-cell table:formula="of:=[$'Fuente-Dashboard-Departamentos-v2'.E3]+[$'Fuente-Dashboard-Departamentos-v2'.J3]+[$'Fuente-Dashboard-Departamentos-v2'.O3]+[$'Fuente-Dashboard-Departamentos-v2'.T3]+[$'Fuente-Dashboard-Departamentos-v2'.Y3]+[$'Fuente-Dashboard-Departamentos-v2'.AD3]+[$'Fuente-Dashboard-Departamentos-v2'.AI3]+[$'Fuente-Dashboard-Departamentos-v2'.AN3]+[$'Fuente-Dashboard-Departamentos-v2'.AS3]+[$'Fuente-Dashboard-Departamentos-v2'.AX3]+[$'Fuente-Dashboard-Departamentos-v2'.BC3]+[$'Fuente-Dashboard-Departamentos-v2'.BH3]+[$'Fuente-Dashboard-Departamentos-v2'.BM3]+[$'Fuente-Dashboard-Departamentos-v2'.BR3]+[$'Fuente-Dashboard-Departamentos-v2'.BW3]+[$'Fuente-Dashboard-Departamentos-v2'.CB3]+[$'Fuente-Dashboard-Departamentos-v2'.CG3]+[$'Fuente-Dashboard-Departamentos-v2'.CL3]+[$'Fuente-Dashboard-Departamentos-v2'.CQ3]+[$'Fuente-Dashboard-Departamentos-v2'.CV3]+[$'Fuente-Dashboard-Departamentos-v2'.DA3]+[$'Fuente-Dashboard-Departamentos-v2'.DF3]+[$'Fuente-Dashboard-Departamentos-v2'.DK3]+[$'Fuente-Dashboard-Departamentos-v2'.DP3]+[$'Fuente-Dashboard-Departamentos-v2'.DU3]" office:value-type="float" office:value="6" calcext:value-type="float">
            <text:p>6</text:p>
          </table:table-cell>
          <table:table-cell table:formula="of:=[$'Fuente-Dashboard-Departamentos-v2'.F3]+[$'Fuente-Dashboard-Departamentos-v2'.K3]+[$'Fuente-Dashboard-Departamentos-v2'.P3]+[$'Fuente-Dashboard-Departamentos-v2'.U3]+[$'Fuente-Dashboard-Departamentos-v2'.Z3]+[$'Fuente-Dashboard-Departamentos-v2'.AE3]+[$'Fuente-Dashboard-Departamentos-v2'.AJ3]+[$'Fuente-Dashboard-Departamentos-v2'.AO3]+[$'Fuente-Dashboard-Departamentos-v2'.AT3]+[$'Fuente-Dashboard-Departamentos-v2'.AY3]+[$'Fuente-Dashboard-Departamentos-v2'.BD3]+[$'Fuente-Dashboard-Departamentos-v2'.BI3]+[$'Fuente-Dashboard-Departamentos-v2'.BN3]+[$'Fuente-Dashboard-Departamentos-v2'.BS3]+[$'Fuente-Dashboard-Departamentos-v2'.BX3]+[$'Fuente-Dashboard-Departamentos-v2'.CC3]+[$'Fuente-Dashboard-Departamentos-v2'.CH3]+[$'Fuente-Dashboard-Departamentos-v2'.CM3]+[$'Fuente-Dashboard-Departamentos-v2'.CR3]+[$'Fuente-Dashboard-Departamentos-v2'.CW3]+[$'Fuente-Dashboard-Departamentos-v2'.DB3]+[$'Fuente-Dashboard-Departamentos-v2'.DG3]+[$'Fuente-Dashboard-Departamentos-v2'.DL3]+[$'Fuente-Dashboard-Departamentos-v2'.DQ3]+[$'Fuente-Dashboard-Departamentos-v2'.DV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 table:formula="of:=[.F3]=[$'Fuente-Dashboard-v2'.F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]" office:value-type="date" office:date-value="2020-03-08" calcext:value-type="date">
            <text:p>08/03/20</text:p>
          </table:table-cell>
          <table:table-cell table:formula="of:=[$'Fuente-Dashboard-Departamentos-v2'.B4]+[$'Fuente-Dashboard-Departamentos-v2'.G4]+[$'Fuente-Dashboard-Departamentos-v2'.L4]+[$'Fuente-Dashboard-Departamentos-v2'.Q4]+[$'Fuente-Dashboard-Departamentos-v2'.V4]+[$'Fuente-Dashboard-Departamentos-v2'.AA4]+[$'Fuente-Dashboard-Departamentos-v2'.AF4]+[$'Fuente-Dashboard-Departamentos-v2'.AK4]+[$'Fuente-Dashboard-Departamentos-v2'.AP4]+[$'Fuente-Dashboard-Departamentos-v2'.AU4]+[$'Fuente-Dashboard-Departamentos-v2'.AZ4]+[$'Fuente-Dashboard-Departamentos-v2'.BE4]+[$'Fuente-Dashboard-Departamentos-v2'.BJ4]+[$'Fuente-Dashboard-Departamentos-v2'.BO4]+[$'Fuente-Dashboard-Departamentos-v2'.BT4]+[$'Fuente-Dashboard-Departamentos-v2'.BY4]+[$'Fuente-Dashboard-Departamentos-v2'.CD4]+[$'Fuente-Dashboard-Departamentos-v2'.CI4]+[$'Fuente-Dashboard-Departamentos-v2'.CN4]+[$'Fuente-Dashboard-Departamentos-v2'.CS4]+[$'Fuente-Dashboard-Departamentos-v2'.CX4]+[$'Fuente-Dashboard-Departamentos-v2'.DC4]+[$'Fuente-Dashboard-Departamentos-v2'.DH4]+[$'Fuente-Dashboard-Departamentos-v2'.DM4]+[$'Fuente-Dashboard-Departamentos-v2'.DR4]" office:value-type="float" office:value="8" calcext:value-type="float">
            <text:p>8</text:p>
          </table:table-cell>
          <table:table-cell table:formula="of:=[$'Fuente-Dashboard-Departamentos-v2'.C4]+[$'Fuente-Dashboard-Departamentos-v2'.H4]+[$'Fuente-Dashboard-Departamentos-v2'.M4]+[$'Fuente-Dashboard-Departamentos-v2'.R4]+[$'Fuente-Dashboard-Departamentos-v2'.W4]+[$'Fuente-Dashboard-Departamentos-v2'.AB4]+[$'Fuente-Dashboard-Departamentos-v2'.AG4]+[$'Fuente-Dashboard-Departamentos-v2'.AL4]+[$'Fuente-Dashboard-Departamentos-v2'.AQ4]+[$'Fuente-Dashboard-Departamentos-v2'.AV4]+[$'Fuente-Dashboard-Departamentos-v2'.BA4]+[$'Fuente-Dashboard-Departamentos-v2'.BF4]+[$'Fuente-Dashboard-Departamentos-v2'.BK4]+[$'Fuente-Dashboard-Departamentos-v2'.BP4]+[$'Fuente-Dashboard-Departamentos-v2'.BU4]+[$'Fuente-Dashboard-Departamentos-v2'.BZ4]+[$'Fuente-Dashboard-Departamentos-v2'.CE4]+[$'Fuente-Dashboard-Departamentos-v2'.CJ4]+[$'Fuente-Dashboard-Departamentos-v2'.CO4]+[$'Fuente-Dashboard-Departamentos-v2'.CT4]+[$'Fuente-Dashboard-Departamentos-v2'.CY4]+[$'Fuente-Dashboard-Departamentos-v2'.DD4]+[$'Fuente-Dashboard-Departamentos-v2'.DI4]+[$'Fuente-Dashboard-Departamentos-v2'.DN4]+[$'Fuente-Dashboard-Departamentos-v2'.DS4]" office:value-type="float" office:value="0" calcext:value-type="float">
            <text:p>0</text:p>
          </table:table-cell>
          <table:table-cell table:formula="of:=[$'Fuente-Dashboard-Departamentos-v2'.D4]+[$'Fuente-Dashboard-Departamentos-v2'.I4]+[$'Fuente-Dashboard-Departamentos-v2'.N4]+[$'Fuente-Dashboard-Departamentos-v2'.S4]+[$'Fuente-Dashboard-Departamentos-v2'.X4]+[$'Fuente-Dashboard-Departamentos-v2'.AC4]+[$'Fuente-Dashboard-Departamentos-v2'.AH4]+[$'Fuente-Dashboard-Departamentos-v2'.AM4]+[$'Fuente-Dashboard-Departamentos-v2'.AR4]+[$'Fuente-Dashboard-Departamentos-v2'.AW4]+[$'Fuente-Dashboard-Departamentos-v2'.BB4]+[$'Fuente-Dashboard-Departamentos-v2'.BG4]+[$'Fuente-Dashboard-Departamentos-v2'.BL4]+[$'Fuente-Dashboard-Departamentos-v2'.BQ4]+[$'Fuente-Dashboard-Departamentos-v2'.BV4]+[$'Fuente-Dashboard-Departamentos-v2'.CA4]+[$'Fuente-Dashboard-Departamentos-v2'.CF4]+[$'Fuente-Dashboard-Departamentos-v2'.CK4]+[$'Fuente-Dashboard-Departamentos-v2'.CP4]+[$'Fuente-Dashboard-Departamentos-v2'.CU4]+[$'Fuente-Dashboard-Departamentos-v2'.CZ4]+[$'Fuente-Dashboard-Departamentos-v2'.DE4]+[$'Fuente-Dashboard-Departamentos-v2'.DJ4]+[$'Fuente-Dashboard-Departamentos-v2'.DO4]+[$'Fuente-Dashboard-Departamentos-v2'.DT4]" office:value-type="float" office:value="0" calcext:value-type="float">
            <text:p>0</text:p>
          </table:table-cell>
          <table:table-cell table:formula="of:=[$'Fuente-Dashboard-Departamentos-v2'.E4]+[$'Fuente-Dashboard-Departamentos-v2'.J4]+[$'Fuente-Dashboard-Departamentos-v2'.O4]+[$'Fuente-Dashboard-Departamentos-v2'.T4]+[$'Fuente-Dashboard-Departamentos-v2'.Y4]+[$'Fuente-Dashboard-Departamentos-v2'.AD4]+[$'Fuente-Dashboard-Departamentos-v2'.AI4]+[$'Fuente-Dashboard-Departamentos-v2'.AN4]+[$'Fuente-Dashboard-Departamentos-v2'.AS4]+[$'Fuente-Dashboard-Departamentos-v2'.AX4]+[$'Fuente-Dashboard-Departamentos-v2'.BC4]+[$'Fuente-Dashboard-Departamentos-v2'.BH4]+[$'Fuente-Dashboard-Departamentos-v2'.BM4]+[$'Fuente-Dashboard-Departamentos-v2'.BR4]+[$'Fuente-Dashboard-Departamentos-v2'.BW4]+[$'Fuente-Dashboard-Departamentos-v2'.CB4]+[$'Fuente-Dashboard-Departamentos-v2'.CG4]+[$'Fuente-Dashboard-Departamentos-v2'.CL4]+[$'Fuente-Dashboard-Departamentos-v2'.CQ4]+[$'Fuente-Dashboard-Departamentos-v2'.CV4]+[$'Fuente-Dashboard-Departamentos-v2'.DA4]+[$'Fuente-Dashboard-Departamentos-v2'.DF4]+[$'Fuente-Dashboard-Departamentos-v2'.DK4]+[$'Fuente-Dashboard-Departamentos-v2'.DP4]+[$'Fuente-Dashboard-Departamentos-v2'.DU4]" office:value-type="float" office:value="8" calcext:value-type="float">
            <text:p>8</text:p>
          </table:table-cell>
          <table:table-cell table:formula="of:=[$'Fuente-Dashboard-Departamentos-v2'.F4]+[$'Fuente-Dashboard-Departamentos-v2'.K4]+[$'Fuente-Dashboard-Departamentos-v2'.P4]+[$'Fuente-Dashboard-Departamentos-v2'.U4]+[$'Fuente-Dashboard-Departamentos-v2'.Z4]+[$'Fuente-Dashboard-Departamentos-v2'.AE4]+[$'Fuente-Dashboard-Departamentos-v2'.AJ4]+[$'Fuente-Dashboard-Departamentos-v2'.AO4]+[$'Fuente-Dashboard-Departamentos-v2'.AT4]+[$'Fuente-Dashboard-Departamentos-v2'.AY4]+[$'Fuente-Dashboard-Departamentos-v2'.BD4]+[$'Fuente-Dashboard-Departamentos-v2'.BI4]+[$'Fuente-Dashboard-Departamentos-v2'.BN4]+[$'Fuente-Dashboard-Departamentos-v2'.BS4]+[$'Fuente-Dashboard-Departamentos-v2'.BX4]+[$'Fuente-Dashboard-Departamentos-v2'.CC4]+[$'Fuente-Dashboard-Departamentos-v2'.CH4]+[$'Fuente-Dashboard-Departamentos-v2'.CM4]+[$'Fuente-Dashboard-Departamentos-v2'.CR4]+[$'Fuente-Dashboard-Departamentos-v2'.CW4]+[$'Fuente-Dashboard-Departamentos-v2'.DB4]+[$'Fuente-Dashboard-Departamentos-v2'.DG4]+[$'Fuente-Dashboard-Departamentos-v2'.DL4]+[$'Fuente-Dashboard-Departamentos-v2'.DQ4]+[$'Fuente-Dashboard-Departamentos-v2'.DV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 table:formula="of:=[.F4]=[$'Fuente-Dashboard-v2'.F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]" office:value-type="date" office:date-value="2020-03-09" calcext:value-type="date">
            <text:p>09/03/20</text:p>
          </table:table-cell>
          <table:table-cell table:formula="of:=[$'Fuente-Dashboard-Departamentos-v2'.B5]+[$'Fuente-Dashboard-Departamentos-v2'.G5]+[$'Fuente-Dashboard-Departamentos-v2'.L5]+[$'Fuente-Dashboard-Departamentos-v2'.Q5]+[$'Fuente-Dashboard-Departamentos-v2'.V5]+[$'Fuente-Dashboard-Departamentos-v2'.AA5]+[$'Fuente-Dashboard-Departamentos-v2'.AF5]+[$'Fuente-Dashboard-Departamentos-v2'.AK5]+[$'Fuente-Dashboard-Departamentos-v2'.AP5]+[$'Fuente-Dashboard-Departamentos-v2'.AU5]+[$'Fuente-Dashboard-Departamentos-v2'.AZ5]+[$'Fuente-Dashboard-Departamentos-v2'.BE5]+[$'Fuente-Dashboard-Departamentos-v2'.BJ5]+[$'Fuente-Dashboard-Departamentos-v2'.BO5]+[$'Fuente-Dashboard-Departamentos-v2'.BT5]+[$'Fuente-Dashboard-Departamentos-v2'.BY5]+[$'Fuente-Dashboard-Departamentos-v2'.CD5]+[$'Fuente-Dashboard-Departamentos-v2'.CI5]+[$'Fuente-Dashboard-Departamentos-v2'.CN5]+[$'Fuente-Dashboard-Departamentos-v2'.CS5]+[$'Fuente-Dashboard-Departamentos-v2'.CX5]+[$'Fuente-Dashboard-Departamentos-v2'.DC5]+[$'Fuente-Dashboard-Departamentos-v2'.DH5]+[$'Fuente-Dashboard-Departamentos-v2'.DM5]+[$'Fuente-Dashboard-Departamentos-v2'.DR5]" office:value-type="float" office:value="11" calcext:value-type="float">
            <text:p>11</text:p>
          </table:table-cell>
          <table:table-cell table:formula="of:=[$'Fuente-Dashboard-Departamentos-v2'.C5]+[$'Fuente-Dashboard-Departamentos-v2'.H5]+[$'Fuente-Dashboard-Departamentos-v2'.M5]+[$'Fuente-Dashboard-Departamentos-v2'.R5]+[$'Fuente-Dashboard-Departamentos-v2'.W5]+[$'Fuente-Dashboard-Departamentos-v2'.AB5]+[$'Fuente-Dashboard-Departamentos-v2'.AG5]+[$'Fuente-Dashboard-Departamentos-v2'.AL5]+[$'Fuente-Dashboard-Departamentos-v2'.AQ5]+[$'Fuente-Dashboard-Departamentos-v2'.AV5]+[$'Fuente-Dashboard-Departamentos-v2'.BA5]+[$'Fuente-Dashboard-Departamentos-v2'.BF5]+[$'Fuente-Dashboard-Departamentos-v2'.BK5]+[$'Fuente-Dashboard-Departamentos-v2'.BP5]+[$'Fuente-Dashboard-Departamentos-v2'.BU5]+[$'Fuente-Dashboard-Departamentos-v2'.BZ5]+[$'Fuente-Dashboard-Departamentos-v2'.CE5]+[$'Fuente-Dashboard-Departamentos-v2'.CJ5]+[$'Fuente-Dashboard-Departamentos-v2'.CO5]+[$'Fuente-Dashboard-Departamentos-v2'.CT5]+[$'Fuente-Dashboard-Departamentos-v2'.CY5]+[$'Fuente-Dashboard-Departamentos-v2'.DD5]+[$'Fuente-Dashboard-Departamentos-v2'.DI5]+[$'Fuente-Dashboard-Departamentos-v2'.DN5]+[$'Fuente-Dashboard-Departamentos-v2'.DS5]" office:value-type="float" office:value="0" calcext:value-type="float">
            <text:p>0</text:p>
          </table:table-cell>
          <table:table-cell table:formula="of:=[$'Fuente-Dashboard-Departamentos-v2'.D5]+[$'Fuente-Dashboard-Departamentos-v2'.I5]+[$'Fuente-Dashboard-Departamentos-v2'.N5]+[$'Fuente-Dashboard-Departamentos-v2'.S5]+[$'Fuente-Dashboard-Departamentos-v2'.X5]+[$'Fuente-Dashboard-Departamentos-v2'.AC5]+[$'Fuente-Dashboard-Departamentos-v2'.AH5]+[$'Fuente-Dashboard-Departamentos-v2'.AM5]+[$'Fuente-Dashboard-Departamentos-v2'.AR5]+[$'Fuente-Dashboard-Departamentos-v2'.AW5]+[$'Fuente-Dashboard-Departamentos-v2'.BB5]+[$'Fuente-Dashboard-Departamentos-v2'.BG5]+[$'Fuente-Dashboard-Departamentos-v2'.BL5]+[$'Fuente-Dashboard-Departamentos-v2'.BQ5]+[$'Fuente-Dashboard-Departamentos-v2'.BV5]+[$'Fuente-Dashboard-Departamentos-v2'.CA5]+[$'Fuente-Dashboard-Departamentos-v2'.CF5]+[$'Fuente-Dashboard-Departamentos-v2'.CK5]+[$'Fuente-Dashboard-Departamentos-v2'.CP5]+[$'Fuente-Dashboard-Departamentos-v2'.CU5]+[$'Fuente-Dashboard-Departamentos-v2'.CZ5]+[$'Fuente-Dashboard-Departamentos-v2'.DE5]+[$'Fuente-Dashboard-Departamentos-v2'.DJ5]+[$'Fuente-Dashboard-Departamentos-v2'.DO5]+[$'Fuente-Dashboard-Departamentos-v2'.DT5]" office:value-type="float" office:value="0" calcext:value-type="float">
            <text:p>0</text:p>
          </table:table-cell>
          <table:table-cell table:formula="of:=[$'Fuente-Dashboard-Departamentos-v2'.E5]+[$'Fuente-Dashboard-Departamentos-v2'.J5]+[$'Fuente-Dashboard-Departamentos-v2'.O5]+[$'Fuente-Dashboard-Departamentos-v2'.T5]+[$'Fuente-Dashboard-Departamentos-v2'.Y5]+[$'Fuente-Dashboard-Departamentos-v2'.AD5]+[$'Fuente-Dashboard-Departamentos-v2'.AI5]+[$'Fuente-Dashboard-Departamentos-v2'.AN5]+[$'Fuente-Dashboard-Departamentos-v2'.AS5]+[$'Fuente-Dashboard-Departamentos-v2'.AX5]+[$'Fuente-Dashboard-Departamentos-v2'.BC5]+[$'Fuente-Dashboard-Departamentos-v2'.BH5]+[$'Fuente-Dashboard-Departamentos-v2'.BM5]+[$'Fuente-Dashboard-Departamentos-v2'.BR5]+[$'Fuente-Dashboard-Departamentos-v2'.BW5]+[$'Fuente-Dashboard-Departamentos-v2'.CB5]+[$'Fuente-Dashboard-Departamentos-v2'.CG5]+[$'Fuente-Dashboard-Departamentos-v2'.CL5]+[$'Fuente-Dashboard-Departamentos-v2'.CQ5]+[$'Fuente-Dashboard-Departamentos-v2'.CV5]+[$'Fuente-Dashboard-Departamentos-v2'.DA5]+[$'Fuente-Dashboard-Departamentos-v2'.DF5]+[$'Fuente-Dashboard-Departamentos-v2'.DK5]+[$'Fuente-Dashboard-Departamentos-v2'.DP5]+[$'Fuente-Dashboard-Departamentos-v2'.DU5]" office:value-type="float" office:value="11" calcext:value-type="float">
            <text:p>11</text:p>
          </table:table-cell>
          <table:table-cell table:formula="of:=[$'Fuente-Dashboard-Departamentos-v2'.F5]+[$'Fuente-Dashboard-Departamentos-v2'.K5]+[$'Fuente-Dashboard-Departamentos-v2'.P5]+[$'Fuente-Dashboard-Departamentos-v2'.U5]+[$'Fuente-Dashboard-Departamentos-v2'.Z5]+[$'Fuente-Dashboard-Departamentos-v2'.AE5]+[$'Fuente-Dashboard-Departamentos-v2'.AJ5]+[$'Fuente-Dashboard-Departamentos-v2'.AO5]+[$'Fuente-Dashboard-Departamentos-v2'.AT5]+[$'Fuente-Dashboard-Departamentos-v2'.AY5]+[$'Fuente-Dashboard-Departamentos-v2'.BD5]+[$'Fuente-Dashboard-Departamentos-v2'.BI5]+[$'Fuente-Dashboard-Departamentos-v2'.BN5]+[$'Fuente-Dashboard-Departamentos-v2'.BS5]+[$'Fuente-Dashboard-Departamentos-v2'.BX5]+[$'Fuente-Dashboard-Departamentos-v2'.CC5]+[$'Fuente-Dashboard-Departamentos-v2'.CH5]+[$'Fuente-Dashboard-Departamentos-v2'.CM5]+[$'Fuente-Dashboard-Departamentos-v2'.CR5]+[$'Fuente-Dashboard-Departamentos-v2'.CW5]+[$'Fuente-Dashboard-Departamentos-v2'.DB5]+[$'Fuente-Dashboard-Departamentos-v2'.DG5]+[$'Fuente-Dashboard-Departamentos-v2'.DL5]+[$'Fuente-Dashboard-Departamentos-v2'.DQ5]+[$'Fuente-Dashboard-Departamentos-v2'.DV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 table:formula="of:=[.F5]=[$'Fuente-Dashboard-v2'.F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6]" office:value-type="date" office:date-value="2020-03-10" calcext:value-type="date">
            <text:p>10/03/20</text:p>
          </table:table-cell>
          <table:table-cell table:formula="of:=[$'Fuente-Dashboard-Departamentos-v2'.B6]+[$'Fuente-Dashboard-Departamentos-v2'.G6]+[$'Fuente-Dashboard-Departamentos-v2'.L6]+[$'Fuente-Dashboard-Departamentos-v2'.Q6]+[$'Fuente-Dashboard-Departamentos-v2'.V6]+[$'Fuente-Dashboard-Departamentos-v2'.AA6]+[$'Fuente-Dashboard-Departamentos-v2'.AF6]+[$'Fuente-Dashboard-Departamentos-v2'.AK6]+[$'Fuente-Dashboard-Departamentos-v2'.AP6]+[$'Fuente-Dashboard-Departamentos-v2'.AU6]+[$'Fuente-Dashboard-Departamentos-v2'.AZ6]+[$'Fuente-Dashboard-Departamentos-v2'.BE6]+[$'Fuente-Dashboard-Departamentos-v2'.BJ6]+[$'Fuente-Dashboard-Departamentos-v2'.BO6]+[$'Fuente-Dashboard-Departamentos-v2'.BT6]+[$'Fuente-Dashboard-Departamentos-v2'.BY6]+[$'Fuente-Dashboard-Departamentos-v2'.CD6]+[$'Fuente-Dashboard-Departamentos-v2'.CI6]+[$'Fuente-Dashboard-Departamentos-v2'.CN6]+[$'Fuente-Dashboard-Departamentos-v2'.CS6]+[$'Fuente-Dashboard-Departamentos-v2'.CX6]+[$'Fuente-Dashboard-Departamentos-v2'.DC6]+[$'Fuente-Dashboard-Departamentos-v2'.DH6]+[$'Fuente-Dashboard-Departamentos-v2'.DM6]+[$'Fuente-Dashboard-Departamentos-v2'.DR6]" office:value-type="float" office:value="12" calcext:value-type="float">
            <text:p>12</text:p>
          </table:table-cell>
          <table:table-cell table:formula="of:=[$'Fuente-Dashboard-Departamentos-v2'.C6]+[$'Fuente-Dashboard-Departamentos-v2'.H6]+[$'Fuente-Dashboard-Departamentos-v2'.M6]+[$'Fuente-Dashboard-Departamentos-v2'.R6]+[$'Fuente-Dashboard-Departamentos-v2'.W6]+[$'Fuente-Dashboard-Departamentos-v2'.AB6]+[$'Fuente-Dashboard-Departamentos-v2'.AG6]+[$'Fuente-Dashboard-Departamentos-v2'.AL6]+[$'Fuente-Dashboard-Departamentos-v2'.AQ6]+[$'Fuente-Dashboard-Departamentos-v2'.AV6]+[$'Fuente-Dashboard-Departamentos-v2'.BA6]+[$'Fuente-Dashboard-Departamentos-v2'.BF6]+[$'Fuente-Dashboard-Departamentos-v2'.BK6]+[$'Fuente-Dashboard-Departamentos-v2'.BP6]+[$'Fuente-Dashboard-Departamentos-v2'.BU6]+[$'Fuente-Dashboard-Departamentos-v2'.BZ6]+[$'Fuente-Dashboard-Departamentos-v2'.CE6]+[$'Fuente-Dashboard-Departamentos-v2'.CJ6]+[$'Fuente-Dashboard-Departamentos-v2'.CO6]+[$'Fuente-Dashboard-Departamentos-v2'.CT6]+[$'Fuente-Dashboard-Departamentos-v2'.CY6]+[$'Fuente-Dashboard-Departamentos-v2'.DD6]+[$'Fuente-Dashboard-Departamentos-v2'.DI6]+[$'Fuente-Dashboard-Departamentos-v2'.DN6]+[$'Fuente-Dashboard-Departamentos-v2'.DS6]" office:value-type="float" office:value="0" calcext:value-type="float">
            <text:p>0</text:p>
          </table:table-cell>
          <table:table-cell table:formula="of:=[$'Fuente-Dashboard-Departamentos-v2'.D6]+[$'Fuente-Dashboard-Departamentos-v2'.I6]+[$'Fuente-Dashboard-Departamentos-v2'.N6]+[$'Fuente-Dashboard-Departamentos-v2'.S6]+[$'Fuente-Dashboard-Departamentos-v2'.X6]+[$'Fuente-Dashboard-Departamentos-v2'.AC6]+[$'Fuente-Dashboard-Departamentos-v2'.AH6]+[$'Fuente-Dashboard-Departamentos-v2'.AM6]+[$'Fuente-Dashboard-Departamentos-v2'.AR6]+[$'Fuente-Dashboard-Departamentos-v2'.AW6]+[$'Fuente-Dashboard-Departamentos-v2'.BB6]+[$'Fuente-Dashboard-Departamentos-v2'.BG6]+[$'Fuente-Dashboard-Departamentos-v2'.BL6]+[$'Fuente-Dashboard-Departamentos-v2'.BQ6]+[$'Fuente-Dashboard-Departamentos-v2'.BV6]+[$'Fuente-Dashboard-Departamentos-v2'.CA6]+[$'Fuente-Dashboard-Departamentos-v2'.CF6]+[$'Fuente-Dashboard-Departamentos-v2'.CK6]+[$'Fuente-Dashboard-Departamentos-v2'.CP6]+[$'Fuente-Dashboard-Departamentos-v2'.CU6]+[$'Fuente-Dashboard-Departamentos-v2'.CZ6]+[$'Fuente-Dashboard-Departamentos-v2'.DE6]+[$'Fuente-Dashboard-Departamentos-v2'.DJ6]+[$'Fuente-Dashboard-Departamentos-v2'.DO6]+[$'Fuente-Dashboard-Departamentos-v2'.DT6]" office:value-type="float" office:value="0" calcext:value-type="float">
            <text:p>0</text:p>
          </table:table-cell>
          <table:table-cell table:formula="of:=[$'Fuente-Dashboard-Departamentos-v2'.E6]+[$'Fuente-Dashboard-Departamentos-v2'.J6]+[$'Fuente-Dashboard-Departamentos-v2'.O6]+[$'Fuente-Dashboard-Departamentos-v2'.T6]+[$'Fuente-Dashboard-Departamentos-v2'.Y6]+[$'Fuente-Dashboard-Departamentos-v2'.AD6]+[$'Fuente-Dashboard-Departamentos-v2'.AI6]+[$'Fuente-Dashboard-Departamentos-v2'.AN6]+[$'Fuente-Dashboard-Departamentos-v2'.AS6]+[$'Fuente-Dashboard-Departamentos-v2'.AX6]+[$'Fuente-Dashboard-Departamentos-v2'.BC6]+[$'Fuente-Dashboard-Departamentos-v2'.BH6]+[$'Fuente-Dashboard-Departamentos-v2'.BM6]+[$'Fuente-Dashboard-Departamentos-v2'.BR6]+[$'Fuente-Dashboard-Departamentos-v2'.BW6]+[$'Fuente-Dashboard-Departamentos-v2'.CB6]+[$'Fuente-Dashboard-Departamentos-v2'.CG6]+[$'Fuente-Dashboard-Departamentos-v2'.CL6]+[$'Fuente-Dashboard-Departamentos-v2'.CQ6]+[$'Fuente-Dashboard-Departamentos-v2'.CV6]+[$'Fuente-Dashboard-Departamentos-v2'.DA6]+[$'Fuente-Dashboard-Departamentos-v2'.DF6]+[$'Fuente-Dashboard-Departamentos-v2'.DK6]+[$'Fuente-Dashboard-Departamentos-v2'.DP6]+[$'Fuente-Dashboard-Departamentos-v2'.DU6]" office:value-type="float" office:value="12" calcext:value-type="float">
            <text:p>12</text:p>
          </table:table-cell>
          <table:table-cell table:formula="of:=[$'Fuente-Dashboard-Departamentos-v2'.F6]+[$'Fuente-Dashboard-Departamentos-v2'.K6]+[$'Fuente-Dashboard-Departamentos-v2'.P6]+[$'Fuente-Dashboard-Departamentos-v2'.U6]+[$'Fuente-Dashboard-Departamentos-v2'.Z6]+[$'Fuente-Dashboard-Departamentos-v2'.AE6]+[$'Fuente-Dashboard-Departamentos-v2'.AJ6]+[$'Fuente-Dashboard-Departamentos-v2'.AO6]+[$'Fuente-Dashboard-Departamentos-v2'.AT6]+[$'Fuente-Dashboard-Departamentos-v2'.AY6]+[$'Fuente-Dashboard-Departamentos-v2'.BD6]+[$'Fuente-Dashboard-Departamentos-v2'.BI6]+[$'Fuente-Dashboard-Departamentos-v2'.BN6]+[$'Fuente-Dashboard-Departamentos-v2'.BS6]+[$'Fuente-Dashboard-Departamentos-v2'.BX6]+[$'Fuente-Dashboard-Departamentos-v2'.CC6]+[$'Fuente-Dashboard-Departamentos-v2'.CH6]+[$'Fuente-Dashboard-Departamentos-v2'.CM6]+[$'Fuente-Dashboard-Departamentos-v2'.CR6]+[$'Fuente-Dashboard-Departamentos-v2'.CW6]+[$'Fuente-Dashboard-Departamentos-v2'.DB6]+[$'Fuente-Dashboard-Departamentos-v2'.DG6]+[$'Fuente-Dashboard-Departamentos-v2'.DL6]+[$'Fuente-Dashboard-Departamentos-v2'.DQ6]+[$'Fuente-Dashboard-Departamentos-v2'.DV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 table:formula="of:=[.F6]=[$'Fuente-Dashboard-v2'.F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7]" office:value-type="date" office:date-value="2020-03-11" calcext:value-type="date">
            <text:p>11/03/20</text:p>
          </table:table-cell>
          <table:table-cell table:formula="of:=[$'Fuente-Dashboard-Departamentos-v2'.B7]+[$'Fuente-Dashboard-Departamentos-v2'.G7]+[$'Fuente-Dashboard-Departamentos-v2'.L7]+[$'Fuente-Dashboard-Departamentos-v2'.Q7]+[$'Fuente-Dashboard-Departamentos-v2'.V7]+[$'Fuente-Dashboard-Departamentos-v2'.AA7]+[$'Fuente-Dashboard-Departamentos-v2'.AF7]+[$'Fuente-Dashboard-Departamentos-v2'.AK7]+[$'Fuente-Dashboard-Departamentos-v2'.AP7]+[$'Fuente-Dashboard-Departamentos-v2'.AU7]+[$'Fuente-Dashboard-Departamentos-v2'.AZ7]+[$'Fuente-Dashboard-Departamentos-v2'.BE7]+[$'Fuente-Dashboard-Departamentos-v2'.BJ7]+[$'Fuente-Dashboard-Departamentos-v2'.BO7]+[$'Fuente-Dashboard-Departamentos-v2'.BT7]+[$'Fuente-Dashboard-Departamentos-v2'.BY7]+[$'Fuente-Dashboard-Departamentos-v2'.CD7]+[$'Fuente-Dashboard-Departamentos-v2'.CI7]+[$'Fuente-Dashboard-Departamentos-v2'.CN7]+[$'Fuente-Dashboard-Departamentos-v2'.CS7]+[$'Fuente-Dashboard-Departamentos-v2'.CX7]+[$'Fuente-Dashboard-Departamentos-v2'.DC7]+[$'Fuente-Dashboard-Departamentos-v2'.DH7]+[$'Fuente-Dashboard-Departamentos-v2'.DM7]+[$'Fuente-Dashboard-Departamentos-v2'.DR7]" office:value-type="float" office:value="20" calcext:value-type="float">
            <text:p>20</text:p>
          </table:table-cell>
          <table:table-cell table:formula="of:=[$'Fuente-Dashboard-Departamentos-v2'.C7]+[$'Fuente-Dashboard-Departamentos-v2'.H7]+[$'Fuente-Dashboard-Departamentos-v2'.M7]+[$'Fuente-Dashboard-Departamentos-v2'.R7]+[$'Fuente-Dashboard-Departamentos-v2'.W7]+[$'Fuente-Dashboard-Departamentos-v2'.AB7]+[$'Fuente-Dashboard-Departamentos-v2'.AG7]+[$'Fuente-Dashboard-Departamentos-v2'.AL7]+[$'Fuente-Dashboard-Departamentos-v2'.AQ7]+[$'Fuente-Dashboard-Departamentos-v2'.AV7]+[$'Fuente-Dashboard-Departamentos-v2'.BA7]+[$'Fuente-Dashboard-Departamentos-v2'.BF7]+[$'Fuente-Dashboard-Departamentos-v2'.BK7]+[$'Fuente-Dashboard-Departamentos-v2'.BP7]+[$'Fuente-Dashboard-Departamentos-v2'.BU7]+[$'Fuente-Dashboard-Departamentos-v2'.BZ7]+[$'Fuente-Dashboard-Departamentos-v2'.CE7]+[$'Fuente-Dashboard-Departamentos-v2'.CJ7]+[$'Fuente-Dashboard-Departamentos-v2'.CO7]+[$'Fuente-Dashboard-Departamentos-v2'.CT7]+[$'Fuente-Dashboard-Departamentos-v2'.CY7]+[$'Fuente-Dashboard-Departamentos-v2'.DD7]+[$'Fuente-Dashboard-Departamentos-v2'.DI7]+[$'Fuente-Dashboard-Departamentos-v2'.DN7]+[$'Fuente-Dashboard-Departamentos-v2'.DS7]" office:value-type="float" office:value="0" calcext:value-type="float">
            <text:p>0</text:p>
          </table:table-cell>
          <table:table-cell table:formula="of:=[$'Fuente-Dashboard-Departamentos-v2'.D7]+[$'Fuente-Dashboard-Departamentos-v2'.I7]+[$'Fuente-Dashboard-Departamentos-v2'.N7]+[$'Fuente-Dashboard-Departamentos-v2'.S7]+[$'Fuente-Dashboard-Departamentos-v2'.X7]+[$'Fuente-Dashboard-Departamentos-v2'.AC7]+[$'Fuente-Dashboard-Departamentos-v2'.AH7]+[$'Fuente-Dashboard-Departamentos-v2'.AM7]+[$'Fuente-Dashboard-Departamentos-v2'.AR7]+[$'Fuente-Dashboard-Departamentos-v2'.AW7]+[$'Fuente-Dashboard-Departamentos-v2'.BB7]+[$'Fuente-Dashboard-Departamentos-v2'.BG7]+[$'Fuente-Dashboard-Departamentos-v2'.BL7]+[$'Fuente-Dashboard-Departamentos-v2'.BQ7]+[$'Fuente-Dashboard-Departamentos-v2'.BV7]+[$'Fuente-Dashboard-Departamentos-v2'.CA7]+[$'Fuente-Dashboard-Departamentos-v2'.CF7]+[$'Fuente-Dashboard-Departamentos-v2'.CK7]+[$'Fuente-Dashboard-Departamentos-v2'.CP7]+[$'Fuente-Dashboard-Departamentos-v2'.CU7]+[$'Fuente-Dashboard-Departamentos-v2'.CZ7]+[$'Fuente-Dashboard-Departamentos-v2'.DE7]+[$'Fuente-Dashboard-Departamentos-v2'.DJ7]+[$'Fuente-Dashboard-Departamentos-v2'.DO7]+[$'Fuente-Dashboard-Departamentos-v2'.DT7]" office:value-type="float" office:value="0" calcext:value-type="float">
            <text:p>0</text:p>
          </table:table-cell>
          <table:table-cell table:formula="of:=[$'Fuente-Dashboard-Departamentos-v2'.E7]+[$'Fuente-Dashboard-Departamentos-v2'.J7]+[$'Fuente-Dashboard-Departamentos-v2'.O7]+[$'Fuente-Dashboard-Departamentos-v2'.T7]+[$'Fuente-Dashboard-Departamentos-v2'.Y7]+[$'Fuente-Dashboard-Departamentos-v2'.AD7]+[$'Fuente-Dashboard-Departamentos-v2'.AI7]+[$'Fuente-Dashboard-Departamentos-v2'.AN7]+[$'Fuente-Dashboard-Departamentos-v2'.AS7]+[$'Fuente-Dashboard-Departamentos-v2'.AX7]+[$'Fuente-Dashboard-Departamentos-v2'.BC7]+[$'Fuente-Dashboard-Departamentos-v2'.BH7]+[$'Fuente-Dashboard-Departamentos-v2'.BM7]+[$'Fuente-Dashboard-Departamentos-v2'.BR7]+[$'Fuente-Dashboard-Departamentos-v2'.BW7]+[$'Fuente-Dashboard-Departamentos-v2'.CB7]+[$'Fuente-Dashboard-Departamentos-v2'.CG7]+[$'Fuente-Dashboard-Departamentos-v2'.CL7]+[$'Fuente-Dashboard-Departamentos-v2'.CQ7]+[$'Fuente-Dashboard-Departamentos-v2'.CV7]+[$'Fuente-Dashboard-Departamentos-v2'.DA7]+[$'Fuente-Dashboard-Departamentos-v2'.DF7]+[$'Fuente-Dashboard-Departamentos-v2'.DK7]+[$'Fuente-Dashboard-Departamentos-v2'.DP7]+[$'Fuente-Dashboard-Departamentos-v2'.DU7]" office:value-type="float" office:value="20" calcext:value-type="float">
            <text:p>20</text:p>
          </table:table-cell>
          <table:table-cell table:formula="of:=[$'Fuente-Dashboard-Departamentos-v2'.F7]+[$'Fuente-Dashboard-Departamentos-v2'.K7]+[$'Fuente-Dashboard-Departamentos-v2'.P7]+[$'Fuente-Dashboard-Departamentos-v2'.U7]+[$'Fuente-Dashboard-Departamentos-v2'.Z7]+[$'Fuente-Dashboard-Departamentos-v2'.AE7]+[$'Fuente-Dashboard-Departamentos-v2'.AJ7]+[$'Fuente-Dashboard-Departamentos-v2'.AO7]+[$'Fuente-Dashboard-Departamentos-v2'.AT7]+[$'Fuente-Dashboard-Departamentos-v2'.AY7]+[$'Fuente-Dashboard-Departamentos-v2'.BD7]+[$'Fuente-Dashboard-Departamentos-v2'.BI7]+[$'Fuente-Dashboard-Departamentos-v2'.BN7]+[$'Fuente-Dashboard-Departamentos-v2'.BS7]+[$'Fuente-Dashboard-Departamentos-v2'.BX7]+[$'Fuente-Dashboard-Departamentos-v2'.CC7]+[$'Fuente-Dashboard-Departamentos-v2'.CH7]+[$'Fuente-Dashboard-Departamentos-v2'.CM7]+[$'Fuente-Dashboard-Departamentos-v2'.CR7]+[$'Fuente-Dashboard-Departamentos-v2'.CW7]+[$'Fuente-Dashboard-Departamentos-v2'.DB7]+[$'Fuente-Dashboard-Departamentos-v2'.DG7]+[$'Fuente-Dashboard-Departamentos-v2'.DL7]+[$'Fuente-Dashboard-Departamentos-v2'.DQ7]+[$'Fuente-Dashboard-Departamentos-v2'.DV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 table:formula="of:=[.F7]=[$'Fuente-Dashboard-v2'.F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8]" office:value-type="date" office:date-value="2020-03-12" calcext:value-type="date">
            <text:p>12/03/20</text:p>
          </table:table-cell>
          <table:table-cell table:formula="of:=[$'Fuente-Dashboard-Departamentos-v2'.B8]+[$'Fuente-Dashboard-Departamentos-v2'.G8]+[$'Fuente-Dashboard-Departamentos-v2'.L8]+[$'Fuente-Dashboard-Departamentos-v2'.Q8]+[$'Fuente-Dashboard-Departamentos-v2'.V8]+[$'Fuente-Dashboard-Departamentos-v2'.AA8]+[$'Fuente-Dashboard-Departamentos-v2'.AF8]+[$'Fuente-Dashboard-Departamentos-v2'.AK8]+[$'Fuente-Dashboard-Departamentos-v2'.AP8]+[$'Fuente-Dashboard-Departamentos-v2'.AU8]+[$'Fuente-Dashboard-Departamentos-v2'.AZ8]+[$'Fuente-Dashboard-Departamentos-v2'.BE8]+[$'Fuente-Dashboard-Departamentos-v2'.BJ8]+[$'Fuente-Dashboard-Departamentos-v2'.BO8]+[$'Fuente-Dashboard-Departamentos-v2'.BT8]+[$'Fuente-Dashboard-Departamentos-v2'.BY8]+[$'Fuente-Dashboard-Departamentos-v2'.CD8]+[$'Fuente-Dashboard-Departamentos-v2'.CI8]+[$'Fuente-Dashboard-Departamentos-v2'.CN8]+[$'Fuente-Dashboard-Departamentos-v2'.CS8]+[$'Fuente-Dashboard-Departamentos-v2'.CX8]+[$'Fuente-Dashboard-Departamentos-v2'.DC8]+[$'Fuente-Dashboard-Departamentos-v2'.DH8]+[$'Fuente-Dashboard-Departamentos-v2'.DM8]+[$'Fuente-Dashboard-Departamentos-v2'.DR8]" office:value-type="float" office:value="28" calcext:value-type="float">
            <text:p>28</text:p>
          </table:table-cell>
          <table:table-cell table:formula="of:=[$'Fuente-Dashboard-Departamentos-v2'.C8]+[$'Fuente-Dashboard-Departamentos-v2'.H8]+[$'Fuente-Dashboard-Departamentos-v2'.M8]+[$'Fuente-Dashboard-Departamentos-v2'.R8]+[$'Fuente-Dashboard-Departamentos-v2'.W8]+[$'Fuente-Dashboard-Departamentos-v2'.AB8]+[$'Fuente-Dashboard-Departamentos-v2'.AG8]+[$'Fuente-Dashboard-Departamentos-v2'.AL8]+[$'Fuente-Dashboard-Departamentos-v2'.AQ8]+[$'Fuente-Dashboard-Departamentos-v2'.AV8]+[$'Fuente-Dashboard-Departamentos-v2'.BA8]+[$'Fuente-Dashboard-Departamentos-v2'.BF8]+[$'Fuente-Dashboard-Departamentos-v2'.BK8]+[$'Fuente-Dashboard-Departamentos-v2'.BP8]+[$'Fuente-Dashboard-Departamentos-v2'.BU8]+[$'Fuente-Dashboard-Departamentos-v2'.BZ8]+[$'Fuente-Dashboard-Departamentos-v2'.CE8]+[$'Fuente-Dashboard-Departamentos-v2'.CJ8]+[$'Fuente-Dashboard-Departamentos-v2'.CO8]+[$'Fuente-Dashboard-Departamentos-v2'.CT8]+[$'Fuente-Dashboard-Departamentos-v2'.CY8]+[$'Fuente-Dashboard-Departamentos-v2'.DD8]+[$'Fuente-Dashboard-Departamentos-v2'.DI8]+[$'Fuente-Dashboard-Departamentos-v2'.DN8]+[$'Fuente-Dashboard-Departamentos-v2'.DS8]" office:value-type="float" office:value="0" calcext:value-type="float">
            <text:p>0</text:p>
          </table:table-cell>
          <table:table-cell table:formula="of:=[$'Fuente-Dashboard-Departamentos-v2'.D8]+[$'Fuente-Dashboard-Departamentos-v2'.I8]+[$'Fuente-Dashboard-Departamentos-v2'.N8]+[$'Fuente-Dashboard-Departamentos-v2'.S8]+[$'Fuente-Dashboard-Departamentos-v2'.X8]+[$'Fuente-Dashboard-Departamentos-v2'.AC8]+[$'Fuente-Dashboard-Departamentos-v2'.AH8]+[$'Fuente-Dashboard-Departamentos-v2'.AM8]+[$'Fuente-Dashboard-Departamentos-v2'.AR8]+[$'Fuente-Dashboard-Departamentos-v2'.AW8]+[$'Fuente-Dashboard-Departamentos-v2'.BB8]+[$'Fuente-Dashboard-Departamentos-v2'.BG8]+[$'Fuente-Dashboard-Departamentos-v2'.BL8]+[$'Fuente-Dashboard-Departamentos-v2'.BQ8]+[$'Fuente-Dashboard-Departamentos-v2'.BV8]+[$'Fuente-Dashboard-Departamentos-v2'.CA8]+[$'Fuente-Dashboard-Departamentos-v2'.CF8]+[$'Fuente-Dashboard-Departamentos-v2'.CK8]+[$'Fuente-Dashboard-Departamentos-v2'.CP8]+[$'Fuente-Dashboard-Departamentos-v2'.CU8]+[$'Fuente-Dashboard-Departamentos-v2'.CZ8]+[$'Fuente-Dashboard-Departamentos-v2'.DE8]+[$'Fuente-Dashboard-Departamentos-v2'.DJ8]+[$'Fuente-Dashboard-Departamentos-v2'.DO8]+[$'Fuente-Dashboard-Departamentos-v2'.DT8]" office:value-type="float" office:value="0" calcext:value-type="float">
            <text:p>0</text:p>
          </table:table-cell>
          <table:table-cell table:formula="of:=[$'Fuente-Dashboard-Departamentos-v2'.E8]+[$'Fuente-Dashboard-Departamentos-v2'.J8]+[$'Fuente-Dashboard-Departamentos-v2'.O8]+[$'Fuente-Dashboard-Departamentos-v2'.T8]+[$'Fuente-Dashboard-Departamentos-v2'.Y8]+[$'Fuente-Dashboard-Departamentos-v2'.AD8]+[$'Fuente-Dashboard-Departamentos-v2'.AI8]+[$'Fuente-Dashboard-Departamentos-v2'.AN8]+[$'Fuente-Dashboard-Departamentos-v2'.AS8]+[$'Fuente-Dashboard-Departamentos-v2'.AX8]+[$'Fuente-Dashboard-Departamentos-v2'.BC8]+[$'Fuente-Dashboard-Departamentos-v2'.BH8]+[$'Fuente-Dashboard-Departamentos-v2'.BM8]+[$'Fuente-Dashboard-Departamentos-v2'.BR8]+[$'Fuente-Dashboard-Departamentos-v2'.BW8]+[$'Fuente-Dashboard-Departamentos-v2'.CB8]+[$'Fuente-Dashboard-Departamentos-v2'.CG8]+[$'Fuente-Dashboard-Departamentos-v2'.CL8]+[$'Fuente-Dashboard-Departamentos-v2'.CQ8]+[$'Fuente-Dashboard-Departamentos-v2'.CV8]+[$'Fuente-Dashboard-Departamentos-v2'.DA8]+[$'Fuente-Dashboard-Departamentos-v2'.DF8]+[$'Fuente-Dashboard-Departamentos-v2'.DK8]+[$'Fuente-Dashboard-Departamentos-v2'.DP8]+[$'Fuente-Dashboard-Departamentos-v2'.DU8]" office:value-type="float" office:value="28" calcext:value-type="float">
            <text:p>28</text:p>
          </table:table-cell>
          <table:table-cell table:formula="of:=[$'Fuente-Dashboard-Departamentos-v2'.F8]+[$'Fuente-Dashboard-Departamentos-v2'.K8]+[$'Fuente-Dashboard-Departamentos-v2'.P8]+[$'Fuente-Dashboard-Departamentos-v2'.U8]+[$'Fuente-Dashboard-Departamentos-v2'.Z8]+[$'Fuente-Dashboard-Departamentos-v2'.AE8]+[$'Fuente-Dashboard-Departamentos-v2'.AJ8]+[$'Fuente-Dashboard-Departamentos-v2'.AO8]+[$'Fuente-Dashboard-Departamentos-v2'.AT8]+[$'Fuente-Dashboard-Departamentos-v2'.AY8]+[$'Fuente-Dashboard-Departamentos-v2'.BD8]+[$'Fuente-Dashboard-Departamentos-v2'.BI8]+[$'Fuente-Dashboard-Departamentos-v2'.BN8]+[$'Fuente-Dashboard-Departamentos-v2'.BS8]+[$'Fuente-Dashboard-Departamentos-v2'.BX8]+[$'Fuente-Dashboard-Departamentos-v2'.CC8]+[$'Fuente-Dashboard-Departamentos-v2'.CH8]+[$'Fuente-Dashboard-Departamentos-v2'.CM8]+[$'Fuente-Dashboard-Departamentos-v2'.CR8]+[$'Fuente-Dashboard-Departamentos-v2'.CW8]+[$'Fuente-Dashboard-Departamentos-v2'.DB8]+[$'Fuente-Dashboard-Departamentos-v2'.DG8]+[$'Fuente-Dashboard-Departamentos-v2'.DL8]+[$'Fuente-Dashboard-Departamentos-v2'.DQ8]+[$'Fuente-Dashboard-Departamentos-v2'.DV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 table:formula="of:=[.F8]=[$'Fuente-Dashboard-v2'.F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9]" office:value-type="date" office:date-value="2020-03-13" calcext:value-type="date">
            <text:p>13/03/20</text:p>
          </table:table-cell>
          <table:table-cell table:formula="of:=[$'Fuente-Dashboard-Departamentos-v2'.B9]+[$'Fuente-Dashboard-Departamentos-v2'.G9]+[$'Fuente-Dashboard-Departamentos-v2'.L9]+[$'Fuente-Dashboard-Departamentos-v2'.Q9]+[$'Fuente-Dashboard-Departamentos-v2'.V9]+[$'Fuente-Dashboard-Departamentos-v2'.AA9]+[$'Fuente-Dashboard-Departamentos-v2'.AF9]+[$'Fuente-Dashboard-Departamentos-v2'.AK9]+[$'Fuente-Dashboard-Departamentos-v2'.AP9]+[$'Fuente-Dashboard-Departamentos-v2'.AU9]+[$'Fuente-Dashboard-Departamentos-v2'.AZ9]+[$'Fuente-Dashboard-Departamentos-v2'.BE9]+[$'Fuente-Dashboard-Departamentos-v2'.BJ9]+[$'Fuente-Dashboard-Departamentos-v2'.BO9]+[$'Fuente-Dashboard-Departamentos-v2'.BT9]+[$'Fuente-Dashboard-Departamentos-v2'.BY9]+[$'Fuente-Dashboard-Departamentos-v2'.CD9]+[$'Fuente-Dashboard-Departamentos-v2'.CI9]+[$'Fuente-Dashboard-Departamentos-v2'.CN9]+[$'Fuente-Dashboard-Departamentos-v2'.CS9]+[$'Fuente-Dashboard-Departamentos-v2'.CX9]+[$'Fuente-Dashboard-Departamentos-v2'.DC9]+[$'Fuente-Dashboard-Departamentos-v2'.DH9]+[$'Fuente-Dashboard-Departamentos-v2'.DM9]+[$'Fuente-Dashboard-Departamentos-v2'.DR9]" office:value-type="float" office:value="39" calcext:value-type="float">
            <text:p>39</text:p>
          </table:table-cell>
          <table:table-cell table:formula="of:=[$'Fuente-Dashboard-Departamentos-v2'.C9]+[$'Fuente-Dashboard-Departamentos-v2'.H9]+[$'Fuente-Dashboard-Departamentos-v2'.M9]+[$'Fuente-Dashboard-Departamentos-v2'.R9]+[$'Fuente-Dashboard-Departamentos-v2'.W9]+[$'Fuente-Dashboard-Departamentos-v2'.AB9]+[$'Fuente-Dashboard-Departamentos-v2'.AG9]+[$'Fuente-Dashboard-Departamentos-v2'.AL9]+[$'Fuente-Dashboard-Departamentos-v2'.AQ9]+[$'Fuente-Dashboard-Departamentos-v2'.AV9]+[$'Fuente-Dashboard-Departamentos-v2'.BA9]+[$'Fuente-Dashboard-Departamentos-v2'.BF9]+[$'Fuente-Dashboard-Departamentos-v2'.BK9]+[$'Fuente-Dashboard-Departamentos-v2'.BP9]+[$'Fuente-Dashboard-Departamentos-v2'.BU9]+[$'Fuente-Dashboard-Departamentos-v2'.BZ9]+[$'Fuente-Dashboard-Departamentos-v2'.CE9]+[$'Fuente-Dashboard-Departamentos-v2'.CJ9]+[$'Fuente-Dashboard-Departamentos-v2'.CO9]+[$'Fuente-Dashboard-Departamentos-v2'.CT9]+[$'Fuente-Dashboard-Departamentos-v2'.CY9]+[$'Fuente-Dashboard-Departamentos-v2'.DD9]+[$'Fuente-Dashboard-Departamentos-v2'.DI9]+[$'Fuente-Dashboard-Departamentos-v2'.DN9]+[$'Fuente-Dashboard-Departamentos-v2'.DS9]" office:value-type="float" office:value="0" calcext:value-type="float">
            <text:p>0</text:p>
          </table:table-cell>
          <table:table-cell table:formula="of:=[$'Fuente-Dashboard-Departamentos-v2'.D9]+[$'Fuente-Dashboard-Departamentos-v2'.I9]+[$'Fuente-Dashboard-Departamentos-v2'.N9]+[$'Fuente-Dashboard-Departamentos-v2'.S9]+[$'Fuente-Dashboard-Departamentos-v2'.X9]+[$'Fuente-Dashboard-Departamentos-v2'.AC9]+[$'Fuente-Dashboard-Departamentos-v2'.AH9]+[$'Fuente-Dashboard-Departamentos-v2'.AM9]+[$'Fuente-Dashboard-Departamentos-v2'.AR9]+[$'Fuente-Dashboard-Departamentos-v2'.AW9]+[$'Fuente-Dashboard-Departamentos-v2'.BB9]+[$'Fuente-Dashboard-Departamentos-v2'.BG9]+[$'Fuente-Dashboard-Departamentos-v2'.BL9]+[$'Fuente-Dashboard-Departamentos-v2'.BQ9]+[$'Fuente-Dashboard-Departamentos-v2'.BV9]+[$'Fuente-Dashboard-Departamentos-v2'.CA9]+[$'Fuente-Dashboard-Departamentos-v2'.CF9]+[$'Fuente-Dashboard-Departamentos-v2'.CK9]+[$'Fuente-Dashboard-Departamentos-v2'.CP9]+[$'Fuente-Dashboard-Departamentos-v2'.CU9]+[$'Fuente-Dashboard-Departamentos-v2'.CZ9]+[$'Fuente-Dashboard-Departamentos-v2'.DE9]+[$'Fuente-Dashboard-Departamentos-v2'.DJ9]+[$'Fuente-Dashboard-Departamentos-v2'.DO9]+[$'Fuente-Dashboard-Departamentos-v2'.DT9]" office:value-type="float" office:value="0" calcext:value-type="float">
            <text:p>0</text:p>
          </table:table-cell>
          <table:table-cell table:formula="of:=[$'Fuente-Dashboard-Departamentos-v2'.E9]+[$'Fuente-Dashboard-Departamentos-v2'.J9]+[$'Fuente-Dashboard-Departamentos-v2'.O9]+[$'Fuente-Dashboard-Departamentos-v2'.T9]+[$'Fuente-Dashboard-Departamentos-v2'.Y9]+[$'Fuente-Dashboard-Departamentos-v2'.AD9]+[$'Fuente-Dashboard-Departamentos-v2'.AI9]+[$'Fuente-Dashboard-Departamentos-v2'.AN9]+[$'Fuente-Dashboard-Departamentos-v2'.AS9]+[$'Fuente-Dashboard-Departamentos-v2'.AX9]+[$'Fuente-Dashboard-Departamentos-v2'.BC9]+[$'Fuente-Dashboard-Departamentos-v2'.BH9]+[$'Fuente-Dashboard-Departamentos-v2'.BM9]+[$'Fuente-Dashboard-Departamentos-v2'.BR9]+[$'Fuente-Dashboard-Departamentos-v2'.BW9]+[$'Fuente-Dashboard-Departamentos-v2'.CB9]+[$'Fuente-Dashboard-Departamentos-v2'.CG9]+[$'Fuente-Dashboard-Departamentos-v2'.CL9]+[$'Fuente-Dashboard-Departamentos-v2'.CQ9]+[$'Fuente-Dashboard-Departamentos-v2'.CV9]+[$'Fuente-Dashboard-Departamentos-v2'.DA9]+[$'Fuente-Dashboard-Departamentos-v2'.DF9]+[$'Fuente-Dashboard-Departamentos-v2'.DK9]+[$'Fuente-Dashboard-Departamentos-v2'.DP9]+[$'Fuente-Dashboard-Departamentos-v2'.DU9]" office:value-type="float" office:value="39" calcext:value-type="float">
            <text:p>39</text:p>
          </table:table-cell>
          <table:table-cell table:formula="of:=[$'Fuente-Dashboard-Departamentos-v2'.F9]+[$'Fuente-Dashboard-Departamentos-v2'.K9]+[$'Fuente-Dashboard-Departamentos-v2'.P9]+[$'Fuente-Dashboard-Departamentos-v2'.U9]+[$'Fuente-Dashboard-Departamentos-v2'.Z9]+[$'Fuente-Dashboard-Departamentos-v2'.AE9]+[$'Fuente-Dashboard-Departamentos-v2'.AJ9]+[$'Fuente-Dashboard-Departamentos-v2'.AO9]+[$'Fuente-Dashboard-Departamentos-v2'.AT9]+[$'Fuente-Dashboard-Departamentos-v2'.AY9]+[$'Fuente-Dashboard-Departamentos-v2'.BD9]+[$'Fuente-Dashboard-Departamentos-v2'.BI9]+[$'Fuente-Dashboard-Departamentos-v2'.BN9]+[$'Fuente-Dashboard-Departamentos-v2'.BS9]+[$'Fuente-Dashboard-Departamentos-v2'.BX9]+[$'Fuente-Dashboard-Departamentos-v2'.CC9]+[$'Fuente-Dashboard-Departamentos-v2'.CH9]+[$'Fuente-Dashboard-Departamentos-v2'.CM9]+[$'Fuente-Dashboard-Departamentos-v2'.CR9]+[$'Fuente-Dashboard-Departamentos-v2'.CW9]+[$'Fuente-Dashboard-Departamentos-v2'.DB9]+[$'Fuente-Dashboard-Departamentos-v2'.DG9]+[$'Fuente-Dashboard-Departamentos-v2'.DL9]+[$'Fuente-Dashboard-Departamentos-v2'.DQ9]+[$'Fuente-Dashboard-Departamentos-v2'.DV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 table:formula="of:=[.F9]=[$'Fuente-Dashboard-v2'.F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0]"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G10]+[$'Fuente-Dashboard-Departamentos-v2'.L10]+[$'Fuente-Dashboard-Departamentos-v2'.Q10]+[$'Fuente-Dashboard-Departamentos-v2'.V10]+[$'Fuente-Dashboard-Departamentos-v2'.AA10]+[$'Fuente-Dashboard-Departamentos-v2'.AF10]+[$'Fuente-Dashboard-Departamentos-v2'.AK10]+[$'Fuente-Dashboard-Departamentos-v2'.AP10]+[$'Fuente-Dashboard-Departamentos-v2'.AU10]+[$'Fuente-Dashboard-Departamentos-v2'.AZ10]+[$'Fuente-Dashboard-Departamentos-v2'.BE10]+[$'Fuente-Dashboard-Departamentos-v2'.BJ10]+[$'Fuente-Dashboard-Departamentos-v2'.BO10]+[$'Fuente-Dashboard-Departamentos-v2'.BT10]+[$'Fuente-Dashboard-Departamentos-v2'.BY10]+[$'Fuente-Dashboard-Departamentos-v2'.CD10]+[$'Fuente-Dashboard-Departamentos-v2'.CI10]+[$'Fuente-Dashboard-Departamentos-v2'.CN10]+[$'Fuente-Dashboard-Departamentos-v2'.CS10]+[$'Fuente-Dashboard-Departamentos-v2'.CX10]+[$'Fuente-Dashboard-Departamentos-v2'.DC10]+[$'Fuente-Dashboard-Departamentos-v2'.DH10]+[$'Fuente-Dashboard-Departamentos-v2'.DM10]+[$'Fuente-Dashboard-Departamentos-v2'.DR10]" office:value-type="float" office:value="58" calcext:value-type="float">
            <text:p>58</text:p>
          </table:table-cell>
          <table:table-cell table:formula="of:=[$'Fuente-Dashboard-Departamentos-v2'.C10]+[$'Fuente-Dashboard-Departamentos-v2'.H10]+[$'Fuente-Dashboard-Departamentos-v2'.M10]+[$'Fuente-Dashboard-Departamentos-v2'.R10]+[$'Fuente-Dashboard-Departamentos-v2'.W10]+[$'Fuente-Dashboard-Departamentos-v2'.AB10]+[$'Fuente-Dashboard-Departamentos-v2'.AG10]+[$'Fuente-Dashboard-Departamentos-v2'.AL10]+[$'Fuente-Dashboard-Departamentos-v2'.AQ10]+[$'Fuente-Dashboard-Departamentos-v2'.AV10]+[$'Fuente-Dashboard-Departamentos-v2'.BA10]+[$'Fuente-Dashboard-Departamentos-v2'.BF10]+[$'Fuente-Dashboard-Departamentos-v2'.BK10]+[$'Fuente-Dashboard-Departamentos-v2'.BP10]+[$'Fuente-Dashboard-Departamentos-v2'.BU10]+[$'Fuente-Dashboard-Departamentos-v2'.BZ10]+[$'Fuente-Dashboard-Departamentos-v2'.CE10]+[$'Fuente-Dashboard-Departamentos-v2'.CJ10]+[$'Fuente-Dashboard-Departamentos-v2'.CO10]+[$'Fuente-Dashboard-Departamentos-v2'.CT10]+[$'Fuente-Dashboard-Departamentos-v2'.CY10]+[$'Fuente-Dashboard-Departamentos-v2'.DD10]+[$'Fuente-Dashboard-Departamentos-v2'.DI10]+[$'Fuente-Dashboard-Departamentos-v2'.DN10]+[$'Fuente-Dashboard-Departamentos-v2'.DS10]" office:value-type="float" office:value="0" calcext:value-type="float">
            <text:p>0</text:p>
          </table:table-cell>
          <table:table-cell table:formula="of:=[$'Fuente-Dashboard-Departamentos-v2'.D10]+[$'Fuente-Dashboard-Departamentos-v2'.I10]+[$'Fuente-Dashboard-Departamentos-v2'.N10]+[$'Fuente-Dashboard-Departamentos-v2'.S10]+[$'Fuente-Dashboard-Departamentos-v2'.X10]+[$'Fuente-Dashboard-Departamentos-v2'.AC10]+[$'Fuente-Dashboard-Departamentos-v2'.AH10]+[$'Fuente-Dashboard-Departamentos-v2'.AM10]+[$'Fuente-Dashboard-Departamentos-v2'.AR10]+[$'Fuente-Dashboard-Departamentos-v2'.AW10]+[$'Fuente-Dashboard-Departamentos-v2'.BB10]+[$'Fuente-Dashboard-Departamentos-v2'.BG10]+[$'Fuente-Dashboard-Departamentos-v2'.BL10]+[$'Fuente-Dashboard-Departamentos-v2'.BQ10]+[$'Fuente-Dashboard-Departamentos-v2'.BV10]+[$'Fuente-Dashboard-Departamentos-v2'.CA10]+[$'Fuente-Dashboard-Departamentos-v2'.CF10]+[$'Fuente-Dashboard-Departamentos-v2'.CK10]+[$'Fuente-Dashboard-Departamentos-v2'.CP10]+[$'Fuente-Dashboard-Departamentos-v2'.CU10]+[$'Fuente-Dashboard-Departamentos-v2'.CZ10]+[$'Fuente-Dashboard-Departamentos-v2'.DE10]+[$'Fuente-Dashboard-Departamentos-v2'.DJ10]+[$'Fuente-Dashboard-Departamentos-v2'.DO10]+[$'Fuente-Dashboard-Departamentos-v2'.DT10]" office:value-type="float" office:value="0" calcext:value-type="float">
            <text:p>0</text:p>
          </table:table-cell>
          <table:table-cell table:formula="of:=[$'Fuente-Dashboard-Departamentos-v2'.E10]+[$'Fuente-Dashboard-Departamentos-v2'.J10]+[$'Fuente-Dashboard-Departamentos-v2'.O10]+[$'Fuente-Dashboard-Departamentos-v2'.T10]+[$'Fuente-Dashboard-Departamentos-v2'.Y10]+[$'Fuente-Dashboard-Departamentos-v2'.AD10]+[$'Fuente-Dashboard-Departamentos-v2'.AI10]+[$'Fuente-Dashboard-Departamentos-v2'.AN10]+[$'Fuente-Dashboard-Departamentos-v2'.AS10]+[$'Fuente-Dashboard-Departamentos-v2'.AX10]+[$'Fuente-Dashboard-Departamentos-v2'.BC10]+[$'Fuente-Dashboard-Departamentos-v2'.BH10]+[$'Fuente-Dashboard-Departamentos-v2'.BM10]+[$'Fuente-Dashboard-Departamentos-v2'.BR10]+[$'Fuente-Dashboard-Departamentos-v2'.BW10]+[$'Fuente-Dashboard-Departamentos-v2'.CB10]+[$'Fuente-Dashboard-Departamentos-v2'.CG10]+[$'Fuente-Dashboard-Departamentos-v2'.CL10]+[$'Fuente-Dashboard-Departamentos-v2'.CQ10]+[$'Fuente-Dashboard-Departamentos-v2'.CV10]+[$'Fuente-Dashboard-Departamentos-v2'.DA10]+[$'Fuente-Dashboard-Departamentos-v2'.DF10]+[$'Fuente-Dashboard-Departamentos-v2'.DK10]+[$'Fuente-Dashboard-Departamentos-v2'.DP10]+[$'Fuente-Dashboard-Departamentos-v2'.DU10]" office:value-type="float" office:value="58" calcext:value-type="float">
            <text:p>58</text:p>
          </table:table-cell>
          <table:table-cell table:formula="of:=[$'Fuente-Dashboard-Departamentos-v2'.F10]+[$'Fuente-Dashboard-Departamentos-v2'.K10]+[$'Fuente-Dashboard-Departamentos-v2'.P10]+[$'Fuente-Dashboard-Departamentos-v2'.U10]+[$'Fuente-Dashboard-Departamentos-v2'.Z10]+[$'Fuente-Dashboard-Departamentos-v2'.AE10]+[$'Fuente-Dashboard-Departamentos-v2'.AJ10]+[$'Fuente-Dashboard-Departamentos-v2'.AO10]+[$'Fuente-Dashboard-Departamentos-v2'.AT10]+[$'Fuente-Dashboard-Departamentos-v2'.AY10]+[$'Fuente-Dashboard-Departamentos-v2'.BD10]+[$'Fuente-Dashboard-Departamentos-v2'.BI10]+[$'Fuente-Dashboard-Departamentos-v2'.BN10]+[$'Fuente-Dashboard-Departamentos-v2'.BS10]+[$'Fuente-Dashboard-Departamentos-v2'.BX10]+[$'Fuente-Dashboard-Departamentos-v2'.CC10]+[$'Fuente-Dashboard-Departamentos-v2'.CH10]+[$'Fuente-Dashboard-Departamentos-v2'.CM10]+[$'Fuente-Dashboard-Departamentos-v2'.CR10]+[$'Fuente-Dashboard-Departamentos-v2'.CW10]+[$'Fuente-Dashboard-Departamentos-v2'.DB10]+[$'Fuente-Dashboard-Departamentos-v2'.DG10]+[$'Fuente-Dashboard-Departamentos-v2'.DL10]+[$'Fuente-Dashboard-Departamentos-v2'.DQ10]+[$'Fuente-Dashboard-Departamentos-v2'.DV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 table:formula="of:=[.F10]=[$'Fuente-Dashboard-v2'.F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1]"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G11]+[$'Fuente-Dashboard-Departamentos-v2'.L11]+[$'Fuente-Dashboard-Departamentos-v2'.Q11]+[$'Fuente-Dashboard-Departamentos-v2'.V11]+[$'Fuente-Dashboard-Departamentos-v2'.AA11]+[$'Fuente-Dashboard-Departamentos-v2'.AF11]+[$'Fuente-Dashboard-Departamentos-v2'.AK11]+[$'Fuente-Dashboard-Departamentos-v2'.AP11]+[$'Fuente-Dashboard-Departamentos-v2'.AU11]+[$'Fuente-Dashboard-Departamentos-v2'.AZ11]+[$'Fuente-Dashboard-Departamentos-v2'.BE11]+[$'Fuente-Dashboard-Departamentos-v2'.BJ11]+[$'Fuente-Dashboard-Departamentos-v2'.BO11]+[$'Fuente-Dashboard-Departamentos-v2'.BT11]+[$'Fuente-Dashboard-Departamentos-v2'.BY11]+[$'Fuente-Dashboard-Departamentos-v2'.CD11]+[$'Fuente-Dashboard-Departamentos-v2'.CI11]+[$'Fuente-Dashboard-Departamentos-v2'.CN11]+[$'Fuente-Dashboard-Departamentos-v2'.CS11]+[$'Fuente-Dashboard-Departamentos-v2'.CX11]+[$'Fuente-Dashboard-Departamentos-v2'.DC11]+[$'Fuente-Dashboard-Departamentos-v2'.DH11]+[$'Fuente-Dashboard-Departamentos-v2'.DM11]+[$'Fuente-Dashboard-Departamentos-v2'.DR11]" office:value-type="float" office:value="86" calcext:value-type="float">
            <text:p>86</text:p>
          </table:table-cell>
          <table:table-cell table:formula="of:=[$'Fuente-Dashboard-Departamentos-v2'.C11]+[$'Fuente-Dashboard-Departamentos-v2'.H11]+[$'Fuente-Dashboard-Departamentos-v2'.M11]+[$'Fuente-Dashboard-Departamentos-v2'.R11]+[$'Fuente-Dashboard-Departamentos-v2'.W11]+[$'Fuente-Dashboard-Departamentos-v2'.AB11]+[$'Fuente-Dashboard-Departamentos-v2'.AG11]+[$'Fuente-Dashboard-Departamentos-v2'.AL11]+[$'Fuente-Dashboard-Departamentos-v2'.AQ11]+[$'Fuente-Dashboard-Departamentos-v2'.AV11]+[$'Fuente-Dashboard-Departamentos-v2'.BA11]+[$'Fuente-Dashboard-Departamentos-v2'.BF11]+[$'Fuente-Dashboard-Departamentos-v2'.BK11]+[$'Fuente-Dashboard-Departamentos-v2'.BP11]+[$'Fuente-Dashboard-Departamentos-v2'.BU11]+[$'Fuente-Dashboard-Departamentos-v2'.BZ11]+[$'Fuente-Dashboard-Departamentos-v2'.CE11]+[$'Fuente-Dashboard-Departamentos-v2'.CJ11]+[$'Fuente-Dashboard-Departamentos-v2'.CO11]+[$'Fuente-Dashboard-Departamentos-v2'.CT11]+[$'Fuente-Dashboard-Departamentos-v2'.CY11]+[$'Fuente-Dashboard-Departamentos-v2'.DD11]+[$'Fuente-Dashboard-Departamentos-v2'.DI11]+[$'Fuente-Dashboard-Departamentos-v2'.DN11]+[$'Fuente-Dashboard-Departamentos-v2'.DS11]" office:value-type="float" office:value="0" calcext:value-type="float">
            <text:p>0</text:p>
          </table:table-cell>
          <table:table-cell table:formula="of:=[$'Fuente-Dashboard-Departamentos-v2'.D11]+[$'Fuente-Dashboard-Departamentos-v2'.I11]+[$'Fuente-Dashboard-Departamentos-v2'.N11]+[$'Fuente-Dashboard-Departamentos-v2'.S11]+[$'Fuente-Dashboard-Departamentos-v2'.X11]+[$'Fuente-Dashboard-Departamentos-v2'.AC11]+[$'Fuente-Dashboard-Departamentos-v2'.AH11]+[$'Fuente-Dashboard-Departamentos-v2'.AM11]+[$'Fuente-Dashboard-Departamentos-v2'.AR11]+[$'Fuente-Dashboard-Departamentos-v2'.AW11]+[$'Fuente-Dashboard-Departamentos-v2'.BB11]+[$'Fuente-Dashboard-Departamentos-v2'.BG11]+[$'Fuente-Dashboard-Departamentos-v2'.BL11]+[$'Fuente-Dashboard-Departamentos-v2'.BQ11]+[$'Fuente-Dashboard-Departamentos-v2'.BV11]+[$'Fuente-Dashboard-Departamentos-v2'.CA11]+[$'Fuente-Dashboard-Departamentos-v2'.CF11]+[$'Fuente-Dashboard-Departamentos-v2'.CK11]+[$'Fuente-Dashboard-Departamentos-v2'.CP11]+[$'Fuente-Dashboard-Departamentos-v2'.CU11]+[$'Fuente-Dashboard-Departamentos-v2'.CZ11]+[$'Fuente-Dashboard-Departamentos-v2'.DE11]+[$'Fuente-Dashboard-Departamentos-v2'.DJ11]+[$'Fuente-Dashboard-Departamentos-v2'.DO11]+[$'Fuente-Dashboard-Departamentos-v2'.DT11]" office:value-type="float" office:value="0" calcext:value-type="float">
            <text:p>0</text:p>
          </table:table-cell>
          <table:table-cell table:formula="of:=[$'Fuente-Dashboard-Departamentos-v2'.E11]+[$'Fuente-Dashboard-Departamentos-v2'.J11]+[$'Fuente-Dashboard-Departamentos-v2'.O11]+[$'Fuente-Dashboard-Departamentos-v2'.T11]+[$'Fuente-Dashboard-Departamentos-v2'.Y11]+[$'Fuente-Dashboard-Departamentos-v2'.AD11]+[$'Fuente-Dashboard-Departamentos-v2'.AI11]+[$'Fuente-Dashboard-Departamentos-v2'.AN11]+[$'Fuente-Dashboard-Departamentos-v2'.AS11]+[$'Fuente-Dashboard-Departamentos-v2'.AX11]+[$'Fuente-Dashboard-Departamentos-v2'.BC11]+[$'Fuente-Dashboard-Departamentos-v2'.BH11]+[$'Fuente-Dashboard-Departamentos-v2'.BM11]+[$'Fuente-Dashboard-Departamentos-v2'.BR11]+[$'Fuente-Dashboard-Departamentos-v2'.BW11]+[$'Fuente-Dashboard-Departamentos-v2'.CB11]+[$'Fuente-Dashboard-Departamentos-v2'.CG11]+[$'Fuente-Dashboard-Departamentos-v2'.CL11]+[$'Fuente-Dashboard-Departamentos-v2'.CQ11]+[$'Fuente-Dashboard-Departamentos-v2'.CV11]+[$'Fuente-Dashboard-Departamentos-v2'.DA11]+[$'Fuente-Dashboard-Departamentos-v2'.DF11]+[$'Fuente-Dashboard-Departamentos-v2'.DK11]+[$'Fuente-Dashboard-Departamentos-v2'.DP11]+[$'Fuente-Dashboard-Departamentos-v2'.DU11]" office:value-type="float" office:value="86" calcext:value-type="float">
            <text:p>86</text:p>
          </table:table-cell>
          <table:table-cell table:formula="of:=[$'Fuente-Dashboard-Departamentos-v2'.F11]+[$'Fuente-Dashboard-Departamentos-v2'.K11]+[$'Fuente-Dashboard-Departamentos-v2'.P11]+[$'Fuente-Dashboard-Departamentos-v2'.U11]+[$'Fuente-Dashboard-Departamentos-v2'.Z11]+[$'Fuente-Dashboard-Departamentos-v2'.AE11]+[$'Fuente-Dashboard-Departamentos-v2'.AJ11]+[$'Fuente-Dashboard-Departamentos-v2'.AO11]+[$'Fuente-Dashboard-Departamentos-v2'.AT11]+[$'Fuente-Dashboard-Departamentos-v2'.AY11]+[$'Fuente-Dashboard-Departamentos-v2'.BD11]+[$'Fuente-Dashboard-Departamentos-v2'.BI11]+[$'Fuente-Dashboard-Departamentos-v2'.BN11]+[$'Fuente-Dashboard-Departamentos-v2'.BS11]+[$'Fuente-Dashboard-Departamentos-v2'.BX11]+[$'Fuente-Dashboard-Departamentos-v2'.CC11]+[$'Fuente-Dashboard-Departamentos-v2'.CH11]+[$'Fuente-Dashboard-Departamentos-v2'.CM11]+[$'Fuente-Dashboard-Departamentos-v2'.CR11]+[$'Fuente-Dashboard-Departamentos-v2'.CW11]+[$'Fuente-Dashboard-Departamentos-v2'.DB11]+[$'Fuente-Dashboard-Departamentos-v2'.DG11]+[$'Fuente-Dashboard-Departamentos-v2'.DL11]+[$'Fuente-Dashboard-Departamentos-v2'.DQ11]+[$'Fuente-Dashboard-Departamentos-v2'.DV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 table:formula="of:=[.F11]=[$'Fuente-Dashboard-v2'.F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2]"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G12]+[$'Fuente-Dashboard-Departamentos-v2'.L12]+[$'Fuente-Dashboard-Departamentos-v2'.Q12]+[$'Fuente-Dashboard-Departamentos-v2'.V12]+[$'Fuente-Dashboard-Departamentos-v2'.AA12]+[$'Fuente-Dashboard-Departamentos-v2'.AF12]+[$'Fuente-Dashboard-Departamentos-v2'.AK12]+[$'Fuente-Dashboard-Departamentos-v2'.AP12]+[$'Fuente-Dashboard-Departamentos-v2'.AU12]+[$'Fuente-Dashboard-Departamentos-v2'.AZ12]+[$'Fuente-Dashboard-Departamentos-v2'.BE12]+[$'Fuente-Dashboard-Departamentos-v2'.BJ12]+[$'Fuente-Dashboard-Departamentos-v2'.BO12]+[$'Fuente-Dashboard-Departamentos-v2'.BT12]+[$'Fuente-Dashboard-Departamentos-v2'.BY12]+[$'Fuente-Dashboard-Departamentos-v2'.CD12]+[$'Fuente-Dashboard-Departamentos-v2'.CI12]+[$'Fuente-Dashboard-Departamentos-v2'.CN12]+[$'Fuente-Dashboard-Departamentos-v2'.CS12]+[$'Fuente-Dashboard-Departamentos-v2'.CX12]+[$'Fuente-Dashboard-Departamentos-v2'.DC12]+[$'Fuente-Dashboard-Departamentos-v2'.DH12]+[$'Fuente-Dashboard-Departamentos-v2'.DM12]+[$'Fuente-Dashboard-Departamentos-v2'.DR12]" office:value-type="float" office:value="106" calcext:value-type="float">
            <text:p>106</text:p>
          </table:table-cell>
          <table:table-cell table:formula="of:=[$'Fuente-Dashboard-Departamentos-v2'.C12]+[$'Fuente-Dashboard-Departamentos-v2'.H12]+[$'Fuente-Dashboard-Departamentos-v2'.M12]+[$'Fuente-Dashboard-Departamentos-v2'.R12]+[$'Fuente-Dashboard-Departamentos-v2'.W12]+[$'Fuente-Dashboard-Departamentos-v2'.AB12]+[$'Fuente-Dashboard-Departamentos-v2'.AG12]+[$'Fuente-Dashboard-Departamentos-v2'.AL12]+[$'Fuente-Dashboard-Departamentos-v2'.AQ12]+[$'Fuente-Dashboard-Departamentos-v2'.AV12]+[$'Fuente-Dashboard-Departamentos-v2'.BA12]+[$'Fuente-Dashboard-Departamentos-v2'.BF12]+[$'Fuente-Dashboard-Departamentos-v2'.BK12]+[$'Fuente-Dashboard-Departamentos-v2'.BP12]+[$'Fuente-Dashboard-Departamentos-v2'.BU12]+[$'Fuente-Dashboard-Departamentos-v2'.BZ12]+[$'Fuente-Dashboard-Departamentos-v2'.CE12]+[$'Fuente-Dashboard-Departamentos-v2'.CJ12]+[$'Fuente-Dashboard-Departamentos-v2'.CO12]+[$'Fuente-Dashboard-Departamentos-v2'.CT12]+[$'Fuente-Dashboard-Departamentos-v2'.CY12]+[$'Fuente-Dashboard-Departamentos-v2'.DD12]+[$'Fuente-Dashboard-Departamentos-v2'.DI12]+[$'Fuente-Dashboard-Departamentos-v2'.DN12]+[$'Fuente-Dashboard-Departamentos-v2'.DS12]" office:value-type="float" office:value="0" calcext:value-type="float">
            <text:p>0</text:p>
          </table:table-cell>
          <table:table-cell table:formula="of:=[$'Fuente-Dashboard-Departamentos-v2'.D12]+[$'Fuente-Dashboard-Departamentos-v2'.I12]+[$'Fuente-Dashboard-Departamentos-v2'.N12]+[$'Fuente-Dashboard-Departamentos-v2'.S12]+[$'Fuente-Dashboard-Departamentos-v2'.X12]+[$'Fuente-Dashboard-Departamentos-v2'.AC12]+[$'Fuente-Dashboard-Departamentos-v2'.AH12]+[$'Fuente-Dashboard-Departamentos-v2'.AM12]+[$'Fuente-Dashboard-Departamentos-v2'.AR12]+[$'Fuente-Dashboard-Departamentos-v2'.AW12]+[$'Fuente-Dashboard-Departamentos-v2'.BB12]+[$'Fuente-Dashboard-Departamentos-v2'.BG12]+[$'Fuente-Dashboard-Departamentos-v2'.BL12]+[$'Fuente-Dashboard-Departamentos-v2'.BQ12]+[$'Fuente-Dashboard-Departamentos-v2'.BV12]+[$'Fuente-Dashboard-Departamentos-v2'.CA12]+[$'Fuente-Dashboard-Departamentos-v2'.CF12]+[$'Fuente-Dashboard-Departamentos-v2'.CK12]+[$'Fuente-Dashboard-Departamentos-v2'.CP12]+[$'Fuente-Dashboard-Departamentos-v2'.CU12]+[$'Fuente-Dashboard-Departamentos-v2'.CZ12]+[$'Fuente-Dashboard-Departamentos-v2'.DE12]+[$'Fuente-Dashboard-Departamentos-v2'.DJ12]+[$'Fuente-Dashboard-Departamentos-v2'.DO12]+[$'Fuente-Dashboard-Departamentos-v2'.DT12]" office:value-type="float" office:value="0" calcext:value-type="float">
            <text:p>0</text:p>
          </table:table-cell>
          <table:table-cell table:formula="of:=[$'Fuente-Dashboard-Departamentos-v2'.E12]+[$'Fuente-Dashboard-Departamentos-v2'.J12]+[$'Fuente-Dashboard-Departamentos-v2'.O12]+[$'Fuente-Dashboard-Departamentos-v2'.T12]+[$'Fuente-Dashboard-Departamentos-v2'.Y12]+[$'Fuente-Dashboard-Departamentos-v2'.AD12]+[$'Fuente-Dashboard-Departamentos-v2'.AI12]+[$'Fuente-Dashboard-Departamentos-v2'.AN12]+[$'Fuente-Dashboard-Departamentos-v2'.AS12]+[$'Fuente-Dashboard-Departamentos-v2'.AX12]+[$'Fuente-Dashboard-Departamentos-v2'.BC12]+[$'Fuente-Dashboard-Departamentos-v2'.BH12]+[$'Fuente-Dashboard-Departamentos-v2'.BM12]+[$'Fuente-Dashboard-Departamentos-v2'.BR12]+[$'Fuente-Dashboard-Departamentos-v2'.BW12]+[$'Fuente-Dashboard-Departamentos-v2'.CB12]+[$'Fuente-Dashboard-Departamentos-v2'.CG12]+[$'Fuente-Dashboard-Departamentos-v2'.CL12]+[$'Fuente-Dashboard-Departamentos-v2'.CQ12]+[$'Fuente-Dashboard-Departamentos-v2'.CV12]+[$'Fuente-Dashboard-Departamentos-v2'.DA12]+[$'Fuente-Dashboard-Departamentos-v2'.DF12]+[$'Fuente-Dashboard-Departamentos-v2'.DK12]+[$'Fuente-Dashboard-Departamentos-v2'.DP12]+[$'Fuente-Dashboard-Departamentos-v2'.DU12]" office:value-type="float" office:value="106" calcext:value-type="float">
            <text:p>106</text:p>
          </table:table-cell>
          <table:table-cell table:formula="of:=[$'Fuente-Dashboard-Departamentos-v2'.F12]+[$'Fuente-Dashboard-Departamentos-v2'.K12]+[$'Fuente-Dashboard-Departamentos-v2'.P12]+[$'Fuente-Dashboard-Departamentos-v2'.U12]+[$'Fuente-Dashboard-Departamentos-v2'.Z12]+[$'Fuente-Dashboard-Departamentos-v2'.AE12]+[$'Fuente-Dashboard-Departamentos-v2'.AJ12]+[$'Fuente-Dashboard-Departamentos-v2'.AO12]+[$'Fuente-Dashboard-Departamentos-v2'.AT12]+[$'Fuente-Dashboard-Departamentos-v2'.AY12]+[$'Fuente-Dashboard-Departamentos-v2'.BD12]+[$'Fuente-Dashboard-Departamentos-v2'.BI12]+[$'Fuente-Dashboard-Departamentos-v2'.BN12]+[$'Fuente-Dashboard-Departamentos-v2'.BS12]+[$'Fuente-Dashboard-Departamentos-v2'.BX12]+[$'Fuente-Dashboard-Departamentos-v2'.CC12]+[$'Fuente-Dashboard-Departamentos-v2'.CH12]+[$'Fuente-Dashboard-Departamentos-v2'.CM12]+[$'Fuente-Dashboard-Departamentos-v2'.CR12]+[$'Fuente-Dashboard-Departamentos-v2'.CW12]+[$'Fuente-Dashboard-Departamentos-v2'.DB12]+[$'Fuente-Dashboard-Departamentos-v2'.DG12]+[$'Fuente-Dashboard-Departamentos-v2'.DL12]+[$'Fuente-Dashboard-Departamentos-v2'.DQ12]+[$'Fuente-Dashboard-Departamentos-v2'.DV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 table:formula="of:=[.F12]=[$'Fuente-Dashboard-v2'.F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3]"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G13]+[$'Fuente-Dashboard-Departamentos-v2'.L13]+[$'Fuente-Dashboard-Departamentos-v2'.Q13]+[$'Fuente-Dashboard-Departamentos-v2'.V13]+[$'Fuente-Dashboard-Departamentos-v2'.AA13]+[$'Fuente-Dashboard-Departamentos-v2'.AF13]+[$'Fuente-Dashboard-Departamentos-v2'.AK13]+[$'Fuente-Dashboard-Departamentos-v2'.AP13]+[$'Fuente-Dashboard-Departamentos-v2'.AU13]+[$'Fuente-Dashboard-Departamentos-v2'.AZ13]+[$'Fuente-Dashboard-Departamentos-v2'.BE13]+[$'Fuente-Dashboard-Departamentos-v2'.BJ13]+[$'Fuente-Dashboard-Departamentos-v2'.BO13]+[$'Fuente-Dashboard-Departamentos-v2'.BT13]+[$'Fuente-Dashboard-Departamentos-v2'.BY13]+[$'Fuente-Dashboard-Departamentos-v2'.CD13]+[$'Fuente-Dashboard-Departamentos-v2'.CI13]+[$'Fuente-Dashboard-Departamentos-v2'.CN13]+[$'Fuente-Dashboard-Departamentos-v2'.CS13]+[$'Fuente-Dashboard-Departamentos-v2'.CX13]+[$'Fuente-Dashboard-Departamentos-v2'.DC13]+[$'Fuente-Dashboard-Departamentos-v2'.DH13]+[$'Fuente-Dashboard-Departamentos-v2'.DM13]+[$'Fuente-Dashboard-Departamentos-v2'.DR13]" office:value-type="float" office:value="135" calcext:value-type="float">
            <text:p>135</text:p>
          </table:table-cell>
          <table:table-cell table:formula="of:=[$'Fuente-Dashboard-Departamentos-v2'.C13]+[$'Fuente-Dashboard-Departamentos-v2'.H13]+[$'Fuente-Dashboard-Departamentos-v2'.M13]+[$'Fuente-Dashboard-Departamentos-v2'.R13]+[$'Fuente-Dashboard-Departamentos-v2'.W13]+[$'Fuente-Dashboard-Departamentos-v2'.AB13]+[$'Fuente-Dashboard-Departamentos-v2'.AG13]+[$'Fuente-Dashboard-Departamentos-v2'.AL13]+[$'Fuente-Dashboard-Departamentos-v2'.AQ13]+[$'Fuente-Dashboard-Departamentos-v2'.AV13]+[$'Fuente-Dashboard-Departamentos-v2'.BA13]+[$'Fuente-Dashboard-Departamentos-v2'.BF13]+[$'Fuente-Dashboard-Departamentos-v2'.BK13]+[$'Fuente-Dashboard-Departamentos-v2'.BP13]+[$'Fuente-Dashboard-Departamentos-v2'.BU13]+[$'Fuente-Dashboard-Departamentos-v2'.BZ13]+[$'Fuente-Dashboard-Departamentos-v2'.CE13]+[$'Fuente-Dashboard-Departamentos-v2'.CJ13]+[$'Fuente-Dashboard-Departamentos-v2'.CO13]+[$'Fuente-Dashboard-Departamentos-v2'.CT13]+[$'Fuente-Dashboard-Departamentos-v2'.CY13]+[$'Fuente-Dashboard-Departamentos-v2'.DD13]+[$'Fuente-Dashboard-Departamentos-v2'.DI13]+[$'Fuente-Dashboard-Departamentos-v2'.DN13]+[$'Fuente-Dashboard-Departamentos-v2'.DS13]" office:value-type="float" office:value="0" calcext:value-type="float">
            <text:p>0</text:p>
          </table:table-cell>
          <table:table-cell table:formula="of:=[$'Fuente-Dashboard-Departamentos-v2'.D13]+[$'Fuente-Dashboard-Departamentos-v2'.I13]+[$'Fuente-Dashboard-Departamentos-v2'.N13]+[$'Fuente-Dashboard-Departamentos-v2'.S13]+[$'Fuente-Dashboard-Departamentos-v2'.X13]+[$'Fuente-Dashboard-Departamentos-v2'.AC13]+[$'Fuente-Dashboard-Departamentos-v2'.AH13]+[$'Fuente-Dashboard-Departamentos-v2'.AM13]+[$'Fuente-Dashboard-Departamentos-v2'.AR13]+[$'Fuente-Dashboard-Departamentos-v2'.AW13]+[$'Fuente-Dashboard-Departamentos-v2'.BB13]+[$'Fuente-Dashboard-Departamentos-v2'.BG13]+[$'Fuente-Dashboard-Departamentos-v2'.BL13]+[$'Fuente-Dashboard-Departamentos-v2'.BQ13]+[$'Fuente-Dashboard-Departamentos-v2'.BV13]+[$'Fuente-Dashboard-Departamentos-v2'.CA13]+[$'Fuente-Dashboard-Departamentos-v2'.CF13]+[$'Fuente-Dashboard-Departamentos-v2'.CK13]+[$'Fuente-Dashboard-Departamentos-v2'.CP13]+[$'Fuente-Dashboard-Departamentos-v2'.CU13]+[$'Fuente-Dashboard-Departamentos-v2'.CZ13]+[$'Fuente-Dashboard-Departamentos-v2'.DE13]+[$'Fuente-Dashboard-Departamentos-v2'.DJ13]+[$'Fuente-Dashboard-Departamentos-v2'.DO13]+[$'Fuente-Dashboard-Departamentos-v2'.DT13]" office:value-type="float" office:value="0" calcext:value-type="float">
            <text:p>0</text:p>
          </table:table-cell>
          <table:table-cell table:formula="of:=[$'Fuente-Dashboard-Departamentos-v2'.E13]+[$'Fuente-Dashboard-Departamentos-v2'.J13]+[$'Fuente-Dashboard-Departamentos-v2'.O13]+[$'Fuente-Dashboard-Departamentos-v2'.T13]+[$'Fuente-Dashboard-Departamentos-v2'.Y13]+[$'Fuente-Dashboard-Departamentos-v2'.AD13]+[$'Fuente-Dashboard-Departamentos-v2'.AI13]+[$'Fuente-Dashboard-Departamentos-v2'.AN13]+[$'Fuente-Dashboard-Departamentos-v2'.AS13]+[$'Fuente-Dashboard-Departamentos-v2'.AX13]+[$'Fuente-Dashboard-Departamentos-v2'.BC13]+[$'Fuente-Dashboard-Departamentos-v2'.BH13]+[$'Fuente-Dashboard-Departamentos-v2'.BM13]+[$'Fuente-Dashboard-Departamentos-v2'.BR13]+[$'Fuente-Dashboard-Departamentos-v2'.BW13]+[$'Fuente-Dashboard-Departamentos-v2'.CB13]+[$'Fuente-Dashboard-Departamentos-v2'.CG13]+[$'Fuente-Dashboard-Departamentos-v2'.CL13]+[$'Fuente-Dashboard-Departamentos-v2'.CQ13]+[$'Fuente-Dashboard-Departamentos-v2'.CV13]+[$'Fuente-Dashboard-Departamentos-v2'.DA13]+[$'Fuente-Dashboard-Departamentos-v2'.DF13]+[$'Fuente-Dashboard-Departamentos-v2'.DK13]+[$'Fuente-Dashboard-Departamentos-v2'.DP13]+[$'Fuente-Dashboard-Departamentos-v2'.DU13]" office:value-type="float" office:value="135" calcext:value-type="float">
            <text:p>135</text:p>
          </table:table-cell>
          <table:table-cell table:formula="of:=[$'Fuente-Dashboard-Departamentos-v2'.F13]+[$'Fuente-Dashboard-Departamentos-v2'.K13]+[$'Fuente-Dashboard-Departamentos-v2'.P13]+[$'Fuente-Dashboard-Departamentos-v2'.U13]+[$'Fuente-Dashboard-Departamentos-v2'.Z13]+[$'Fuente-Dashboard-Departamentos-v2'.AE13]+[$'Fuente-Dashboard-Departamentos-v2'.AJ13]+[$'Fuente-Dashboard-Departamentos-v2'.AO13]+[$'Fuente-Dashboard-Departamentos-v2'.AT13]+[$'Fuente-Dashboard-Departamentos-v2'.AY13]+[$'Fuente-Dashboard-Departamentos-v2'.BD13]+[$'Fuente-Dashboard-Departamentos-v2'.BI13]+[$'Fuente-Dashboard-Departamentos-v2'.BN13]+[$'Fuente-Dashboard-Departamentos-v2'.BS13]+[$'Fuente-Dashboard-Departamentos-v2'.BX13]+[$'Fuente-Dashboard-Departamentos-v2'.CC13]+[$'Fuente-Dashboard-Departamentos-v2'.CH13]+[$'Fuente-Dashboard-Departamentos-v2'.CM13]+[$'Fuente-Dashboard-Departamentos-v2'.CR13]+[$'Fuente-Dashboard-Departamentos-v2'.CW13]+[$'Fuente-Dashboard-Departamentos-v2'.DB13]+[$'Fuente-Dashboard-Departamentos-v2'.DG13]+[$'Fuente-Dashboard-Departamentos-v2'.DL13]+[$'Fuente-Dashboard-Departamentos-v2'.DQ13]+[$'Fuente-Dashboard-Departamentos-v2'.DV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 table:formula="of:=[.F13]=[$'Fuente-Dashboard-v2'.F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4]"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G14]+[$'Fuente-Dashboard-Departamentos-v2'.L14]+[$'Fuente-Dashboard-Departamentos-v2'.Q14]+[$'Fuente-Dashboard-Departamentos-v2'.V14]+[$'Fuente-Dashboard-Departamentos-v2'.AA14]+[$'Fuente-Dashboard-Departamentos-v2'.AF14]+[$'Fuente-Dashboard-Departamentos-v2'.AK14]+[$'Fuente-Dashboard-Departamentos-v2'.AP14]+[$'Fuente-Dashboard-Departamentos-v2'.AU14]+[$'Fuente-Dashboard-Departamentos-v2'.AZ14]+[$'Fuente-Dashboard-Departamentos-v2'.BE14]+[$'Fuente-Dashboard-Departamentos-v2'.BJ14]+[$'Fuente-Dashboard-Departamentos-v2'.BO14]+[$'Fuente-Dashboard-Departamentos-v2'.BT14]+[$'Fuente-Dashboard-Departamentos-v2'.BY14]+[$'Fuente-Dashboard-Departamentos-v2'.CD14]+[$'Fuente-Dashboard-Departamentos-v2'.CI14]+[$'Fuente-Dashboard-Departamentos-v2'.CN14]+[$'Fuente-Dashboard-Departamentos-v2'.CS14]+[$'Fuente-Dashboard-Departamentos-v2'.CX14]+[$'Fuente-Dashboard-Departamentos-v2'.DC14]+[$'Fuente-Dashboard-Departamentos-v2'.DH14]+[$'Fuente-Dashboard-Departamentos-v2'.DM14]+[$'Fuente-Dashboard-Departamentos-v2'.DR14]" office:value-type="float" office:value="193" calcext:value-type="float">
            <text:p>193</text:p>
          </table:table-cell>
          <table:table-cell table:formula="of:=[$'Fuente-Dashboard-Departamentos-v2'.C14]+[$'Fuente-Dashboard-Departamentos-v2'.H14]+[$'Fuente-Dashboard-Departamentos-v2'.M14]+[$'Fuente-Dashboard-Departamentos-v2'.R14]+[$'Fuente-Dashboard-Departamentos-v2'.W14]+[$'Fuente-Dashboard-Departamentos-v2'.AB14]+[$'Fuente-Dashboard-Departamentos-v2'.AG14]+[$'Fuente-Dashboard-Departamentos-v2'.AL14]+[$'Fuente-Dashboard-Departamentos-v2'.AQ14]+[$'Fuente-Dashboard-Departamentos-v2'.AV14]+[$'Fuente-Dashboard-Departamentos-v2'.BA14]+[$'Fuente-Dashboard-Departamentos-v2'.BF14]+[$'Fuente-Dashboard-Departamentos-v2'.BK14]+[$'Fuente-Dashboard-Departamentos-v2'.BP14]+[$'Fuente-Dashboard-Departamentos-v2'.BU14]+[$'Fuente-Dashboard-Departamentos-v2'.BZ14]+[$'Fuente-Dashboard-Departamentos-v2'.CE14]+[$'Fuente-Dashboard-Departamentos-v2'.CJ14]+[$'Fuente-Dashboard-Departamentos-v2'.CO14]+[$'Fuente-Dashboard-Departamentos-v2'.CT14]+[$'Fuente-Dashboard-Departamentos-v2'.CY14]+[$'Fuente-Dashboard-Departamentos-v2'.DD14]+[$'Fuente-Dashboard-Departamentos-v2'.DI14]+[$'Fuente-Dashboard-Departamentos-v2'.DN14]+[$'Fuente-Dashboard-Departamentos-v2'.DS14]" office:value-type="float" office:value="0" calcext:value-type="float">
            <text:p>0</text:p>
          </table:table-cell>
          <table:table-cell table:formula="of:=[$'Fuente-Dashboard-Departamentos-v2'.D14]+[$'Fuente-Dashboard-Departamentos-v2'.I14]+[$'Fuente-Dashboard-Departamentos-v2'.N14]+[$'Fuente-Dashboard-Departamentos-v2'.S14]+[$'Fuente-Dashboard-Departamentos-v2'.X14]+[$'Fuente-Dashboard-Departamentos-v2'.AC14]+[$'Fuente-Dashboard-Departamentos-v2'.AH14]+[$'Fuente-Dashboard-Departamentos-v2'.AM14]+[$'Fuente-Dashboard-Departamentos-v2'.AR14]+[$'Fuente-Dashboard-Departamentos-v2'.AW14]+[$'Fuente-Dashboard-Departamentos-v2'.BB14]+[$'Fuente-Dashboard-Departamentos-v2'.BG14]+[$'Fuente-Dashboard-Departamentos-v2'.BL14]+[$'Fuente-Dashboard-Departamentos-v2'.BQ14]+[$'Fuente-Dashboard-Departamentos-v2'.BV14]+[$'Fuente-Dashboard-Departamentos-v2'.CA14]+[$'Fuente-Dashboard-Departamentos-v2'.CF14]+[$'Fuente-Dashboard-Departamentos-v2'.CK14]+[$'Fuente-Dashboard-Departamentos-v2'.CP14]+[$'Fuente-Dashboard-Departamentos-v2'.CU14]+[$'Fuente-Dashboard-Departamentos-v2'.CZ14]+[$'Fuente-Dashboard-Departamentos-v2'.DE14]+[$'Fuente-Dashboard-Departamentos-v2'.DJ14]+[$'Fuente-Dashboard-Departamentos-v2'.DO14]+[$'Fuente-Dashboard-Departamentos-v2'.DT14]" office:value-type="float" office:value="0" calcext:value-type="float">
            <text:p>0</text:p>
          </table:table-cell>
          <table:table-cell table:formula="of:=[$'Fuente-Dashboard-Departamentos-v2'.E14]+[$'Fuente-Dashboard-Departamentos-v2'.J14]+[$'Fuente-Dashboard-Departamentos-v2'.O14]+[$'Fuente-Dashboard-Departamentos-v2'.T14]+[$'Fuente-Dashboard-Departamentos-v2'.Y14]+[$'Fuente-Dashboard-Departamentos-v2'.AD14]+[$'Fuente-Dashboard-Departamentos-v2'.AI14]+[$'Fuente-Dashboard-Departamentos-v2'.AN14]+[$'Fuente-Dashboard-Departamentos-v2'.AS14]+[$'Fuente-Dashboard-Departamentos-v2'.AX14]+[$'Fuente-Dashboard-Departamentos-v2'.BC14]+[$'Fuente-Dashboard-Departamentos-v2'.BH14]+[$'Fuente-Dashboard-Departamentos-v2'.BM14]+[$'Fuente-Dashboard-Departamentos-v2'.BR14]+[$'Fuente-Dashboard-Departamentos-v2'.BW14]+[$'Fuente-Dashboard-Departamentos-v2'.CB14]+[$'Fuente-Dashboard-Departamentos-v2'.CG14]+[$'Fuente-Dashboard-Departamentos-v2'.CL14]+[$'Fuente-Dashboard-Departamentos-v2'.CQ14]+[$'Fuente-Dashboard-Departamentos-v2'.CV14]+[$'Fuente-Dashboard-Departamentos-v2'.DA14]+[$'Fuente-Dashboard-Departamentos-v2'.DF14]+[$'Fuente-Dashboard-Departamentos-v2'.DK14]+[$'Fuente-Dashboard-Departamentos-v2'.DP14]+[$'Fuente-Dashboard-Departamentos-v2'.DU14]" office:value-type="float" office:value="193" calcext:value-type="float">
            <text:p>193</text:p>
          </table:table-cell>
          <table:table-cell table:formula="of:=[$'Fuente-Dashboard-Departamentos-v2'.F14]+[$'Fuente-Dashboard-Departamentos-v2'.K14]+[$'Fuente-Dashboard-Departamentos-v2'.P14]+[$'Fuente-Dashboard-Departamentos-v2'.U14]+[$'Fuente-Dashboard-Departamentos-v2'.Z14]+[$'Fuente-Dashboard-Departamentos-v2'.AE14]+[$'Fuente-Dashboard-Departamentos-v2'.AJ14]+[$'Fuente-Dashboard-Departamentos-v2'.AO14]+[$'Fuente-Dashboard-Departamentos-v2'.AT14]+[$'Fuente-Dashboard-Departamentos-v2'.AY14]+[$'Fuente-Dashboard-Departamentos-v2'.BD14]+[$'Fuente-Dashboard-Departamentos-v2'.BI14]+[$'Fuente-Dashboard-Departamentos-v2'.BN14]+[$'Fuente-Dashboard-Departamentos-v2'.BS14]+[$'Fuente-Dashboard-Departamentos-v2'.BX14]+[$'Fuente-Dashboard-Departamentos-v2'.CC14]+[$'Fuente-Dashboard-Departamentos-v2'.CH14]+[$'Fuente-Dashboard-Departamentos-v2'.CM14]+[$'Fuente-Dashboard-Departamentos-v2'.CR14]+[$'Fuente-Dashboard-Departamentos-v2'.CW14]+[$'Fuente-Dashboard-Departamentos-v2'.DB14]+[$'Fuente-Dashboard-Departamentos-v2'.DG14]+[$'Fuente-Dashboard-Departamentos-v2'.DL14]+[$'Fuente-Dashboard-Departamentos-v2'.DQ14]+[$'Fuente-Dashboard-Departamentos-v2'.DV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 table:formula="of:=[.F14]=[$'Fuente-Dashboard-v2'.F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5]"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G15]+[$'Fuente-Dashboard-Departamentos-v2'.L15]+[$'Fuente-Dashboard-Departamentos-v2'.Q15]+[$'Fuente-Dashboard-Departamentos-v2'.V15]+[$'Fuente-Dashboard-Departamentos-v2'.AA15]+[$'Fuente-Dashboard-Departamentos-v2'.AF15]+[$'Fuente-Dashboard-Departamentos-v2'.AK15]+[$'Fuente-Dashboard-Departamentos-v2'.AP15]+[$'Fuente-Dashboard-Departamentos-v2'.AU15]+[$'Fuente-Dashboard-Departamentos-v2'.AZ15]+[$'Fuente-Dashboard-Departamentos-v2'.BE15]+[$'Fuente-Dashboard-Departamentos-v2'.BJ15]+[$'Fuente-Dashboard-Departamentos-v2'.BO15]+[$'Fuente-Dashboard-Departamentos-v2'.BT15]+[$'Fuente-Dashboard-Departamentos-v2'.BY15]+[$'Fuente-Dashboard-Departamentos-v2'.CD15]+[$'Fuente-Dashboard-Departamentos-v2'.CI15]+[$'Fuente-Dashboard-Departamentos-v2'.CN15]+[$'Fuente-Dashboard-Departamentos-v2'.CS15]+[$'Fuente-Dashboard-Departamentos-v2'.CX15]+[$'Fuente-Dashboard-Departamentos-v2'.DC15]+[$'Fuente-Dashboard-Departamentos-v2'.DH15]+[$'Fuente-Dashboard-Departamentos-v2'.DM15]+[$'Fuente-Dashboard-Departamentos-v2'.DR15]" office:value-type="float" office:value="256" calcext:value-type="float">
            <text:p>256</text:p>
          </table:table-cell>
          <table:table-cell table:formula="of:=[$'Fuente-Dashboard-Departamentos-v2'.C15]+[$'Fuente-Dashboard-Departamentos-v2'.H15]+[$'Fuente-Dashboard-Departamentos-v2'.M15]+[$'Fuente-Dashboard-Departamentos-v2'.R15]+[$'Fuente-Dashboard-Departamentos-v2'.W15]+[$'Fuente-Dashboard-Departamentos-v2'.AB15]+[$'Fuente-Dashboard-Departamentos-v2'.AG15]+[$'Fuente-Dashboard-Departamentos-v2'.AL15]+[$'Fuente-Dashboard-Departamentos-v2'.AQ15]+[$'Fuente-Dashboard-Departamentos-v2'.AV15]+[$'Fuente-Dashboard-Departamentos-v2'.BA15]+[$'Fuente-Dashboard-Departamentos-v2'.BF15]+[$'Fuente-Dashboard-Departamentos-v2'.BK15]+[$'Fuente-Dashboard-Departamentos-v2'.BP15]+[$'Fuente-Dashboard-Departamentos-v2'.BU15]+[$'Fuente-Dashboard-Departamentos-v2'.BZ15]+[$'Fuente-Dashboard-Departamentos-v2'.CE15]+[$'Fuente-Dashboard-Departamentos-v2'.CJ15]+[$'Fuente-Dashboard-Departamentos-v2'.CO15]+[$'Fuente-Dashboard-Departamentos-v2'.CT15]+[$'Fuente-Dashboard-Departamentos-v2'.CY15]+[$'Fuente-Dashboard-Departamentos-v2'.DD15]+[$'Fuente-Dashboard-Departamentos-v2'.DI15]+[$'Fuente-Dashboard-Departamentos-v2'.DN15]+[$'Fuente-Dashboard-Departamentos-v2'.DS15]" office:value-type="float" office:value="0" calcext:value-type="float">
            <text:p>0</text:p>
          </table:table-cell>
          <table:table-cell table:formula="of:=[$'Fuente-Dashboard-Departamentos-v2'.D15]+[$'Fuente-Dashboard-Departamentos-v2'.I15]+[$'Fuente-Dashboard-Departamentos-v2'.N15]+[$'Fuente-Dashboard-Departamentos-v2'.S15]+[$'Fuente-Dashboard-Departamentos-v2'.X15]+[$'Fuente-Dashboard-Departamentos-v2'.AC15]+[$'Fuente-Dashboard-Departamentos-v2'.AH15]+[$'Fuente-Dashboard-Departamentos-v2'.AM15]+[$'Fuente-Dashboard-Departamentos-v2'.AR15]+[$'Fuente-Dashboard-Departamentos-v2'.AW15]+[$'Fuente-Dashboard-Departamentos-v2'.BB15]+[$'Fuente-Dashboard-Departamentos-v2'.BG15]+[$'Fuente-Dashboard-Departamentos-v2'.BL15]+[$'Fuente-Dashboard-Departamentos-v2'.BQ15]+[$'Fuente-Dashboard-Departamentos-v2'.BV15]+[$'Fuente-Dashboard-Departamentos-v2'.CA15]+[$'Fuente-Dashboard-Departamentos-v2'.CF15]+[$'Fuente-Dashboard-Departamentos-v2'.CK15]+[$'Fuente-Dashboard-Departamentos-v2'.CP15]+[$'Fuente-Dashboard-Departamentos-v2'.CU15]+[$'Fuente-Dashboard-Departamentos-v2'.CZ15]+[$'Fuente-Dashboard-Departamentos-v2'.DE15]+[$'Fuente-Dashboard-Departamentos-v2'.DJ15]+[$'Fuente-Dashboard-Departamentos-v2'.DO15]+[$'Fuente-Dashboard-Departamentos-v2'.DT15]" office:value-type="float" office:value="0" calcext:value-type="float">
            <text:p>0</text:p>
          </table:table-cell>
          <table:table-cell table:formula="of:=[$'Fuente-Dashboard-Departamentos-v2'.E15]+[$'Fuente-Dashboard-Departamentos-v2'.J15]+[$'Fuente-Dashboard-Departamentos-v2'.O15]+[$'Fuente-Dashboard-Departamentos-v2'.T15]+[$'Fuente-Dashboard-Departamentos-v2'.Y15]+[$'Fuente-Dashboard-Departamentos-v2'.AD15]+[$'Fuente-Dashboard-Departamentos-v2'.AI15]+[$'Fuente-Dashboard-Departamentos-v2'.AN15]+[$'Fuente-Dashboard-Departamentos-v2'.AS15]+[$'Fuente-Dashboard-Departamentos-v2'.AX15]+[$'Fuente-Dashboard-Departamentos-v2'.BC15]+[$'Fuente-Dashboard-Departamentos-v2'.BH15]+[$'Fuente-Dashboard-Departamentos-v2'.BM15]+[$'Fuente-Dashboard-Departamentos-v2'.BR15]+[$'Fuente-Dashboard-Departamentos-v2'.BW15]+[$'Fuente-Dashboard-Departamentos-v2'.CB15]+[$'Fuente-Dashboard-Departamentos-v2'.CG15]+[$'Fuente-Dashboard-Departamentos-v2'.CL15]+[$'Fuente-Dashboard-Departamentos-v2'.CQ15]+[$'Fuente-Dashboard-Departamentos-v2'.CV15]+[$'Fuente-Dashboard-Departamentos-v2'.DA15]+[$'Fuente-Dashboard-Departamentos-v2'.DF15]+[$'Fuente-Dashboard-Departamentos-v2'.DK15]+[$'Fuente-Dashboard-Departamentos-v2'.DP15]+[$'Fuente-Dashboard-Departamentos-v2'.DU15]" office:value-type="float" office:value="256" calcext:value-type="float">
            <text:p>256</text:p>
          </table:table-cell>
          <table:table-cell table:formula="of:=[$'Fuente-Dashboard-Departamentos-v2'.F15]+[$'Fuente-Dashboard-Departamentos-v2'.K15]+[$'Fuente-Dashboard-Departamentos-v2'.P15]+[$'Fuente-Dashboard-Departamentos-v2'.U15]+[$'Fuente-Dashboard-Departamentos-v2'.Z15]+[$'Fuente-Dashboard-Departamentos-v2'.AE15]+[$'Fuente-Dashboard-Departamentos-v2'.AJ15]+[$'Fuente-Dashboard-Departamentos-v2'.AO15]+[$'Fuente-Dashboard-Departamentos-v2'.AT15]+[$'Fuente-Dashboard-Departamentos-v2'.AY15]+[$'Fuente-Dashboard-Departamentos-v2'.BD15]+[$'Fuente-Dashboard-Departamentos-v2'.BI15]+[$'Fuente-Dashboard-Departamentos-v2'.BN15]+[$'Fuente-Dashboard-Departamentos-v2'.BS15]+[$'Fuente-Dashboard-Departamentos-v2'.BX15]+[$'Fuente-Dashboard-Departamentos-v2'.CC15]+[$'Fuente-Dashboard-Departamentos-v2'.CH15]+[$'Fuente-Dashboard-Departamentos-v2'.CM15]+[$'Fuente-Dashboard-Departamentos-v2'.CR15]+[$'Fuente-Dashboard-Departamentos-v2'.CW15]+[$'Fuente-Dashboard-Departamentos-v2'.DB15]+[$'Fuente-Dashboard-Departamentos-v2'.DG15]+[$'Fuente-Dashboard-Departamentos-v2'.DL15]+[$'Fuente-Dashboard-Departamentos-v2'.DQ15]+[$'Fuente-Dashboard-Departamentos-v2'.DV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 table:formula="of:=[.F15]=[$'Fuente-Dashboard-v2'.F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6]"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G16]+[$'Fuente-Dashboard-Departamentos-v2'.L16]+[$'Fuente-Dashboard-Departamentos-v2'.Q16]+[$'Fuente-Dashboard-Departamentos-v2'.V16]+[$'Fuente-Dashboard-Departamentos-v2'.AA16]+[$'Fuente-Dashboard-Departamentos-v2'.AF16]+[$'Fuente-Dashboard-Departamentos-v2'.AK16]+[$'Fuente-Dashboard-Departamentos-v2'.AP16]+[$'Fuente-Dashboard-Departamentos-v2'.AU16]+[$'Fuente-Dashboard-Departamentos-v2'.AZ16]+[$'Fuente-Dashboard-Departamentos-v2'.BE16]+[$'Fuente-Dashboard-Departamentos-v2'.BJ16]+[$'Fuente-Dashboard-Departamentos-v2'.BO16]+[$'Fuente-Dashboard-Departamentos-v2'.BT16]+[$'Fuente-Dashboard-Departamentos-v2'.BY16]+[$'Fuente-Dashboard-Departamentos-v2'.CD16]+[$'Fuente-Dashboard-Departamentos-v2'.CI16]+[$'Fuente-Dashboard-Departamentos-v2'.CN16]+[$'Fuente-Dashboard-Departamentos-v2'.CS16]+[$'Fuente-Dashboard-Departamentos-v2'.CX16]+[$'Fuente-Dashboard-Departamentos-v2'.DC16]+[$'Fuente-Dashboard-Departamentos-v2'.DH16]+[$'Fuente-Dashboard-Departamentos-v2'.DM16]+[$'Fuente-Dashboard-Departamentos-v2'.DR16]" office:value-type="float" office:value="313" calcext:value-type="float">
            <text:p>313</text:p>
          </table:table-cell>
          <table:table-cell table:formula="of:=[$'Fuente-Dashboard-Departamentos-v2'.C16]+[$'Fuente-Dashboard-Departamentos-v2'.H16]+[$'Fuente-Dashboard-Departamentos-v2'.M16]+[$'Fuente-Dashboard-Departamentos-v2'.R16]+[$'Fuente-Dashboard-Departamentos-v2'.W16]+[$'Fuente-Dashboard-Departamentos-v2'.AB16]+[$'Fuente-Dashboard-Departamentos-v2'.AG16]+[$'Fuente-Dashboard-Departamentos-v2'.AL16]+[$'Fuente-Dashboard-Departamentos-v2'.AQ16]+[$'Fuente-Dashboard-Departamentos-v2'.AV16]+[$'Fuente-Dashboard-Departamentos-v2'.BA16]+[$'Fuente-Dashboard-Departamentos-v2'.BF16]+[$'Fuente-Dashboard-Departamentos-v2'.BK16]+[$'Fuente-Dashboard-Departamentos-v2'.BP16]+[$'Fuente-Dashboard-Departamentos-v2'.BU16]+[$'Fuente-Dashboard-Departamentos-v2'.BZ16]+[$'Fuente-Dashboard-Departamentos-v2'.CE16]+[$'Fuente-Dashboard-Departamentos-v2'.CJ16]+[$'Fuente-Dashboard-Departamentos-v2'.CO16]+[$'Fuente-Dashboard-Departamentos-v2'.CT16]+[$'Fuente-Dashboard-Departamentos-v2'.CY16]+[$'Fuente-Dashboard-Departamentos-v2'.DD16]+[$'Fuente-Dashboard-Departamentos-v2'.DI16]+[$'Fuente-Dashboard-Departamentos-v2'.DN16]+[$'Fuente-Dashboard-Departamentos-v2'.DS16]" office:value-type="float" office:value="0" calcext:value-type="float">
            <text:p>0</text:p>
          </table:table-cell>
          <table:table-cell table:formula="of:=[$'Fuente-Dashboard-Departamentos-v2'.D16]+[$'Fuente-Dashboard-Departamentos-v2'.I16]+[$'Fuente-Dashboard-Departamentos-v2'.N16]+[$'Fuente-Dashboard-Departamentos-v2'.S16]+[$'Fuente-Dashboard-Departamentos-v2'.X16]+[$'Fuente-Dashboard-Departamentos-v2'.AC16]+[$'Fuente-Dashboard-Departamentos-v2'.AH16]+[$'Fuente-Dashboard-Departamentos-v2'.AM16]+[$'Fuente-Dashboard-Departamentos-v2'.AR16]+[$'Fuente-Dashboard-Departamentos-v2'.AW16]+[$'Fuente-Dashboard-Departamentos-v2'.BB16]+[$'Fuente-Dashboard-Departamentos-v2'.BG16]+[$'Fuente-Dashboard-Departamentos-v2'.BL16]+[$'Fuente-Dashboard-Departamentos-v2'.BQ16]+[$'Fuente-Dashboard-Departamentos-v2'.BV16]+[$'Fuente-Dashboard-Departamentos-v2'.CA16]+[$'Fuente-Dashboard-Departamentos-v2'.CF16]+[$'Fuente-Dashboard-Departamentos-v2'.CK16]+[$'Fuente-Dashboard-Departamentos-v2'.CP16]+[$'Fuente-Dashboard-Departamentos-v2'.CU16]+[$'Fuente-Dashboard-Departamentos-v2'.CZ16]+[$'Fuente-Dashboard-Departamentos-v2'.DE16]+[$'Fuente-Dashboard-Departamentos-v2'.DJ16]+[$'Fuente-Dashboard-Departamentos-v2'.DO16]+[$'Fuente-Dashboard-Departamentos-v2'.DT16]" office:value-type="float" office:value="0" calcext:value-type="float">
            <text:p>0</text:p>
          </table:table-cell>
          <table:table-cell table:formula="of:=[$'Fuente-Dashboard-Departamentos-v2'.E16]+[$'Fuente-Dashboard-Departamentos-v2'.J16]+[$'Fuente-Dashboard-Departamentos-v2'.O16]+[$'Fuente-Dashboard-Departamentos-v2'.T16]+[$'Fuente-Dashboard-Departamentos-v2'.Y16]+[$'Fuente-Dashboard-Departamentos-v2'.AD16]+[$'Fuente-Dashboard-Departamentos-v2'.AI16]+[$'Fuente-Dashboard-Departamentos-v2'.AN16]+[$'Fuente-Dashboard-Departamentos-v2'.AS16]+[$'Fuente-Dashboard-Departamentos-v2'.AX16]+[$'Fuente-Dashboard-Departamentos-v2'.BC16]+[$'Fuente-Dashboard-Departamentos-v2'.BH16]+[$'Fuente-Dashboard-Departamentos-v2'.BM16]+[$'Fuente-Dashboard-Departamentos-v2'.BR16]+[$'Fuente-Dashboard-Departamentos-v2'.BW16]+[$'Fuente-Dashboard-Departamentos-v2'.CB16]+[$'Fuente-Dashboard-Departamentos-v2'.CG16]+[$'Fuente-Dashboard-Departamentos-v2'.CL16]+[$'Fuente-Dashboard-Departamentos-v2'.CQ16]+[$'Fuente-Dashboard-Departamentos-v2'.CV16]+[$'Fuente-Dashboard-Departamentos-v2'.DA16]+[$'Fuente-Dashboard-Departamentos-v2'.DF16]+[$'Fuente-Dashboard-Departamentos-v2'.DK16]+[$'Fuente-Dashboard-Departamentos-v2'.DP16]+[$'Fuente-Dashboard-Departamentos-v2'.DU16]" office:value-type="float" office:value="313" calcext:value-type="float">
            <text:p>313</text:p>
          </table:table-cell>
          <table:table-cell table:formula="of:=[$'Fuente-Dashboard-Departamentos-v2'.F16]+[$'Fuente-Dashboard-Departamentos-v2'.K16]+[$'Fuente-Dashboard-Departamentos-v2'.P16]+[$'Fuente-Dashboard-Departamentos-v2'.U16]+[$'Fuente-Dashboard-Departamentos-v2'.Z16]+[$'Fuente-Dashboard-Departamentos-v2'.AE16]+[$'Fuente-Dashboard-Departamentos-v2'.AJ16]+[$'Fuente-Dashboard-Departamentos-v2'.AO16]+[$'Fuente-Dashboard-Departamentos-v2'.AT16]+[$'Fuente-Dashboard-Departamentos-v2'.AY16]+[$'Fuente-Dashboard-Departamentos-v2'.BD16]+[$'Fuente-Dashboard-Departamentos-v2'.BI16]+[$'Fuente-Dashboard-Departamentos-v2'.BN16]+[$'Fuente-Dashboard-Departamentos-v2'.BS16]+[$'Fuente-Dashboard-Departamentos-v2'.BX16]+[$'Fuente-Dashboard-Departamentos-v2'.CC16]+[$'Fuente-Dashboard-Departamentos-v2'.CH16]+[$'Fuente-Dashboard-Departamentos-v2'.CM16]+[$'Fuente-Dashboard-Departamentos-v2'.CR16]+[$'Fuente-Dashboard-Departamentos-v2'.CW16]+[$'Fuente-Dashboard-Departamentos-v2'.DB16]+[$'Fuente-Dashboard-Departamentos-v2'.DG16]+[$'Fuente-Dashboard-Departamentos-v2'.DL16]+[$'Fuente-Dashboard-Departamentos-v2'.DQ16]+[$'Fuente-Dashboard-Departamentos-v2'.DV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 table:formula="of:=[.F16]=[$'Fuente-Dashboard-v2'.F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7]"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G17]+[$'Fuente-Dashboard-Departamentos-v2'.L17]+[$'Fuente-Dashboard-Departamentos-v2'.Q17]+[$'Fuente-Dashboard-Departamentos-v2'.V17]+[$'Fuente-Dashboard-Departamentos-v2'.AA17]+[$'Fuente-Dashboard-Departamentos-v2'.AF17]+[$'Fuente-Dashboard-Departamentos-v2'.AK17]+[$'Fuente-Dashboard-Departamentos-v2'.AP17]+[$'Fuente-Dashboard-Departamentos-v2'.AU17]+[$'Fuente-Dashboard-Departamentos-v2'.AZ17]+[$'Fuente-Dashboard-Departamentos-v2'.BE17]+[$'Fuente-Dashboard-Departamentos-v2'.BJ17]+[$'Fuente-Dashboard-Departamentos-v2'.BO17]+[$'Fuente-Dashboard-Departamentos-v2'.BT17]+[$'Fuente-Dashboard-Departamentos-v2'.BY17]+[$'Fuente-Dashboard-Departamentos-v2'.CD17]+[$'Fuente-Dashboard-Departamentos-v2'.CI17]+[$'Fuente-Dashboard-Departamentos-v2'.CN17]+[$'Fuente-Dashboard-Departamentos-v2'.CS17]+[$'Fuente-Dashboard-Departamentos-v2'.CX17]+[$'Fuente-Dashboard-Departamentos-v2'.DC17]+[$'Fuente-Dashboard-Departamentos-v2'.DH17]+[$'Fuente-Dashboard-Departamentos-v2'.DM17]+[$'Fuente-Dashboard-Departamentos-v2'.DR17]" office:value-type="float" office:value="344" calcext:value-type="float">
            <text:p>344</text:p>
          </table:table-cell>
          <table:table-cell table:formula="of:=[$'Fuente-Dashboard-Departamentos-v2'.C17]+[$'Fuente-Dashboard-Departamentos-v2'.H17]+[$'Fuente-Dashboard-Departamentos-v2'.M17]+[$'Fuente-Dashboard-Departamentos-v2'.R17]+[$'Fuente-Dashboard-Departamentos-v2'.W17]+[$'Fuente-Dashboard-Departamentos-v2'.AB17]+[$'Fuente-Dashboard-Departamentos-v2'.AG17]+[$'Fuente-Dashboard-Departamentos-v2'.AL17]+[$'Fuente-Dashboard-Departamentos-v2'.AQ17]+[$'Fuente-Dashboard-Departamentos-v2'.AV17]+[$'Fuente-Dashboard-Departamentos-v2'.BA17]+[$'Fuente-Dashboard-Departamentos-v2'.BF17]+[$'Fuente-Dashboard-Departamentos-v2'.BK17]+[$'Fuente-Dashboard-Departamentos-v2'.BP17]+[$'Fuente-Dashboard-Departamentos-v2'.BU17]+[$'Fuente-Dashboard-Departamentos-v2'.BZ17]+[$'Fuente-Dashboard-Departamentos-v2'.CE17]+[$'Fuente-Dashboard-Departamentos-v2'.CJ17]+[$'Fuente-Dashboard-Departamentos-v2'.CO17]+[$'Fuente-Dashboard-Departamentos-v2'.CT17]+[$'Fuente-Dashboard-Departamentos-v2'.CY17]+[$'Fuente-Dashboard-Departamentos-v2'.DD17]+[$'Fuente-Dashboard-Departamentos-v2'.DI17]+[$'Fuente-Dashboard-Departamentos-v2'.DN17]+[$'Fuente-Dashboard-Departamentos-v2'.DS17]" office:value-type="float" office:value="0" calcext:value-type="float">
            <text:p>0</text:p>
          </table:table-cell>
          <table:table-cell table:formula="of:=[$'Fuente-Dashboard-Departamentos-v2'.D17]+[$'Fuente-Dashboard-Departamentos-v2'.I17]+[$'Fuente-Dashboard-Departamentos-v2'.N17]+[$'Fuente-Dashboard-Departamentos-v2'.S17]+[$'Fuente-Dashboard-Departamentos-v2'.X17]+[$'Fuente-Dashboard-Departamentos-v2'.AC17]+[$'Fuente-Dashboard-Departamentos-v2'.AH17]+[$'Fuente-Dashboard-Departamentos-v2'.AM17]+[$'Fuente-Dashboard-Departamentos-v2'.AR17]+[$'Fuente-Dashboard-Departamentos-v2'.AW17]+[$'Fuente-Dashboard-Departamentos-v2'.BB17]+[$'Fuente-Dashboard-Departamentos-v2'.BG17]+[$'Fuente-Dashboard-Departamentos-v2'.BL17]+[$'Fuente-Dashboard-Departamentos-v2'.BQ17]+[$'Fuente-Dashboard-Departamentos-v2'.BV17]+[$'Fuente-Dashboard-Departamentos-v2'.CA17]+[$'Fuente-Dashboard-Departamentos-v2'.CF17]+[$'Fuente-Dashboard-Departamentos-v2'.CK17]+[$'Fuente-Dashboard-Departamentos-v2'.CP17]+[$'Fuente-Dashboard-Departamentos-v2'.CU17]+[$'Fuente-Dashboard-Departamentos-v2'.CZ17]+[$'Fuente-Dashboard-Departamentos-v2'.DE17]+[$'Fuente-Dashboard-Departamentos-v2'.DJ17]+[$'Fuente-Dashboard-Departamentos-v2'.DO17]+[$'Fuente-Dashboard-Departamentos-v2'.DT17]" office:value-type="float" office:value="0" calcext:value-type="float">
            <text:p>0</text:p>
          </table:table-cell>
          <table:table-cell table:formula="of:=[$'Fuente-Dashboard-Departamentos-v2'.E17]+[$'Fuente-Dashboard-Departamentos-v2'.J17]+[$'Fuente-Dashboard-Departamentos-v2'.O17]+[$'Fuente-Dashboard-Departamentos-v2'.T17]+[$'Fuente-Dashboard-Departamentos-v2'.Y17]+[$'Fuente-Dashboard-Departamentos-v2'.AD17]+[$'Fuente-Dashboard-Departamentos-v2'.AI17]+[$'Fuente-Dashboard-Departamentos-v2'.AN17]+[$'Fuente-Dashboard-Departamentos-v2'.AS17]+[$'Fuente-Dashboard-Departamentos-v2'.AX17]+[$'Fuente-Dashboard-Departamentos-v2'.BC17]+[$'Fuente-Dashboard-Departamentos-v2'.BH17]+[$'Fuente-Dashboard-Departamentos-v2'.BM17]+[$'Fuente-Dashboard-Departamentos-v2'.BR17]+[$'Fuente-Dashboard-Departamentos-v2'.BW17]+[$'Fuente-Dashboard-Departamentos-v2'.CB17]+[$'Fuente-Dashboard-Departamentos-v2'.CG17]+[$'Fuente-Dashboard-Departamentos-v2'.CL17]+[$'Fuente-Dashboard-Departamentos-v2'.CQ17]+[$'Fuente-Dashboard-Departamentos-v2'.CV17]+[$'Fuente-Dashboard-Departamentos-v2'.DA17]+[$'Fuente-Dashboard-Departamentos-v2'.DF17]+[$'Fuente-Dashboard-Departamentos-v2'.DK17]+[$'Fuente-Dashboard-Departamentos-v2'.DP17]+[$'Fuente-Dashboard-Departamentos-v2'.DU17]" office:value-type="float" office:value="344" calcext:value-type="float">
            <text:p>344</text:p>
          </table:table-cell>
          <table:table-cell table:formula="of:=[$'Fuente-Dashboard-Departamentos-v2'.F17]+[$'Fuente-Dashboard-Departamentos-v2'.K17]+[$'Fuente-Dashboard-Departamentos-v2'.P17]+[$'Fuente-Dashboard-Departamentos-v2'.U17]+[$'Fuente-Dashboard-Departamentos-v2'.Z17]+[$'Fuente-Dashboard-Departamentos-v2'.AE17]+[$'Fuente-Dashboard-Departamentos-v2'.AJ17]+[$'Fuente-Dashboard-Departamentos-v2'.AO17]+[$'Fuente-Dashboard-Departamentos-v2'.AT17]+[$'Fuente-Dashboard-Departamentos-v2'.AY17]+[$'Fuente-Dashboard-Departamentos-v2'.BD17]+[$'Fuente-Dashboard-Departamentos-v2'.BI17]+[$'Fuente-Dashboard-Departamentos-v2'.BN17]+[$'Fuente-Dashboard-Departamentos-v2'.BS17]+[$'Fuente-Dashboard-Departamentos-v2'.BX17]+[$'Fuente-Dashboard-Departamentos-v2'.CC17]+[$'Fuente-Dashboard-Departamentos-v2'.CH17]+[$'Fuente-Dashboard-Departamentos-v2'.CM17]+[$'Fuente-Dashboard-Departamentos-v2'.CR17]+[$'Fuente-Dashboard-Departamentos-v2'.CW17]+[$'Fuente-Dashboard-Departamentos-v2'.DB17]+[$'Fuente-Dashboard-Departamentos-v2'.DG17]+[$'Fuente-Dashboard-Departamentos-v2'.DL17]+[$'Fuente-Dashboard-Departamentos-v2'.DQ17]+[$'Fuente-Dashboard-Departamentos-v2'.DV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 table:formula="of:=[.F17]=[$'Fuente-Dashboard-v2'.F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8]"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G18]+[$'Fuente-Dashboard-Departamentos-v2'.L18]+[$'Fuente-Dashboard-Departamentos-v2'.Q18]+[$'Fuente-Dashboard-Departamentos-v2'.V18]+[$'Fuente-Dashboard-Departamentos-v2'.AA18]+[$'Fuente-Dashboard-Departamentos-v2'.AF18]+[$'Fuente-Dashboard-Departamentos-v2'.AK18]+[$'Fuente-Dashboard-Departamentos-v2'.AP18]+[$'Fuente-Dashboard-Departamentos-v2'.AU18]+[$'Fuente-Dashboard-Departamentos-v2'.AZ18]+[$'Fuente-Dashboard-Departamentos-v2'.BE18]+[$'Fuente-Dashboard-Departamentos-v2'.BJ18]+[$'Fuente-Dashboard-Departamentos-v2'.BO18]+[$'Fuente-Dashboard-Departamentos-v2'.BT18]+[$'Fuente-Dashboard-Departamentos-v2'.BY18]+[$'Fuente-Dashboard-Departamentos-v2'.CD18]+[$'Fuente-Dashboard-Departamentos-v2'.CI18]+[$'Fuente-Dashboard-Departamentos-v2'.CN18]+[$'Fuente-Dashboard-Departamentos-v2'.CS18]+[$'Fuente-Dashboard-Departamentos-v2'.CX18]+[$'Fuente-Dashboard-Departamentos-v2'.DC18]+[$'Fuente-Dashboard-Departamentos-v2'.DH18]+[$'Fuente-Dashboard-Departamentos-v2'.DM18]+[$'Fuente-Dashboard-Departamentos-v2'.DR18]" office:value-type="float" office:value="383" calcext:value-type="float">
            <text:p>383</text:p>
          </table:table-cell>
          <table:table-cell table:formula="of:=[$'Fuente-Dashboard-Departamentos-v2'.C18]+[$'Fuente-Dashboard-Departamentos-v2'.H18]+[$'Fuente-Dashboard-Departamentos-v2'.M18]+[$'Fuente-Dashboard-Departamentos-v2'.R18]+[$'Fuente-Dashboard-Departamentos-v2'.W18]+[$'Fuente-Dashboard-Departamentos-v2'.AB18]+[$'Fuente-Dashboard-Departamentos-v2'.AG18]+[$'Fuente-Dashboard-Departamentos-v2'.AL18]+[$'Fuente-Dashboard-Departamentos-v2'.AQ18]+[$'Fuente-Dashboard-Departamentos-v2'.AV18]+[$'Fuente-Dashboard-Departamentos-v2'.BA18]+[$'Fuente-Dashboard-Departamentos-v2'.BF18]+[$'Fuente-Dashboard-Departamentos-v2'.BK18]+[$'Fuente-Dashboard-Departamentos-v2'.BP18]+[$'Fuente-Dashboard-Departamentos-v2'.BU18]+[$'Fuente-Dashboard-Departamentos-v2'.BZ18]+[$'Fuente-Dashboard-Departamentos-v2'.CE18]+[$'Fuente-Dashboard-Departamentos-v2'.CJ18]+[$'Fuente-Dashboard-Departamentos-v2'.CO18]+[$'Fuente-Dashboard-Departamentos-v2'.CT18]+[$'Fuente-Dashboard-Departamentos-v2'.CY18]+[$'Fuente-Dashboard-Departamentos-v2'.DD18]+[$'Fuente-Dashboard-Departamentos-v2'.DI18]+[$'Fuente-Dashboard-Departamentos-v2'.DN18]+[$'Fuente-Dashboard-Departamentos-v2'.DS18]" office:value-type="float" office:value="0" calcext:value-type="float">
            <text:p>0</text:p>
          </table:table-cell>
          <table:table-cell table:formula="of:=[$'Fuente-Dashboard-Departamentos-v2'.D18]+[$'Fuente-Dashboard-Departamentos-v2'.I18]+[$'Fuente-Dashboard-Departamentos-v2'.N18]+[$'Fuente-Dashboard-Departamentos-v2'.S18]+[$'Fuente-Dashboard-Departamentos-v2'.X18]+[$'Fuente-Dashboard-Departamentos-v2'.AC18]+[$'Fuente-Dashboard-Departamentos-v2'.AH18]+[$'Fuente-Dashboard-Departamentos-v2'.AM18]+[$'Fuente-Dashboard-Departamentos-v2'.AR18]+[$'Fuente-Dashboard-Departamentos-v2'.AW18]+[$'Fuente-Dashboard-Departamentos-v2'.BB18]+[$'Fuente-Dashboard-Departamentos-v2'.BG18]+[$'Fuente-Dashboard-Departamentos-v2'.BL18]+[$'Fuente-Dashboard-Departamentos-v2'.BQ18]+[$'Fuente-Dashboard-Departamentos-v2'.BV18]+[$'Fuente-Dashboard-Departamentos-v2'.CA18]+[$'Fuente-Dashboard-Departamentos-v2'.CF18]+[$'Fuente-Dashboard-Departamentos-v2'.CK18]+[$'Fuente-Dashboard-Departamentos-v2'.CP18]+[$'Fuente-Dashboard-Departamentos-v2'.CU18]+[$'Fuente-Dashboard-Departamentos-v2'.CZ18]+[$'Fuente-Dashboard-Departamentos-v2'.DE18]+[$'Fuente-Dashboard-Departamentos-v2'.DJ18]+[$'Fuente-Dashboard-Departamentos-v2'.DO18]+[$'Fuente-Dashboard-Departamentos-v2'.DT18]" office:value-type="float" office:value="0" calcext:value-type="float">
            <text:p>0</text:p>
          </table:table-cell>
          <table:table-cell table:formula="of:=[$'Fuente-Dashboard-Departamentos-v2'.E18]+[$'Fuente-Dashboard-Departamentos-v2'.J18]+[$'Fuente-Dashboard-Departamentos-v2'.O18]+[$'Fuente-Dashboard-Departamentos-v2'.T18]+[$'Fuente-Dashboard-Departamentos-v2'.Y18]+[$'Fuente-Dashboard-Departamentos-v2'.AD18]+[$'Fuente-Dashboard-Departamentos-v2'.AI18]+[$'Fuente-Dashboard-Departamentos-v2'.AN18]+[$'Fuente-Dashboard-Departamentos-v2'.AS18]+[$'Fuente-Dashboard-Departamentos-v2'.AX18]+[$'Fuente-Dashboard-Departamentos-v2'.BC18]+[$'Fuente-Dashboard-Departamentos-v2'.BH18]+[$'Fuente-Dashboard-Departamentos-v2'.BM18]+[$'Fuente-Dashboard-Departamentos-v2'.BR18]+[$'Fuente-Dashboard-Departamentos-v2'.BW18]+[$'Fuente-Dashboard-Departamentos-v2'.CB18]+[$'Fuente-Dashboard-Departamentos-v2'.CG18]+[$'Fuente-Dashboard-Departamentos-v2'.CL18]+[$'Fuente-Dashboard-Departamentos-v2'.CQ18]+[$'Fuente-Dashboard-Departamentos-v2'.CV18]+[$'Fuente-Dashboard-Departamentos-v2'.DA18]+[$'Fuente-Dashboard-Departamentos-v2'.DF18]+[$'Fuente-Dashboard-Departamentos-v2'.DK18]+[$'Fuente-Dashboard-Departamentos-v2'.DP18]+[$'Fuente-Dashboard-Departamentos-v2'.DU18]" office:value-type="float" office:value="383" calcext:value-type="float">
            <text:p>383</text:p>
          </table:table-cell>
          <table:table-cell table:formula="of:=[$'Fuente-Dashboard-Departamentos-v2'.F18]+[$'Fuente-Dashboard-Departamentos-v2'.K18]+[$'Fuente-Dashboard-Departamentos-v2'.P18]+[$'Fuente-Dashboard-Departamentos-v2'.U18]+[$'Fuente-Dashboard-Departamentos-v2'.Z18]+[$'Fuente-Dashboard-Departamentos-v2'.AE18]+[$'Fuente-Dashboard-Departamentos-v2'.AJ18]+[$'Fuente-Dashboard-Departamentos-v2'.AO18]+[$'Fuente-Dashboard-Departamentos-v2'.AT18]+[$'Fuente-Dashboard-Departamentos-v2'.AY18]+[$'Fuente-Dashboard-Departamentos-v2'.BD18]+[$'Fuente-Dashboard-Departamentos-v2'.BI18]+[$'Fuente-Dashboard-Departamentos-v2'.BN18]+[$'Fuente-Dashboard-Departamentos-v2'.BS18]+[$'Fuente-Dashboard-Departamentos-v2'.BX18]+[$'Fuente-Dashboard-Departamentos-v2'.CC18]+[$'Fuente-Dashboard-Departamentos-v2'.CH18]+[$'Fuente-Dashboard-Departamentos-v2'.CM18]+[$'Fuente-Dashboard-Departamentos-v2'.CR18]+[$'Fuente-Dashboard-Departamentos-v2'.CW18]+[$'Fuente-Dashboard-Departamentos-v2'.DB18]+[$'Fuente-Dashboard-Departamentos-v2'.DG18]+[$'Fuente-Dashboard-Departamentos-v2'.DL18]+[$'Fuente-Dashboard-Departamentos-v2'.DQ18]+[$'Fuente-Dashboard-Departamentos-v2'.DV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 table:formula="of:=[.F18]=[$'Fuente-Dashboard-v2'.F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9]"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G19]+[$'Fuente-Dashboard-Departamentos-v2'.L19]+[$'Fuente-Dashboard-Departamentos-v2'.Q19]+[$'Fuente-Dashboard-Departamentos-v2'.V19]+[$'Fuente-Dashboard-Departamentos-v2'.AA19]+[$'Fuente-Dashboard-Departamentos-v2'.AF19]+[$'Fuente-Dashboard-Departamentos-v2'.AK19]+[$'Fuente-Dashboard-Departamentos-v2'.AP19]+[$'Fuente-Dashboard-Departamentos-v2'.AU19]+[$'Fuente-Dashboard-Departamentos-v2'.AZ19]+[$'Fuente-Dashboard-Departamentos-v2'.BE19]+[$'Fuente-Dashboard-Departamentos-v2'.BJ19]+[$'Fuente-Dashboard-Departamentos-v2'.BO19]+[$'Fuente-Dashboard-Departamentos-v2'.BT19]+[$'Fuente-Dashboard-Departamentos-v2'.BY19]+[$'Fuente-Dashboard-Departamentos-v2'.CD19]+[$'Fuente-Dashboard-Departamentos-v2'.CI19]+[$'Fuente-Dashboard-Departamentos-v2'.CN19]+[$'Fuente-Dashboard-Departamentos-v2'.CS19]+[$'Fuente-Dashboard-Departamentos-v2'.CX19]+[$'Fuente-Dashboard-Departamentos-v2'.DC19]+[$'Fuente-Dashboard-Departamentos-v2'.DH19]+[$'Fuente-Dashboard-Departamentos-v2'.DM19]+[$'Fuente-Dashboard-Departamentos-v2'.DR19]" office:value-type="float" office:value="416" calcext:value-type="float">
            <text:p>416</text:p>
          </table:table-cell>
          <table:table-cell table:formula="of:=[$'Fuente-Dashboard-Departamentos-v2'.C19]+[$'Fuente-Dashboard-Departamentos-v2'.H19]+[$'Fuente-Dashboard-Departamentos-v2'.M19]+[$'Fuente-Dashboard-Departamentos-v2'.R19]+[$'Fuente-Dashboard-Departamentos-v2'.W19]+[$'Fuente-Dashboard-Departamentos-v2'.AB19]+[$'Fuente-Dashboard-Departamentos-v2'.AG19]+[$'Fuente-Dashboard-Departamentos-v2'.AL19]+[$'Fuente-Dashboard-Departamentos-v2'.AQ19]+[$'Fuente-Dashboard-Departamentos-v2'.AV19]+[$'Fuente-Dashboard-Departamentos-v2'.BA19]+[$'Fuente-Dashboard-Departamentos-v2'.BF19]+[$'Fuente-Dashboard-Departamentos-v2'.BK19]+[$'Fuente-Dashboard-Departamentos-v2'.BP19]+[$'Fuente-Dashboard-Departamentos-v2'.BU19]+[$'Fuente-Dashboard-Departamentos-v2'.BZ19]+[$'Fuente-Dashboard-Departamentos-v2'.CE19]+[$'Fuente-Dashboard-Departamentos-v2'.CJ19]+[$'Fuente-Dashboard-Departamentos-v2'.CO19]+[$'Fuente-Dashboard-Departamentos-v2'.CT19]+[$'Fuente-Dashboard-Departamentos-v2'.CY19]+[$'Fuente-Dashboard-Departamentos-v2'.DD19]+[$'Fuente-Dashboard-Departamentos-v2'.DI19]+[$'Fuente-Dashboard-Departamentos-v2'.DN19]+[$'Fuente-Dashboard-Departamentos-v2'.DS19]" office:value-type="float" office:value="0" calcext:value-type="float">
            <text:p>0</text:p>
          </table:table-cell>
          <table:table-cell table:formula="of:=[$'Fuente-Dashboard-Departamentos-v2'.D19]+[$'Fuente-Dashboard-Departamentos-v2'.I19]+[$'Fuente-Dashboard-Departamentos-v2'.N19]+[$'Fuente-Dashboard-Departamentos-v2'.S19]+[$'Fuente-Dashboard-Departamentos-v2'.X19]+[$'Fuente-Dashboard-Departamentos-v2'.AC19]+[$'Fuente-Dashboard-Departamentos-v2'.AH19]+[$'Fuente-Dashboard-Departamentos-v2'.AM19]+[$'Fuente-Dashboard-Departamentos-v2'.AR19]+[$'Fuente-Dashboard-Departamentos-v2'.AW19]+[$'Fuente-Dashboard-Departamentos-v2'.BB19]+[$'Fuente-Dashboard-Departamentos-v2'.BG19]+[$'Fuente-Dashboard-Departamentos-v2'.BL19]+[$'Fuente-Dashboard-Departamentos-v2'.BQ19]+[$'Fuente-Dashboard-Departamentos-v2'.BV19]+[$'Fuente-Dashboard-Departamentos-v2'.CA19]+[$'Fuente-Dashboard-Departamentos-v2'.CF19]+[$'Fuente-Dashboard-Departamentos-v2'.CK19]+[$'Fuente-Dashboard-Departamentos-v2'.CP19]+[$'Fuente-Dashboard-Departamentos-v2'.CU19]+[$'Fuente-Dashboard-Departamentos-v2'.CZ19]+[$'Fuente-Dashboard-Departamentos-v2'.DE19]+[$'Fuente-Dashboard-Departamentos-v2'.DJ19]+[$'Fuente-Dashboard-Departamentos-v2'.DO19]+[$'Fuente-Dashboard-Departamentos-v2'.DT19]" office:value-type="float" office:value="0" calcext:value-type="float">
            <text:p>0</text:p>
          </table:table-cell>
          <table:table-cell table:formula="of:=[$'Fuente-Dashboard-Departamentos-v2'.E19]+[$'Fuente-Dashboard-Departamentos-v2'.J19]+[$'Fuente-Dashboard-Departamentos-v2'.O19]+[$'Fuente-Dashboard-Departamentos-v2'.T19]+[$'Fuente-Dashboard-Departamentos-v2'.Y19]+[$'Fuente-Dashboard-Departamentos-v2'.AD19]+[$'Fuente-Dashboard-Departamentos-v2'.AI19]+[$'Fuente-Dashboard-Departamentos-v2'.AN19]+[$'Fuente-Dashboard-Departamentos-v2'.AS19]+[$'Fuente-Dashboard-Departamentos-v2'.AX19]+[$'Fuente-Dashboard-Departamentos-v2'.BC19]+[$'Fuente-Dashboard-Departamentos-v2'.BH19]+[$'Fuente-Dashboard-Departamentos-v2'.BM19]+[$'Fuente-Dashboard-Departamentos-v2'.BR19]+[$'Fuente-Dashboard-Departamentos-v2'.BW19]+[$'Fuente-Dashboard-Departamentos-v2'.CB19]+[$'Fuente-Dashboard-Departamentos-v2'.CG19]+[$'Fuente-Dashboard-Departamentos-v2'.CL19]+[$'Fuente-Dashboard-Departamentos-v2'.CQ19]+[$'Fuente-Dashboard-Departamentos-v2'.CV19]+[$'Fuente-Dashboard-Departamentos-v2'.DA19]+[$'Fuente-Dashboard-Departamentos-v2'.DF19]+[$'Fuente-Dashboard-Departamentos-v2'.DK19]+[$'Fuente-Dashboard-Departamentos-v2'.DP19]+[$'Fuente-Dashboard-Departamentos-v2'.DU19]" office:value-type="float" office:value="416" calcext:value-type="float">
            <text:p>416</text:p>
          </table:table-cell>
          <table:table-cell table:formula="of:=[$'Fuente-Dashboard-Departamentos-v2'.F19]+[$'Fuente-Dashboard-Departamentos-v2'.K19]+[$'Fuente-Dashboard-Departamentos-v2'.P19]+[$'Fuente-Dashboard-Departamentos-v2'.U19]+[$'Fuente-Dashboard-Departamentos-v2'.Z19]+[$'Fuente-Dashboard-Departamentos-v2'.AE19]+[$'Fuente-Dashboard-Departamentos-v2'.AJ19]+[$'Fuente-Dashboard-Departamentos-v2'.AO19]+[$'Fuente-Dashboard-Departamentos-v2'.AT19]+[$'Fuente-Dashboard-Departamentos-v2'.AY19]+[$'Fuente-Dashboard-Departamentos-v2'.BD19]+[$'Fuente-Dashboard-Departamentos-v2'.BI19]+[$'Fuente-Dashboard-Departamentos-v2'.BN19]+[$'Fuente-Dashboard-Departamentos-v2'.BS19]+[$'Fuente-Dashboard-Departamentos-v2'.BX19]+[$'Fuente-Dashboard-Departamentos-v2'.CC19]+[$'Fuente-Dashboard-Departamentos-v2'.CH19]+[$'Fuente-Dashboard-Departamentos-v2'.CM19]+[$'Fuente-Dashboard-Departamentos-v2'.CR19]+[$'Fuente-Dashboard-Departamentos-v2'.CW19]+[$'Fuente-Dashboard-Departamentos-v2'.DB19]+[$'Fuente-Dashboard-Departamentos-v2'.DG19]+[$'Fuente-Dashboard-Departamentos-v2'.DL19]+[$'Fuente-Dashboard-Departamentos-v2'.DQ19]+[$'Fuente-Dashboard-Departamentos-v2'.DV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 table:formula="of:=[.F19]=[$'Fuente-Dashboard-v2'.F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0]"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G20]+[$'Fuente-Dashboard-Departamentos-v2'.L20]+[$'Fuente-Dashboard-Departamentos-v2'.Q20]+[$'Fuente-Dashboard-Departamentos-v2'.V20]+[$'Fuente-Dashboard-Departamentos-v2'.AA20]+[$'Fuente-Dashboard-Departamentos-v2'.AF20]+[$'Fuente-Dashboard-Departamentos-v2'.AK20]+[$'Fuente-Dashboard-Departamentos-v2'.AP20]+[$'Fuente-Dashboard-Departamentos-v2'.AU20]+[$'Fuente-Dashboard-Departamentos-v2'.AZ20]+[$'Fuente-Dashboard-Departamentos-v2'.BE20]+[$'Fuente-Dashboard-Departamentos-v2'.BJ20]+[$'Fuente-Dashboard-Departamentos-v2'.BO20]+[$'Fuente-Dashboard-Departamentos-v2'.BT20]+[$'Fuente-Dashboard-Departamentos-v2'.BY20]+[$'Fuente-Dashboard-Departamentos-v2'.CD20]+[$'Fuente-Dashboard-Departamentos-v2'.CI20]+[$'Fuente-Dashboard-Departamentos-v2'.CN20]+[$'Fuente-Dashboard-Departamentos-v2'.CS20]+[$'Fuente-Dashboard-Departamentos-v2'.CX20]+[$'Fuente-Dashboard-Departamentos-v2'.DC20]+[$'Fuente-Dashboard-Departamentos-v2'.DH20]+[$'Fuente-Dashboard-Departamentos-v2'.DM20]+[$'Fuente-Dashboard-Departamentos-v2'.DR20]" office:value-type="float" office:value="480" calcext:value-type="float">
            <text:p>480</text:p>
          </table:table-cell>
          <table:table-cell table:formula="of:=[$'Fuente-Dashboard-Departamentos-v2'.C20]+[$'Fuente-Dashboard-Departamentos-v2'.H20]+[$'Fuente-Dashboard-Departamentos-v2'.M20]+[$'Fuente-Dashboard-Departamentos-v2'.R20]+[$'Fuente-Dashboard-Departamentos-v2'.W20]+[$'Fuente-Dashboard-Departamentos-v2'.AB20]+[$'Fuente-Dashboard-Departamentos-v2'.AG20]+[$'Fuente-Dashboard-Departamentos-v2'.AL20]+[$'Fuente-Dashboard-Departamentos-v2'.AQ20]+[$'Fuente-Dashboard-Departamentos-v2'.AV20]+[$'Fuente-Dashboard-Departamentos-v2'.BA20]+[$'Fuente-Dashboard-Departamentos-v2'.BF20]+[$'Fuente-Dashboard-Departamentos-v2'.BK20]+[$'Fuente-Dashboard-Departamentos-v2'.BP20]+[$'Fuente-Dashboard-Departamentos-v2'.BU20]+[$'Fuente-Dashboard-Departamentos-v2'.BZ20]+[$'Fuente-Dashboard-Departamentos-v2'.CE20]+[$'Fuente-Dashboard-Departamentos-v2'.CJ20]+[$'Fuente-Dashboard-Departamentos-v2'.CO20]+[$'Fuente-Dashboard-Departamentos-v2'.CT20]+[$'Fuente-Dashboard-Departamentos-v2'.CY20]+[$'Fuente-Dashboard-Departamentos-v2'.DD20]+[$'Fuente-Dashboard-Departamentos-v2'.DI20]+[$'Fuente-Dashboard-Departamentos-v2'.DN20]+[$'Fuente-Dashboard-Departamentos-v2'.DS20]" office:value-type="float" office:value="0" calcext:value-type="float">
            <text:p>0</text:p>
          </table:table-cell>
          <table:table-cell table:formula="of:=[$'Fuente-Dashboard-Departamentos-v2'.D20]+[$'Fuente-Dashboard-Departamentos-v2'.I20]+[$'Fuente-Dashboard-Departamentos-v2'.N20]+[$'Fuente-Dashboard-Departamentos-v2'.S20]+[$'Fuente-Dashboard-Departamentos-v2'.X20]+[$'Fuente-Dashboard-Departamentos-v2'.AC20]+[$'Fuente-Dashboard-Departamentos-v2'.AH20]+[$'Fuente-Dashboard-Departamentos-v2'.AM20]+[$'Fuente-Dashboard-Departamentos-v2'.AR20]+[$'Fuente-Dashboard-Departamentos-v2'.AW20]+[$'Fuente-Dashboard-Departamentos-v2'.BB20]+[$'Fuente-Dashboard-Departamentos-v2'.BG20]+[$'Fuente-Dashboard-Departamentos-v2'.BL20]+[$'Fuente-Dashboard-Departamentos-v2'.BQ20]+[$'Fuente-Dashboard-Departamentos-v2'.BV20]+[$'Fuente-Dashboard-Departamentos-v2'.CA20]+[$'Fuente-Dashboard-Departamentos-v2'.CF20]+[$'Fuente-Dashboard-Departamentos-v2'.CK20]+[$'Fuente-Dashboard-Departamentos-v2'.CP20]+[$'Fuente-Dashboard-Departamentos-v2'.CU20]+[$'Fuente-Dashboard-Departamentos-v2'.CZ20]+[$'Fuente-Dashboard-Departamentos-v2'.DE20]+[$'Fuente-Dashboard-Departamentos-v2'.DJ20]+[$'Fuente-Dashboard-Departamentos-v2'.DO20]+[$'Fuente-Dashboard-Departamentos-v2'.DT20]" office:value-type="float" office:value="0" calcext:value-type="float">
            <text:p>0</text:p>
          </table:table-cell>
          <table:table-cell table:formula="of:=[$'Fuente-Dashboard-Departamentos-v2'.E20]+[$'Fuente-Dashboard-Departamentos-v2'.J20]+[$'Fuente-Dashboard-Departamentos-v2'.O20]+[$'Fuente-Dashboard-Departamentos-v2'.T20]+[$'Fuente-Dashboard-Departamentos-v2'.Y20]+[$'Fuente-Dashboard-Departamentos-v2'.AD20]+[$'Fuente-Dashboard-Departamentos-v2'.AI20]+[$'Fuente-Dashboard-Departamentos-v2'.AN20]+[$'Fuente-Dashboard-Departamentos-v2'.AS20]+[$'Fuente-Dashboard-Departamentos-v2'.AX20]+[$'Fuente-Dashboard-Departamentos-v2'.BC20]+[$'Fuente-Dashboard-Departamentos-v2'.BH20]+[$'Fuente-Dashboard-Departamentos-v2'.BM20]+[$'Fuente-Dashboard-Departamentos-v2'.BR20]+[$'Fuente-Dashboard-Departamentos-v2'.BW20]+[$'Fuente-Dashboard-Departamentos-v2'.CB20]+[$'Fuente-Dashboard-Departamentos-v2'.CG20]+[$'Fuente-Dashboard-Departamentos-v2'.CL20]+[$'Fuente-Dashboard-Departamentos-v2'.CQ20]+[$'Fuente-Dashboard-Departamentos-v2'.CV20]+[$'Fuente-Dashboard-Departamentos-v2'.DA20]+[$'Fuente-Dashboard-Departamentos-v2'.DF20]+[$'Fuente-Dashboard-Departamentos-v2'.DK20]+[$'Fuente-Dashboard-Departamentos-v2'.DP20]+[$'Fuente-Dashboard-Departamentos-v2'.DU20]" office:value-type="float" office:value="480" calcext:value-type="float">
            <text:p>480</text:p>
          </table:table-cell>
          <table:table-cell table:formula="of:=[$'Fuente-Dashboard-Departamentos-v2'.F20]+[$'Fuente-Dashboard-Departamentos-v2'.K20]+[$'Fuente-Dashboard-Departamentos-v2'.P20]+[$'Fuente-Dashboard-Departamentos-v2'.U20]+[$'Fuente-Dashboard-Departamentos-v2'.Z20]+[$'Fuente-Dashboard-Departamentos-v2'.AE20]+[$'Fuente-Dashboard-Departamentos-v2'.AJ20]+[$'Fuente-Dashboard-Departamentos-v2'.AO20]+[$'Fuente-Dashboard-Departamentos-v2'.AT20]+[$'Fuente-Dashboard-Departamentos-v2'.AY20]+[$'Fuente-Dashboard-Departamentos-v2'.BD20]+[$'Fuente-Dashboard-Departamentos-v2'.BI20]+[$'Fuente-Dashboard-Departamentos-v2'.BN20]+[$'Fuente-Dashboard-Departamentos-v2'.BS20]+[$'Fuente-Dashboard-Departamentos-v2'.BX20]+[$'Fuente-Dashboard-Departamentos-v2'.CC20]+[$'Fuente-Dashboard-Departamentos-v2'.CH20]+[$'Fuente-Dashboard-Departamentos-v2'.CM20]+[$'Fuente-Dashboard-Departamentos-v2'.CR20]+[$'Fuente-Dashboard-Departamentos-v2'.CW20]+[$'Fuente-Dashboard-Departamentos-v2'.DB20]+[$'Fuente-Dashboard-Departamentos-v2'.DG20]+[$'Fuente-Dashboard-Departamentos-v2'.DL20]+[$'Fuente-Dashboard-Departamentos-v2'.DQ20]+[$'Fuente-Dashboard-Departamentos-v2'.DV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 table:formula="of:=[.F20]=[$'Fuente-Dashboard-v2'.F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1]"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G21]+[$'Fuente-Dashboard-Departamentos-v2'.L21]+[$'Fuente-Dashboard-Departamentos-v2'.Q21]+[$'Fuente-Dashboard-Departamentos-v2'.V21]+[$'Fuente-Dashboard-Departamentos-v2'.AA21]+[$'Fuente-Dashboard-Departamentos-v2'.AF21]+[$'Fuente-Dashboard-Departamentos-v2'.AK21]+[$'Fuente-Dashboard-Departamentos-v2'.AP21]+[$'Fuente-Dashboard-Departamentos-v2'.AU21]+[$'Fuente-Dashboard-Departamentos-v2'.AZ21]+[$'Fuente-Dashboard-Departamentos-v2'.BE21]+[$'Fuente-Dashboard-Departamentos-v2'.BJ21]+[$'Fuente-Dashboard-Departamentos-v2'.BO21]+[$'Fuente-Dashboard-Departamentos-v2'.BT21]+[$'Fuente-Dashboard-Departamentos-v2'.BY21]+[$'Fuente-Dashboard-Departamentos-v2'.CD21]+[$'Fuente-Dashboard-Departamentos-v2'.CI21]+[$'Fuente-Dashboard-Departamentos-v2'.CN21]+[$'Fuente-Dashboard-Departamentos-v2'.CS21]+[$'Fuente-Dashboard-Departamentos-v2'.CX21]+[$'Fuente-Dashboard-Departamentos-v2'.DC21]+[$'Fuente-Dashboard-Departamentos-v2'.DH21]+[$'Fuente-Dashboard-Departamentos-v2'.DM21]+[$'Fuente-Dashboard-Departamentos-v2'.DR21]" office:value-type="float" office:value="580" calcext:value-type="float">
            <text:p>580</text:p>
          </table:table-cell>
          <table:table-cell table:formula="of:=[$'Fuente-Dashboard-Departamentos-v2'.C21]+[$'Fuente-Dashboard-Departamentos-v2'.H21]+[$'Fuente-Dashboard-Departamentos-v2'.M21]+[$'Fuente-Dashboard-Departamentos-v2'.R21]+[$'Fuente-Dashboard-Departamentos-v2'.W21]+[$'Fuente-Dashboard-Departamentos-v2'.AB21]+[$'Fuente-Dashboard-Departamentos-v2'.AG21]+[$'Fuente-Dashboard-Departamentos-v2'.AL21]+[$'Fuente-Dashboard-Departamentos-v2'.AQ21]+[$'Fuente-Dashboard-Departamentos-v2'.AV21]+[$'Fuente-Dashboard-Departamentos-v2'.BA21]+[$'Fuente-Dashboard-Departamentos-v2'.BF21]+[$'Fuente-Dashboard-Departamentos-v2'.BK21]+[$'Fuente-Dashboard-Departamentos-v2'.BP21]+[$'Fuente-Dashboard-Departamentos-v2'.BU21]+[$'Fuente-Dashboard-Departamentos-v2'.BZ21]+[$'Fuente-Dashboard-Departamentos-v2'.CE21]+[$'Fuente-Dashboard-Departamentos-v2'.CJ21]+[$'Fuente-Dashboard-Departamentos-v2'.CO21]+[$'Fuente-Dashboard-Departamentos-v2'.CT21]+[$'Fuente-Dashboard-Departamentos-v2'.CY21]+[$'Fuente-Dashboard-Departamentos-v2'.DD21]+[$'Fuente-Dashboard-Departamentos-v2'.DI21]+[$'Fuente-Dashboard-Departamentos-v2'.DN21]+[$'Fuente-Dashboard-Departamentos-v2'.DS21]" office:value-type="float" office:value="0" calcext:value-type="float">
            <text:p>0</text:p>
          </table:table-cell>
          <table:table-cell table:formula="of:=[$'Fuente-Dashboard-Departamentos-v2'.D21]+[$'Fuente-Dashboard-Departamentos-v2'.I21]+[$'Fuente-Dashboard-Departamentos-v2'.N21]+[$'Fuente-Dashboard-Departamentos-v2'.S21]+[$'Fuente-Dashboard-Departamentos-v2'.X21]+[$'Fuente-Dashboard-Departamentos-v2'.AC21]+[$'Fuente-Dashboard-Departamentos-v2'.AH21]+[$'Fuente-Dashboard-Departamentos-v2'.AM21]+[$'Fuente-Dashboard-Departamentos-v2'.AR21]+[$'Fuente-Dashboard-Departamentos-v2'.AW21]+[$'Fuente-Dashboard-Departamentos-v2'.BB21]+[$'Fuente-Dashboard-Departamentos-v2'.BG21]+[$'Fuente-Dashboard-Departamentos-v2'.BL21]+[$'Fuente-Dashboard-Departamentos-v2'.BQ21]+[$'Fuente-Dashboard-Departamentos-v2'.BV21]+[$'Fuente-Dashboard-Departamentos-v2'.CA21]+[$'Fuente-Dashboard-Departamentos-v2'.CF21]+[$'Fuente-Dashboard-Departamentos-v2'.CK21]+[$'Fuente-Dashboard-Departamentos-v2'.CP21]+[$'Fuente-Dashboard-Departamentos-v2'.CU21]+[$'Fuente-Dashboard-Departamentos-v2'.CZ21]+[$'Fuente-Dashboard-Departamentos-v2'.DE21]+[$'Fuente-Dashboard-Departamentos-v2'.DJ21]+[$'Fuente-Dashboard-Departamentos-v2'.DO21]+[$'Fuente-Dashboard-Departamentos-v2'.DT21]" office:value-type="float" office:value="0" calcext:value-type="float">
            <text:p>0</text:p>
          </table:table-cell>
          <table:table-cell table:formula="of:=[$'Fuente-Dashboard-Departamentos-v2'.E21]+[$'Fuente-Dashboard-Departamentos-v2'.J21]+[$'Fuente-Dashboard-Departamentos-v2'.O21]+[$'Fuente-Dashboard-Departamentos-v2'.T21]+[$'Fuente-Dashboard-Departamentos-v2'.Y21]+[$'Fuente-Dashboard-Departamentos-v2'.AD21]+[$'Fuente-Dashboard-Departamentos-v2'.AI21]+[$'Fuente-Dashboard-Departamentos-v2'.AN21]+[$'Fuente-Dashboard-Departamentos-v2'.AS21]+[$'Fuente-Dashboard-Departamentos-v2'.AX21]+[$'Fuente-Dashboard-Departamentos-v2'.BC21]+[$'Fuente-Dashboard-Departamentos-v2'.BH21]+[$'Fuente-Dashboard-Departamentos-v2'.BM21]+[$'Fuente-Dashboard-Departamentos-v2'.BR21]+[$'Fuente-Dashboard-Departamentos-v2'.BW21]+[$'Fuente-Dashboard-Departamentos-v2'.CB21]+[$'Fuente-Dashboard-Departamentos-v2'.CG21]+[$'Fuente-Dashboard-Departamentos-v2'.CL21]+[$'Fuente-Dashboard-Departamentos-v2'.CQ21]+[$'Fuente-Dashboard-Departamentos-v2'.CV21]+[$'Fuente-Dashboard-Departamentos-v2'.DA21]+[$'Fuente-Dashboard-Departamentos-v2'.DF21]+[$'Fuente-Dashboard-Departamentos-v2'.DK21]+[$'Fuente-Dashboard-Departamentos-v2'.DP21]+[$'Fuente-Dashboard-Departamentos-v2'.DU21]" office:value-type="float" office:value="580" calcext:value-type="float">
            <text:p>580</text:p>
          </table:table-cell>
          <table:table-cell table:formula="of:=[$'Fuente-Dashboard-Departamentos-v2'.F21]+[$'Fuente-Dashboard-Departamentos-v2'.K21]+[$'Fuente-Dashboard-Departamentos-v2'.P21]+[$'Fuente-Dashboard-Departamentos-v2'.U21]+[$'Fuente-Dashboard-Departamentos-v2'.Z21]+[$'Fuente-Dashboard-Departamentos-v2'.AE21]+[$'Fuente-Dashboard-Departamentos-v2'.AJ21]+[$'Fuente-Dashboard-Departamentos-v2'.AO21]+[$'Fuente-Dashboard-Departamentos-v2'.AT21]+[$'Fuente-Dashboard-Departamentos-v2'.AY21]+[$'Fuente-Dashboard-Departamentos-v2'.BD21]+[$'Fuente-Dashboard-Departamentos-v2'.BI21]+[$'Fuente-Dashboard-Departamentos-v2'.BN21]+[$'Fuente-Dashboard-Departamentos-v2'.BS21]+[$'Fuente-Dashboard-Departamentos-v2'.BX21]+[$'Fuente-Dashboard-Departamentos-v2'.CC21]+[$'Fuente-Dashboard-Departamentos-v2'.CH21]+[$'Fuente-Dashboard-Departamentos-v2'.CM21]+[$'Fuente-Dashboard-Departamentos-v2'.CR21]+[$'Fuente-Dashboard-Departamentos-v2'.CW21]+[$'Fuente-Dashboard-Departamentos-v2'.DB21]+[$'Fuente-Dashboard-Departamentos-v2'.DG21]+[$'Fuente-Dashboard-Departamentos-v2'.DL21]+[$'Fuente-Dashboard-Departamentos-v2'.DQ21]+[$'Fuente-Dashboard-Departamentos-v2'.DV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 table:formula="of:=[.F21]=[$'Fuente-Dashboard-v2'.F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2]"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G22]+[$'Fuente-Dashboard-Departamentos-v2'.L22]+[$'Fuente-Dashboard-Departamentos-v2'.Q22]+[$'Fuente-Dashboard-Departamentos-v2'.V22]+[$'Fuente-Dashboard-Departamentos-v2'.AA22]+[$'Fuente-Dashboard-Departamentos-v2'.AF22]+[$'Fuente-Dashboard-Departamentos-v2'.AK22]+[$'Fuente-Dashboard-Departamentos-v2'.AP22]+[$'Fuente-Dashboard-Departamentos-v2'.AU22]+[$'Fuente-Dashboard-Departamentos-v2'.AZ22]+[$'Fuente-Dashboard-Departamentos-v2'.BE22]+[$'Fuente-Dashboard-Departamentos-v2'.BJ22]+[$'Fuente-Dashboard-Departamentos-v2'.BO22]+[$'Fuente-Dashboard-Departamentos-v2'.BT22]+[$'Fuente-Dashboard-Departamentos-v2'.BY22]+[$'Fuente-Dashboard-Departamentos-v2'.CD22]+[$'Fuente-Dashboard-Departamentos-v2'.CI22]+[$'Fuente-Dashboard-Departamentos-v2'.CN22]+[$'Fuente-Dashboard-Departamentos-v2'.CS22]+[$'Fuente-Dashboard-Departamentos-v2'.CX22]+[$'Fuente-Dashboard-Departamentos-v2'.DC22]+[$'Fuente-Dashboard-Departamentos-v2'.DH22]+[$'Fuente-Dashboard-Departamentos-v2'.DM22]+[$'Fuente-Dashboard-Departamentos-v2'.DR22]" office:value-type="float" office:value="634" calcext:value-type="float">
            <text:p>634</text:p>
          </table:table-cell>
          <table:table-cell table:formula="of:=[$'Fuente-Dashboard-Departamentos-v2'.C22]+[$'Fuente-Dashboard-Departamentos-v2'.H22]+[$'Fuente-Dashboard-Departamentos-v2'.M22]+[$'Fuente-Dashboard-Departamentos-v2'.R22]+[$'Fuente-Dashboard-Departamentos-v2'.W22]+[$'Fuente-Dashboard-Departamentos-v2'.AB22]+[$'Fuente-Dashboard-Departamentos-v2'.AG22]+[$'Fuente-Dashboard-Departamentos-v2'.AL22]+[$'Fuente-Dashboard-Departamentos-v2'.AQ22]+[$'Fuente-Dashboard-Departamentos-v2'.AV22]+[$'Fuente-Dashboard-Departamentos-v2'.BA22]+[$'Fuente-Dashboard-Departamentos-v2'.BF22]+[$'Fuente-Dashboard-Departamentos-v2'.BK22]+[$'Fuente-Dashboard-Departamentos-v2'.BP22]+[$'Fuente-Dashboard-Departamentos-v2'.BU22]+[$'Fuente-Dashboard-Departamentos-v2'.BZ22]+[$'Fuente-Dashboard-Departamentos-v2'.CE22]+[$'Fuente-Dashboard-Departamentos-v2'.CJ22]+[$'Fuente-Dashboard-Departamentos-v2'.CO22]+[$'Fuente-Dashboard-Departamentos-v2'.CT22]+[$'Fuente-Dashboard-Departamentos-v2'.CY22]+[$'Fuente-Dashboard-Departamentos-v2'.DD22]+[$'Fuente-Dashboard-Departamentos-v2'.DI22]+[$'Fuente-Dashboard-Departamentos-v2'.DN22]+[$'Fuente-Dashboard-Departamentos-v2'.DS22]" office:value-type="float" office:value="0" calcext:value-type="float">
            <text:p>0</text:p>
          </table:table-cell>
          <table:table-cell table:formula="of:=[$'Fuente-Dashboard-Departamentos-v2'.D22]+[$'Fuente-Dashboard-Departamentos-v2'.I22]+[$'Fuente-Dashboard-Departamentos-v2'.N22]+[$'Fuente-Dashboard-Departamentos-v2'.S22]+[$'Fuente-Dashboard-Departamentos-v2'.X22]+[$'Fuente-Dashboard-Departamentos-v2'.AC22]+[$'Fuente-Dashboard-Departamentos-v2'.AH22]+[$'Fuente-Dashboard-Departamentos-v2'.AM22]+[$'Fuente-Dashboard-Departamentos-v2'.AR22]+[$'Fuente-Dashboard-Departamentos-v2'.AW22]+[$'Fuente-Dashboard-Departamentos-v2'.BB22]+[$'Fuente-Dashboard-Departamentos-v2'.BG22]+[$'Fuente-Dashboard-Departamentos-v2'.BL22]+[$'Fuente-Dashboard-Departamentos-v2'.BQ22]+[$'Fuente-Dashboard-Departamentos-v2'.BV22]+[$'Fuente-Dashboard-Departamentos-v2'.CA22]+[$'Fuente-Dashboard-Departamentos-v2'.CF22]+[$'Fuente-Dashboard-Departamentos-v2'.CK22]+[$'Fuente-Dashboard-Departamentos-v2'.CP22]+[$'Fuente-Dashboard-Departamentos-v2'.CU22]+[$'Fuente-Dashboard-Departamentos-v2'.CZ22]+[$'Fuente-Dashboard-Departamentos-v2'.DE22]+[$'Fuente-Dashboard-Departamentos-v2'.DJ22]+[$'Fuente-Dashboard-Departamentos-v2'.DO22]+[$'Fuente-Dashboard-Departamentos-v2'.DT22]" office:value-type="float" office:value="0" calcext:value-type="float">
            <text:p>0</text:p>
          </table:table-cell>
          <table:table-cell table:formula="of:=[$'Fuente-Dashboard-Departamentos-v2'.E22]+[$'Fuente-Dashboard-Departamentos-v2'.J22]+[$'Fuente-Dashboard-Departamentos-v2'.O22]+[$'Fuente-Dashboard-Departamentos-v2'.T22]+[$'Fuente-Dashboard-Departamentos-v2'.Y22]+[$'Fuente-Dashboard-Departamentos-v2'.AD22]+[$'Fuente-Dashboard-Departamentos-v2'.AI22]+[$'Fuente-Dashboard-Departamentos-v2'.AN22]+[$'Fuente-Dashboard-Departamentos-v2'.AS22]+[$'Fuente-Dashboard-Departamentos-v2'.AX22]+[$'Fuente-Dashboard-Departamentos-v2'.BC22]+[$'Fuente-Dashboard-Departamentos-v2'.BH22]+[$'Fuente-Dashboard-Departamentos-v2'.BM22]+[$'Fuente-Dashboard-Departamentos-v2'.BR22]+[$'Fuente-Dashboard-Departamentos-v2'.BW22]+[$'Fuente-Dashboard-Departamentos-v2'.CB22]+[$'Fuente-Dashboard-Departamentos-v2'.CG22]+[$'Fuente-Dashboard-Departamentos-v2'.CL22]+[$'Fuente-Dashboard-Departamentos-v2'.CQ22]+[$'Fuente-Dashboard-Departamentos-v2'.CV22]+[$'Fuente-Dashboard-Departamentos-v2'.DA22]+[$'Fuente-Dashboard-Departamentos-v2'.DF22]+[$'Fuente-Dashboard-Departamentos-v2'.DK22]+[$'Fuente-Dashboard-Departamentos-v2'.DP22]+[$'Fuente-Dashboard-Departamentos-v2'.DU22]" office:value-type="float" office:value="634" calcext:value-type="float">
            <text:p>634</text:p>
          </table:table-cell>
          <table:table-cell table:formula="of:=[$'Fuente-Dashboard-Departamentos-v2'.F22]+[$'Fuente-Dashboard-Departamentos-v2'.K22]+[$'Fuente-Dashboard-Departamentos-v2'.P22]+[$'Fuente-Dashboard-Departamentos-v2'.U22]+[$'Fuente-Dashboard-Departamentos-v2'.Z22]+[$'Fuente-Dashboard-Departamentos-v2'.AE22]+[$'Fuente-Dashboard-Departamentos-v2'.AJ22]+[$'Fuente-Dashboard-Departamentos-v2'.AO22]+[$'Fuente-Dashboard-Departamentos-v2'.AT22]+[$'Fuente-Dashboard-Departamentos-v2'.AY22]+[$'Fuente-Dashboard-Departamentos-v2'.BD22]+[$'Fuente-Dashboard-Departamentos-v2'.BI22]+[$'Fuente-Dashboard-Departamentos-v2'.BN22]+[$'Fuente-Dashboard-Departamentos-v2'.BS22]+[$'Fuente-Dashboard-Departamentos-v2'.BX22]+[$'Fuente-Dashboard-Departamentos-v2'.CC22]+[$'Fuente-Dashboard-Departamentos-v2'.CH22]+[$'Fuente-Dashboard-Departamentos-v2'.CM22]+[$'Fuente-Dashboard-Departamentos-v2'.CR22]+[$'Fuente-Dashboard-Departamentos-v2'.CW22]+[$'Fuente-Dashboard-Departamentos-v2'.DB22]+[$'Fuente-Dashboard-Departamentos-v2'.DG22]+[$'Fuente-Dashboard-Departamentos-v2'.DL22]+[$'Fuente-Dashboard-Departamentos-v2'.DQ22]+[$'Fuente-Dashboard-Departamentos-v2'.DV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 table:formula="of:=[.F22]=[$'Fuente-Dashboard-v2'.F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3]"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G23]+[$'Fuente-Dashboard-Departamentos-v2'.L23]+[$'Fuente-Dashboard-Departamentos-v2'.Q23]+[$'Fuente-Dashboard-Departamentos-v2'.V23]+[$'Fuente-Dashboard-Departamentos-v2'.AA23]+[$'Fuente-Dashboard-Departamentos-v2'.AF23]+[$'Fuente-Dashboard-Departamentos-v2'.AK23]+[$'Fuente-Dashboard-Departamentos-v2'.AP23]+[$'Fuente-Dashboard-Departamentos-v2'.AU23]+[$'Fuente-Dashboard-Departamentos-v2'.AZ23]+[$'Fuente-Dashboard-Departamentos-v2'.BE23]+[$'Fuente-Dashboard-Departamentos-v2'.BJ23]+[$'Fuente-Dashboard-Departamentos-v2'.BO23]+[$'Fuente-Dashboard-Departamentos-v2'.BT23]+[$'Fuente-Dashboard-Departamentos-v2'.BY23]+[$'Fuente-Dashboard-Departamentos-v2'.CD23]+[$'Fuente-Dashboard-Departamentos-v2'.CI23]+[$'Fuente-Dashboard-Departamentos-v2'.CN23]+[$'Fuente-Dashboard-Departamentos-v2'.CS23]+[$'Fuente-Dashboard-Departamentos-v2'.CX23]+[$'Fuente-Dashboard-Departamentos-v2'.DC23]+[$'Fuente-Dashboard-Departamentos-v2'.DH23]+[$'Fuente-Dashboard-Departamentos-v2'.DM23]+[$'Fuente-Dashboard-Departamentos-v2'.DR23]" office:value-type="float" office:value="669" calcext:value-type="float">
            <text:p>669</text:p>
          </table:table-cell>
          <table:table-cell table:formula="of:=[$'Fuente-Dashboard-Departamentos-v2'.C23]+[$'Fuente-Dashboard-Departamentos-v2'.H23]+[$'Fuente-Dashboard-Departamentos-v2'.M23]+[$'Fuente-Dashboard-Departamentos-v2'.R23]+[$'Fuente-Dashboard-Departamentos-v2'.W23]+[$'Fuente-Dashboard-Departamentos-v2'.AB23]+[$'Fuente-Dashboard-Departamentos-v2'.AG23]+[$'Fuente-Dashboard-Departamentos-v2'.AL23]+[$'Fuente-Dashboard-Departamentos-v2'.AQ23]+[$'Fuente-Dashboard-Departamentos-v2'.AV23]+[$'Fuente-Dashboard-Departamentos-v2'.BA23]+[$'Fuente-Dashboard-Departamentos-v2'.BF23]+[$'Fuente-Dashboard-Departamentos-v2'.BK23]+[$'Fuente-Dashboard-Departamentos-v2'.BP23]+[$'Fuente-Dashboard-Departamentos-v2'.BU23]+[$'Fuente-Dashboard-Departamentos-v2'.BZ23]+[$'Fuente-Dashboard-Departamentos-v2'.CE23]+[$'Fuente-Dashboard-Departamentos-v2'.CJ23]+[$'Fuente-Dashboard-Departamentos-v2'.CO23]+[$'Fuente-Dashboard-Departamentos-v2'.CT23]+[$'Fuente-Dashboard-Departamentos-v2'.CY23]+[$'Fuente-Dashboard-Departamentos-v2'.DD23]+[$'Fuente-Dashboard-Departamentos-v2'.DI23]+[$'Fuente-Dashboard-Departamentos-v2'.DN23]+[$'Fuente-Dashboard-Departamentos-v2'.DS23]" office:value-type="float" office:value="0" calcext:value-type="float">
            <text:p>0</text:p>
          </table:table-cell>
          <table:table-cell table:formula="of:=[$'Fuente-Dashboard-Departamentos-v2'.D23]+[$'Fuente-Dashboard-Departamentos-v2'.I23]+[$'Fuente-Dashboard-Departamentos-v2'.N23]+[$'Fuente-Dashboard-Departamentos-v2'.S23]+[$'Fuente-Dashboard-Departamentos-v2'.X23]+[$'Fuente-Dashboard-Departamentos-v2'.AC23]+[$'Fuente-Dashboard-Departamentos-v2'.AH23]+[$'Fuente-Dashboard-Departamentos-v2'.AM23]+[$'Fuente-Dashboard-Departamentos-v2'.AR23]+[$'Fuente-Dashboard-Departamentos-v2'.AW23]+[$'Fuente-Dashboard-Departamentos-v2'.BB23]+[$'Fuente-Dashboard-Departamentos-v2'.BG23]+[$'Fuente-Dashboard-Departamentos-v2'.BL23]+[$'Fuente-Dashboard-Departamentos-v2'.BQ23]+[$'Fuente-Dashboard-Departamentos-v2'.BV23]+[$'Fuente-Dashboard-Departamentos-v2'.CA23]+[$'Fuente-Dashboard-Departamentos-v2'.CF23]+[$'Fuente-Dashboard-Departamentos-v2'.CK23]+[$'Fuente-Dashboard-Departamentos-v2'.CP23]+[$'Fuente-Dashboard-Departamentos-v2'.CU23]+[$'Fuente-Dashboard-Departamentos-v2'.CZ23]+[$'Fuente-Dashboard-Departamentos-v2'.DE23]+[$'Fuente-Dashboard-Departamentos-v2'.DJ23]+[$'Fuente-Dashboard-Departamentos-v2'.DO23]+[$'Fuente-Dashboard-Departamentos-v2'.DT23]" office:value-type="float" office:value="0" calcext:value-type="float">
            <text:p>0</text:p>
          </table:table-cell>
          <table:table-cell table:formula="of:=[$'Fuente-Dashboard-Departamentos-v2'.E23]+[$'Fuente-Dashboard-Departamentos-v2'.J23]+[$'Fuente-Dashboard-Departamentos-v2'.O23]+[$'Fuente-Dashboard-Departamentos-v2'.T23]+[$'Fuente-Dashboard-Departamentos-v2'.Y23]+[$'Fuente-Dashboard-Departamentos-v2'.AD23]+[$'Fuente-Dashboard-Departamentos-v2'.AI23]+[$'Fuente-Dashboard-Departamentos-v2'.AN23]+[$'Fuente-Dashboard-Departamentos-v2'.AS23]+[$'Fuente-Dashboard-Departamentos-v2'.AX23]+[$'Fuente-Dashboard-Departamentos-v2'.BC23]+[$'Fuente-Dashboard-Departamentos-v2'.BH23]+[$'Fuente-Dashboard-Departamentos-v2'.BM23]+[$'Fuente-Dashboard-Departamentos-v2'.BR23]+[$'Fuente-Dashboard-Departamentos-v2'.BW23]+[$'Fuente-Dashboard-Departamentos-v2'.CB23]+[$'Fuente-Dashboard-Departamentos-v2'.CG23]+[$'Fuente-Dashboard-Departamentos-v2'.CL23]+[$'Fuente-Dashboard-Departamentos-v2'.CQ23]+[$'Fuente-Dashboard-Departamentos-v2'.CV23]+[$'Fuente-Dashboard-Departamentos-v2'.DA23]+[$'Fuente-Dashboard-Departamentos-v2'.DF23]+[$'Fuente-Dashboard-Departamentos-v2'.DK23]+[$'Fuente-Dashboard-Departamentos-v2'.DP23]+[$'Fuente-Dashboard-Departamentos-v2'.DU23]" office:value-type="float" office:value="669" calcext:value-type="float">
            <text:p>669</text:p>
          </table:table-cell>
          <table:table-cell table:formula="of:=[$'Fuente-Dashboard-Departamentos-v2'.F23]+[$'Fuente-Dashboard-Departamentos-v2'.K23]+[$'Fuente-Dashboard-Departamentos-v2'.P23]+[$'Fuente-Dashboard-Departamentos-v2'.U23]+[$'Fuente-Dashboard-Departamentos-v2'.Z23]+[$'Fuente-Dashboard-Departamentos-v2'.AE23]+[$'Fuente-Dashboard-Departamentos-v2'.AJ23]+[$'Fuente-Dashboard-Departamentos-v2'.AO23]+[$'Fuente-Dashboard-Departamentos-v2'.AT23]+[$'Fuente-Dashboard-Departamentos-v2'.AY23]+[$'Fuente-Dashboard-Departamentos-v2'.BD23]+[$'Fuente-Dashboard-Departamentos-v2'.BI23]+[$'Fuente-Dashboard-Departamentos-v2'.BN23]+[$'Fuente-Dashboard-Departamentos-v2'.BS23]+[$'Fuente-Dashboard-Departamentos-v2'.BX23]+[$'Fuente-Dashboard-Departamentos-v2'.CC23]+[$'Fuente-Dashboard-Departamentos-v2'.CH23]+[$'Fuente-Dashboard-Departamentos-v2'.CM23]+[$'Fuente-Dashboard-Departamentos-v2'.CR23]+[$'Fuente-Dashboard-Departamentos-v2'.CW23]+[$'Fuente-Dashboard-Departamentos-v2'.DB23]+[$'Fuente-Dashboard-Departamentos-v2'.DG23]+[$'Fuente-Dashboard-Departamentos-v2'.DL23]+[$'Fuente-Dashboard-Departamentos-v2'.DQ23]+[$'Fuente-Dashboard-Departamentos-v2'.DV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 table:formula="of:=[.F23]=[$'Fuente-Dashboard-v2'.F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4]"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G24]+[$'Fuente-Dashboard-Departamentos-v2'.L24]+[$'Fuente-Dashboard-Departamentos-v2'.Q24]+[$'Fuente-Dashboard-Departamentos-v2'.V24]+[$'Fuente-Dashboard-Departamentos-v2'.AA24]+[$'Fuente-Dashboard-Departamentos-v2'.AF24]+[$'Fuente-Dashboard-Departamentos-v2'.AK24]+[$'Fuente-Dashboard-Departamentos-v2'.AP24]+[$'Fuente-Dashboard-Departamentos-v2'.AU24]+[$'Fuente-Dashboard-Departamentos-v2'.AZ24]+[$'Fuente-Dashboard-Departamentos-v2'.BE24]+[$'Fuente-Dashboard-Departamentos-v2'.BJ24]+[$'Fuente-Dashboard-Departamentos-v2'.BO24]+[$'Fuente-Dashboard-Departamentos-v2'.BT24]+[$'Fuente-Dashboard-Departamentos-v2'.BY24]+[$'Fuente-Dashboard-Departamentos-v2'.CD24]+[$'Fuente-Dashboard-Departamentos-v2'.CI24]+[$'Fuente-Dashboard-Departamentos-v2'.CN24]+[$'Fuente-Dashboard-Departamentos-v2'.CS24]+[$'Fuente-Dashboard-Departamentos-v2'.CX24]+[$'Fuente-Dashboard-Departamentos-v2'.DC24]+[$'Fuente-Dashboard-Departamentos-v2'.DH24]+[$'Fuente-Dashboard-Departamentos-v2'.DM24]+[$'Fuente-Dashboard-Departamentos-v2'.DR24]" office:value-type="float" office:value="808" calcext:value-type="float">
            <text:p>808</text:p>
          </table:table-cell>
          <table:table-cell table:formula="of:=[$'Fuente-Dashboard-Departamentos-v2'.C24]+[$'Fuente-Dashboard-Departamentos-v2'.H24]+[$'Fuente-Dashboard-Departamentos-v2'.M24]+[$'Fuente-Dashboard-Departamentos-v2'.R24]+[$'Fuente-Dashboard-Departamentos-v2'.W24]+[$'Fuente-Dashboard-Departamentos-v2'.AB24]+[$'Fuente-Dashboard-Departamentos-v2'.AG24]+[$'Fuente-Dashboard-Departamentos-v2'.AL24]+[$'Fuente-Dashboard-Departamentos-v2'.AQ24]+[$'Fuente-Dashboard-Departamentos-v2'.AV24]+[$'Fuente-Dashboard-Departamentos-v2'.BA24]+[$'Fuente-Dashboard-Departamentos-v2'.BF24]+[$'Fuente-Dashboard-Departamentos-v2'.BK24]+[$'Fuente-Dashboard-Departamentos-v2'.BP24]+[$'Fuente-Dashboard-Departamentos-v2'.BU24]+[$'Fuente-Dashboard-Departamentos-v2'.BZ24]+[$'Fuente-Dashboard-Departamentos-v2'.CE24]+[$'Fuente-Dashboard-Departamentos-v2'.CJ24]+[$'Fuente-Dashboard-Departamentos-v2'.CO24]+[$'Fuente-Dashboard-Departamentos-v2'.CT24]+[$'Fuente-Dashboard-Departamentos-v2'.CY24]+[$'Fuente-Dashboard-Departamentos-v2'.DD24]+[$'Fuente-Dashboard-Departamentos-v2'.DI24]+[$'Fuente-Dashboard-Departamentos-v2'.DN24]+[$'Fuente-Dashboard-Departamentos-v2'.DS24]" office:value-type="float" office:value="0" calcext:value-type="float">
            <text:p>0</text:p>
          </table:table-cell>
          <table:table-cell table:formula="of:=[$'Fuente-Dashboard-Departamentos-v2'.D24]+[$'Fuente-Dashboard-Departamentos-v2'.I24]+[$'Fuente-Dashboard-Departamentos-v2'.N24]+[$'Fuente-Dashboard-Departamentos-v2'.S24]+[$'Fuente-Dashboard-Departamentos-v2'.X24]+[$'Fuente-Dashboard-Departamentos-v2'.AC24]+[$'Fuente-Dashboard-Departamentos-v2'.AH24]+[$'Fuente-Dashboard-Departamentos-v2'.AM24]+[$'Fuente-Dashboard-Departamentos-v2'.AR24]+[$'Fuente-Dashboard-Departamentos-v2'.AW24]+[$'Fuente-Dashboard-Departamentos-v2'.BB24]+[$'Fuente-Dashboard-Departamentos-v2'.BG24]+[$'Fuente-Dashboard-Departamentos-v2'.BL24]+[$'Fuente-Dashboard-Departamentos-v2'.BQ24]+[$'Fuente-Dashboard-Departamentos-v2'.BV24]+[$'Fuente-Dashboard-Departamentos-v2'.CA24]+[$'Fuente-Dashboard-Departamentos-v2'.CF24]+[$'Fuente-Dashboard-Departamentos-v2'.CK24]+[$'Fuente-Dashboard-Departamentos-v2'.CP24]+[$'Fuente-Dashboard-Departamentos-v2'.CU24]+[$'Fuente-Dashboard-Departamentos-v2'.CZ24]+[$'Fuente-Dashboard-Departamentos-v2'.DE24]+[$'Fuente-Dashboard-Departamentos-v2'.DJ24]+[$'Fuente-Dashboard-Departamentos-v2'.DO24]+[$'Fuente-Dashboard-Departamentos-v2'.DT24]" office:value-type="float" office:value="0" calcext:value-type="float">
            <text:p>0</text:p>
          </table:table-cell>
          <table:table-cell table:formula="of:=[$'Fuente-Dashboard-Departamentos-v2'.E24]+[$'Fuente-Dashboard-Departamentos-v2'.J24]+[$'Fuente-Dashboard-Departamentos-v2'.O24]+[$'Fuente-Dashboard-Departamentos-v2'.T24]+[$'Fuente-Dashboard-Departamentos-v2'.Y24]+[$'Fuente-Dashboard-Departamentos-v2'.AD24]+[$'Fuente-Dashboard-Departamentos-v2'.AI24]+[$'Fuente-Dashboard-Departamentos-v2'.AN24]+[$'Fuente-Dashboard-Departamentos-v2'.AS24]+[$'Fuente-Dashboard-Departamentos-v2'.AX24]+[$'Fuente-Dashboard-Departamentos-v2'.BC24]+[$'Fuente-Dashboard-Departamentos-v2'.BH24]+[$'Fuente-Dashboard-Departamentos-v2'.BM24]+[$'Fuente-Dashboard-Departamentos-v2'.BR24]+[$'Fuente-Dashboard-Departamentos-v2'.BW24]+[$'Fuente-Dashboard-Departamentos-v2'.CB24]+[$'Fuente-Dashboard-Departamentos-v2'.CG24]+[$'Fuente-Dashboard-Departamentos-v2'.CL24]+[$'Fuente-Dashboard-Departamentos-v2'.CQ24]+[$'Fuente-Dashboard-Departamentos-v2'.CV24]+[$'Fuente-Dashboard-Departamentos-v2'.DA24]+[$'Fuente-Dashboard-Departamentos-v2'.DF24]+[$'Fuente-Dashboard-Departamentos-v2'.DK24]+[$'Fuente-Dashboard-Departamentos-v2'.DP24]+[$'Fuente-Dashboard-Departamentos-v2'.DU24]" office:value-type="float" office:value="808" calcext:value-type="float">
            <text:p>808</text:p>
          </table:table-cell>
          <table:table-cell table:formula="of:=[$'Fuente-Dashboard-Departamentos-v2'.F24]+[$'Fuente-Dashboard-Departamentos-v2'.K24]+[$'Fuente-Dashboard-Departamentos-v2'.P24]+[$'Fuente-Dashboard-Departamentos-v2'.U24]+[$'Fuente-Dashboard-Departamentos-v2'.Z24]+[$'Fuente-Dashboard-Departamentos-v2'.AE24]+[$'Fuente-Dashboard-Departamentos-v2'.AJ24]+[$'Fuente-Dashboard-Departamentos-v2'.AO24]+[$'Fuente-Dashboard-Departamentos-v2'.AT24]+[$'Fuente-Dashboard-Departamentos-v2'.AY24]+[$'Fuente-Dashboard-Departamentos-v2'.BD24]+[$'Fuente-Dashboard-Departamentos-v2'.BI24]+[$'Fuente-Dashboard-Departamentos-v2'.BN24]+[$'Fuente-Dashboard-Departamentos-v2'.BS24]+[$'Fuente-Dashboard-Departamentos-v2'.BX24]+[$'Fuente-Dashboard-Departamentos-v2'.CC24]+[$'Fuente-Dashboard-Departamentos-v2'.CH24]+[$'Fuente-Dashboard-Departamentos-v2'.CM24]+[$'Fuente-Dashboard-Departamentos-v2'.CR24]+[$'Fuente-Dashboard-Departamentos-v2'.CW24]+[$'Fuente-Dashboard-Departamentos-v2'.DB24]+[$'Fuente-Dashboard-Departamentos-v2'.DG24]+[$'Fuente-Dashboard-Departamentos-v2'.DL24]+[$'Fuente-Dashboard-Departamentos-v2'.DQ24]+[$'Fuente-Dashboard-Departamentos-v2'.DV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 table:formula="of:=[.F24]=[$'Fuente-Dashboard-v2'.F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5]"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G25]+[$'Fuente-Dashboard-Departamentos-v2'.L25]+[$'Fuente-Dashboard-Departamentos-v2'.Q25]+[$'Fuente-Dashboard-Departamentos-v2'.V25]+[$'Fuente-Dashboard-Departamentos-v2'.AA25]+[$'Fuente-Dashboard-Departamentos-v2'.AF25]+[$'Fuente-Dashboard-Departamentos-v2'.AK25]+[$'Fuente-Dashboard-Departamentos-v2'.AP25]+[$'Fuente-Dashboard-Departamentos-v2'.AU25]+[$'Fuente-Dashboard-Departamentos-v2'.AZ25]+[$'Fuente-Dashboard-Departamentos-v2'.BE25]+[$'Fuente-Dashboard-Departamentos-v2'.BJ25]+[$'Fuente-Dashboard-Departamentos-v2'.BO25]+[$'Fuente-Dashboard-Departamentos-v2'.BT25]+[$'Fuente-Dashboard-Departamentos-v2'.BY25]+[$'Fuente-Dashboard-Departamentos-v2'.CD25]+[$'Fuente-Dashboard-Departamentos-v2'.CI25]+[$'Fuente-Dashboard-Departamentos-v2'.CN25]+[$'Fuente-Dashboard-Departamentos-v2'.CS25]+[$'Fuente-Dashboard-Departamentos-v2'.CX25]+[$'Fuente-Dashboard-Departamentos-v2'.DC25]+[$'Fuente-Dashboard-Departamentos-v2'.DH25]+[$'Fuente-Dashboard-Departamentos-v2'.DM25]+[$'Fuente-Dashboard-Departamentos-v2'.DR25]" office:value-type="float" office:value="951" calcext:value-type="float">
            <text:p>951</text:p>
          </table:table-cell>
          <table:table-cell table:formula="of:=[$'Fuente-Dashboard-Departamentos-v2'.C25]+[$'Fuente-Dashboard-Departamentos-v2'.H25]+[$'Fuente-Dashboard-Departamentos-v2'.M25]+[$'Fuente-Dashboard-Departamentos-v2'.R25]+[$'Fuente-Dashboard-Departamentos-v2'.W25]+[$'Fuente-Dashboard-Departamentos-v2'.AB25]+[$'Fuente-Dashboard-Departamentos-v2'.AG25]+[$'Fuente-Dashboard-Departamentos-v2'.AL25]+[$'Fuente-Dashboard-Departamentos-v2'.AQ25]+[$'Fuente-Dashboard-Departamentos-v2'.AV25]+[$'Fuente-Dashboard-Departamentos-v2'.BA25]+[$'Fuente-Dashboard-Departamentos-v2'.BF25]+[$'Fuente-Dashboard-Departamentos-v2'.BK25]+[$'Fuente-Dashboard-Departamentos-v2'.BP25]+[$'Fuente-Dashboard-Departamentos-v2'.BU25]+[$'Fuente-Dashboard-Departamentos-v2'.BZ25]+[$'Fuente-Dashboard-Departamentos-v2'.CE25]+[$'Fuente-Dashboard-Departamentos-v2'.CJ25]+[$'Fuente-Dashboard-Departamentos-v2'.CO25]+[$'Fuente-Dashboard-Departamentos-v2'.CT25]+[$'Fuente-Dashboard-Departamentos-v2'.CY25]+[$'Fuente-Dashboard-Departamentos-v2'.DD25]+[$'Fuente-Dashboard-Departamentos-v2'.DI25]+[$'Fuente-Dashboard-Departamentos-v2'.DN25]+[$'Fuente-Dashboard-Departamentos-v2'.DS25]" office:value-type="float" office:value="0" calcext:value-type="float">
            <text:p>0</text:p>
          </table:table-cell>
          <table:table-cell table:formula="of:=[$'Fuente-Dashboard-Departamentos-v2'.D25]+[$'Fuente-Dashboard-Departamentos-v2'.I25]+[$'Fuente-Dashboard-Departamentos-v2'.N25]+[$'Fuente-Dashboard-Departamentos-v2'.S25]+[$'Fuente-Dashboard-Departamentos-v2'.X25]+[$'Fuente-Dashboard-Departamentos-v2'.AC25]+[$'Fuente-Dashboard-Departamentos-v2'.AH25]+[$'Fuente-Dashboard-Departamentos-v2'.AM25]+[$'Fuente-Dashboard-Departamentos-v2'.AR25]+[$'Fuente-Dashboard-Departamentos-v2'.AW25]+[$'Fuente-Dashboard-Departamentos-v2'.BB25]+[$'Fuente-Dashboard-Departamentos-v2'.BG25]+[$'Fuente-Dashboard-Departamentos-v2'.BL25]+[$'Fuente-Dashboard-Departamentos-v2'.BQ25]+[$'Fuente-Dashboard-Departamentos-v2'.BV25]+[$'Fuente-Dashboard-Departamentos-v2'.CA25]+[$'Fuente-Dashboard-Departamentos-v2'.CF25]+[$'Fuente-Dashboard-Departamentos-v2'.CK25]+[$'Fuente-Dashboard-Departamentos-v2'.CP25]+[$'Fuente-Dashboard-Departamentos-v2'.CU25]+[$'Fuente-Dashboard-Departamentos-v2'.CZ25]+[$'Fuente-Dashboard-Departamentos-v2'.DE25]+[$'Fuente-Dashboard-Departamentos-v2'.DJ25]+[$'Fuente-Dashboard-Departamentos-v2'.DO25]+[$'Fuente-Dashboard-Departamentos-v2'.DT25]" office:value-type="float" office:value="0" calcext:value-type="float">
            <text:p>0</text:p>
          </table:table-cell>
          <table:table-cell table:formula="of:=[$'Fuente-Dashboard-Departamentos-v2'.E25]+[$'Fuente-Dashboard-Departamentos-v2'.J25]+[$'Fuente-Dashboard-Departamentos-v2'.O25]+[$'Fuente-Dashboard-Departamentos-v2'.T25]+[$'Fuente-Dashboard-Departamentos-v2'.Y25]+[$'Fuente-Dashboard-Departamentos-v2'.AD25]+[$'Fuente-Dashboard-Departamentos-v2'.AI25]+[$'Fuente-Dashboard-Departamentos-v2'.AN25]+[$'Fuente-Dashboard-Departamentos-v2'.AS25]+[$'Fuente-Dashboard-Departamentos-v2'.AX25]+[$'Fuente-Dashboard-Departamentos-v2'.BC25]+[$'Fuente-Dashboard-Departamentos-v2'.BH25]+[$'Fuente-Dashboard-Departamentos-v2'.BM25]+[$'Fuente-Dashboard-Departamentos-v2'.BR25]+[$'Fuente-Dashboard-Departamentos-v2'.BW25]+[$'Fuente-Dashboard-Departamentos-v2'.CB25]+[$'Fuente-Dashboard-Departamentos-v2'.CG25]+[$'Fuente-Dashboard-Departamentos-v2'.CL25]+[$'Fuente-Dashboard-Departamentos-v2'.CQ25]+[$'Fuente-Dashboard-Departamentos-v2'.CV25]+[$'Fuente-Dashboard-Departamentos-v2'.DA25]+[$'Fuente-Dashboard-Departamentos-v2'.DF25]+[$'Fuente-Dashboard-Departamentos-v2'.DK25]+[$'Fuente-Dashboard-Departamentos-v2'.DP25]+[$'Fuente-Dashboard-Departamentos-v2'.DU25]" office:value-type="float" office:value="951" calcext:value-type="float">
            <text:p>951</text:p>
          </table:table-cell>
          <table:table-cell table:formula="of:=[$'Fuente-Dashboard-Departamentos-v2'.F25]+[$'Fuente-Dashboard-Departamentos-v2'.K25]+[$'Fuente-Dashboard-Departamentos-v2'.P25]+[$'Fuente-Dashboard-Departamentos-v2'.U25]+[$'Fuente-Dashboard-Departamentos-v2'.Z25]+[$'Fuente-Dashboard-Departamentos-v2'.AE25]+[$'Fuente-Dashboard-Departamentos-v2'.AJ25]+[$'Fuente-Dashboard-Departamentos-v2'.AO25]+[$'Fuente-Dashboard-Departamentos-v2'.AT25]+[$'Fuente-Dashboard-Departamentos-v2'.AY25]+[$'Fuente-Dashboard-Departamentos-v2'.BD25]+[$'Fuente-Dashboard-Departamentos-v2'.BI25]+[$'Fuente-Dashboard-Departamentos-v2'.BN25]+[$'Fuente-Dashboard-Departamentos-v2'.BS25]+[$'Fuente-Dashboard-Departamentos-v2'.BX25]+[$'Fuente-Dashboard-Departamentos-v2'.CC25]+[$'Fuente-Dashboard-Departamentos-v2'.CH25]+[$'Fuente-Dashboard-Departamentos-v2'.CM25]+[$'Fuente-Dashboard-Departamentos-v2'.CR25]+[$'Fuente-Dashboard-Departamentos-v2'.CW25]+[$'Fuente-Dashboard-Departamentos-v2'.DB25]+[$'Fuente-Dashboard-Departamentos-v2'.DG25]+[$'Fuente-Dashboard-Departamentos-v2'.DL25]+[$'Fuente-Dashboard-Departamentos-v2'.DQ25]+[$'Fuente-Dashboard-Departamentos-v2'.DV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 table:formula="of:=[.F25]=[$'Fuente-Dashboard-v2'.F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6]"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G26]+[$'Fuente-Dashboard-Departamentos-v2'.L26]+[$'Fuente-Dashboard-Departamentos-v2'.Q26]+[$'Fuente-Dashboard-Departamentos-v2'.V26]+[$'Fuente-Dashboard-Departamentos-v2'.AA26]+[$'Fuente-Dashboard-Departamentos-v2'.AF26]+[$'Fuente-Dashboard-Departamentos-v2'.AK26]+[$'Fuente-Dashboard-Departamentos-v2'.AP26]+[$'Fuente-Dashboard-Departamentos-v2'.AU26]+[$'Fuente-Dashboard-Departamentos-v2'.AZ26]+[$'Fuente-Dashboard-Departamentos-v2'.BE26]+[$'Fuente-Dashboard-Departamentos-v2'.BJ26]+[$'Fuente-Dashboard-Departamentos-v2'.BO26]+[$'Fuente-Dashboard-Departamentos-v2'.BT26]+[$'Fuente-Dashboard-Departamentos-v2'.BY26]+[$'Fuente-Dashboard-Departamentos-v2'.CD26]+[$'Fuente-Dashboard-Departamentos-v2'.CI26]+[$'Fuente-Dashboard-Departamentos-v2'.CN26]+[$'Fuente-Dashboard-Departamentos-v2'.CS26]+[$'Fuente-Dashboard-Departamentos-v2'.CX26]+[$'Fuente-Dashboard-Departamentos-v2'.DC26]+[$'Fuente-Dashboard-Departamentos-v2'.DH26]+[$'Fuente-Dashboard-Departamentos-v2'.DM26]+[$'Fuente-Dashboard-Departamentos-v2'.DR26]" office:value-type="float" office:value="1066" calcext:value-type="float">
            <text:p>1066</text:p>
          </table:table-cell>
          <table:table-cell table:formula="of:=[$'Fuente-Dashboard-Departamentos-v2'.C26]+[$'Fuente-Dashboard-Departamentos-v2'.H26]+[$'Fuente-Dashboard-Departamentos-v2'.M26]+[$'Fuente-Dashboard-Departamentos-v2'.R26]+[$'Fuente-Dashboard-Departamentos-v2'.W26]+[$'Fuente-Dashboard-Departamentos-v2'.AB26]+[$'Fuente-Dashboard-Departamentos-v2'.AG26]+[$'Fuente-Dashboard-Departamentos-v2'.AL26]+[$'Fuente-Dashboard-Departamentos-v2'.AQ26]+[$'Fuente-Dashboard-Departamentos-v2'.AV26]+[$'Fuente-Dashboard-Departamentos-v2'.BA26]+[$'Fuente-Dashboard-Departamentos-v2'.BF26]+[$'Fuente-Dashboard-Departamentos-v2'.BK26]+[$'Fuente-Dashboard-Departamentos-v2'.BP26]+[$'Fuente-Dashboard-Departamentos-v2'.BU26]+[$'Fuente-Dashboard-Departamentos-v2'.BZ26]+[$'Fuente-Dashboard-Departamentos-v2'.CE26]+[$'Fuente-Dashboard-Departamentos-v2'.CJ26]+[$'Fuente-Dashboard-Departamentos-v2'.CO26]+[$'Fuente-Dashboard-Departamentos-v2'.CT26]+[$'Fuente-Dashboard-Departamentos-v2'.CY26]+[$'Fuente-Dashboard-Departamentos-v2'.DD26]+[$'Fuente-Dashboard-Departamentos-v2'.DI26]+[$'Fuente-Dashboard-Departamentos-v2'.DN26]+[$'Fuente-Dashboard-Departamentos-v2'.DS26]" office:value-type="float" office:value="0" calcext:value-type="float">
            <text:p>0</text:p>
          </table:table-cell>
          <table:table-cell table:formula="of:=[$'Fuente-Dashboard-Departamentos-v2'.D26]+[$'Fuente-Dashboard-Departamentos-v2'.I26]+[$'Fuente-Dashboard-Departamentos-v2'.N26]+[$'Fuente-Dashboard-Departamentos-v2'.S26]+[$'Fuente-Dashboard-Departamentos-v2'.X26]+[$'Fuente-Dashboard-Departamentos-v2'.AC26]+[$'Fuente-Dashboard-Departamentos-v2'.AH26]+[$'Fuente-Dashboard-Departamentos-v2'.AM26]+[$'Fuente-Dashboard-Departamentos-v2'.AR26]+[$'Fuente-Dashboard-Departamentos-v2'.AW26]+[$'Fuente-Dashboard-Departamentos-v2'.BB26]+[$'Fuente-Dashboard-Departamentos-v2'.BG26]+[$'Fuente-Dashboard-Departamentos-v2'.BL26]+[$'Fuente-Dashboard-Departamentos-v2'.BQ26]+[$'Fuente-Dashboard-Departamentos-v2'.BV26]+[$'Fuente-Dashboard-Departamentos-v2'.CA26]+[$'Fuente-Dashboard-Departamentos-v2'.CF26]+[$'Fuente-Dashboard-Departamentos-v2'.CK26]+[$'Fuente-Dashboard-Departamentos-v2'.CP26]+[$'Fuente-Dashboard-Departamentos-v2'.CU26]+[$'Fuente-Dashboard-Departamentos-v2'.CZ26]+[$'Fuente-Dashboard-Departamentos-v2'.DE26]+[$'Fuente-Dashboard-Departamentos-v2'.DJ26]+[$'Fuente-Dashboard-Departamentos-v2'.DO26]+[$'Fuente-Dashboard-Departamentos-v2'.DT26]" office:value-type="float" office:value="0" calcext:value-type="float">
            <text:p>0</text:p>
          </table:table-cell>
          <table:table-cell table:formula="of:=[$'Fuente-Dashboard-Departamentos-v2'.E26]+[$'Fuente-Dashboard-Departamentos-v2'.J26]+[$'Fuente-Dashboard-Departamentos-v2'.O26]+[$'Fuente-Dashboard-Departamentos-v2'.T26]+[$'Fuente-Dashboard-Departamentos-v2'.Y26]+[$'Fuente-Dashboard-Departamentos-v2'.AD26]+[$'Fuente-Dashboard-Departamentos-v2'.AI26]+[$'Fuente-Dashboard-Departamentos-v2'.AN26]+[$'Fuente-Dashboard-Departamentos-v2'.AS26]+[$'Fuente-Dashboard-Departamentos-v2'.AX26]+[$'Fuente-Dashboard-Departamentos-v2'.BC26]+[$'Fuente-Dashboard-Departamentos-v2'.BH26]+[$'Fuente-Dashboard-Departamentos-v2'.BM26]+[$'Fuente-Dashboard-Departamentos-v2'.BR26]+[$'Fuente-Dashboard-Departamentos-v2'.BW26]+[$'Fuente-Dashboard-Departamentos-v2'.CB26]+[$'Fuente-Dashboard-Departamentos-v2'.CG26]+[$'Fuente-Dashboard-Departamentos-v2'.CL26]+[$'Fuente-Dashboard-Departamentos-v2'.CQ26]+[$'Fuente-Dashboard-Departamentos-v2'.CV26]+[$'Fuente-Dashboard-Departamentos-v2'.DA26]+[$'Fuente-Dashboard-Departamentos-v2'.DF26]+[$'Fuente-Dashboard-Departamentos-v2'.DK26]+[$'Fuente-Dashboard-Departamentos-v2'.DP26]+[$'Fuente-Dashboard-Departamentos-v2'.DU26]" office:value-type="float" office:value="1066" calcext:value-type="float">
            <text:p>1066</text:p>
          </table:table-cell>
          <table:table-cell table:formula="of:=[$'Fuente-Dashboard-Departamentos-v2'.F26]+[$'Fuente-Dashboard-Departamentos-v2'.K26]+[$'Fuente-Dashboard-Departamentos-v2'.P26]+[$'Fuente-Dashboard-Departamentos-v2'.U26]+[$'Fuente-Dashboard-Departamentos-v2'.Z26]+[$'Fuente-Dashboard-Departamentos-v2'.AE26]+[$'Fuente-Dashboard-Departamentos-v2'.AJ26]+[$'Fuente-Dashboard-Departamentos-v2'.AO26]+[$'Fuente-Dashboard-Departamentos-v2'.AT26]+[$'Fuente-Dashboard-Departamentos-v2'.AY26]+[$'Fuente-Dashboard-Departamentos-v2'.BD26]+[$'Fuente-Dashboard-Departamentos-v2'.BI26]+[$'Fuente-Dashboard-Departamentos-v2'.BN26]+[$'Fuente-Dashboard-Departamentos-v2'.BS26]+[$'Fuente-Dashboard-Departamentos-v2'.BX26]+[$'Fuente-Dashboard-Departamentos-v2'.CC26]+[$'Fuente-Dashboard-Departamentos-v2'.CH26]+[$'Fuente-Dashboard-Departamentos-v2'.CM26]+[$'Fuente-Dashboard-Departamentos-v2'.CR26]+[$'Fuente-Dashboard-Departamentos-v2'.CW26]+[$'Fuente-Dashboard-Departamentos-v2'.DB26]+[$'Fuente-Dashboard-Departamentos-v2'.DG26]+[$'Fuente-Dashboard-Departamentos-v2'.DL26]+[$'Fuente-Dashboard-Departamentos-v2'.DQ26]+[$'Fuente-Dashboard-Departamentos-v2'.DV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 table:formula="of:=[.F26]=[$'Fuente-Dashboard-v2'.F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7]"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G27]+[$'Fuente-Dashboard-Departamentos-v2'.L27]+[$'Fuente-Dashboard-Departamentos-v2'.Q27]+[$'Fuente-Dashboard-Departamentos-v2'.V27]+[$'Fuente-Dashboard-Departamentos-v2'.AA27]+[$'Fuente-Dashboard-Departamentos-v2'.AF27]+[$'Fuente-Dashboard-Departamentos-v2'.AK27]+[$'Fuente-Dashboard-Departamentos-v2'.AP27]+[$'Fuente-Dashboard-Departamentos-v2'.AU27]+[$'Fuente-Dashboard-Departamentos-v2'.AZ27]+[$'Fuente-Dashboard-Departamentos-v2'.BE27]+[$'Fuente-Dashboard-Departamentos-v2'.BJ27]+[$'Fuente-Dashboard-Departamentos-v2'.BO27]+[$'Fuente-Dashboard-Departamentos-v2'.BT27]+[$'Fuente-Dashboard-Departamentos-v2'.BY27]+[$'Fuente-Dashboard-Departamentos-v2'.CD27]+[$'Fuente-Dashboard-Departamentos-v2'.CI27]+[$'Fuente-Dashboard-Departamentos-v2'.CN27]+[$'Fuente-Dashboard-Departamentos-v2'.CS27]+[$'Fuente-Dashboard-Departamentos-v2'.CX27]+[$'Fuente-Dashboard-Departamentos-v2'.DC27]+[$'Fuente-Dashboard-Departamentos-v2'.DH27]+[$'Fuente-Dashboard-Departamentos-v2'.DM27]+[$'Fuente-Dashboard-Departamentos-v2'.DR27]" office:value-type="float" office:value="1320" calcext:value-type="float">
            <text:p>1320</text:p>
          </table:table-cell>
          <table:table-cell table:formula="of:=[$'Fuente-Dashboard-Departamentos-v2'.C27]+[$'Fuente-Dashboard-Departamentos-v2'.H27]+[$'Fuente-Dashboard-Departamentos-v2'.M27]+[$'Fuente-Dashboard-Departamentos-v2'.R27]+[$'Fuente-Dashboard-Departamentos-v2'.W27]+[$'Fuente-Dashboard-Departamentos-v2'.AB27]+[$'Fuente-Dashboard-Departamentos-v2'.AG27]+[$'Fuente-Dashboard-Departamentos-v2'.AL27]+[$'Fuente-Dashboard-Departamentos-v2'.AQ27]+[$'Fuente-Dashboard-Departamentos-v2'.AV27]+[$'Fuente-Dashboard-Departamentos-v2'.BA27]+[$'Fuente-Dashboard-Departamentos-v2'.BF27]+[$'Fuente-Dashboard-Departamentos-v2'.BK27]+[$'Fuente-Dashboard-Departamentos-v2'.BP27]+[$'Fuente-Dashboard-Departamentos-v2'.BU27]+[$'Fuente-Dashboard-Departamentos-v2'.BZ27]+[$'Fuente-Dashboard-Departamentos-v2'.CE27]+[$'Fuente-Dashboard-Departamentos-v2'.CJ27]+[$'Fuente-Dashboard-Departamentos-v2'.CO27]+[$'Fuente-Dashboard-Departamentos-v2'.CT27]+[$'Fuente-Dashboard-Departamentos-v2'.CY27]+[$'Fuente-Dashboard-Departamentos-v2'.DD27]+[$'Fuente-Dashboard-Departamentos-v2'.DI27]+[$'Fuente-Dashboard-Departamentos-v2'.DN27]+[$'Fuente-Dashboard-Departamentos-v2'.DS27]" office:value-type="float" office:value="0" calcext:value-type="float">
            <text:p>0</text:p>
          </table:table-cell>
          <table:table-cell table:formula="of:=[$'Fuente-Dashboard-Departamentos-v2'.D27]+[$'Fuente-Dashboard-Departamentos-v2'.I27]+[$'Fuente-Dashboard-Departamentos-v2'.N27]+[$'Fuente-Dashboard-Departamentos-v2'.S27]+[$'Fuente-Dashboard-Departamentos-v2'.X27]+[$'Fuente-Dashboard-Departamentos-v2'.AC27]+[$'Fuente-Dashboard-Departamentos-v2'.AH27]+[$'Fuente-Dashboard-Departamentos-v2'.AM27]+[$'Fuente-Dashboard-Departamentos-v2'.AR27]+[$'Fuente-Dashboard-Departamentos-v2'.AW27]+[$'Fuente-Dashboard-Departamentos-v2'.BB27]+[$'Fuente-Dashboard-Departamentos-v2'.BG27]+[$'Fuente-Dashboard-Departamentos-v2'.BL27]+[$'Fuente-Dashboard-Departamentos-v2'.BQ27]+[$'Fuente-Dashboard-Departamentos-v2'.BV27]+[$'Fuente-Dashboard-Departamentos-v2'.CA27]+[$'Fuente-Dashboard-Departamentos-v2'.CF27]+[$'Fuente-Dashboard-Departamentos-v2'.CK27]+[$'Fuente-Dashboard-Departamentos-v2'.CP27]+[$'Fuente-Dashboard-Departamentos-v2'.CU27]+[$'Fuente-Dashboard-Departamentos-v2'.CZ27]+[$'Fuente-Dashboard-Departamentos-v2'.DE27]+[$'Fuente-Dashboard-Departamentos-v2'.DJ27]+[$'Fuente-Dashboard-Departamentos-v2'.DO27]+[$'Fuente-Dashboard-Departamentos-v2'.DT27]" office:value-type="float" office:value="0" calcext:value-type="float">
            <text:p>0</text:p>
          </table:table-cell>
          <table:table-cell table:formula="of:=[$'Fuente-Dashboard-Departamentos-v2'.E27]+[$'Fuente-Dashboard-Departamentos-v2'.J27]+[$'Fuente-Dashboard-Departamentos-v2'.O27]+[$'Fuente-Dashboard-Departamentos-v2'.T27]+[$'Fuente-Dashboard-Departamentos-v2'.Y27]+[$'Fuente-Dashboard-Departamentos-v2'.AD27]+[$'Fuente-Dashboard-Departamentos-v2'.AI27]+[$'Fuente-Dashboard-Departamentos-v2'.AN27]+[$'Fuente-Dashboard-Departamentos-v2'.AS27]+[$'Fuente-Dashboard-Departamentos-v2'.AX27]+[$'Fuente-Dashboard-Departamentos-v2'.BC27]+[$'Fuente-Dashboard-Departamentos-v2'.BH27]+[$'Fuente-Dashboard-Departamentos-v2'.BM27]+[$'Fuente-Dashboard-Departamentos-v2'.BR27]+[$'Fuente-Dashboard-Departamentos-v2'.BW27]+[$'Fuente-Dashboard-Departamentos-v2'.CB27]+[$'Fuente-Dashboard-Departamentos-v2'.CG27]+[$'Fuente-Dashboard-Departamentos-v2'.CL27]+[$'Fuente-Dashboard-Departamentos-v2'.CQ27]+[$'Fuente-Dashboard-Departamentos-v2'.CV27]+[$'Fuente-Dashboard-Departamentos-v2'.DA27]+[$'Fuente-Dashboard-Departamentos-v2'.DF27]+[$'Fuente-Dashboard-Departamentos-v2'.DK27]+[$'Fuente-Dashboard-Departamentos-v2'.DP27]+[$'Fuente-Dashboard-Departamentos-v2'.DU27]" office:value-type="float" office:value="1320" calcext:value-type="float">
            <text:p>1320</text:p>
          </table:table-cell>
          <table:table-cell table:formula="of:=[$'Fuente-Dashboard-Departamentos-v2'.F27]+[$'Fuente-Dashboard-Departamentos-v2'.K27]+[$'Fuente-Dashboard-Departamentos-v2'.P27]+[$'Fuente-Dashboard-Departamentos-v2'.U27]+[$'Fuente-Dashboard-Departamentos-v2'.Z27]+[$'Fuente-Dashboard-Departamentos-v2'.AE27]+[$'Fuente-Dashboard-Departamentos-v2'.AJ27]+[$'Fuente-Dashboard-Departamentos-v2'.AO27]+[$'Fuente-Dashboard-Departamentos-v2'.AT27]+[$'Fuente-Dashboard-Departamentos-v2'.AY27]+[$'Fuente-Dashboard-Departamentos-v2'.BD27]+[$'Fuente-Dashboard-Departamentos-v2'.BI27]+[$'Fuente-Dashboard-Departamentos-v2'.BN27]+[$'Fuente-Dashboard-Departamentos-v2'.BS27]+[$'Fuente-Dashboard-Departamentos-v2'.BX27]+[$'Fuente-Dashboard-Departamentos-v2'.CC27]+[$'Fuente-Dashboard-Departamentos-v2'.CH27]+[$'Fuente-Dashboard-Departamentos-v2'.CM27]+[$'Fuente-Dashboard-Departamentos-v2'.CR27]+[$'Fuente-Dashboard-Departamentos-v2'.CW27]+[$'Fuente-Dashboard-Departamentos-v2'.DB27]+[$'Fuente-Dashboard-Departamentos-v2'.DG27]+[$'Fuente-Dashboard-Departamentos-v2'.DL27]+[$'Fuente-Dashboard-Departamentos-v2'.DQ27]+[$'Fuente-Dashboard-Departamentos-v2'.DV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 table:formula="of:=[.F27]=[$'Fuente-Dashboard-v2'.F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8]"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G28]+[$'Fuente-Dashboard-Departamentos-v2'.L28]+[$'Fuente-Dashboard-Departamentos-v2'.Q28]+[$'Fuente-Dashboard-Departamentos-v2'.V28]+[$'Fuente-Dashboard-Departamentos-v2'.AA28]+[$'Fuente-Dashboard-Departamentos-v2'.AF28]+[$'Fuente-Dashboard-Departamentos-v2'.AK28]+[$'Fuente-Dashboard-Departamentos-v2'.AP28]+[$'Fuente-Dashboard-Departamentos-v2'.AU28]+[$'Fuente-Dashboard-Departamentos-v2'.AZ28]+[$'Fuente-Dashboard-Departamentos-v2'.BE28]+[$'Fuente-Dashboard-Departamentos-v2'.BJ28]+[$'Fuente-Dashboard-Departamentos-v2'.BO28]+[$'Fuente-Dashboard-Departamentos-v2'.BT28]+[$'Fuente-Dashboard-Departamentos-v2'.BY28]+[$'Fuente-Dashboard-Departamentos-v2'.CD28]+[$'Fuente-Dashboard-Departamentos-v2'.CI28]+[$'Fuente-Dashboard-Departamentos-v2'.CN28]+[$'Fuente-Dashboard-Departamentos-v2'.CS28]+[$'Fuente-Dashboard-Departamentos-v2'.CX28]+[$'Fuente-Dashboard-Departamentos-v2'.DC28]+[$'Fuente-Dashboard-Departamentos-v2'.DH28]+[$'Fuente-Dashboard-Departamentos-v2'.DM28]+[$'Fuente-Dashboard-Departamentos-v2'.DR28]" office:value-type="float" office:value="1415" calcext:value-type="float">
            <text:p>1415</text:p>
          </table:table-cell>
          <table:table-cell table:formula="of:=[$'Fuente-Dashboard-Departamentos-v2'.C28]+[$'Fuente-Dashboard-Departamentos-v2'.H28]+[$'Fuente-Dashboard-Departamentos-v2'.M28]+[$'Fuente-Dashboard-Departamentos-v2'.R28]+[$'Fuente-Dashboard-Departamentos-v2'.W28]+[$'Fuente-Dashboard-Departamentos-v2'.AB28]+[$'Fuente-Dashboard-Departamentos-v2'.AG28]+[$'Fuente-Dashboard-Departamentos-v2'.AL28]+[$'Fuente-Dashboard-Departamentos-v2'.AQ28]+[$'Fuente-Dashboard-Departamentos-v2'.AV28]+[$'Fuente-Dashboard-Departamentos-v2'.BA28]+[$'Fuente-Dashboard-Departamentos-v2'.BF28]+[$'Fuente-Dashboard-Departamentos-v2'.BK28]+[$'Fuente-Dashboard-Departamentos-v2'.BP28]+[$'Fuente-Dashboard-Departamentos-v2'.BU28]+[$'Fuente-Dashboard-Departamentos-v2'.BZ28]+[$'Fuente-Dashboard-Departamentos-v2'.CE28]+[$'Fuente-Dashboard-Departamentos-v2'.CJ28]+[$'Fuente-Dashboard-Departamentos-v2'.CO28]+[$'Fuente-Dashboard-Departamentos-v2'.CT28]+[$'Fuente-Dashboard-Departamentos-v2'.CY28]+[$'Fuente-Dashboard-Departamentos-v2'.DD28]+[$'Fuente-Dashboard-Departamentos-v2'.DI28]+[$'Fuente-Dashboard-Departamentos-v2'.DN28]+[$'Fuente-Dashboard-Departamentos-v2'.DS28]" office:value-type="float" office:value="0" calcext:value-type="float">
            <text:p>0</text:p>
          </table:table-cell>
          <table:table-cell table:formula="of:=[$'Fuente-Dashboard-Departamentos-v2'.D28]+[$'Fuente-Dashboard-Departamentos-v2'.I28]+[$'Fuente-Dashboard-Departamentos-v2'.N28]+[$'Fuente-Dashboard-Departamentos-v2'.S28]+[$'Fuente-Dashboard-Departamentos-v2'.X28]+[$'Fuente-Dashboard-Departamentos-v2'.AC28]+[$'Fuente-Dashboard-Departamentos-v2'.AH28]+[$'Fuente-Dashboard-Departamentos-v2'.AM28]+[$'Fuente-Dashboard-Departamentos-v2'.AR28]+[$'Fuente-Dashboard-Departamentos-v2'.AW28]+[$'Fuente-Dashboard-Departamentos-v2'.BB28]+[$'Fuente-Dashboard-Departamentos-v2'.BG28]+[$'Fuente-Dashboard-Departamentos-v2'.BL28]+[$'Fuente-Dashboard-Departamentos-v2'.BQ28]+[$'Fuente-Dashboard-Departamentos-v2'.BV28]+[$'Fuente-Dashboard-Departamentos-v2'.CA28]+[$'Fuente-Dashboard-Departamentos-v2'.CF28]+[$'Fuente-Dashboard-Departamentos-v2'.CK28]+[$'Fuente-Dashboard-Departamentos-v2'.CP28]+[$'Fuente-Dashboard-Departamentos-v2'.CU28]+[$'Fuente-Dashboard-Departamentos-v2'.CZ28]+[$'Fuente-Dashboard-Departamentos-v2'.DE28]+[$'Fuente-Dashboard-Departamentos-v2'.DJ28]+[$'Fuente-Dashboard-Departamentos-v2'.DO28]+[$'Fuente-Dashboard-Departamentos-v2'.DT28]" office:value-type="float" office:value="0" calcext:value-type="float">
            <text:p>0</text:p>
          </table:table-cell>
          <table:table-cell table:formula="of:=[$'Fuente-Dashboard-Departamentos-v2'.E28]+[$'Fuente-Dashboard-Departamentos-v2'.J28]+[$'Fuente-Dashboard-Departamentos-v2'.O28]+[$'Fuente-Dashboard-Departamentos-v2'.T28]+[$'Fuente-Dashboard-Departamentos-v2'.Y28]+[$'Fuente-Dashboard-Departamentos-v2'.AD28]+[$'Fuente-Dashboard-Departamentos-v2'.AI28]+[$'Fuente-Dashboard-Departamentos-v2'.AN28]+[$'Fuente-Dashboard-Departamentos-v2'.AS28]+[$'Fuente-Dashboard-Departamentos-v2'.AX28]+[$'Fuente-Dashboard-Departamentos-v2'.BC28]+[$'Fuente-Dashboard-Departamentos-v2'.BH28]+[$'Fuente-Dashboard-Departamentos-v2'.BM28]+[$'Fuente-Dashboard-Departamentos-v2'.BR28]+[$'Fuente-Dashboard-Departamentos-v2'.BW28]+[$'Fuente-Dashboard-Departamentos-v2'.CB28]+[$'Fuente-Dashboard-Departamentos-v2'.CG28]+[$'Fuente-Dashboard-Departamentos-v2'.CL28]+[$'Fuente-Dashboard-Departamentos-v2'.CQ28]+[$'Fuente-Dashboard-Departamentos-v2'.CV28]+[$'Fuente-Dashboard-Departamentos-v2'.DA28]+[$'Fuente-Dashboard-Departamentos-v2'.DF28]+[$'Fuente-Dashboard-Departamentos-v2'.DK28]+[$'Fuente-Dashboard-Departamentos-v2'.DP28]+[$'Fuente-Dashboard-Departamentos-v2'.DU28]" office:value-type="float" office:value="1415" calcext:value-type="float">
            <text:p>1415</text:p>
          </table:table-cell>
          <table:table-cell table:formula="of:=[$'Fuente-Dashboard-Departamentos-v2'.F28]+[$'Fuente-Dashboard-Departamentos-v2'.K28]+[$'Fuente-Dashboard-Departamentos-v2'.P28]+[$'Fuente-Dashboard-Departamentos-v2'.U28]+[$'Fuente-Dashboard-Departamentos-v2'.Z28]+[$'Fuente-Dashboard-Departamentos-v2'.AE28]+[$'Fuente-Dashboard-Departamentos-v2'.AJ28]+[$'Fuente-Dashboard-Departamentos-v2'.AO28]+[$'Fuente-Dashboard-Departamentos-v2'.AT28]+[$'Fuente-Dashboard-Departamentos-v2'.AY28]+[$'Fuente-Dashboard-Departamentos-v2'.BD28]+[$'Fuente-Dashboard-Departamentos-v2'.BI28]+[$'Fuente-Dashboard-Departamentos-v2'.BN28]+[$'Fuente-Dashboard-Departamentos-v2'.BS28]+[$'Fuente-Dashboard-Departamentos-v2'.BX28]+[$'Fuente-Dashboard-Departamentos-v2'.CC28]+[$'Fuente-Dashboard-Departamentos-v2'.CH28]+[$'Fuente-Dashboard-Departamentos-v2'.CM28]+[$'Fuente-Dashboard-Departamentos-v2'.CR28]+[$'Fuente-Dashboard-Departamentos-v2'.CW28]+[$'Fuente-Dashboard-Departamentos-v2'.DB28]+[$'Fuente-Dashboard-Departamentos-v2'.DG28]+[$'Fuente-Dashboard-Departamentos-v2'.DL28]+[$'Fuente-Dashboard-Departamentos-v2'.DQ28]+[$'Fuente-Dashboard-Departamentos-v2'.DV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 table:formula="of:=[.F28]=[$'Fuente-Dashboard-v2'.F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9]"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G29]+[$'Fuente-Dashboard-Departamentos-v2'.L29]+[$'Fuente-Dashboard-Departamentos-v2'.Q29]+[$'Fuente-Dashboard-Departamentos-v2'.V29]+[$'Fuente-Dashboard-Departamentos-v2'.AA29]+[$'Fuente-Dashboard-Departamentos-v2'.AF29]+[$'Fuente-Dashboard-Departamentos-v2'.AK29]+[$'Fuente-Dashboard-Departamentos-v2'.AP29]+[$'Fuente-Dashboard-Departamentos-v2'.AU29]+[$'Fuente-Dashboard-Departamentos-v2'.AZ29]+[$'Fuente-Dashboard-Departamentos-v2'.BE29]+[$'Fuente-Dashboard-Departamentos-v2'.BJ29]+[$'Fuente-Dashboard-Departamentos-v2'.BO29]+[$'Fuente-Dashboard-Departamentos-v2'.BT29]+[$'Fuente-Dashboard-Departamentos-v2'.BY29]+[$'Fuente-Dashboard-Departamentos-v2'.CD29]+[$'Fuente-Dashboard-Departamentos-v2'.CI29]+[$'Fuente-Dashboard-Departamentos-v2'.CN29]+[$'Fuente-Dashboard-Departamentos-v2'.CS29]+[$'Fuente-Dashboard-Departamentos-v2'.CX29]+[$'Fuente-Dashboard-Departamentos-v2'.DC29]+[$'Fuente-Dashboard-Departamentos-v2'.DH29]+[$'Fuente-Dashboard-Departamentos-v2'.DM29]+[$'Fuente-Dashboard-Departamentos-v2'.DR29]" office:value-type="float" office:value="1595" calcext:value-type="float">
            <text:p>1595</text:p>
          </table:table-cell>
          <table:table-cell table:formula="of:=[$'Fuente-Dashboard-Departamentos-v2'.C29]+[$'Fuente-Dashboard-Departamentos-v2'.H29]+[$'Fuente-Dashboard-Departamentos-v2'.M29]+[$'Fuente-Dashboard-Departamentos-v2'.R29]+[$'Fuente-Dashboard-Departamentos-v2'.W29]+[$'Fuente-Dashboard-Departamentos-v2'.AB29]+[$'Fuente-Dashboard-Departamentos-v2'.AG29]+[$'Fuente-Dashboard-Departamentos-v2'.AL29]+[$'Fuente-Dashboard-Departamentos-v2'.AQ29]+[$'Fuente-Dashboard-Departamentos-v2'.AV29]+[$'Fuente-Dashboard-Departamentos-v2'.BA29]+[$'Fuente-Dashboard-Departamentos-v2'.BF29]+[$'Fuente-Dashboard-Departamentos-v2'.BK29]+[$'Fuente-Dashboard-Departamentos-v2'.BP29]+[$'Fuente-Dashboard-Departamentos-v2'.BU29]+[$'Fuente-Dashboard-Departamentos-v2'.BZ29]+[$'Fuente-Dashboard-Departamentos-v2'.CE29]+[$'Fuente-Dashboard-Departamentos-v2'.CJ29]+[$'Fuente-Dashboard-Departamentos-v2'.CO29]+[$'Fuente-Dashboard-Departamentos-v2'.CT29]+[$'Fuente-Dashboard-Departamentos-v2'.CY29]+[$'Fuente-Dashboard-Departamentos-v2'.DD29]+[$'Fuente-Dashboard-Departamentos-v2'.DI29]+[$'Fuente-Dashboard-Departamentos-v2'.DN29]+[$'Fuente-Dashboard-Departamentos-v2'.DS29]" office:value-type="float" office:value="0" calcext:value-type="float">
            <text:p>0</text:p>
          </table:table-cell>
          <table:table-cell table:formula="of:=[$'Fuente-Dashboard-Departamentos-v2'.D29]+[$'Fuente-Dashboard-Departamentos-v2'.I29]+[$'Fuente-Dashboard-Departamentos-v2'.N29]+[$'Fuente-Dashboard-Departamentos-v2'.S29]+[$'Fuente-Dashboard-Departamentos-v2'.X29]+[$'Fuente-Dashboard-Departamentos-v2'.AC29]+[$'Fuente-Dashboard-Departamentos-v2'.AH29]+[$'Fuente-Dashboard-Departamentos-v2'.AM29]+[$'Fuente-Dashboard-Departamentos-v2'.AR29]+[$'Fuente-Dashboard-Departamentos-v2'.AW29]+[$'Fuente-Dashboard-Departamentos-v2'.BB29]+[$'Fuente-Dashboard-Departamentos-v2'.BG29]+[$'Fuente-Dashboard-Departamentos-v2'.BL29]+[$'Fuente-Dashboard-Departamentos-v2'.BQ29]+[$'Fuente-Dashboard-Departamentos-v2'.BV29]+[$'Fuente-Dashboard-Departamentos-v2'.CA29]+[$'Fuente-Dashboard-Departamentos-v2'.CF29]+[$'Fuente-Dashboard-Departamentos-v2'.CK29]+[$'Fuente-Dashboard-Departamentos-v2'.CP29]+[$'Fuente-Dashboard-Departamentos-v2'.CU29]+[$'Fuente-Dashboard-Departamentos-v2'.CZ29]+[$'Fuente-Dashboard-Departamentos-v2'.DE29]+[$'Fuente-Dashboard-Departamentos-v2'.DJ29]+[$'Fuente-Dashboard-Departamentos-v2'.DO29]+[$'Fuente-Dashboard-Departamentos-v2'.DT29]" office:value-type="float" office:value="0" calcext:value-type="float">
            <text:p>0</text:p>
          </table:table-cell>
          <table:table-cell table:formula="of:=[$'Fuente-Dashboard-Departamentos-v2'.E29]+[$'Fuente-Dashboard-Departamentos-v2'.J29]+[$'Fuente-Dashboard-Departamentos-v2'.O29]+[$'Fuente-Dashboard-Departamentos-v2'.T29]+[$'Fuente-Dashboard-Departamentos-v2'.Y29]+[$'Fuente-Dashboard-Departamentos-v2'.AD29]+[$'Fuente-Dashboard-Departamentos-v2'.AI29]+[$'Fuente-Dashboard-Departamentos-v2'.AN29]+[$'Fuente-Dashboard-Departamentos-v2'.AS29]+[$'Fuente-Dashboard-Departamentos-v2'.AX29]+[$'Fuente-Dashboard-Departamentos-v2'.BC29]+[$'Fuente-Dashboard-Departamentos-v2'.BH29]+[$'Fuente-Dashboard-Departamentos-v2'.BM29]+[$'Fuente-Dashboard-Departamentos-v2'.BR29]+[$'Fuente-Dashboard-Departamentos-v2'.BW29]+[$'Fuente-Dashboard-Departamentos-v2'.CB29]+[$'Fuente-Dashboard-Departamentos-v2'.CG29]+[$'Fuente-Dashboard-Departamentos-v2'.CL29]+[$'Fuente-Dashboard-Departamentos-v2'.CQ29]+[$'Fuente-Dashboard-Departamentos-v2'.CV29]+[$'Fuente-Dashboard-Departamentos-v2'.DA29]+[$'Fuente-Dashboard-Departamentos-v2'.DF29]+[$'Fuente-Dashboard-Departamentos-v2'.DK29]+[$'Fuente-Dashboard-Departamentos-v2'.DP29]+[$'Fuente-Dashboard-Departamentos-v2'.DU29]" office:value-type="float" office:value="1595" calcext:value-type="float">
            <text:p>1595</text:p>
          </table:table-cell>
          <table:table-cell table:formula="of:=[$'Fuente-Dashboard-Departamentos-v2'.F29]+[$'Fuente-Dashboard-Departamentos-v2'.K29]+[$'Fuente-Dashboard-Departamentos-v2'.P29]+[$'Fuente-Dashboard-Departamentos-v2'.U29]+[$'Fuente-Dashboard-Departamentos-v2'.Z29]+[$'Fuente-Dashboard-Departamentos-v2'.AE29]+[$'Fuente-Dashboard-Departamentos-v2'.AJ29]+[$'Fuente-Dashboard-Departamentos-v2'.AO29]+[$'Fuente-Dashboard-Departamentos-v2'.AT29]+[$'Fuente-Dashboard-Departamentos-v2'.AY29]+[$'Fuente-Dashboard-Departamentos-v2'.BD29]+[$'Fuente-Dashboard-Departamentos-v2'.BI29]+[$'Fuente-Dashboard-Departamentos-v2'.BN29]+[$'Fuente-Dashboard-Departamentos-v2'.BS29]+[$'Fuente-Dashboard-Departamentos-v2'.BX29]+[$'Fuente-Dashboard-Departamentos-v2'.CC29]+[$'Fuente-Dashboard-Departamentos-v2'.CH29]+[$'Fuente-Dashboard-Departamentos-v2'.CM29]+[$'Fuente-Dashboard-Departamentos-v2'.CR29]+[$'Fuente-Dashboard-Departamentos-v2'.CW29]+[$'Fuente-Dashboard-Departamentos-v2'.DB29]+[$'Fuente-Dashboard-Departamentos-v2'.DG29]+[$'Fuente-Dashboard-Departamentos-v2'.DL29]+[$'Fuente-Dashboard-Departamentos-v2'.DQ29]+[$'Fuente-Dashboard-Departamentos-v2'.DV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 table:formula="of:=[.F29]=[$'Fuente-Dashboard-v2'.F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0]"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G30]+[$'Fuente-Dashboard-Departamentos-v2'.L30]+[$'Fuente-Dashboard-Departamentos-v2'.Q30]+[$'Fuente-Dashboard-Departamentos-v2'.V30]+[$'Fuente-Dashboard-Departamentos-v2'.AA30]+[$'Fuente-Dashboard-Departamentos-v2'.AF30]+[$'Fuente-Dashboard-Departamentos-v2'.AK30]+[$'Fuente-Dashboard-Departamentos-v2'.AP30]+[$'Fuente-Dashboard-Departamentos-v2'.AU30]+[$'Fuente-Dashboard-Departamentos-v2'.AZ30]+[$'Fuente-Dashboard-Departamentos-v2'.BE30]+[$'Fuente-Dashboard-Departamentos-v2'.BJ30]+[$'Fuente-Dashboard-Departamentos-v2'.BO30]+[$'Fuente-Dashboard-Departamentos-v2'.BT30]+[$'Fuente-Dashboard-Departamentos-v2'.BY30]+[$'Fuente-Dashboard-Departamentos-v2'.CD30]+[$'Fuente-Dashboard-Departamentos-v2'.CI30]+[$'Fuente-Dashboard-Departamentos-v2'.CN30]+[$'Fuente-Dashboard-Departamentos-v2'.CS30]+[$'Fuente-Dashboard-Departamentos-v2'.CX30]+[$'Fuente-Dashboard-Departamentos-v2'.DC30]+[$'Fuente-Dashboard-Departamentos-v2'.DH30]+[$'Fuente-Dashboard-Departamentos-v2'.DM30]+[$'Fuente-Dashboard-Departamentos-v2'.DR30]" office:value-type="float" office:value="1764" calcext:value-type="float">
            <text:p>1764</text:p>
          </table:table-cell>
          <table:table-cell table:formula="of:=[$'Fuente-Dashboard-Departamentos-v2'.C30]+[$'Fuente-Dashboard-Departamentos-v2'.H30]+[$'Fuente-Dashboard-Departamentos-v2'.M30]+[$'Fuente-Dashboard-Departamentos-v2'.R30]+[$'Fuente-Dashboard-Departamentos-v2'.W30]+[$'Fuente-Dashboard-Departamentos-v2'.AB30]+[$'Fuente-Dashboard-Departamentos-v2'.AG30]+[$'Fuente-Dashboard-Departamentos-v2'.AL30]+[$'Fuente-Dashboard-Departamentos-v2'.AQ30]+[$'Fuente-Dashboard-Departamentos-v2'.AV30]+[$'Fuente-Dashboard-Departamentos-v2'.BA30]+[$'Fuente-Dashboard-Departamentos-v2'.BF30]+[$'Fuente-Dashboard-Departamentos-v2'.BK30]+[$'Fuente-Dashboard-Departamentos-v2'.BP30]+[$'Fuente-Dashboard-Departamentos-v2'.BU30]+[$'Fuente-Dashboard-Departamentos-v2'.BZ30]+[$'Fuente-Dashboard-Departamentos-v2'.CE30]+[$'Fuente-Dashboard-Departamentos-v2'.CJ30]+[$'Fuente-Dashboard-Departamentos-v2'.CO30]+[$'Fuente-Dashboard-Departamentos-v2'.CT30]+[$'Fuente-Dashboard-Departamentos-v2'.CY30]+[$'Fuente-Dashboard-Departamentos-v2'.DD30]+[$'Fuente-Dashboard-Departamentos-v2'.DI30]+[$'Fuente-Dashboard-Departamentos-v2'.DN30]+[$'Fuente-Dashboard-Departamentos-v2'.DS30]" office:value-type="float" office:value="0" calcext:value-type="float">
            <text:p>0</text:p>
          </table:table-cell>
          <table:table-cell table:formula="of:=[$'Fuente-Dashboard-Departamentos-v2'.D30]+[$'Fuente-Dashboard-Departamentos-v2'.I30]+[$'Fuente-Dashboard-Departamentos-v2'.N30]+[$'Fuente-Dashboard-Departamentos-v2'.S30]+[$'Fuente-Dashboard-Departamentos-v2'.X30]+[$'Fuente-Dashboard-Departamentos-v2'.AC30]+[$'Fuente-Dashboard-Departamentos-v2'.AH30]+[$'Fuente-Dashboard-Departamentos-v2'.AM30]+[$'Fuente-Dashboard-Departamentos-v2'.AR30]+[$'Fuente-Dashboard-Departamentos-v2'.AW30]+[$'Fuente-Dashboard-Departamentos-v2'.BB30]+[$'Fuente-Dashboard-Departamentos-v2'.BG30]+[$'Fuente-Dashboard-Departamentos-v2'.BL30]+[$'Fuente-Dashboard-Departamentos-v2'.BQ30]+[$'Fuente-Dashboard-Departamentos-v2'.BV30]+[$'Fuente-Dashboard-Departamentos-v2'.CA30]+[$'Fuente-Dashboard-Departamentos-v2'.CF30]+[$'Fuente-Dashboard-Departamentos-v2'.CK30]+[$'Fuente-Dashboard-Departamentos-v2'.CP30]+[$'Fuente-Dashboard-Departamentos-v2'.CU30]+[$'Fuente-Dashboard-Departamentos-v2'.CZ30]+[$'Fuente-Dashboard-Departamentos-v2'.DE30]+[$'Fuente-Dashboard-Departamentos-v2'.DJ30]+[$'Fuente-Dashboard-Departamentos-v2'.DO30]+[$'Fuente-Dashboard-Departamentos-v2'.DT30]" office:value-type="float" office:value="0" calcext:value-type="float">
            <text:p>0</text:p>
          </table:table-cell>
          <table:table-cell table:formula="of:=[$'Fuente-Dashboard-Departamentos-v2'.E30]+[$'Fuente-Dashboard-Departamentos-v2'.J30]+[$'Fuente-Dashboard-Departamentos-v2'.O30]+[$'Fuente-Dashboard-Departamentos-v2'.T30]+[$'Fuente-Dashboard-Departamentos-v2'.Y30]+[$'Fuente-Dashboard-Departamentos-v2'.AD30]+[$'Fuente-Dashboard-Departamentos-v2'.AI30]+[$'Fuente-Dashboard-Departamentos-v2'.AN30]+[$'Fuente-Dashboard-Departamentos-v2'.AS30]+[$'Fuente-Dashboard-Departamentos-v2'.AX30]+[$'Fuente-Dashboard-Departamentos-v2'.BC30]+[$'Fuente-Dashboard-Departamentos-v2'.BH30]+[$'Fuente-Dashboard-Departamentos-v2'.BM30]+[$'Fuente-Dashboard-Departamentos-v2'.BR30]+[$'Fuente-Dashboard-Departamentos-v2'.BW30]+[$'Fuente-Dashboard-Departamentos-v2'.CB30]+[$'Fuente-Dashboard-Departamentos-v2'.CG30]+[$'Fuente-Dashboard-Departamentos-v2'.CL30]+[$'Fuente-Dashboard-Departamentos-v2'.CQ30]+[$'Fuente-Dashboard-Departamentos-v2'.CV30]+[$'Fuente-Dashboard-Departamentos-v2'.DA30]+[$'Fuente-Dashboard-Departamentos-v2'.DF30]+[$'Fuente-Dashboard-Departamentos-v2'.DK30]+[$'Fuente-Dashboard-Departamentos-v2'.DP30]+[$'Fuente-Dashboard-Departamentos-v2'.DU30]" office:value-type="float" office:value="1764" calcext:value-type="float">
            <text:p>1764</text:p>
          </table:table-cell>
          <table:table-cell table:formula="of:=[$'Fuente-Dashboard-Departamentos-v2'.F30]+[$'Fuente-Dashboard-Departamentos-v2'.K30]+[$'Fuente-Dashboard-Departamentos-v2'.P30]+[$'Fuente-Dashboard-Departamentos-v2'.U30]+[$'Fuente-Dashboard-Departamentos-v2'.Z30]+[$'Fuente-Dashboard-Departamentos-v2'.AE30]+[$'Fuente-Dashboard-Departamentos-v2'.AJ30]+[$'Fuente-Dashboard-Departamentos-v2'.AO30]+[$'Fuente-Dashboard-Departamentos-v2'.AT30]+[$'Fuente-Dashboard-Departamentos-v2'.AY30]+[$'Fuente-Dashboard-Departamentos-v2'.BD30]+[$'Fuente-Dashboard-Departamentos-v2'.BI30]+[$'Fuente-Dashboard-Departamentos-v2'.BN30]+[$'Fuente-Dashboard-Departamentos-v2'.BS30]+[$'Fuente-Dashboard-Departamentos-v2'.BX30]+[$'Fuente-Dashboard-Departamentos-v2'.CC30]+[$'Fuente-Dashboard-Departamentos-v2'.CH30]+[$'Fuente-Dashboard-Departamentos-v2'.CM30]+[$'Fuente-Dashboard-Departamentos-v2'.CR30]+[$'Fuente-Dashboard-Departamentos-v2'.CW30]+[$'Fuente-Dashboard-Departamentos-v2'.DB30]+[$'Fuente-Dashboard-Departamentos-v2'.DG30]+[$'Fuente-Dashboard-Departamentos-v2'.DL30]+[$'Fuente-Dashboard-Departamentos-v2'.DQ30]+[$'Fuente-Dashboard-Departamentos-v2'.DV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 table:formula="of:=[.F30]=[$'Fuente-Dashboard-v2'.F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1]"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G31]+[$'Fuente-Dashboard-Departamentos-v2'.L31]+[$'Fuente-Dashboard-Departamentos-v2'.Q31]+[$'Fuente-Dashboard-Departamentos-v2'.V31]+[$'Fuente-Dashboard-Departamentos-v2'.AA31]+[$'Fuente-Dashboard-Departamentos-v2'.AF31]+[$'Fuente-Dashboard-Departamentos-v2'.AK31]+[$'Fuente-Dashboard-Departamentos-v2'.AP31]+[$'Fuente-Dashboard-Departamentos-v2'.AU31]+[$'Fuente-Dashboard-Departamentos-v2'.AZ31]+[$'Fuente-Dashboard-Departamentos-v2'.BE31]+[$'Fuente-Dashboard-Departamentos-v2'.BJ31]+[$'Fuente-Dashboard-Departamentos-v2'.BO31]+[$'Fuente-Dashboard-Departamentos-v2'.BT31]+[$'Fuente-Dashboard-Departamentos-v2'.BY31]+[$'Fuente-Dashboard-Departamentos-v2'.CD31]+[$'Fuente-Dashboard-Departamentos-v2'.CI31]+[$'Fuente-Dashboard-Departamentos-v2'.CN31]+[$'Fuente-Dashboard-Departamentos-v2'.CS31]+[$'Fuente-Dashboard-Departamentos-v2'.CX31]+[$'Fuente-Dashboard-Departamentos-v2'.DC31]+[$'Fuente-Dashboard-Departamentos-v2'.DH31]+[$'Fuente-Dashboard-Departamentos-v2'.DM31]+[$'Fuente-Dashboard-Departamentos-v2'.DR31]" office:value-type="float" office:value="2289" calcext:value-type="float">
            <text:p>2289</text:p>
          </table:table-cell>
          <table:table-cell table:formula="of:=[$'Fuente-Dashboard-Departamentos-v2'.C31]+[$'Fuente-Dashboard-Departamentos-v2'.H31]+[$'Fuente-Dashboard-Departamentos-v2'.M31]+[$'Fuente-Dashboard-Departamentos-v2'.R31]+[$'Fuente-Dashboard-Departamentos-v2'.W31]+[$'Fuente-Dashboard-Departamentos-v2'.AB31]+[$'Fuente-Dashboard-Departamentos-v2'.AG31]+[$'Fuente-Dashboard-Departamentos-v2'.AL31]+[$'Fuente-Dashboard-Departamentos-v2'.AQ31]+[$'Fuente-Dashboard-Departamentos-v2'.AV31]+[$'Fuente-Dashboard-Departamentos-v2'.BA31]+[$'Fuente-Dashboard-Departamentos-v2'.BF31]+[$'Fuente-Dashboard-Departamentos-v2'.BK31]+[$'Fuente-Dashboard-Departamentos-v2'.BP31]+[$'Fuente-Dashboard-Departamentos-v2'.BU31]+[$'Fuente-Dashboard-Departamentos-v2'.BZ31]+[$'Fuente-Dashboard-Departamentos-v2'.CE31]+[$'Fuente-Dashboard-Departamentos-v2'.CJ31]+[$'Fuente-Dashboard-Departamentos-v2'.CO31]+[$'Fuente-Dashboard-Departamentos-v2'.CT31]+[$'Fuente-Dashboard-Departamentos-v2'.CY31]+[$'Fuente-Dashboard-Departamentos-v2'.DD31]+[$'Fuente-Dashboard-Departamentos-v2'.DI31]+[$'Fuente-Dashboard-Departamentos-v2'.DN31]+[$'Fuente-Dashboard-Departamentos-v2'.DS31]" office:value-type="float" office:value="0" calcext:value-type="float">
            <text:p>0</text:p>
          </table:table-cell>
          <table:table-cell table:formula="of:=[$'Fuente-Dashboard-Departamentos-v2'.D31]+[$'Fuente-Dashboard-Departamentos-v2'.I31]+[$'Fuente-Dashboard-Departamentos-v2'.N31]+[$'Fuente-Dashboard-Departamentos-v2'.S31]+[$'Fuente-Dashboard-Departamentos-v2'.X31]+[$'Fuente-Dashboard-Departamentos-v2'.AC31]+[$'Fuente-Dashboard-Departamentos-v2'.AH31]+[$'Fuente-Dashboard-Departamentos-v2'.AM31]+[$'Fuente-Dashboard-Departamentos-v2'.AR31]+[$'Fuente-Dashboard-Departamentos-v2'.AW31]+[$'Fuente-Dashboard-Departamentos-v2'.BB31]+[$'Fuente-Dashboard-Departamentos-v2'.BG31]+[$'Fuente-Dashboard-Departamentos-v2'.BL31]+[$'Fuente-Dashboard-Departamentos-v2'.BQ31]+[$'Fuente-Dashboard-Departamentos-v2'.BV31]+[$'Fuente-Dashboard-Departamentos-v2'.CA31]+[$'Fuente-Dashboard-Departamentos-v2'.CF31]+[$'Fuente-Dashboard-Departamentos-v2'.CK31]+[$'Fuente-Dashboard-Departamentos-v2'.CP31]+[$'Fuente-Dashboard-Departamentos-v2'.CU31]+[$'Fuente-Dashboard-Departamentos-v2'.CZ31]+[$'Fuente-Dashboard-Departamentos-v2'.DE31]+[$'Fuente-Dashboard-Departamentos-v2'.DJ31]+[$'Fuente-Dashboard-Departamentos-v2'.DO31]+[$'Fuente-Dashboard-Departamentos-v2'.DT31]" office:value-type="float" office:value="0" calcext:value-type="float">
            <text:p>0</text:p>
          </table:table-cell>
          <table:table-cell table:formula="of:=[$'Fuente-Dashboard-Departamentos-v2'.E31]+[$'Fuente-Dashboard-Departamentos-v2'.J31]+[$'Fuente-Dashboard-Departamentos-v2'.O31]+[$'Fuente-Dashboard-Departamentos-v2'.T31]+[$'Fuente-Dashboard-Departamentos-v2'.Y31]+[$'Fuente-Dashboard-Departamentos-v2'.AD31]+[$'Fuente-Dashboard-Departamentos-v2'.AI31]+[$'Fuente-Dashboard-Departamentos-v2'.AN31]+[$'Fuente-Dashboard-Departamentos-v2'.AS31]+[$'Fuente-Dashboard-Departamentos-v2'.AX31]+[$'Fuente-Dashboard-Departamentos-v2'.BC31]+[$'Fuente-Dashboard-Departamentos-v2'.BH31]+[$'Fuente-Dashboard-Departamentos-v2'.BM31]+[$'Fuente-Dashboard-Departamentos-v2'.BR31]+[$'Fuente-Dashboard-Departamentos-v2'.BW31]+[$'Fuente-Dashboard-Departamentos-v2'.CB31]+[$'Fuente-Dashboard-Departamentos-v2'.CG31]+[$'Fuente-Dashboard-Departamentos-v2'.CL31]+[$'Fuente-Dashboard-Departamentos-v2'.CQ31]+[$'Fuente-Dashboard-Departamentos-v2'.CV31]+[$'Fuente-Dashboard-Departamentos-v2'.DA31]+[$'Fuente-Dashboard-Departamentos-v2'.DF31]+[$'Fuente-Dashboard-Departamentos-v2'.DK31]+[$'Fuente-Dashboard-Departamentos-v2'.DP31]+[$'Fuente-Dashboard-Departamentos-v2'.DU31]" office:value-type="float" office:value="2289" calcext:value-type="float">
            <text:p>2289</text:p>
          </table:table-cell>
          <table:table-cell table:formula="of:=[$'Fuente-Dashboard-Departamentos-v2'.F31]+[$'Fuente-Dashboard-Departamentos-v2'.K31]+[$'Fuente-Dashboard-Departamentos-v2'.P31]+[$'Fuente-Dashboard-Departamentos-v2'.U31]+[$'Fuente-Dashboard-Departamentos-v2'.Z31]+[$'Fuente-Dashboard-Departamentos-v2'.AE31]+[$'Fuente-Dashboard-Departamentos-v2'.AJ31]+[$'Fuente-Dashboard-Departamentos-v2'.AO31]+[$'Fuente-Dashboard-Departamentos-v2'.AT31]+[$'Fuente-Dashboard-Departamentos-v2'.AY31]+[$'Fuente-Dashboard-Departamentos-v2'.BD31]+[$'Fuente-Dashboard-Departamentos-v2'.BI31]+[$'Fuente-Dashboard-Departamentos-v2'.BN31]+[$'Fuente-Dashboard-Departamentos-v2'.BS31]+[$'Fuente-Dashboard-Departamentos-v2'.BX31]+[$'Fuente-Dashboard-Departamentos-v2'.CC31]+[$'Fuente-Dashboard-Departamentos-v2'.CH31]+[$'Fuente-Dashboard-Departamentos-v2'.CM31]+[$'Fuente-Dashboard-Departamentos-v2'.CR31]+[$'Fuente-Dashboard-Departamentos-v2'.CW31]+[$'Fuente-Dashboard-Departamentos-v2'.DB31]+[$'Fuente-Dashboard-Departamentos-v2'.DG31]+[$'Fuente-Dashboard-Departamentos-v2'.DL31]+[$'Fuente-Dashboard-Departamentos-v2'.DQ31]+[$'Fuente-Dashboard-Departamentos-v2'.DV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 table:formula="of:=[.F31]=[$'Fuente-Dashboard-v2'.F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2]"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G32]+[$'Fuente-Dashboard-Departamentos-v2'.L32]+[$'Fuente-Dashboard-Departamentos-v2'.Q32]+[$'Fuente-Dashboard-Departamentos-v2'.V32]+[$'Fuente-Dashboard-Departamentos-v2'.AA32]+[$'Fuente-Dashboard-Departamentos-v2'.AF32]+[$'Fuente-Dashboard-Departamentos-v2'.AK32]+[$'Fuente-Dashboard-Departamentos-v2'.AP32]+[$'Fuente-Dashboard-Departamentos-v2'.AU32]+[$'Fuente-Dashboard-Departamentos-v2'.AZ32]+[$'Fuente-Dashboard-Departamentos-v2'.BE32]+[$'Fuente-Dashboard-Departamentos-v2'.BJ32]+[$'Fuente-Dashboard-Departamentos-v2'.BO32]+[$'Fuente-Dashboard-Departamentos-v2'.BT32]+[$'Fuente-Dashboard-Departamentos-v2'.BY32]+[$'Fuente-Dashboard-Departamentos-v2'.CD32]+[$'Fuente-Dashboard-Departamentos-v2'.CI32]+[$'Fuente-Dashboard-Departamentos-v2'.CN32]+[$'Fuente-Dashboard-Departamentos-v2'.CS32]+[$'Fuente-Dashboard-Departamentos-v2'.CX32]+[$'Fuente-Dashboard-Departamentos-v2'.DC32]+[$'Fuente-Dashboard-Departamentos-v2'.DH32]+[$'Fuente-Dashboard-Departamentos-v2'.DM32]+[$'Fuente-Dashboard-Departamentos-v2'.DR32]" office:value-type="float" office:value="2636" calcext:value-type="float">
            <text:p>2636</text:p>
          </table:table-cell>
          <table:table-cell table:formula="of:=[$'Fuente-Dashboard-Departamentos-v2'.C32]+[$'Fuente-Dashboard-Departamentos-v2'.H32]+[$'Fuente-Dashboard-Departamentos-v2'.M32]+[$'Fuente-Dashboard-Departamentos-v2'.R32]+[$'Fuente-Dashboard-Departamentos-v2'.W32]+[$'Fuente-Dashboard-Departamentos-v2'.AB32]+[$'Fuente-Dashboard-Departamentos-v2'.AG32]+[$'Fuente-Dashboard-Departamentos-v2'.AL32]+[$'Fuente-Dashboard-Departamentos-v2'.AQ32]+[$'Fuente-Dashboard-Departamentos-v2'.AV32]+[$'Fuente-Dashboard-Departamentos-v2'.BA32]+[$'Fuente-Dashboard-Departamentos-v2'.BF32]+[$'Fuente-Dashboard-Departamentos-v2'.BK32]+[$'Fuente-Dashboard-Departamentos-v2'.BP32]+[$'Fuente-Dashboard-Departamentos-v2'.BU32]+[$'Fuente-Dashboard-Departamentos-v2'.BZ32]+[$'Fuente-Dashboard-Departamentos-v2'.CE32]+[$'Fuente-Dashboard-Departamentos-v2'.CJ32]+[$'Fuente-Dashboard-Departamentos-v2'.CO32]+[$'Fuente-Dashboard-Departamentos-v2'.CT32]+[$'Fuente-Dashboard-Departamentos-v2'.CY32]+[$'Fuente-Dashboard-Departamentos-v2'.DD32]+[$'Fuente-Dashboard-Departamentos-v2'.DI32]+[$'Fuente-Dashboard-Departamentos-v2'.DN32]+[$'Fuente-Dashboard-Departamentos-v2'.DS32]" office:value-type="float" office:value="0" calcext:value-type="float">
            <text:p>0</text:p>
          </table:table-cell>
          <table:table-cell table:formula="of:=[$'Fuente-Dashboard-Departamentos-v2'.D32]+[$'Fuente-Dashboard-Departamentos-v2'.I32]+[$'Fuente-Dashboard-Departamentos-v2'.N32]+[$'Fuente-Dashboard-Departamentos-v2'.S32]+[$'Fuente-Dashboard-Departamentos-v2'.X32]+[$'Fuente-Dashboard-Departamentos-v2'.AC32]+[$'Fuente-Dashboard-Departamentos-v2'.AH32]+[$'Fuente-Dashboard-Departamentos-v2'.AM32]+[$'Fuente-Dashboard-Departamentos-v2'.AR32]+[$'Fuente-Dashboard-Departamentos-v2'.AW32]+[$'Fuente-Dashboard-Departamentos-v2'.BB32]+[$'Fuente-Dashboard-Departamentos-v2'.BG32]+[$'Fuente-Dashboard-Departamentos-v2'.BL32]+[$'Fuente-Dashboard-Departamentos-v2'.BQ32]+[$'Fuente-Dashboard-Departamentos-v2'.BV32]+[$'Fuente-Dashboard-Departamentos-v2'.CA32]+[$'Fuente-Dashboard-Departamentos-v2'.CF32]+[$'Fuente-Dashboard-Departamentos-v2'.CK32]+[$'Fuente-Dashboard-Departamentos-v2'.CP32]+[$'Fuente-Dashboard-Departamentos-v2'.CU32]+[$'Fuente-Dashboard-Departamentos-v2'.CZ32]+[$'Fuente-Dashboard-Departamentos-v2'.DE32]+[$'Fuente-Dashboard-Departamentos-v2'.DJ32]+[$'Fuente-Dashboard-Departamentos-v2'.DO32]+[$'Fuente-Dashboard-Departamentos-v2'.DT32]" office:value-type="float" office:value="0" calcext:value-type="float">
            <text:p>0</text:p>
          </table:table-cell>
          <table:table-cell table:formula="of:=[$'Fuente-Dashboard-Departamentos-v2'.E32]+[$'Fuente-Dashboard-Departamentos-v2'.J32]+[$'Fuente-Dashboard-Departamentos-v2'.O32]+[$'Fuente-Dashboard-Departamentos-v2'.T32]+[$'Fuente-Dashboard-Departamentos-v2'.Y32]+[$'Fuente-Dashboard-Departamentos-v2'.AD32]+[$'Fuente-Dashboard-Departamentos-v2'.AI32]+[$'Fuente-Dashboard-Departamentos-v2'.AN32]+[$'Fuente-Dashboard-Departamentos-v2'.AS32]+[$'Fuente-Dashboard-Departamentos-v2'.AX32]+[$'Fuente-Dashboard-Departamentos-v2'.BC32]+[$'Fuente-Dashboard-Departamentos-v2'.BH32]+[$'Fuente-Dashboard-Departamentos-v2'.BM32]+[$'Fuente-Dashboard-Departamentos-v2'.BR32]+[$'Fuente-Dashboard-Departamentos-v2'.BW32]+[$'Fuente-Dashboard-Departamentos-v2'.CB32]+[$'Fuente-Dashboard-Departamentos-v2'.CG32]+[$'Fuente-Dashboard-Departamentos-v2'.CL32]+[$'Fuente-Dashboard-Departamentos-v2'.CQ32]+[$'Fuente-Dashboard-Departamentos-v2'.CV32]+[$'Fuente-Dashboard-Departamentos-v2'.DA32]+[$'Fuente-Dashboard-Departamentos-v2'.DF32]+[$'Fuente-Dashboard-Departamentos-v2'.DK32]+[$'Fuente-Dashboard-Departamentos-v2'.DP32]+[$'Fuente-Dashboard-Departamentos-v2'.DU32]" office:value-type="float" office:value="2636" calcext:value-type="float">
            <text:p>2636</text:p>
          </table:table-cell>
          <table:table-cell table:formula="of:=[$'Fuente-Dashboard-Departamentos-v2'.F32]+[$'Fuente-Dashboard-Departamentos-v2'.K32]+[$'Fuente-Dashboard-Departamentos-v2'.P32]+[$'Fuente-Dashboard-Departamentos-v2'.U32]+[$'Fuente-Dashboard-Departamentos-v2'.Z32]+[$'Fuente-Dashboard-Departamentos-v2'.AE32]+[$'Fuente-Dashboard-Departamentos-v2'.AJ32]+[$'Fuente-Dashboard-Departamentos-v2'.AO32]+[$'Fuente-Dashboard-Departamentos-v2'.AT32]+[$'Fuente-Dashboard-Departamentos-v2'.AY32]+[$'Fuente-Dashboard-Departamentos-v2'.BD32]+[$'Fuente-Dashboard-Departamentos-v2'.BI32]+[$'Fuente-Dashboard-Departamentos-v2'.BN32]+[$'Fuente-Dashboard-Departamentos-v2'.BS32]+[$'Fuente-Dashboard-Departamentos-v2'.BX32]+[$'Fuente-Dashboard-Departamentos-v2'.CC32]+[$'Fuente-Dashboard-Departamentos-v2'.CH32]+[$'Fuente-Dashboard-Departamentos-v2'.CM32]+[$'Fuente-Dashboard-Departamentos-v2'.CR32]+[$'Fuente-Dashboard-Departamentos-v2'.CW32]+[$'Fuente-Dashboard-Departamentos-v2'.DB32]+[$'Fuente-Dashboard-Departamentos-v2'.DG32]+[$'Fuente-Dashboard-Departamentos-v2'.DL32]+[$'Fuente-Dashboard-Departamentos-v2'.DQ32]+[$'Fuente-Dashboard-Departamentos-v2'.DV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 table:formula="of:=[.F32]=[$'Fuente-Dashboard-v2'.F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3]"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G33]+[$'Fuente-Dashboard-Departamentos-v2'.L33]+[$'Fuente-Dashboard-Departamentos-v2'.Q33]+[$'Fuente-Dashboard-Departamentos-v2'.V33]+[$'Fuente-Dashboard-Departamentos-v2'.AA33]+[$'Fuente-Dashboard-Departamentos-v2'.AF33]+[$'Fuente-Dashboard-Departamentos-v2'.AK33]+[$'Fuente-Dashboard-Departamentos-v2'.AP33]+[$'Fuente-Dashboard-Departamentos-v2'.AU33]+[$'Fuente-Dashboard-Departamentos-v2'.AZ33]+[$'Fuente-Dashboard-Departamentos-v2'.BE33]+[$'Fuente-Dashboard-Departamentos-v2'.BJ33]+[$'Fuente-Dashboard-Departamentos-v2'.BO33]+[$'Fuente-Dashboard-Departamentos-v2'.BT33]+[$'Fuente-Dashboard-Departamentos-v2'.BY33]+[$'Fuente-Dashboard-Departamentos-v2'.CD33]+[$'Fuente-Dashboard-Departamentos-v2'.CI33]+[$'Fuente-Dashboard-Departamentos-v2'.CN33]+[$'Fuente-Dashboard-Departamentos-v2'.CS33]+[$'Fuente-Dashboard-Departamentos-v2'.CX33]+[$'Fuente-Dashboard-Departamentos-v2'.DC33]+[$'Fuente-Dashboard-Departamentos-v2'.DH33]+[$'Fuente-Dashboard-Departamentos-v2'.DM33]+[$'Fuente-Dashboard-Departamentos-v2'.DR33]" office:value-type="float" office:value="3431" calcext:value-type="float">
            <text:p>3431</text:p>
          </table:table-cell>
          <table:table-cell table:formula="of:=[$'Fuente-Dashboard-Departamentos-v2'.C33]+[$'Fuente-Dashboard-Departamentos-v2'.H33]+[$'Fuente-Dashboard-Departamentos-v2'.M33]+[$'Fuente-Dashboard-Departamentos-v2'.R33]+[$'Fuente-Dashboard-Departamentos-v2'.W33]+[$'Fuente-Dashboard-Departamentos-v2'.AB33]+[$'Fuente-Dashboard-Departamentos-v2'.AG33]+[$'Fuente-Dashboard-Departamentos-v2'.AL33]+[$'Fuente-Dashboard-Departamentos-v2'.AQ33]+[$'Fuente-Dashboard-Departamentos-v2'.AV33]+[$'Fuente-Dashboard-Departamentos-v2'.BA33]+[$'Fuente-Dashboard-Departamentos-v2'.BF33]+[$'Fuente-Dashboard-Departamentos-v2'.BK33]+[$'Fuente-Dashboard-Departamentos-v2'.BP33]+[$'Fuente-Dashboard-Departamentos-v2'.BU33]+[$'Fuente-Dashboard-Departamentos-v2'.BZ33]+[$'Fuente-Dashboard-Departamentos-v2'.CE33]+[$'Fuente-Dashboard-Departamentos-v2'.CJ33]+[$'Fuente-Dashboard-Departamentos-v2'.CO33]+[$'Fuente-Dashboard-Departamentos-v2'.CT33]+[$'Fuente-Dashboard-Departamentos-v2'.CY33]+[$'Fuente-Dashboard-Departamentos-v2'.DD33]+[$'Fuente-Dashboard-Departamentos-v2'.DI33]+[$'Fuente-Dashboard-Departamentos-v2'.DN33]+[$'Fuente-Dashboard-Departamentos-v2'.DS33]" office:value-type="float" office:value="0" calcext:value-type="float">
            <text:p>0</text:p>
          </table:table-cell>
          <table:table-cell table:formula="of:=[$'Fuente-Dashboard-Departamentos-v2'.D33]+[$'Fuente-Dashboard-Departamentos-v2'.I33]+[$'Fuente-Dashboard-Departamentos-v2'.N33]+[$'Fuente-Dashboard-Departamentos-v2'.S33]+[$'Fuente-Dashboard-Departamentos-v2'.X33]+[$'Fuente-Dashboard-Departamentos-v2'.AC33]+[$'Fuente-Dashboard-Departamentos-v2'.AH33]+[$'Fuente-Dashboard-Departamentos-v2'.AM33]+[$'Fuente-Dashboard-Departamentos-v2'.AR33]+[$'Fuente-Dashboard-Departamentos-v2'.AW33]+[$'Fuente-Dashboard-Departamentos-v2'.BB33]+[$'Fuente-Dashboard-Departamentos-v2'.BG33]+[$'Fuente-Dashboard-Departamentos-v2'.BL33]+[$'Fuente-Dashboard-Departamentos-v2'.BQ33]+[$'Fuente-Dashboard-Departamentos-v2'.BV33]+[$'Fuente-Dashboard-Departamentos-v2'.CA33]+[$'Fuente-Dashboard-Departamentos-v2'.CF33]+[$'Fuente-Dashboard-Departamentos-v2'.CK33]+[$'Fuente-Dashboard-Departamentos-v2'.CP33]+[$'Fuente-Dashboard-Departamentos-v2'.CU33]+[$'Fuente-Dashboard-Departamentos-v2'.CZ33]+[$'Fuente-Dashboard-Departamentos-v2'.DE33]+[$'Fuente-Dashboard-Departamentos-v2'.DJ33]+[$'Fuente-Dashboard-Departamentos-v2'.DO33]+[$'Fuente-Dashboard-Departamentos-v2'.DT33]" office:value-type="float" office:value="0" calcext:value-type="float">
            <text:p>0</text:p>
          </table:table-cell>
          <table:table-cell table:formula="of:=[$'Fuente-Dashboard-Departamentos-v2'.E33]+[$'Fuente-Dashboard-Departamentos-v2'.J33]+[$'Fuente-Dashboard-Departamentos-v2'.O33]+[$'Fuente-Dashboard-Departamentos-v2'.T33]+[$'Fuente-Dashboard-Departamentos-v2'.Y33]+[$'Fuente-Dashboard-Departamentos-v2'.AD33]+[$'Fuente-Dashboard-Departamentos-v2'.AI33]+[$'Fuente-Dashboard-Departamentos-v2'.AN33]+[$'Fuente-Dashboard-Departamentos-v2'.AS33]+[$'Fuente-Dashboard-Departamentos-v2'.AX33]+[$'Fuente-Dashboard-Departamentos-v2'.BC33]+[$'Fuente-Dashboard-Departamentos-v2'.BH33]+[$'Fuente-Dashboard-Departamentos-v2'.BM33]+[$'Fuente-Dashboard-Departamentos-v2'.BR33]+[$'Fuente-Dashboard-Departamentos-v2'.BW33]+[$'Fuente-Dashboard-Departamentos-v2'.CB33]+[$'Fuente-Dashboard-Departamentos-v2'.CG33]+[$'Fuente-Dashboard-Departamentos-v2'.CL33]+[$'Fuente-Dashboard-Departamentos-v2'.CQ33]+[$'Fuente-Dashboard-Departamentos-v2'.CV33]+[$'Fuente-Dashboard-Departamentos-v2'.DA33]+[$'Fuente-Dashboard-Departamentos-v2'.DF33]+[$'Fuente-Dashboard-Departamentos-v2'.DK33]+[$'Fuente-Dashboard-Departamentos-v2'.DP33]+[$'Fuente-Dashboard-Departamentos-v2'.DU33]" office:value-type="float" office:value="3431" calcext:value-type="float">
            <text:p>3431</text:p>
          </table:table-cell>
          <table:table-cell table:formula="of:=[$'Fuente-Dashboard-Departamentos-v2'.F33]+[$'Fuente-Dashboard-Departamentos-v2'.K33]+[$'Fuente-Dashboard-Departamentos-v2'.P33]+[$'Fuente-Dashboard-Departamentos-v2'.U33]+[$'Fuente-Dashboard-Departamentos-v2'.Z33]+[$'Fuente-Dashboard-Departamentos-v2'.AE33]+[$'Fuente-Dashboard-Departamentos-v2'.AJ33]+[$'Fuente-Dashboard-Departamentos-v2'.AO33]+[$'Fuente-Dashboard-Departamentos-v2'.AT33]+[$'Fuente-Dashboard-Departamentos-v2'.AY33]+[$'Fuente-Dashboard-Departamentos-v2'.BD33]+[$'Fuente-Dashboard-Departamentos-v2'.BI33]+[$'Fuente-Dashboard-Departamentos-v2'.BN33]+[$'Fuente-Dashboard-Departamentos-v2'.BS33]+[$'Fuente-Dashboard-Departamentos-v2'.BX33]+[$'Fuente-Dashboard-Departamentos-v2'.CC33]+[$'Fuente-Dashboard-Departamentos-v2'.CH33]+[$'Fuente-Dashboard-Departamentos-v2'.CM33]+[$'Fuente-Dashboard-Departamentos-v2'.CR33]+[$'Fuente-Dashboard-Departamentos-v2'.CW33]+[$'Fuente-Dashboard-Departamentos-v2'.DB33]+[$'Fuente-Dashboard-Departamentos-v2'.DG33]+[$'Fuente-Dashboard-Departamentos-v2'.DL33]+[$'Fuente-Dashboard-Departamentos-v2'.DQ33]+[$'Fuente-Dashboard-Departamentos-v2'.DV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 table:formula="of:=[.F33]=[$'Fuente-Dashboard-v2'.F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4]"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G34]+[$'Fuente-Dashboard-Departamentos-v2'.L34]+[$'Fuente-Dashboard-Departamentos-v2'.Q34]+[$'Fuente-Dashboard-Departamentos-v2'.V34]+[$'Fuente-Dashboard-Departamentos-v2'.AA34]+[$'Fuente-Dashboard-Departamentos-v2'.AF34]+[$'Fuente-Dashboard-Departamentos-v2'.AK34]+[$'Fuente-Dashboard-Departamentos-v2'.AP34]+[$'Fuente-Dashboard-Departamentos-v2'.AU34]+[$'Fuente-Dashboard-Departamentos-v2'.AZ34]+[$'Fuente-Dashboard-Departamentos-v2'.BE34]+[$'Fuente-Dashboard-Departamentos-v2'.BJ34]+[$'Fuente-Dashboard-Departamentos-v2'.BO34]+[$'Fuente-Dashboard-Departamentos-v2'.BT34]+[$'Fuente-Dashboard-Departamentos-v2'.BY34]+[$'Fuente-Dashboard-Departamentos-v2'.CD34]+[$'Fuente-Dashboard-Departamentos-v2'.CI34]+[$'Fuente-Dashboard-Departamentos-v2'.CN34]+[$'Fuente-Dashboard-Departamentos-v2'.CS34]+[$'Fuente-Dashboard-Departamentos-v2'.CX34]+[$'Fuente-Dashboard-Departamentos-v2'.DC34]+[$'Fuente-Dashboard-Departamentos-v2'.DH34]+[$'Fuente-Dashboard-Departamentos-v2'.DM34]+[$'Fuente-Dashboard-Departamentos-v2'.DR34]" office:value-type="float" office:value="3614" calcext:value-type="float">
            <text:p>3614</text:p>
          </table:table-cell>
          <table:table-cell table:formula="of:=[$'Fuente-Dashboard-Departamentos-v2'.C34]+[$'Fuente-Dashboard-Departamentos-v2'.H34]+[$'Fuente-Dashboard-Departamentos-v2'.M34]+[$'Fuente-Dashboard-Departamentos-v2'.R34]+[$'Fuente-Dashboard-Departamentos-v2'.W34]+[$'Fuente-Dashboard-Departamentos-v2'.AB34]+[$'Fuente-Dashboard-Departamentos-v2'.AG34]+[$'Fuente-Dashboard-Departamentos-v2'.AL34]+[$'Fuente-Dashboard-Departamentos-v2'.AQ34]+[$'Fuente-Dashboard-Departamentos-v2'.AV34]+[$'Fuente-Dashboard-Departamentos-v2'.BA34]+[$'Fuente-Dashboard-Departamentos-v2'.BF34]+[$'Fuente-Dashboard-Departamentos-v2'.BK34]+[$'Fuente-Dashboard-Departamentos-v2'.BP34]+[$'Fuente-Dashboard-Departamentos-v2'.BU34]+[$'Fuente-Dashboard-Departamentos-v2'.BZ34]+[$'Fuente-Dashboard-Departamentos-v2'.CE34]+[$'Fuente-Dashboard-Departamentos-v2'.CJ34]+[$'Fuente-Dashboard-Departamentos-v2'.CO34]+[$'Fuente-Dashboard-Departamentos-v2'.CT34]+[$'Fuente-Dashboard-Departamentos-v2'.CY34]+[$'Fuente-Dashboard-Departamentos-v2'.DD34]+[$'Fuente-Dashboard-Departamentos-v2'.DI34]+[$'Fuente-Dashboard-Departamentos-v2'.DN34]+[$'Fuente-Dashboard-Departamentos-v2'.DS34]" office:value-type="float" office:value="728" calcext:value-type="float">
            <text:p>728</text:p>
          </table:table-cell>
          <table:table-cell table:formula="of:=[$'Fuente-Dashboard-Departamentos-v2'.D34]+[$'Fuente-Dashboard-Departamentos-v2'.I34]+[$'Fuente-Dashboard-Departamentos-v2'.N34]+[$'Fuente-Dashboard-Departamentos-v2'.S34]+[$'Fuente-Dashboard-Departamentos-v2'.X34]+[$'Fuente-Dashboard-Departamentos-v2'.AC34]+[$'Fuente-Dashboard-Departamentos-v2'.AH34]+[$'Fuente-Dashboard-Departamentos-v2'.AM34]+[$'Fuente-Dashboard-Departamentos-v2'.AR34]+[$'Fuente-Dashboard-Departamentos-v2'.AW34]+[$'Fuente-Dashboard-Departamentos-v2'.BB34]+[$'Fuente-Dashboard-Departamentos-v2'.BG34]+[$'Fuente-Dashboard-Departamentos-v2'.BL34]+[$'Fuente-Dashboard-Departamentos-v2'.BQ34]+[$'Fuente-Dashboard-Departamentos-v2'.BV34]+[$'Fuente-Dashboard-Departamentos-v2'.CA34]+[$'Fuente-Dashboard-Departamentos-v2'.CF34]+[$'Fuente-Dashboard-Departamentos-v2'.CK34]+[$'Fuente-Dashboard-Departamentos-v2'.CP34]+[$'Fuente-Dashboard-Departamentos-v2'.CU34]+[$'Fuente-Dashboard-Departamentos-v2'.CZ34]+[$'Fuente-Dashboard-Departamentos-v2'.DE34]+[$'Fuente-Dashboard-Departamentos-v2'.DJ34]+[$'Fuente-Dashboard-Departamentos-v2'.DO34]+[$'Fuente-Dashboard-Departamentos-v2'.DT34]" office:value-type="float" office:value="0" calcext:value-type="float">
            <text:p>0</text:p>
          </table:table-cell>
          <table:table-cell table:formula="of:=[$'Fuente-Dashboard-Departamentos-v2'.E34]+[$'Fuente-Dashboard-Departamentos-v2'.J34]+[$'Fuente-Dashboard-Departamentos-v2'.O34]+[$'Fuente-Dashboard-Departamentos-v2'.T34]+[$'Fuente-Dashboard-Departamentos-v2'.Y34]+[$'Fuente-Dashboard-Departamentos-v2'.AD34]+[$'Fuente-Dashboard-Departamentos-v2'.AI34]+[$'Fuente-Dashboard-Departamentos-v2'.AN34]+[$'Fuente-Dashboard-Departamentos-v2'.AS34]+[$'Fuente-Dashboard-Departamentos-v2'.AX34]+[$'Fuente-Dashboard-Departamentos-v2'.BC34]+[$'Fuente-Dashboard-Departamentos-v2'.BH34]+[$'Fuente-Dashboard-Departamentos-v2'.BM34]+[$'Fuente-Dashboard-Departamentos-v2'.BR34]+[$'Fuente-Dashboard-Departamentos-v2'.BW34]+[$'Fuente-Dashboard-Departamentos-v2'.CB34]+[$'Fuente-Dashboard-Departamentos-v2'.CG34]+[$'Fuente-Dashboard-Departamentos-v2'.CL34]+[$'Fuente-Dashboard-Departamentos-v2'.CQ34]+[$'Fuente-Dashboard-Departamentos-v2'.CV34]+[$'Fuente-Dashboard-Departamentos-v2'.DA34]+[$'Fuente-Dashboard-Departamentos-v2'.DF34]+[$'Fuente-Dashboard-Departamentos-v2'.DK34]+[$'Fuente-Dashboard-Departamentos-v2'.DP34]+[$'Fuente-Dashboard-Departamentos-v2'.DU34]" office:value-type="float" office:value="4342" calcext:value-type="float">
            <text:p>4342</text:p>
          </table:table-cell>
          <table:table-cell table:formula="of:=[$'Fuente-Dashboard-Departamentos-v2'.F34]+[$'Fuente-Dashboard-Departamentos-v2'.K34]+[$'Fuente-Dashboard-Departamentos-v2'.P34]+[$'Fuente-Dashboard-Departamentos-v2'.U34]+[$'Fuente-Dashboard-Departamentos-v2'.Z34]+[$'Fuente-Dashboard-Departamentos-v2'.AE34]+[$'Fuente-Dashboard-Departamentos-v2'.AJ34]+[$'Fuente-Dashboard-Departamentos-v2'.AO34]+[$'Fuente-Dashboard-Departamentos-v2'.AT34]+[$'Fuente-Dashboard-Departamentos-v2'.AY34]+[$'Fuente-Dashboard-Departamentos-v2'.BD34]+[$'Fuente-Dashboard-Departamentos-v2'.BI34]+[$'Fuente-Dashboard-Departamentos-v2'.BN34]+[$'Fuente-Dashboard-Departamentos-v2'.BS34]+[$'Fuente-Dashboard-Departamentos-v2'.BX34]+[$'Fuente-Dashboard-Departamentos-v2'.CC34]+[$'Fuente-Dashboard-Departamentos-v2'.CH34]+[$'Fuente-Dashboard-Departamentos-v2'.CM34]+[$'Fuente-Dashboard-Departamentos-v2'.CR34]+[$'Fuente-Dashboard-Departamentos-v2'.CW34]+[$'Fuente-Dashboard-Departamentos-v2'.DB34]+[$'Fuente-Dashboard-Departamentos-v2'.DG34]+[$'Fuente-Dashboard-Departamentos-v2'.DL34]+[$'Fuente-Dashboard-Departamentos-v2'.DQ34]+[$'Fuente-Dashboard-Departamentos-v2'.DV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formula="of:=[.D34]=[$'Fuente-Dashboard-v2'.D34]" office:value-type="boolean" office:boolean-value="true" calcext:value-type="boolean">
            <text:p>VERDADERO</text:p>
          </table:table-cell>
          <table:table-cell table:style-name="ce11" table:formula="of:=[.E34]=[$'Fuente-Dashboard-v2'.E34]" office:value-type="boolean" office:boolean-value="false" calcext:value-type="boolean">
            <text:p>FALSO</text:p>
          </table:table-cell>
          <table:table-cell table:formula="of:=[.F34]=[$'Fuente-Dashboard-v2'.F34]" office:value-type="boolean" office:boolean-value="true" calcext:value-type="boolean">
            <text:p>VERDADERO</text:p>
          </table:table-cell>
          <table:table-cell office:value-type="string" calcext:value-type="string">
            <text:p>En el dashboard había un dato vacío que no se sumó del detalle de un departamento</text:p>
          </table:table-cell>
        </table:table-row>
        <table:table-row table:style-name="ro1">
          <table:table-cell table:formula="of:=[$'Fuente-Dashboard-v2'.A35]"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G35]+[$'Fuente-Dashboard-Departamentos-v2'.L35]+[$'Fuente-Dashboard-Departamentos-v2'.Q35]+[$'Fuente-Dashboard-Departamentos-v2'.V35]+[$'Fuente-Dashboard-Departamentos-v2'.AA35]+[$'Fuente-Dashboard-Departamentos-v2'.AF35]+[$'Fuente-Dashboard-Departamentos-v2'.AK35]+[$'Fuente-Dashboard-Departamentos-v2'.AP35]+[$'Fuente-Dashboard-Departamentos-v2'.AU35]+[$'Fuente-Dashboard-Departamentos-v2'.AZ35]+[$'Fuente-Dashboard-Departamentos-v2'.BE35]+[$'Fuente-Dashboard-Departamentos-v2'.BJ35]+[$'Fuente-Dashboard-Departamentos-v2'.BO35]+[$'Fuente-Dashboard-Departamentos-v2'.BT35]+[$'Fuente-Dashboard-Departamentos-v2'.BY35]+[$'Fuente-Dashboard-Departamentos-v2'.CD35]+[$'Fuente-Dashboard-Departamentos-v2'.CI35]+[$'Fuente-Dashboard-Departamentos-v2'.CN35]+[$'Fuente-Dashboard-Departamentos-v2'.CS35]+[$'Fuente-Dashboard-Departamentos-v2'.CX35]+[$'Fuente-Dashboard-Departamentos-v2'.DC35]+[$'Fuente-Dashboard-Departamentos-v2'.DH35]+[$'Fuente-Dashboard-Departamentos-v2'.DM35]+[$'Fuente-Dashboard-Departamentos-v2'.DR35]" office:value-type="float" office:value="4121" calcext:value-type="float">
            <text:p>4121</text:p>
          </table:table-cell>
          <table:table-cell table:formula="of:=[$'Fuente-Dashboard-Departamentos-v2'.C35]+[$'Fuente-Dashboard-Departamentos-v2'.H35]+[$'Fuente-Dashboard-Departamentos-v2'.M35]+[$'Fuente-Dashboard-Departamentos-v2'.R35]+[$'Fuente-Dashboard-Departamentos-v2'.W35]+[$'Fuente-Dashboard-Departamentos-v2'.AB35]+[$'Fuente-Dashboard-Departamentos-v2'.AG35]+[$'Fuente-Dashboard-Departamentos-v2'.AL35]+[$'Fuente-Dashboard-Departamentos-v2'.AQ35]+[$'Fuente-Dashboard-Departamentos-v2'.AV35]+[$'Fuente-Dashboard-Departamentos-v2'.BA35]+[$'Fuente-Dashboard-Departamentos-v2'.BF35]+[$'Fuente-Dashboard-Departamentos-v2'.BK35]+[$'Fuente-Dashboard-Departamentos-v2'.BP35]+[$'Fuente-Dashboard-Departamentos-v2'.BU35]+[$'Fuente-Dashboard-Departamentos-v2'.BZ35]+[$'Fuente-Dashboard-Departamentos-v2'.CE35]+[$'Fuente-Dashboard-Departamentos-v2'.CJ35]+[$'Fuente-Dashboard-Departamentos-v2'.CO35]+[$'Fuente-Dashboard-Departamentos-v2'.CT35]+[$'Fuente-Dashboard-Departamentos-v2'.CY35]+[$'Fuente-Dashboard-Departamentos-v2'.DD35]+[$'Fuente-Dashboard-Departamentos-v2'.DI35]+[$'Fuente-Dashboard-Departamentos-v2'.DN35]+[$'Fuente-Dashboard-Departamentos-v2'.DS35]" office:value-type="float" office:value="1135" calcext:value-type="float">
            <text:p>1135</text:p>
          </table:table-cell>
          <table:table-cell table:formula="of:=[$'Fuente-Dashboard-Departamentos-v2'.D35]+[$'Fuente-Dashboard-Departamentos-v2'.I35]+[$'Fuente-Dashboard-Departamentos-v2'.N35]+[$'Fuente-Dashboard-Departamentos-v2'.S35]+[$'Fuente-Dashboard-Departamentos-v2'.X35]+[$'Fuente-Dashboard-Departamentos-v2'.AC35]+[$'Fuente-Dashboard-Departamentos-v2'.AH35]+[$'Fuente-Dashboard-Departamentos-v2'.AM35]+[$'Fuente-Dashboard-Departamentos-v2'.AR35]+[$'Fuente-Dashboard-Departamentos-v2'.AW35]+[$'Fuente-Dashboard-Departamentos-v2'.BB35]+[$'Fuente-Dashboard-Departamentos-v2'.BG35]+[$'Fuente-Dashboard-Departamentos-v2'.BL35]+[$'Fuente-Dashboard-Departamentos-v2'.BQ35]+[$'Fuente-Dashboard-Departamentos-v2'.BV35]+[$'Fuente-Dashboard-Departamentos-v2'.CA35]+[$'Fuente-Dashboard-Departamentos-v2'.CF35]+[$'Fuente-Dashboard-Departamentos-v2'.CK35]+[$'Fuente-Dashboard-Departamentos-v2'.CP35]+[$'Fuente-Dashboard-Departamentos-v2'.CU35]+[$'Fuente-Dashboard-Departamentos-v2'.CZ35]+[$'Fuente-Dashboard-Departamentos-v2'.DE35]+[$'Fuente-Dashboard-Departamentos-v2'.DJ35]+[$'Fuente-Dashboard-Departamentos-v2'.DO35]+[$'Fuente-Dashboard-Departamentos-v2'.DT35]" office:value-type="float" office:value="0" calcext:value-type="float">
            <text:p>0</text:p>
          </table:table-cell>
          <table:table-cell table:formula="of:=[$'Fuente-Dashboard-Departamentos-v2'.E35]+[$'Fuente-Dashboard-Departamentos-v2'.J35]+[$'Fuente-Dashboard-Departamentos-v2'.O35]+[$'Fuente-Dashboard-Departamentos-v2'.T35]+[$'Fuente-Dashboard-Departamentos-v2'.Y35]+[$'Fuente-Dashboard-Departamentos-v2'.AD35]+[$'Fuente-Dashboard-Departamentos-v2'.AI35]+[$'Fuente-Dashboard-Departamentos-v2'.AN35]+[$'Fuente-Dashboard-Departamentos-v2'.AS35]+[$'Fuente-Dashboard-Departamentos-v2'.AX35]+[$'Fuente-Dashboard-Departamentos-v2'.BC35]+[$'Fuente-Dashboard-Departamentos-v2'.BH35]+[$'Fuente-Dashboard-Departamentos-v2'.BM35]+[$'Fuente-Dashboard-Departamentos-v2'.BR35]+[$'Fuente-Dashboard-Departamentos-v2'.BW35]+[$'Fuente-Dashboard-Departamentos-v2'.CB35]+[$'Fuente-Dashboard-Departamentos-v2'.CG35]+[$'Fuente-Dashboard-Departamentos-v2'.CL35]+[$'Fuente-Dashboard-Departamentos-v2'.CQ35]+[$'Fuente-Dashboard-Departamentos-v2'.CV35]+[$'Fuente-Dashboard-Departamentos-v2'.DA35]+[$'Fuente-Dashboard-Departamentos-v2'.DF35]+[$'Fuente-Dashboard-Departamentos-v2'.DK35]+[$'Fuente-Dashboard-Departamentos-v2'.DP35]+[$'Fuente-Dashboard-Departamentos-v2'.DU35]" office:value-type="float" office:value="5256" calcext:value-type="float">
            <text:p>5256</text:p>
          </table:table-cell>
          <table:table-cell table:formula="of:=[$'Fuente-Dashboard-Departamentos-v2'.F35]+[$'Fuente-Dashboard-Departamentos-v2'.K35]+[$'Fuente-Dashboard-Departamentos-v2'.P35]+[$'Fuente-Dashboard-Departamentos-v2'.U35]+[$'Fuente-Dashboard-Departamentos-v2'.Z35]+[$'Fuente-Dashboard-Departamentos-v2'.AE35]+[$'Fuente-Dashboard-Departamentos-v2'.AJ35]+[$'Fuente-Dashboard-Departamentos-v2'.AO35]+[$'Fuente-Dashboard-Departamentos-v2'.AT35]+[$'Fuente-Dashboard-Departamentos-v2'.AY35]+[$'Fuente-Dashboard-Departamentos-v2'.BD35]+[$'Fuente-Dashboard-Departamentos-v2'.BI35]+[$'Fuente-Dashboard-Departamentos-v2'.BN35]+[$'Fuente-Dashboard-Departamentos-v2'.BS35]+[$'Fuente-Dashboard-Departamentos-v2'.BX35]+[$'Fuente-Dashboard-Departamentos-v2'.CC35]+[$'Fuente-Dashboard-Departamentos-v2'.CH35]+[$'Fuente-Dashboard-Departamentos-v2'.CM35]+[$'Fuente-Dashboard-Departamentos-v2'.CR35]+[$'Fuente-Dashboard-Departamentos-v2'.CW35]+[$'Fuente-Dashboard-Departamentos-v2'.DB35]+[$'Fuente-Dashboard-Departamentos-v2'.DG35]+[$'Fuente-Dashboard-Departamentos-v2'.DL35]+[$'Fuente-Dashboard-Departamentos-v2'.DQ35]+[$'Fuente-Dashboard-Departamentos-v2'.DV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 table:formula="of:=[.F35]=[$'Fuente-Dashboard-v2'.F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6]" office:value-type="date" office:date-value="2020-04-09" calcext:value-type="date">
            <text:p>09/04/20</text:p>
          </table:table-cell>
          <table:table-cell table:formula="of:=[$'Fuente-Dashboard-Departamentos-v2'.B36]+[$'Fuente-Dashboard-Departamentos-v2'.G36]+[$'Fuente-Dashboard-Departamentos-v2'.L36]+[$'Fuente-Dashboard-Departamentos-v2'.Q36]+[$'Fuente-Dashboard-Departamentos-v2'.V36]+[$'Fuente-Dashboard-Departamentos-v2'.AA36]+[$'Fuente-Dashboard-Departamentos-v2'.AF36]+[$'Fuente-Dashboard-Departamentos-v2'.AK36]+[$'Fuente-Dashboard-Departamentos-v2'.AP36]+[$'Fuente-Dashboard-Departamentos-v2'.AU36]+[$'Fuente-Dashboard-Departamentos-v2'.AZ36]+[$'Fuente-Dashboard-Departamentos-v2'.BE36]+[$'Fuente-Dashboard-Departamentos-v2'.BJ36]+[$'Fuente-Dashboard-Departamentos-v2'.BO36]+[$'Fuente-Dashboard-Departamentos-v2'.BT36]+[$'Fuente-Dashboard-Departamentos-v2'.BY36]+[$'Fuente-Dashboard-Departamentos-v2'.CD36]+[$'Fuente-Dashboard-Departamentos-v2'.CI36]+[$'Fuente-Dashboard-Departamentos-v2'.CN36]+[$'Fuente-Dashboard-Departamentos-v2'.CS36]+[$'Fuente-Dashboard-Departamentos-v2'.CX36]+[$'Fuente-Dashboard-Departamentos-v2'.DC36]+[$'Fuente-Dashboard-Departamentos-v2'.DH36]+[$'Fuente-Dashboard-Departamentos-v2'.DM36]+[$'Fuente-Dashboard-Departamentos-v2'.DR36]" office:value-type="float" office:value="4549" calcext:value-type="float">
            <text:p>4549</text:p>
          </table:table-cell>
          <table:table-cell table:formula="of:=[$'Fuente-Dashboard-Departamentos-v2'.C36]+[$'Fuente-Dashboard-Departamentos-v2'.H36]+[$'Fuente-Dashboard-Departamentos-v2'.M36]+[$'Fuente-Dashboard-Departamentos-v2'.R36]+[$'Fuente-Dashboard-Departamentos-v2'.W36]+[$'Fuente-Dashboard-Departamentos-v2'.AB36]+[$'Fuente-Dashboard-Departamentos-v2'.AG36]+[$'Fuente-Dashboard-Departamentos-v2'.AL36]+[$'Fuente-Dashboard-Departamentos-v2'.AQ36]+[$'Fuente-Dashboard-Departamentos-v2'.AV36]+[$'Fuente-Dashboard-Departamentos-v2'.BA36]+[$'Fuente-Dashboard-Departamentos-v2'.BF36]+[$'Fuente-Dashboard-Departamentos-v2'.BK36]+[$'Fuente-Dashboard-Departamentos-v2'.BP36]+[$'Fuente-Dashboard-Departamentos-v2'.BU36]+[$'Fuente-Dashboard-Departamentos-v2'.BZ36]+[$'Fuente-Dashboard-Departamentos-v2'.CE36]+[$'Fuente-Dashboard-Departamentos-v2'.CJ36]+[$'Fuente-Dashboard-Departamentos-v2'.CO36]+[$'Fuente-Dashboard-Departamentos-v2'.CT36]+[$'Fuente-Dashboard-Departamentos-v2'.CY36]+[$'Fuente-Dashboard-Departamentos-v2'.DD36]+[$'Fuente-Dashboard-Departamentos-v2'.DI36]+[$'Fuente-Dashboard-Departamentos-v2'.DN36]+[$'Fuente-Dashboard-Departamentos-v2'.DS36]" office:value-type="float" office:value="1348" calcext:value-type="float">
            <text:p>1348</text:p>
          </table:table-cell>
          <table:table-cell table:formula="of:=[$'Fuente-Dashboard-Departamentos-v2'.D36]+[$'Fuente-Dashboard-Departamentos-v2'.I36]+[$'Fuente-Dashboard-Departamentos-v2'.N36]+[$'Fuente-Dashboard-Departamentos-v2'.S36]+[$'Fuente-Dashboard-Departamentos-v2'.X36]+[$'Fuente-Dashboard-Departamentos-v2'.AC36]+[$'Fuente-Dashboard-Departamentos-v2'.AH36]+[$'Fuente-Dashboard-Departamentos-v2'.AM36]+[$'Fuente-Dashboard-Departamentos-v2'.AR36]+[$'Fuente-Dashboard-Departamentos-v2'.AW36]+[$'Fuente-Dashboard-Departamentos-v2'.BB36]+[$'Fuente-Dashboard-Departamentos-v2'.BG36]+[$'Fuente-Dashboard-Departamentos-v2'.BL36]+[$'Fuente-Dashboard-Departamentos-v2'.BQ36]+[$'Fuente-Dashboard-Departamentos-v2'.BV36]+[$'Fuente-Dashboard-Departamentos-v2'.CA36]+[$'Fuente-Dashboard-Departamentos-v2'.CF36]+[$'Fuente-Dashboard-Departamentos-v2'.CK36]+[$'Fuente-Dashboard-Departamentos-v2'.CP36]+[$'Fuente-Dashboard-Departamentos-v2'.CU36]+[$'Fuente-Dashboard-Departamentos-v2'.CZ36]+[$'Fuente-Dashboard-Departamentos-v2'.DE36]+[$'Fuente-Dashboard-Departamentos-v2'.DJ36]+[$'Fuente-Dashboard-Departamentos-v2'.DO36]+[$'Fuente-Dashboard-Departamentos-v2'.DT36]" office:value-type="float" office:value="0" calcext:value-type="float">
            <text:p>0</text:p>
          </table:table-cell>
          <table:table-cell table:formula="of:=[$'Fuente-Dashboard-Departamentos-v2'.E36]+[$'Fuente-Dashboard-Departamentos-v2'.J36]+[$'Fuente-Dashboard-Departamentos-v2'.O36]+[$'Fuente-Dashboard-Departamentos-v2'.T36]+[$'Fuente-Dashboard-Departamentos-v2'.Y36]+[$'Fuente-Dashboard-Departamentos-v2'.AD36]+[$'Fuente-Dashboard-Departamentos-v2'.AI36]+[$'Fuente-Dashboard-Departamentos-v2'.AN36]+[$'Fuente-Dashboard-Departamentos-v2'.AS36]+[$'Fuente-Dashboard-Departamentos-v2'.AX36]+[$'Fuente-Dashboard-Departamentos-v2'.BC36]+[$'Fuente-Dashboard-Departamentos-v2'.BH36]+[$'Fuente-Dashboard-Departamentos-v2'.BM36]+[$'Fuente-Dashboard-Departamentos-v2'.BR36]+[$'Fuente-Dashboard-Departamentos-v2'.BW36]+[$'Fuente-Dashboard-Departamentos-v2'.CB36]+[$'Fuente-Dashboard-Departamentos-v2'.CG36]+[$'Fuente-Dashboard-Departamentos-v2'.CL36]+[$'Fuente-Dashboard-Departamentos-v2'.CQ36]+[$'Fuente-Dashboard-Departamentos-v2'.CV36]+[$'Fuente-Dashboard-Departamentos-v2'.DA36]+[$'Fuente-Dashboard-Departamentos-v2'.DF36]+[$'Fuente-Dashboard-Departamentos-v2'.DK36]+[$'Fuente-Dashboard-Departamentos-v2'.DP36]+[$'Fuente-Dashboard-Departamentos-v2'.DU36]" office:value-type="float" office:value="5897" calcext:value-type="float">
            <text:p>5897</text:p>
          </table:table-cell>
          <table:table-cell table:formula="of:=[$'Fuente-Dashboard-Departamentos-v2'.F36]+[$'Fuente-Dashboard-Departamentos-v2'.K36]+[$'Fuente-Dashboard-Departamentos-v2'.P36]+[$'Fuente-Dashboard-Departamentos-v2'.U36]+[$'Fuente-Dashboard-Departamentos-v2'.Z36]+[$'Fuente-Dashboard-Departamentos-v2'.AE36]+[$'Fuente-Dashboard-Departamentos-v2'.AJ36]+[$'Fuente-Dashboard-Departamentos-v2'.AO36]+[$'Fuente-Dashboard-Departamentos-v2'.AT36]+[$'Fuente-Dashboard-Departamentos-v2'.AY36]+[$'Fuente-Dashboard-Departamentos-v2'.BD36]+[$'Fuente-Dashboard-Departamentos-v2'.BI36]+[$'Fuente-Dashboard-Departamentos-v2'.BN36]+[$'Fuente-Dashboard-Departamentos-v2'.BS36]+[$'Fuente-Dashboard-Departamentos-v2'.BX36]+[$'Fuente-Dashboard-Departamentos-v2'.CC36]+[$'Fuente-Dashboard-Departamentos-v2'.CH36]+[$'Fuente-Dashboard-Departamentos-v2'.CM36]+[$'Fuente-Dashboard-Departamentos-v2'.CR36]+[$'Fuente-Dashboard-Departamentos-v2'.CW36]+[$'Fuente-Dashboard-Departamentos-v2'.DB36]+[$'Fuente-Dashboard-Departamentos-v2'.DG36]+[$'Fuente-Dashboard-Departamentos-v2'.DL36]+[$'Fuente-Dashboard-Departamentos-v2'.DQ36]+[$'Fuente-Dashboard-Departamentos-v2'.DV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 table:formula="of:=[.F36]=[$'Fuente-Dashboard-v2'.F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7]" office:value-type="date" office:date-value="2020-04-10" calcext:value-type="date">
            <text:p>10/04/20</text:p>
          </table:table-cell>
          <table:table-cell table:formula="of:=[$'Fuente-Dashboard-Departamentos-v2'.B37]+[$'Fuente-Dashboard-Departamentos-v2'.G37]+[$'Fuente-Dashboard-Departamentos-v2'.L37]+[$'Fuente-Dashboard-Departamentos-v2'.Q37]+[$'Fuente-Dashboard-Departamentos-v2'.V37]+[$'Fuente-Dashboard-Departamentos-v2'.AA37]+[$'Fuente-Dashboard-Departamentos-v2'.AF37]+[$'Fuente-Dashboard-Departamentos-v2'.AK37]+[$'Fuente-Dashboard-Departamentos-v2'.AP37]+[$'Fuente-Dashboard-Departamentos-v2'.AU37]+[$'Fuente-Dashboard-Departamentos-v2'.AZ37]+[$'Fuente-Dashboard-Departamentos-v2'.BE37]+[$'Fuente-Dashboard-Departamentos-v2'.BJ37]+[$'Fuente-Dashboard-Departamentos-v2'.BO37]+[$'Fuente-Dashboard-Departamentos-v2'.BT37]+[$'Fuente-Dashboard-Departamentos-v2'.BY37]+[$'Fuente-Dashboard-Departamentos-v2'.CD37]+[$'Fuente-Dashboard-Departamentos-v2'.CI37]+[$'Fuente-Dashboard-Departamentos-v2'.CN37]+[$'Fuente-Dashboard-Departamentos-v2'.CS37]+[$'Fuente-Dashboard-Departamentos-v2'.CX37]+[$'Fuente-Dashboard-Departamentos-v2'.DC37]+[$'Fuente-Dashboard-Departamentos-v2'.DH37]+[$'Fuente-Dashboard-Departamentos-v2'.DM37]+[$'Fuente-Dashboard-Departamentos-v2'.DR37]" office:value-type="float" office:value="5261" calcext:value-type="float">
            <text:p>5261</text:p>
          </table:table-cell>
          <table:table-cell table:formula="of:=[$'Fuente-Dashboard-Departamentos-v2'.C37]+[$'Fuente-Dashboard-Departamentos-v2'.H37]+[$'Fuente-Dashboard-Departamentos-v2'.M37]+[$'Fuente-Dashboard-Departamentos-v2'.R37]+[$'Fuente-Dashboard-Departamentos-v2'.W37]+[$'Fuente-Dashboard-Departamentos-v2'.AB37]+[$'Fuente-Dashboard-Departamentos-v2'.AG37]+[$'Fuente-Dashboard-Departamentos-v2'.AL37]+[$'Fuente-Dashboard-Departamentos-v2'.AQ37]+[$'Fuente-Dashboard-Departamentos-v2'.AV37]+[$'Fuente-Dashboard-Departamentos-v2'.BA37]+[$'Fuente-Dashboard-Departamentos-v2'.BF37]+[$'Fuente-Dashboard-Departamentos-v2'.BK37]+[$'Fuente-Dashboard-Departamentos-v2'.BP37]+[$'Fuente-Dashboard-Departamentos-v2'.BU37]+[$'Fuente-Dashboard-Departamentos-v2'.BZ37]+[$'Fuente-Dashboard-Departamentos-v2'.CE37]+[$'Fuente-Dashboard-Departamentos-v2'.CJ37]+[$'Fuente-Dashboard-Departamentos-v2'.CO37]+[$'Fuente-Dashboard-Departamentos-v2'.CT37]+[$'Fuente-Dashboard-Departamentos-v2'.CY37]+[$'Fuente-Dashboard-Departamentos-v2'.DD37]+[$'Fuente-Dashboard-Departamentos-v2'.DI37]+[$'Fuente-Dashboard-Departamentos-v2'.DN37]+[$'Fuente-Dashboard-Departamentos-v2'.DS37]" office:value-type="float" office:value="1587" calcext:value-type="float">
            <text:p>1587</text:p>
          </table:table-cell>
          <table:table-cell table:formula="of:=[$'Fuente-Dashboard-Departamentos-v2'.D37]+[$'Fuente-Dashboard-Departamentos-v2'.I37]+[$'Fuente-Dashboard-Departamentos-v2'.N37]+[$'Fuente-Dashboard-Departamentos-v2'.S37]+[$'Fuente-Dashboard-Departamentos-v2'.X37]+[$'Fuente-Dashboard-Departamentos-v2'.AC37]+[$'Fuente-Dashboard-Departamentos-v2'.AH37]+[$'Fuente-Dashboard-Departamentos-v2'.AM37]+[$'Fuente-Dashboard-Departamentos-v2'.AR37]+[$'Fuente-Dashboard-Departamentos-v2'.AW37]+[$'Fuente-Dashboard-Departamentos-v2'.BB37]+[$'Fuente-Dashboard-Departamentos-v2'.BG37]+[$'Fuente-Dashboard-Departamentos-v2'.BL37]+[$'Fuente-Dashboard-Departamentos-v2'.BQ37]+[$'Fuente-Dashboard-Departamentos-v2'.BV37]+[$'Fuente-Dashboard-Departamentos-v2'.CA37]+[$'Fuente-Dashboard-Departamentos-v2'.CF37]+[$'Fuente-Dashboard-Departamentos-v2'.CK37]+[$'Fuente-Dashboard-Departamentos-v2'.CP37]+[$'Fuente-Dashboard-Departamentos-v2'.CU37]+[$'Fuente-Dashboard-Departamentos-v2'.CZ37]+[$'Fuente-Dashboard-Departamentos-v2'.DE37]+[$'Fuente-Dashboard-Departamentos-v2'.DJ37]+[$'Fuente-Dashboard-Departamentos-v2'.DO37]+[$'Fuente-Dashboard-Departamentos-v2'.DT37]" office:value-type="float" office:value="0" calcext:value-type="float">
            <text:p>0</text:p>
          </table:table-cell>
          <table:table-cell table:formula="of:=[$'Fuente-Dashboard-Departamentos-v2'.E37]+[$'Fuente-Dashboard-Departamentos-v2'.J37]+[$'Fuente-Dashboard-Departamentos-v2'.O37]+[$'Fuente-Dashboard-Departamentos-v2'.T37]+[$'Fuente-Dashboard-Departamentos-v2'.Y37]+[$'Fuente-Dashboard-Departamentos-v2'.AD37]+[$'Fuente-Dashboard-Departamentos-v2'.AI37]+[$'Fuente-Dashboard-Departamentos-v2'.AN37]+[$'Fuente-Dashboard-Departamentos-v2'.AS37]+[$'Fuente-Dashboard-Departamentos-v2'.AX37]+[$'Fuente-Dashboard-Departamentos-v2'.BC37]+[$'Fuente-Dashboard-Departamentos-v2'.BH37]+[$'Fuente-Dashboard-Departamentos-v2'.BM37]+[$'Fuente-Dashboard-Departamentos-v2'.BR37]+[$'Fuente-Dashboard-Departamentos-v2'.BW37]+[$'Fuente-Dashboard-Departamentos-v2'.CB37]+[$'Fuente-Dashboard-Departamentos-v2'.CG37]+[$'Fuente-Dashboard-Departamentos-v2'.CL37]+[$'Fuente-Dashboard-Departamentos-v2'.CQ37]+[$'Fuente-Dashboard-Departamentos-v2'.CV37]+[$'Fuente-Dashboard-Departamentos-v2'.DA37]+[$'Fuente-Dashboard-Departamentos-v2'.DF37]+[$'Fuente-Dashboard-Departamentos-v2'.DK37]+[$'Fuente-Dashboard-Departamentos-v2'.DP37]+[$'Fuente-Dashboard-Departamentos-v2'.DU37]" office:value-type="float" office:value="6848" calcext:value-type="float">
            <text:p>6848</text:p>
          </table:table-cell>
          <table:table-cell table:formula="of:=[$'Fuente-Dashboard-Departamentos-v2'.F37]+[$'Fuente-Dashboard-Departamentos-v2'.K37]+[$'Fuente-Dashboard-Departamentos-v2'.P37]+[$'Fuente-Dashboard-Departamentos-v2'.U37]+[$'Fuente-Dashboard-Departamentos-v2'.Z37]+[$'Fuente-Dashboard-Departamentos-v2'.AE37]+[$'Fuente-Dashboard-Departamentos-v2'.AJ37]+[$'Fuente-Dashboard-Departamentos-v2'.AO37]+[$'Fuente-Dashboard-Departamentos-v2'.AT37]+[$'Fuente-Dashboard-Departamentos-v2'.AY37]+[$'Fuente-Dashboard-Departamentos-v2'.BD37]+[$'Fuente-Dashboard-Departamentos-v2'.BI37]+[$'Fuente-Dashboard-Departamentos-v2'.BN37]+[$'Fuente-Dashboard-Departamentos-v2'.BS37]+[$'Fuente-Dashboard-Departamentos-v2'.BX37]+[$'Fuente-Dashboard-Departamentos-v2'.CC37]+[$'Fuente-Dashboard-Departamentos-v2'.CH37]+[$'Fuente-Dashboard-Departamentos-v2'.CM37]+[$'Fuente-Dashboard-Departamentos-v2'.CR37]+[$'Fuente-Dashboard-Departamentos-v2'.CW37]+[$'Fuente-Dashboard-Departamentos-v2'.DB37]+[$'Fuente-Dashboard-Departamentos-v2'.DG37]+[$'Fuente-Dashboard-Departamentos-v2'.DL37]+[$'Fuente-Dashboard-Departamentos-v2'.DQ37]+[$'Fuente-Dashboard-Departamentos-v2'.DV37]" office:value-type="float" office:value="181" calcext:value-type="float">
            <text:p>181</text:p>
          </table:table-cell>
          <table:table-cell table:formula="of:=[.B37]=[$'Fuente-Dashboard-v2'.B37]" office:value-type="boolean" office:boolean-value="true" calcext:value-type="boolean">
            <text:p>VERDADERO</text:p>
          </table:table-cell>
          <table:table-cell table:formula="of:=[.C37]=[$'Fuente-Dashboard-v2'.C37]" office:value-type="boolean" office:boolean-value="true" calcext:value-type="boolean">
            <text:p>VERDADERO</text:p>
          </table:table-cell>
          <table:table-cell table:formula="of:=[.D37]=[$'Fuente-Dashboard-v2'.D37]" office:value-type="boolean" office:boolean-value="true" calcext:value-type="boolean">
            <text:p>VERDADERO</text:p>
          </table:table-cell>
          <table:table-cell table:formula="of:=[.E37]=[$'Fuente-Dashboard-v2'.E37]" office:value-type="boolean" office:boolean-value="true" calcext:value-type="boolean">
            <text:p>VERDADERO</text:p>
          </table:table-cell>
          <table:table-cell table:formula="of:=[.F37]=[$'Fuente-Dashboard-v2'.F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8]" office:value-type="date" office:date-value="2020-04-11" calcext:value-type="date">
            <text:p>11/04/20</text:p>
          </table:table-cell>
          <table:table-cell table:formula="of:=[$'Fuente-Dashboard-Departamentos-v2'.B38]+[$'Fuente-Dashboard-Departamentos-v2'.G38]+[$'Fuente-Dashboard-Departamentos-v2'.L38]+[$'Fuente-Dashboard-Departamentos-v2'.Q38]+[$'Fuente-Dashboard-Departamentos-v2'.V38]+[$'Fuente-Dashboard-Departamentos-v2'.AA38]+[$'Fuente-Dashboard-Departamentos-v2'.AF38]+[$'Fuente-Dashboard-Departamentos-v2'.AK38]+[$'Fuente-Dashboard-Departamentos-v2'.AP38]+[$'Fuente-Dashboard-Departamentos-v2'.AU38]+[$'Fuente-Dashboard-Departamentos-v2'.AZ38]+[$'Fuente-Dashboard-Departamentos-v2'.BE38]+[$'Fuente-Dashboard-Departamentos-v2'.BJ38]+[$'Fuente-Dashboard-Departamentos-v2'.BO38]+[$'Fuente-Dashboard-Departamentos-v2'.BT38]+[$'Fuente-Dashboard-Departamentos-v2'.BY38]+[$'Fuente-Dashboard-Departamentos-v2'.CD38]+[$'Fuente-Dashboard-Departamentos-v2'.CI38]+[$'Fuente-Dashboard-Departamentos-v2'.CN38]+[$'Fuente-Dashboard-Departamentos-v2'.CS38]+[$'Fuente-Dashboard-Departamentos-v2'.CX38]+[$'Fuente-Dashboard-Departamentos-v2'.DC38]+[$'Fuente-Dashboard-Departamentos-v2'.DH38]+[$'Fuente-Dashboard-Departamentos-v2'.DM38]+[$'Fuente-Dashboard-Departamentos-v2'.DR38]" office:value-type="float" office:value="5583" calcext:value-type="float">
            <text:p>5583</text:p>
          </table:table-cell>
          <table:table-cell table:formula="of:=[$'Fuente-Dashboard-Departamentos-v2'.C38]+[$'Fuente-Dashboard-Departamentos-v2'.H38]+[$'Fuente-Dashboard-Departamentos-v2'.M38]+[$'Fuente-Dashboard-Departamentos-v2'.R38]+[$'Fuente-Dashboard-Departamentos-v2'.W38]+[$'Fuente-Dashboard-Departamentos-v2'.AB38]+[$'Fuente-Dashboard-Departamentos-v2'.AG38]+[$'Fuente-Dashboard-Departamentos-v2'.AL38]+[$'Fuente-Dashboard-Departamentos-v2'.AQ38]+[$'Fuente-Dashboard-Departamentos-v2'.AV38]+[$'Fuente-Dashboard-Departamentos-v2'.BA38]+[$'Fuente-Dashboard-Departamentos-v2'.BF38]+[$'Fuente-Dashboard-Departamentos-v2'.BK38]+[$'Fuente-Dashboard-Departamentos-v2'.BP38]+[$'Fuente-Dashboard-Departamentos-v2'.BU38]+[$'Fuente-Dashboard-Departamentos-v2'.BZ38]+[$'Fuente-Dashboard-Departamentos-v2'.CE38]+[$'Fuente-Dashboard-Departamentos-v2'.CJ38]+[$'Fuente-Dashboard-Departamentos-v2'.CO38]+[$'Fuente-Dashboard-Departamentos-v2'.CT38]+[$'Fuente-Dashboard-Departamentos-v2'.CY38]+[$'Fuente-Dashboard-Departamentos-v2'.DD38]+[$'Fuente-Dashboard-Departamentos-v2'.DI38]+[$'Fuente-Dashboard-Departamentos-v2'.DN38]+[$'Fuente-Dashboard-Departamentos-v2'.DS38]" office:value-type="float" office:value="1752" calcext:value-type="float">
            <text:p>1752</text:p>
          </table:table-cell>
          <table:table-cell table:formula="of:=[$'Fuente-Dashboard-Departamentos-v2'.D38]+[$'Fuente-Dashboard-Departamentos-v2'.I38]+[$'Fuente-Dashboard-Departamentos-v2'.N38]+[$'Fuente-Dashboard-Departamentos-v2'.S38]+[$'Fuente-Dashboard-Departamentos-v2'.X38]+[$'Fuente-Dashboard-Departamentos-v2'.AC38]+[$'Fuente-Dashboard-Departamentos-v2'.AH38]+[$'Fuente-Dashboard-Departamentos-v2'.AM38]+[$'Fuente-Dashboard-Departamentos-v2'.AR38]+[$'Fuente-Dashboard-Departamentos-v2'.AW38]+[$'Fuente-Dashboard-Departamentos-v2'.BB38]+[$'Fuente-Dashboard-Departamentos-v2'.BG38]+[$'Fuente-Dashboard-Departamentos-v2'.BL38]+[$'Fuente-Dashboard-Departamentos-v2'.BQ38]+[$'Fuente-Dashboard-Departamentos-v2'.BV38]+[$'Fuente-Dashboard-Departamentos-v2'.CA38]+[$'Fuente-Dashboard-Departamentos-v2'.CF38]+[$'Fuente-Dashboard-Departamentos-v2'.CK38]+[$'Fuente-Dashboard-Departamentos-v2'.CP38]+[$'Fuente-Dashboard-Departamentos-v2'.CU38]+[$'Fuente-Dashboard-Departamentos-v2'.CZ38]+[$'Fuente-Dashboard-Departamentos-v2'.DE38]+[$'Fuente-Dashboard-Departamentos-v2'.DJ38]+[$'Fuente-Dashboard-Departamentos-v2'.DO38]+[$'Fuente-Dashboard-Departamentos-v2'.DT38]" office:value-type="float" office:value="184" calcext:value-type="float">
            <text:p>184</text:p>
          </table:table-cell>
          <table:table-cell table:formula="of:=[$'Fuente-Dashboard-Departamentos-v2'.E38]+[$'Fuente-Dashboard-Departamentos-v2'.J38]+[$'Fuente-Dashboard-Departamentos-v2'.O38]+[$'Fuente-Dashboard-Departamentos-v2'.T38]+[$'Fuente-Dashboard-Departamentos-v2'.Y38]+[$'Fuente-Dashboard-Departamentos-v2'.AD38]+[$'Fuente-Dashboard-Departamentos-v2'.AI38]+[$'Fuente-Dashboard-Departamentos-v2'.AN38]+[$'Fuente-Dashboard-Departamentos-v2'.AS38]+[$'Fuente-Dashboard-Departamentos-v2'.AX38]+[$'Fuente-Dashboard-Departamentos-v2'.BC38]+[$'Fuente-Dashboard-Departamentos-v2'.BH38]+[$'Fuente-Dashboard-Departamentos-v2'.BM38]+[$'Fuente-Dashboard-Departamentos-v2'.BR38]+[$'Fuente-Dashboard-Departamentos-v2'.BW38]+[$'Fuente-Dashboard-Departamentos-v2'.CB38]+[$'Fuente-Dashboard-Departamentos-v2'.CG38]+[$'Fuente-Dashboard-Departamentos-v2'.CL38]+[$'Fuente-Dashboard-Departamentos-v2'.CQ38]+[$'Fuente-Dashboard-Departamentos-v2'.CV38]+[$'Fuente-Dashboard-Departamentos-v2'.DA38]+[$'Fuente-Dashboard-Departamentos-v2'.DF38]+[$'Fuente-Dashboard-Departamentos-v2'.DK38]+[$'Fuente-Dashboard-Departamentos-v2'.DP38]+[$'Fuente-Dashboard-Departamentos-v2'.DU38]" office:value-type="float" office:value="7519" calcext:value-type="float">
            <text:p>7519</text:p>
          </table:table-cell>
          <table:table-cell table:formula="of:=[$'Fuente-Dashboard-Departamentos-v2'.F38]+[$'Fuente-Dashboard-Departamentos-v2'.K38]+[$'Fuente-Dashboard-Departamentos-v2'.P38]+[$'Fuente-Dashboard-Departamentos-v2'.U38]+[$'Fuente-Dashboard-Departamentos-v2'.Z38]+[$'Fuente-Dashboard-Departamentos-v2'.AE38]+[$'Fuente-Dashboard-Departamentos-v2'.AJ38]+[$'Fuente-Dashboard-Departamentos-v2'.AO38]+[$'Fuente-Dashboard-Departamentos-v2'.AT38]+[$'Fuente-Dashboard-Departamentos-v2'.AY38]+[$'Fuente-Dashboard-Departamentos-v2'.BD38]+[$'Fuente-Dashboard-Departamentos-v2'.BI38]+[$'Fuente-Dashboard-Departamentos-v2'.BN38]+[$'Fuente-Dashboard-Departamentos-v2'.BS38]+[$'Fuente-Dashboard-Departamentos-v2'.BX38]+[$'Fuente-Dashboard-Departamentos-v2'.CC38]+[$'Fuente-Dashboard-Departamentos-v2'.CH38]+[$'Fuente-Dashboard-Departamentos-v2'.CM38]+[$'Fuente-Dashboard-Departamentos-v2'.CR38]+[$'Fuente-Dashboard-Departamentos-v2'.CW38]+[$'Fuente-Dashboard-Departamentos-v2'.DB38]+[$'Fuente-Dashboard-Departamentos-v2'.DG38]+[$'Fuente-Dashboard-Departamentos-v2'.DL38]+[$'Fuente-Dashboard-Departamentos-v2'.DQ38]+[$'Fuente-Dashboard-Departamentos-v2'.DV38]" office:value-type="float" office:value="193" calcext:value-type="float">
            <text:p>193</text:p>
          </table:table-cell>
          <table:table-cell table:formula="of:=[.B38]=[$'Fuente-Dashboard-v2'.B38]" office:value-type="boolean" office:boolean-value="true" calcext:value-type="boolean">
            <text:p>VERDADERO</text:p>
          </table:table-cell>
          <table:table-cell table:formula="of:=[.C38]=[$'Fuente-Dashboard-v2'.C38]" office:value-type="boolean" office:boolean-value="true" calcext:value-type="boolean">
            <text:p>VERDADERO</text:p>
          </table:table-cell>
          <table:table-cell table:formula="of:=[.D38]=[$'Fuente-Dashboard-v2'.D38]" office:value-type="boolean" office:boolean-value="true" calcext:value-type="boolean">
            <text:p>VERDADERO</text:p>
          </table:table-cell>
          <table:table-cell table:formula="of:=[.E38]=[$'Fuente-Dashboard-v2'.E38]" office:value-type="boolean" office:boolean-value="true" calcext:value-type="boolean">
            <text:p>VERDADERO</text:p>
          </table:table-cell>
          <table:table-cell table:formula="of:=[.F38]=[$'Fuente-Dashboard-v2'.F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9]" office:value-type="date" office:date-value="2020-04-12" calcext:value-type="date">
            <text:p>12/04/20</text:p>
          </table:table-cell>
          <table:table-cell table:formula="of:=[$'Fuente-Dashboard-Departamentos-v2'.B39]+[$'Fuente-Dashboard-Departamentos-v2'.G39]+[$'Fuente-Dashboard-Departamentos-v2'.L39]+[$'Fuente-Dashboard-Departamentos-v2'.Q39]+[$'Fuente-Dashboard-Departamentos-v2'.V39]+[$'Fuente-Dashboard-Departamentos-v2'.AA39]+[$'Fuente-Dashboard-Departamentos-v2'.AF39]+[$'Fuente-Dashboard-Departamentos-v2'.AK39]+[$'Fuente-Dashboard-Departamentos-v2'.AP39]+[$'Fuente-Dashboard-Departamentos-v2'.AU39]+[$'Fuente-Dashboard-Departamentos-v2'.AZ39]+[$'Fuente-Dashboard-Departamentos-v2'.BE39]+[$'Fuente-Dashboard-Departamentos-v2'.BJ39]+[$'Fuente-Dashboard-Departamentos-v2'.BO39]+[$'Fuente-Dashboard-Departamentos-v2'.BT39]+[$'Fuente-Dashboard-Departamentos-v2'.BY39]+[$'Fuente-Dashboard-Departamentos-v2'.CD39]+[$'Fuente-Dashboard-Departamentos-v2'.CI39]+[$'Fuente-Dashboard-Departamentos-v2'.CN39]+[$'Fuente-Dashboard-Departamentos-v2'.CS39]+[$'Fuente-Dashboard-Departamentos-v2'.CX39]+[$'Fuente-Dashboard-Departamentos-v2'.DC39]+[$'Fuente-Dashboard-Departamentos-v2'.DH39]+[$'Fuente-Dashboard-Departamentos-v2'.DM39]+[$'Fuente-Dashboard-Departamentos-v2'.DR39]" office:value-type="string" office:string-value="" calcext:value-type="error">
            <text:p>#¡VALOR!</text:p>
          </table:table-cell>
          <table:table-cell table:formula="of:=[$'Fuente-Dashboard-Departamentos-v2'.C39]+[$'Fuente-Dashboard-Departamentos-v2'.H39]+[$'Fuente-Dashboard-Departamentos-v2'.M39]+[$'Fuente-Dashboard-Departamentos-v2'.R39]+[$'Fuente-Dashboard-Departamentos-v2'.W39]+[$'Fuente-Dashboard-Departamentos-v2'.AB39]+[$'Fuente-Dashboard-Departamentos-v2'.AG39]+[$'Fuente-Dashboard-Departamentos-v2'.AL39]+[$'Fuente-Dashboard-Departamentos-v2'.AQ39]+[$'Fuente-Dashboard-Departamentos-v2'.AV39]+[$'Fuente-Dashboard-Departamentos-v2'.BA39]+[$'Fuente-Dashboard-Departamentos-v2'.BF39]+[$'Fuente-Dashboard-Departamentos-v2'.BK39]+[$'Fuente-Dashboard-Departamentos-v2'.BP39]+[$'Fuente-Dashboard-Departamentos-v2'.BU39]+[$'Fuente-Dashboard-Departamentos-v2'.BZ39]+[$'Fuente-Dashboard-Departamentos-v2'.CE39]+[$'Fuente-Dashboard-Departamentos-v2'.CJ39]+[$'Fuente-Dashboard-Departamentos-v2'.CO39]+[$'Fuente-Dashboard-Departamentos-v2'.CT39]+[$'Fuente-Dashboard-Departamentos-v2'.CY39]+[$'Fuente-Dashboard-Departamentos-v2'.DD39]+[$'Fuente-Dashboard-Departamentos-v2'.DI39]+[$'Fuente-Dashboard-Departamentos-v2'.DN39]+[$'Fuente-Dashboard-Departamentos-v2'.DS39]" office:value-type="string" office:string-value="" calcext:value-type="error">
            <text:p>#¡VALOR!</text:p>
          </table:table-cell>
          <table:table-cell table:formula="of:=[$'Fuente-Dashboard-Departamentos-v2'.D39]+[$'Fuente-Dashboard-Departamentos-v2'.I39]+[$'Fuente-Dashboard-Departamentos-v2'.N39]+[$'Fuente-Dashboard-Departamentos-v2'.S39]+[$'Fuente-Dashboard-Departamentos-v2'.X39]+[$'Fuente-Dashboard-Departamentos-v2'.AC39]+[$'Fuente-Dashboard-Departamentos-v2'.AH39]+[$'Fuente-Dashboard-Departamentos-v2'.AM39]+[$'Fuente-Dashboard-Departamentos-v2'.AR39]+[$'Fuente-Dashboard-Departamentos-v2'.AW39]+[$'Fuente-Dashboard-Departamentos-v2'.BB39]+[$'Fuente-Dashboard-Departamentos-v2'.BG39]+[$'Fuente-Dashboard-Departamentos-v2'.BL39]+[$'Fuente-Dashboard-Departamentos-v2'.BQ39]+[$'Fuente-Dashboard-Departamentos-v2'.BV39]+[$'Fuente-Dashboard-Departamentos-v2'.CA39]+[$'Fuente-Dashboard-Departamentos-v2'.CF39]+[$'Fuente-Dashboard-Departamentos-v2'.CK39]+[$'Fuente-Dashboard-Departamentos-v2'.CP39]+[$'Fuente-Dashboard-Departamentos-v2'.CU39]+[$'Fuente-Dashboard-Departamentos-v2'.CZ39]+[$'Fuente-Dashboard-Departamentos-v2'.DE39]+[$'Fuente-Dashboard-Departamentos-v2'.DJ39]+[$'Fuente-Dashboard-Departamentos-v2'.DO39]+[$'Fuente-Dashboard-Departamentos-v2'.DT39]" office:value-type="string" office:string-value="" calcext:value-type="error">
            <text:p>#¡VALOR!</text:p>
          </table:table-cell>
          <table:table-cell table:formula="of:=[$'Fuente-Dashboard-Departamentos-v2'.E39]+[$'Fuente-Dashboard-Departamentos-v2'.J39]+[$'Fuente-Dashboard-Departamentos-v2'.O39]+[$'Fuente-Dashboard-Departamentos-v2'.T39]+[$'Fuente-Dashboard-Departamentos-v2'.Y39]+[$'Fuente-Dashboard-Departamentos-v2'.AD39]+[$'Fuente-Dashboard-Departamentos-v2'.AI39]+[$'Fuente-Dashboard-Departamentos-v2'.AN39]+[$'Fuente-Dashboard-Departamentos-v2'.AS39]+[$'Fuente-Dashboard-Departamentos-v2'.AX39]+[$'Fuente-Dashboard-Departamentos-v2'.BC39]+[$'Fuente-Dashboard-Departamentos-v2'.BH39]+[$'Fuente-Dashboard-Departamentos-v2'.BM39]+[$'Fuente-Dashboard-Departamentos-v2'.BR39]+[$'Fuente-Dashboard-Departamentos-v2'.BW39]+[$'Fuente-Dashboard-Departamentos-v2'.CB39]+[$'Fuente-Dashboard-Departamentos-v2'.CG39]+[$'Fuente-Dashboard-Departamentos-v2'.CL39]+[$'Fuente-Dashboard-Departamentos-v2'.CQ39]+[$'Fuente-Dashboard-Departamentos-v2'.CV39]+[$'Fuente-Dashboard-Departamentos-v2'.DA39]+[$'Fuente-Dashboard-Departamentos-v2'.DF39]+[$'Fuente-Dashboard-Departamentos-v2'.DK39]+[$'Fuente-Dashboard-Departamentos-v2'.DP39]+[$'Fuente-Dashboard-Departamentos-v2'.DU39]" office:value-type="float" office:value="9784" calcext:value-type="float">
            <text:p>9784</text:p>
          </table:table-cell>
          <table:table-cell table:formula="of:=[$'Fuente-Dashboard-Departamentos-v2'.F39]+[$'Fuente-Dashboard-Departamentos-v2'.K39]+[$'Fuente-Dashboard-Departamentos-v2'.P39]+[$'Fuente-Dashboard-Departamentos-v2'.U39]+[$'Fuente-Dashboard-Departamentos-v2'.Z39]+[$'Fuente-Dashboard-Departamentos-v2'.AE39]+[$'Fuente-Dashboard-Departamentos-v2'.AJ39]+[$'Fuente-Dashboard-Departamentos-v2'.AO39]+[$'Fuente-Dashboard-Departamentos-v2'.AT39]+[$'Fuente-Dashboard-Departamentos-v2'.AY39]+[$'Fuente-Dashboard-Departamentos-v2'.BD39]+[$'Fuente-Dashboard-Departamentos-v2'.BI39]+[$'Fuente-Dashboard-Departamentos-v2'.BN39]+[$'Fuente-Dashboard-Departamentos-v2'.BS39]+[$'Fuente-Dashboard-Departamentos-v2'.BX39]+[$'Fuente-Dashboard-Departamentos-v2'.CC39]+[$'Fuente-Dashboard-Departamentos-v2'.CH39]+[$'Fuente-Dashboard-Departamentos-v2'.CM39]+[$'Fuente-Dashboard-Departamentos-v2'.CR39]+[$'Fuente-Dashboard-Departamentos-v2'.CW39]+[$'Fuente-Dashboard-Departamentos-v2'.DB39]+[$'Fuente-Dashboard-Departamentos-v2'.DG39]+[$'Fuente-Dashboard-Departamentos-v2'.DL39]+[$'Fuente-Dashboard-Departamentos-v2'.DQ39]+[$'Fuente-Dashboard-Departamentos-v2'.DV39]" office:value-type="string" office:string-value="" calcext:value-type="error">
            <text:p>#¡VALOR!</text:p>
          </table:table-cell>
          <table:table-cell table:formula="of:=[.B39]=[$'Fuente-Dashboard-v2'.B39]" office:value-type="string" office:string-value="" calcext:value-type="error">
            <text:p>#¡VALOR!</text:p>
          </table:table-cell>
          <table:table-cell table:formula="of:=[.C39]=[$'Fuente-Dashboard-v2'.C39]" office:value-type="string" office:string-value="" calcext:value-type="error">
            <text:p>#¡VALOR!</text:p>
          </table:table-cell>
          <table:table-cell table:formula="of:=[.D39]=[$'Fuente-Dashboard-v2'.D39]" office:value-type="string" office:string-value="" calcext:value-type="error">
            <text:p>#¡VALOR!</text:p>
          </table:table-cell>
          <table:table-cell table:formula="of:=[.E39]=[$'Fuente-Dashboard-v2'.E39]" office:value-type="boolean" office:boolean-value="true" calcext:value-type="boolean">
            <text:p>VERDADERO</text:p>
          </table:table-cell>
          <table:table-cell table:formula="of:=[.F39]=[$'Fuente-Dashboard-v2'.F39]" office:value-type="string" office:string-value="" calcext:value-type="error">
            <text:p>#¡VALOR!</text:p>
          </table:table-cell>
          <table:table-cell office:value-type="string" calcext:value-type="string">
            <text:p>Faltan datos que nunca publicaron</text:p>
          </table:table-cell>
        </table:table-row>
        <table:table-row table:style-name="ro1">
          <table:table-cell table:formula="of:=[$'Fuente-Dashboard-v2'.A40]" office:value-type="date" office:date-value="2020-04-13" calcext:value-type="date">
            <text:p>13/04/20</text:p>
          </table:table-cell>
          <table:table-cell table:formula="of:=[$'Fuente-Dashboard-Departamentos-v2'.B40]+[$'Fuente-Dashboard-Departamentos-v2'.G40]+[$'Fuente-Dashboard-Departamentos-v2'.L40]+[$'Fuente-Dashboard-Departamentos-v2'.Q40]+[$'Fuente-Dashboard-Departamentos-v2'.V40]+[$'Fuente-Dashboard-Departamentos-v2'.AA40]+[$'Fuente-Dashboard-Departamentos-v2'.AF40]+[$'Fuente-Dashboard-Departamentos-v2'.AK40]+[$'Fuente-Dashboard-Departamentos-v2'.AP40]+[$'Fuente-Dashboard-Departamentos-v2'.AU40]+[$'Fuente-Dashboard-Departamentos-v2'.AZ40]+[$'Fuente-Dashboard-Departamentos-v2'.BE40]+[$'Fuente-Dashboard-Departamentos-v2'.BJ40]+[$'Fuente-Dashboard-Departamentos-v2'.BO40]+[$'Fuente-Dashboard-Departamentos-v2'.BT40]+[$'Fuente-Dashboard-Departamentos-v2'.BY40]+[$'Fuente-Dashboard-Departamentos-v2'.CD40]+[$'Fuente-Dashboard-Departamentos-v2'.CI40]+[$'Fuente-Dashboard-Departamentos-v2'.CN40]+[$'Fuente-Dashboard-Departamentos-v2'.CS40]+[$'Fuente-Dashboard-Departamentos-v2'.CX40]+[$'Fuente-Dashboard-Departamentos-v2'.DC40]+[$'Fuente-Dashboard-Departamentos-v2'.DH40]+[$'Fuente-Dashboard-Departamentos-v2'.DM40]+[$'Fuente-Dashboard-Departamentos-v2'.DR40]" office:value-type="float" office:value="6296" calcext:value-type="float">
            <text:p>6296</text:p>
          </table:table-cell>
          <table:table-cell table:formula="of:=[$'Fuente-Dashboard-Departamentos-v2'.C40]+[$'Fuente-Dashboard-Departamentos-v2'.H40]+[$'Fuente-Dashboard-Departamentos-v2'.M40]+[$'Fuente-Dashboard-Departamentos-v2'.R40]+[$'Fuente-Dashboard-Departamentos-v2'.W40]+[$'Fuente-Dashboard-Departamentos-v2'.AB40]+[$'Fuente-Dashboard-Departamentos-v2'.AG40]+[$'Fuente-Dashboard-Departamentos-v2'.AL40]+[$'Fuente-Dashboard-Departamentos-v2'.AQ40]+[$'Fuente-Dashboard-Departamentos-v2'.AV40]+[$'Fuente-Dashboard-Departamentos-v2'.BA40]+[$'Fuente-Dashboard-Departamentos-v2'.BF40]+[$'Fuente-Dashboard-Departamentos-v2'.BK40]+[$'Fuente-Dashboard-Departamentos-v2'.BP40]+[$'Fuente-Dashboard-Departamentos-v2'.BU40]+[$'Fuente-Dashboard-Departamentos-v2'.BZ40]+[$'Fuente-Dashboard-Departamentos-v2'.CE40]+[$'Fuente-Dashboard-Departamentos-v2'.CJ40]+[$'Fuente-Dashboard-Departamentos-v2'.CO40]+[$'Fuente-Dashboard-Departamentos-v2'.CT40]+[$'Fuente-Dashboard-Departamentos-v2'.CY40]+[$'Fuente-Dashboard-Departamentos-v2'.DD40]+[$'Fuente-Dashboard-Departamentos-v2'.DI40]+[$'Fuente-Dashboard-Departamentos-v2'.DN40]+[$'Fuente-Dashboard-Departamentos-v2'.DS40]" office:value-type="float" office:value="3776" calcext:value-type="float">
            <text:p>3776</text:p>
          </table:table-cell>
          <table:table-cell table:formula="of:=[$'Fuente-Dashboard-Departamentos-v2'.D40]+[$'Fuente-Dashboard-Departamentos-v2'.I40]+[$'Fuente-Dashboard-Departamentos-v2'.N40]+[$'Fuente-Dashboard-Departamentos-v2'.S40]+[$'Fuente-Dashboard-Departamentos-v2'.X40]+[$'Fuente-Dashboard-Departamentos-v2'.AC40]+[$'Fuente-Dashboard-Departamentos-v2'.AH40]+[$'Fuente-Dashboard-Departamentos-v2'.AM40]+[$'Fuente-Dashboard-Departamentos-v2'.AR40]+[$'Fuente-Dashboard-Departamentos-v2'.AW40]+[$'Fuente-Dashboard-Departamentos-v2'.BB40]+[$'Fuente-Dashboard-Departamentos-v2'.BG40]+[$'Fuente-Dashboard-Departamentos-v2'.BL40]+[$'Fuente-Dashboard-Departamentos-v2'.BQ40]+[$'Fuente-Dashboard-Departamentos-v2'.BV40]+[$'Fuente-Dashboard-Departamentos-v2'.CA40]+[$'Fuente-Dashboard-Departamentos-v2'.CF40]+[$'Fuente-Dashboard-Departamentos-v2'.CK40]+[$'Fuente-Dashboard-Departamentos-v2'.CP40]+[$'Fuente-Dashboard-Departamentos-v2'.CU40]+[$'Fuente-Dashboard-Departamentos-v2'.CZ40]+[$'Fuente-Dashboard-Departamentos-v2'.DE40]+[$'Fuente-Dashboard-Departamentos-v2'.DJ40]+[$'Fuente-Dashboard-Departamentos-v2'.DO40]+[$'Fuente-Dashboard-Departamentos-v2'.DT40]" office:value-type="float" office:value="231" calcext:value-type="float">
            <text:p>231</text:p>
          </table:table-cell>
          <table:table-cell table:formula="of:=[$'Fuente-Dashboard-Departamentos-v2'.E40]+[$'Fuente-Dashboard-Departamentos-v2'.J40]+[$'Fuente-Dashboard-Departamentos-v2'.O40]+[$'Fuente-Dashboard-Departamentos-v2'.T40]+[$'Fuente-Dashboard-Departamentos-v2'.Y40]+[$'Fuente-Dashboard-Departamentos-v2'.AD40]+[$'Fuente-Dashboard-Departamentos-v2'.AI40]+[$'Fuente-Dashboard-Departamentos-v2'.AN40]+[$'Fuente-Dashboard-Departamentos-v2'.AS40]+[$'Fuente-Dashboard-Departamentos-v2'.AX40]+[$'Fuente-Dashboard-Departamentos-v2'.BC40]+[$'Fuente-Dashboard-Departamentos-v2'.BH40]+[$'Fuente-Dashboard-Departamentos-v2'.BM40]+[$'Fuente-Dashboard-Departamentos-v2'.BR40]+[$'Fuente-Dashboard-Departamentos-v2'.BW40]+[$'Fuente-Dashboard-Departamentos-v2'.CB40]+[$'Fuente-Dashboard-Departamentos-v2'.CG40]+[$'Fuente-Dashboard-Departamentos-v2'.CL40]+[$'Fuente-Dashboard-Departamentos-v2'.CQ40]+[$'Fuente-Dashboard-Departamentos-v2'.CV40]+[$'Fuente-Dashboard-Departamentos-v2'.DA40]+[$'Fuente-Dashboard-Departamentos-v2'.DF40]+[$'Fuente-Dashboard-Departamentos-v2'.DK40]+[$'Fuente-Dashboard-Departamentos-v2'.DP40]+[$'Fuente-Dashboard-Departamentos-v2'.DU40]" office:value-type="float" office:value="10303" calcext:value-type="float">
            <text:p>10303</text:p>
          </table:table-cell>
          <table:table-cell table:formula="of:=[$'Fuente-Dashboard-Departamentos-v2'.F40]+[$'Fuente-Dashboard-Departamentos-v2'.K40]+[$'Fuente-Dashboard-Departamentos-v2'.P40]+[$'Fuente-Dashboard-Departamentos-v2'.U40]+[$'Fuente-Dashboard-Departamentos-v2'.Z40]+[$'Fuente-Dashboard-Departamentos-v2'.AE40]+[$'Fuente-Dashboard-Departamentos-v2'.AJ40]+[$'Fuente-Dashboard-Departamentos-v2'.AO40]+[$'Fuente-Dashboard-Departamentos-v2'.AT40]+[$'Fuente-Dashboard-Departamentos-v2'.AY40]+[$'Fuente-Dashboard-Departamentos-v2'.BD40]+[$'Fuente-Dashboard-Departamentos-v2'.BI40]+[$'Fuente-Dashboard-Departamentos-v2'.BN40]+[$'Fuente-Dashboard-Departamentos-v2'.BS40]+[$'Fuente-Dashboard-Departamentos-v2'.BX40]+[$'Fuente-Dashboard-Departamentos-v2'.CC40]+[$'Fuente-Dashboard-Departamentos-v2'.CH40]+[$'Fuente-Dashboard-Departamentos-v2'.CM40]+[$'Fuente-Dashboard-Departamentos-v2'.CR40]+[$'Fuente-Dashboard-Departamentos-v2'.CW40]+[$'Fuente-Dashboard-Departamentos-v2'.DB40]+[$'Fuente-Dashboard-Departamentos-v2'.DG40]+[$'Fuente-Dashboard-Departamentos-v2'.DL40]+[$'Fuente-Dashboard-Departamentos-v2'.DQ40]+[$'Fuente-Dashboard-Departamentos-v2'.DV40]" office:value-type="float" office:value="230" calcext:value-type="float">
            <text:p>230</text:p>
          </table:table-cell>
          <table:table-cell table:formula="of:=[.B40]=[$'Fuente-Dashboard-v2'.B40]" office:value-type="boolean" office:boolean-value="true" calcext:value-type="boolean">
            <text:p>VERDADERO</text:p>
          </table:table-cell>
          <table:table-cell table:formula="of:=[.C40]=[$'Fuente-Dashboard-v2'.C40]" office:value-type="boolean" office:boolean-value="true" calcext:value-type="boolean">
            <text:p>VERDADERO</text:p>
          </table:table-cell>
          <table:table-cell table:formula="of:=[.D40]=[$'Fuente-Dashboard-v2'.D40]" office:value-type="boolean" office:boolean-value="true" calcext:value-type="boolean">
            <text:p>VERDADERO</text:p>
          </table:table-cell>
          <table:table-cell table:formula="of:=[.E40]=[$'Fuente-Dashboard-v2'.E40]" office:value-type="boolean" office:boolean-value="true" calcext:value-type="boolean">
            <text:p>VERDADERO</text:p>
          </table:table-cell>
          <table:table-cell table:formula="of:=[.F40]=[$'Fuente-Dashboard-v2'.F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1]" office:value-type="date" office:date-value="2020-04-14" calcext:value-type="date">
            <text:p>14/04/20</text:p>
          </table:table-cell>
          <table:table-cell table:formula="of:=[$'Fuente-Dashboard-Departamentos-v2'.B41]+[$'Fuente-Dashboard-Departamentos-v2'.G41]+[$'Fuente-Dashboard-Departamentos-v2'.L41]+[$'Fuente-Dashboard-Departamentos-v2'.Q41]+[$'Fuente-Dashboard-Departamentos-v2'.V41]+[$'Fuente-Dashboard-Departamentos-v2'.AA41]+[$'Fuente-Dashboard-Departamentos-v2'.AF41]+[$'Fuente-Dashboard-Departamentos-v2'.AK41]+[$'Fuente-Dashboard-Departamentos-v2'.AP41]+[$'Fuente-Dashboard-Departamentos-v2'.AU41]+[$'Fuente-Dashboard-Departamentos-v2'.AZ41]+[$'Fuente-Dashboard-Departamentos-v2'.BE41]+[$'Fuente-Dashboard-Departamentos-v2'.BJ41]+[$'Fuente-Dashboard-Departamentos-v2'.BO41]+[$'Fuente-Dashboard-Departamentos-v2'.BT41]+[$'Fuente-Dashboard-Departamentos-v2'.BY41]+[$'Fuente-Dashboard-Departamentos-v2'.CD41]+[$'Fuente-Dashboard-Departamentos-v2'.CI41]+[$'Fuente-Dashboard-Departamentos-v2'.CN41]+[$'Fuente-Dashboard-Departamentos-v2'.CS41]+[$'Fuente-Dashboard-Departamentos-v2'.CX41]+[$'Fuente-Dashboard-Departamentos-v2'.DC41]+[$'Fuente-Dashboard-Departamentos-v2'.DH41]+[$'Fuente-Dashboard-Departamentos-v2'.DM41]+[$'Fuente-Dashboard-Departamentos-v2'.DR41]" office:value-type="float" office:value="6820" calcext:value-type="float">
            <text:p>6820</text:p>
          </table:table-cell>
          <table:table-cell table:formula="of:=[$'Fuente-Dashboard-Departamentos-v2'.C41]+[$'Fuente-Dashboard-Departamentos-v2'.H41]+[$'Fuente-Dashboard-Departamentos-v2'.M41]+[$'Fuente-Dashboard-Departamentos-v2'.R41]+[$'Fuente-Dashboard-Departamentos-v2'.W41]+[$'Fuente-Dashboard-Departamentos-v2'.AB41]+[$'Fuente-Dashboard-Departamentos-v2'.AG41]+[$'Fuente-Dashboard-Departamentos-v2'.AL41]+[$'Fuente-Dashboard-Departamentos-v2'.AQ41]+[$'Fuente-Dashboard-Departamentos-v2'.AV41]+[$'Fuente-Dashboard-Departamentos-v2'.BA41]+[$'Fuente-Dashboard-Departamentos-v2'.BF41]+[$'Fuente-Dashboard-Departamentos-v2'.BK41]+[$'Fuente-Dashboard-Departamentos-v2'.BP41]+[$'Fuente-Dashboard-Departamentos-v2'.BU41]+[$'Fuente-Dashboard-Departamentos-v2'.BZ41]+[$'Fuente-Dashboard-Departamentos-v2'.CE41]+[$'Fuente-Dashboard-Departamentos-v2'.CJ41]+[$'Fuente-Dashboard-Departamentos-v2'.CO41]+[$'Fuente-Dashboard-Departamentos-v2'.CT41]+[$'Fuente-Dashboard-Departamentos-v2'.CY41]+[$'Fuente-Dashboard-Departamentos-v2'.DD41]+[$'Fuente-Dashboard-Departamentos-v2'.DI41]+[$'Fuente-Dashboard-Departamentos-v2'.DN41]+[$'Fuente-Dashboard-Departamentos-v2'.DS41]" office:value-type="float" office:value="4655" calcext:value-type="float">
            <text:p>4655</text:p>
          </table:table-cell>
          <table:table-cell table:formula="of:=[$'Fuente-Dashboard-Departamentos-v2'.D41]+[$'Fuente-Dashboard-Departamentos-v2'.I41]+[$'Fuente-Dashboard-Departamentos-v2'.N41]+[$'Fuente-Dashboard-Departamentos-v2'.S41]+[$'Fuente-Dashboard-Departamentos-v2'.X41]+[$'Fuente-Dashboard-Departamentos-v2'.AC41]+[$'Fuente-Dashboard-Departamentos-v2'.AH41]+[$'Fuente-Dashboard-Departamentos-v2'.AM41]+[$'Fuente-Dashboard-Departamentos-v2'.AR41]+[$'Fuente-Dashboard-Departamentos-v2'.AW41]+[$'Fuente-Dashboard-Departamentos-v2'.BB41]+[$'Fuente-Dashboard-Departamentos-v2'.BG41]+[$'Fuente-Dashboard-Departamentos-v2'.BL41]+[$'Fuente-Dashboard-Departamentos-v2'.BQ41]+[$'Fuente-Dashboard-Departamentos-v2'.BV41]+[$'Fuente-Dashboard-Departamentos-v2'.CA41]+[$'Fuente-Dashboard-Departamentos-v2'.CF41]+[$'Fuente-Dashboard-Departamentos-v2'.CK41]+[$'Fuente-Dashboard-Departamentos-v2'.CP41]+[$'Fuente-Dashboard-Departamentos-v2'.CU41]+[$'Fuente-Dashboard-Departamentos-v2'.CZ41]+[$'Fuente-Dashboard-Departamentos-v2'.DE41]+[$'Fuente-Dashboard-Departamentos-v2'.DJ41]+[$'Fuente-Dashboard-Departamentos-v2'.DO41]+[$'Fuente-Dashboard-Departamentos-v2'.DT41]" office:value-type="float" office:value="0" calcext:value-type="float">
            <text:p>0</text:p>
          </table:table-cell>
          <table:table-cell table:formula="of:=[$'Fuente-Dashboard-Departamentos-v2'.E41]+[$'Fuente-Dashboard-Departamentos-v2'.J41]+[$'Fuente-Dashboard-Departamentos-v2'.O41]+[$'Fuente-Dashboard-Departamentos-v2'.T41]+[$'Fuente-Dashboard-Departamentos-v2'.Y41]+[$'Fuente-Dashboard-Departamentos-v2'.AD41]+[$'Fuente-Dashboard-Departamentos-v2'.AI41]+[$'Fuente-Dashboard-Departamentos-v2'.AN41]+[$'Fuente-Dashboard-Departamentos-v2'.AS41]+[$'Fuente-Dashboard-Departamentos-v2'.AX41]+[$'Fuente-Dashboard-Departamentos-v2'.BC41]+[$'Fuente-Dashboard-Departamentos-v2'.BH41]+[$'Fuente-Dashboard-Departamentos-v2'.BM41]+[$'Fuente-Dashboard-Departamentos-v2'.BR41]+[$'Fuente-Dashboard-Departamentos-v2'.BW41]+[$'Fuente-Dashboard-Departamentos-v2'.CB41]+[$'Fuente-Dashboard-Departamentos-v2'.CG41]+[$'Fuente-Dashboard-Departamentos-v2'.CL41]+[$'Fuente-Dashboard-Departamentos-v2'.CQ41]+[$'Fuente-Dashboard-Departamentos-v2'.CV41]+[$'Fuente-Dashboard-Departamentos-v2'.DA41]+[$'Fuente-Dashboard-Departamentos-v2'.DF41]+[$'Fuente-Dashboard-Departamentos-v2'.DK41]+[$'Fuente-Dashboard-Departamentos-v2'.DP41]+[$'Fuente-Dashboard-Departamentos-v2'.DU41]" office:value-type="float" office:value="11475" calcext:value-type="float">
            <text:p>11475</text:p>
          </table:table-cell>
          <table:table-cell table:formula="of:=[$'Fuente-Dashboard-Departamentos-v2'.F41]+[$'Fuente-Dashboard-Departamentos-v2'.K41]+[$'Fuente-Dashboard-Departamentos-v2'.P41]+[$'Fuente-Dashboard-Departamentos-v2'.U41]+[$'Fuente-Dashboard-Departamentos-v2'.Z41]+[$'Fuente-Dashboard-Departamentos-v2'.AE41]+[$'Fuente-Dashboard-Departamentos-v2'.AJ41]+[$'Fuente-Dashboard-Departamentos-v2'.AO41]+[$'Fuente-Dashboard-Departamentos-v2'.AT41]+[$'Fuente-Dashboard-Departamentos-v2'.AY41]+[$'Fuente-Dashboard-Departamentos-v2'.BD41]+[$'Fuente-Dashboard-Departamentos-v2'.BI41]+[$'Fuente-Dashboard-Departamentos-v2'.BN41]+[$'Fuente-Dashboard-Departamentos-v2'.BS41]+[$'Fuente-Dashboard-Departamentos-v2'.BX41]+[$'Fuente-Dashboard-Departamentos-v2'.CC41]+[$'Fuente-Dashboard-Departamentos-v2'.CH41]+[$'Fuente-Dashboard-Departamentos-v2'.CM41]+[$'Fuente-Dashboard-Departamentos-v2'.CR41]+[$'Fuente-Dashboard-Departamentos-v2'.CW41]+[$'Fuente-Dashboard-Departamentos-v2'.DB41]+[$'Fuente-Dashboard-Departamentos-v2'.DG41]+[$'Fuente-Dashboard-Departamentos-v2'.DL41]+[$'Fuente-Dashboard-Departamentos-v2'.DQ41]+[$'Fuente-Dashboard-Departamentos-v2'.DV41]" office:value-type="float" office:value="254" calcext:value-type="float">
            <text:p>254</text:p>
          </table:table-cell>
          <table:table-cell table:formula="of:=[.B41]=[$'Fuente-Dashboard-v2'.B41]" office:value-type="boolean" office:boolean-value="true" calcext:value-type="boolean">
            <text:p>VERDADERO</text:p>
          </table:table-cell>
          <table:table-cell table:formula="of:=[.C41]=[$'Fuente-Dashboard-v2'.C41]" office:value-type="boolean" office:boolean-value="true" calcext:value-type="boolean">
            <text:p>VERDADERO</text:p>
          </table:table-cell>
          <table:table-cell table:formula="of:=[.D41]=[$'Fuente-Dashboard-v2'.D41]" office:value-type="boolean" office:boolean-value="true" calcext:value-type="boolean">
            <text:p>VERDADERO</text:p>
          </table:table-cell>
          <table:table-cell table:formula="of:=[.E41]=[$'Fuente-Dashboard-v2'.E41]" office:value-type="boolean" office:boolean-value="true" calcext:value-type="boolean">
            <text:p>VERDADERO</text:p>
          </table:table-cell>
          <table:table-cell table:formula="of:=[.F41]=[$'Fuente-Dashboard-v2'.F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2]" office:value-type="date" office:date-value="2020-04-15" calcext:value-type="date">
            <text:p>15/04/20</text:p>
          </table:table-cell>
          <table:table-cell table:formula="of:=[$'Fuente-Dashboard-Departamentos-v2'.B42]+[$'Fuente-Dashboard-Departamentos-v2'.G42]+[$'Fuente-Dashboard-Departamentos-v2'.L42]+[$'Fuente-Dashboard-Departamentos-v2'.Q42]+[$'Fuente-Dashboard-Departamentos-v2'.V42]+[$'Fuente-Dashboard-Departamentos-v2'.AA42]+[$'Fuente-Dashboard-Departamentos-v2'.AF42]+[$'Fuente-Dashboard-Departamentos-v2'.AK42]+[$'Fuente-Dashboard-Departamentos-v2'.AP42]+[$'Fuente-Dashboard-Departamentos-v2'.AU42]+[$'Fuente-Dashboard-Departamentos-v2'.AZ42]+[$'Fuente-Dashboard-Departamentos-v2'.BE42]+[$'Fuente-Dashboard-Departamentos-v2'.BJ42]+[$'Fuente-Dashboard-Departamentos-v2'.BO42]+[$'Fuente-Dashboard-Departamentos-v2'.BT42]+[$'Fuente-Dashboard-Departamentos-v2'.BY42]+[$'Fuente-Dashboard-Departamentos-v2'.CD42]+[$'Fuente-Dashboard-Departamentos-v2'.CI42]+[$'Fuente-Dashboard-Departamentos-v2'.CN42]+[$'Fuente-Dashboard-Departamentos-v2'.CS42]+[$'Fuente-Dashboard-Departamentos-v2'.CX42]+[$'Fuente-Dashboard-Departamentos-v2'.DC42]+[$'Fuente-Dashboard-Departamentos-v2'.DH42]+[$'Fuente-Dashboard-Departamentos-v2'.DM42]+[$'Fuente-Dashboard-Departamentos-v2'.DR42]" office:value-type="float" office:value="7266" calcext:value-type="float">
            <text:p>7266</text:p>
          </table:table-cell>
          <table:table-cell table:formula="of:=[$'Fuente-Dashboard-Departamentos-v2'.C42]+[$'Fuente-Dashboard-Departamentos-v2'.H42]+[$'Fuente-Dashboard-Departamentos-v2'.M42]+[$'Fuente-Dashboard-Departamentos-v2'.R42]+[$'Fuente-Dashboard-Departamentos-v2'.W42]+[$'Fuente-Dashboard-Departamentos-v2'.AB42]+[$'Fuente-Dashboard-Departamentos-v2'.AG42]+[$'Fuente-Dashboard-Departamentos-v2'.AL42]+[$'Fuente-Dashboard-Departamentos-v2'.AQ42]+[$'Fuente-Dashboard-Departamentos-v2'.AV42]+[$'Fuente-Dashboard-Departamentos-v2'.BA42]+[$'Fuente-Dashboard-Departamentos-v2'.BF42]+[$'Fuente-Dashboard-Departamentos-v2'.BK42]+[$'Fuente-Dashboard-Departamentos-v2'.BP42]+[$'Fuente-Dashboard-Departamentos-v2'.BU42]+[$'Fuente-Dashboard-Departamentos-v2'.BZ42]+[$'Fuente-Dashboard-Departamentos-v2'.CE42]+[$'Fuente-Dashboard-Departamentos-v2'.CJ42]+[$'Fuente-Dashboard-Departamentos-v2'.CO42]+[$'Fuente-Dashboard-Departamentos-v2'.CT42]+[$'Fuente-Dashboard-Departamentos-v2'.CY42]+[$'Fuente-Dashboard-Departamentos-v2'.DD42]+[$'Fuente-Dashboard-Departamentos-v2'.DI42]+[$'Fuente-Dashboard-Departamentos-v2'.DN42]+[$'Fuente-Dashboard-Departamentos-v2'.DS42]" office:value-type="float" office:value="5225" calcext:value-type="float">
            <text:p>5225</text:p>
          </table:table-cell>
          <table:table-cell table:formula="of:=[$'Fuente-Dashboard-Departamentos-v2'.D42]+[$'Fuente-Dashboard-Departamentos-v2'.I42]+[$'Fuente-Dashboard-Departamentos-v2'.N42]+[$'Fuente-Dashboard-Departamentos-v2'.S42]+[$'Fuente-Dashboard-Departamentos-v2'.X42]+[$'Fuente-Dashboard-Departamentos-v2'.AC42]+[$'Fuente-Dashboard-Departamentos-v2'.AH42]+[$'Fuente-Dashboard-Departamentos-v2'.AM42]+[$'Fuente-Dashboard-Departamentos-v2'.AR42]+[$'Fuente-Dashboard-Departamentos-v2'.AW42]+[$'Fuente-Dashboard-Departamentos-v2'.BB42]+[$'Fuente-Dashboard-Departamentos-v2'.BG42]+[$'Fuente-Dashboard-Departamentos-v2'.BL42]+[$'Fuente-Dashboard-Departamentos-v2'.BQ42]+[$'Fuente-Dashboard-Departamentos-v2'.BV42]+[$'Fuente-Dashboard-Departamentos-v2'.CA42]+[$'Fuente-Dashboard-Departamentos-v2'.CF42]+[$'Fuente-Dashboard-Departamentos-v2'.CK42]+[$'Fuente-Dashboard-Departamentos-v2'.CP42]+[$'Fuente-Dashboard-Departamentos-v2'.CU42]+[$'Fuente-Dashboard-Departamentos-v2'.CZ42]+[$'Fuente-Dashboard-Departamentos-v2'.DE42]+[$'Fuente-Dashboard-Departamentos-v2'.DJ42]+[$'Fuente-Dashboard-Departamentos-v2'.DO42]+[$'Fuente-Dashboard-Departamentos-v2'.DT42]" office:value-type="float" office:value="0" calcext:value-type="float">
            <text:p>0</text:p>
          </table:table-cell>
          <table:table-cell table:formula="of:=[$'Fuente-Dashboard-Departamentos-v2'.E42]+[$'Fuente-Dashboard-Departamentos-v2'.J42]+[$'Fuente-Dashboard-Departamentos-v2'.O42]+[$'Fuente-Dashboard-Departamentos-v2'.T42]+[$'Fuente-Dashboard-Departamentos-v2'.Y42]+[$'Fuente-Dashboard-Departamentos-v2'.AD42]+[$'Fuente-Dashboard-Departamentos-v2'.AI42]+[$'Fuente-Dashboard-Departamentos-v2'.AN42]+[$'Fuente-Dashboard-Departamentos-v2'.AS42]+[$'Fuente-Dashboard-Departamentos-v2'.AX42]+[$'Fuente-Dashboard-Departamentos-v2'.BC42]+[$'Fuente-Dashboard-Departamentos-v2'.BH42]+[$'Fuente-Dashboard-Departamentos-v2'.BM42]+[$'Fuente-Dashboard-Departamentos-v2'.BR42]+[$'Fuente-Dashboard-Departamentos-v2'.BW42]+[$'Fuente-Dashboard-Departamentos-v2'.CB42]+[$'Fuente-Dashboard-Departamentos-v2'.CG42]+[$'Fuente-Dashboard-Departamentos-v2'.CL42]+[$'Fuente-Dashboard-Departamentos-v2'.CQ42]+[$'Fuente-Dashboard-Departamentos-v2'.CV42]+[$'Fuente-Dashboard-Departamentos-v2'.DA42]+[$'Fuente-Dashboard-Departamentos-v2'.DF42]+[$'Fuente-Dashboard-Departamentos-v2'.DK42]+[$'Fuente-Dashboard-Departamentos-v2'.DP42]+[$'Fuente-Dashboard-Departamentos-v2'.DU42]" office:value-type="float" office:value="12491" calcext:value-type="float">
            <text:p>12491</text:p>
          </table:table-cell>
          <table:table-cell table:formula="of:=[$'Fuente-Dashboard-Departamentos-v2'.F42]+[$'Fuente-Dashboard-Departamentos-v2'.K42]+[$'Fuente-Dashboard-Departamentos-v2'.P42]+[$'Fuente-Dashboard-Departamentos-v2'.U42]+[$'Fuente-Dashboard-Departamentos-v2'.Z42]+[$'Fuente-Dashboard-Departamentos-v2'.AE42]+[$'Fuente-Dashboard-Departamentos-v2'.AJ42]+[$'Fuente-Dashboard-Departamentos-v2'.AO42]+[$'Fuente-Dashboard-Departamentos-v2'.AT42]+[$'Fuente-Dashboard-Departamentos-v2'.AY42]+[$'Fuente-Dashboard-Departamentos-v2'.BD42]+[$'Fuente-Dashboard-Departamentos-v2'.BI42]+[$'Fuente-Dashboard-Departamentos-v2'.BN42]+[$'Fuente-Dashboard-Departamentos-v2'.BS42]+[$'Fuente-Dashboard-Departamentos-v2'.BX42]+[$'Fuente-Dashboard-Departamentos-v2'.CC42]+[$'Fuente-Dashboard-Departamentos-v2'.CH42]+[$'Fuente-Dashboard-Departamentos-v2'.CM42]+[$'Fuente-Dashboard-Departamentos-v2'.CR42]+[$'Fuente-Dashboard-Departamentos-v2'.CW42]+[$'Fuente-Dashboard-Departamentos-v2'.DB42]+[$'Fuente-Dashboard-Departamentos-v2'.DG42]+[$'Fuente-Dashboard-Departamentos-v2'.DL42]+[$'Fuente-Dashboard-Departamentos-v2'.DQ42]+[$'Fuente-Dashboard-Departamentos-v2'.DV42]" office:value-type="float" office:value="274" calcext:value-type="float">
            <text:p>274</text:p>
          </table:table-cell>
          <table:table-cell table:formula="of:=[.B42]=[$'Fuente-Dashboard-v2'.B42]" office:value-type="boolean" office:boolean-value="true" calcext:value-type="boolean">
            <text:p>VERDADERO</text:p>
          </table:table-cell>
          <table:table-cell table:formula="of:=[.C42]=[$'Fuente-Dashboard-v2'.C42]" office:value-type="boolean" office:boolean-value="true" calcext:value-type="boolean">
            <text:p>VERDADERO</text:p>
          </table:table-cell>
          <table:table-cell table:formula="of:=[.D42]=[$'Fuente-Dashboard-v2'.D42]" office:value-type="boolean" office:boolean-value="true" calcext:value-type="boolean">
            <text:p>VERDADERO</text:p>
          </table:table-cell>
          <table:table-cell table:formula="of:=[.E42]=[$'Fuente-Dashboard-v2'.E42]" office:value-type="boolean" office:boolean-value="true" calcext:value-type="boolean">
            <text:p>VERDADERO</text:p>
          </table:table-cell>
          <table:table-cell table:formula="of:=[.F42]=[$'Fuente-Dashboard-v2'.F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3]" office:value-type="date" office:date-value="2020-04-16" calcext:value-type="date">
            <text:p>16/04/20</text:p>
          </table:table-cell>
          <table:table-cell table:formula="of:=[$'Fuente-Dashboard-Departamentos-v2'.B43]+[$'Fuente-Dashboard-Departamentos-v2'.G43]+[$'Fuente-Dashboard-Departamentos-v2'.L43]+[$'Fuente-Dashboard-Departamentos-v2'.Q43]+[$'Fuente-Dashboard-Departamentos-v2'.V43]+[$'Fuente-Dashboard-Departamentos-v2'.AA43]+[$'Fuente-Dashboard-Departamentos-v2'.AF43]+[$'Fuente-Dashboard-Departamentos-v2'.AK43]+[$'Fuente-Dashboard-Departamentos-v2'.AP43]+[$'Fuente-Dashboard-Departamentos-v2'.AU43]+[$'Fuente-Dashboard-Departamentos-v2'.AZ43]+[$'Fuente-Dashboard-Departamentos-v2'.BE43]+[$'Fuente-Dashboard-Departamentos-v2'.BJ43]+[$'Fuente-Dashboard-Departamentos-v2'.BO43]+[$'Fuente-Dashboard-Departamentos-v2'.BT43]+[$'Fuente-Dashboard-Departamentos-v2'.BY43]+[$'Fuente-Dashboard-Departamentos-v2'.CD43]+[$'Fuente-Dashboard-Departamentos-v2'.CI43]+[$'Fuente-Dashboard-Departamentos-v2'.CN43]+[$'Fuente-Dashboard-Departamentos-v2'.CS43]+[$'Fuente-Dashboard-Departamentos-v2'.CX43]+[$'Fuente-Dashboard-Departamentos-v2'.DC43]+[$'Fuente-Dashboard-Departamentos-v2'.DH43]+[$'Fuente-Dashboard-Departamentos-v2'.DM43]+[$'Fuente-Dashboard-Departamentos-v2'.DR43]" office:value-type="float" office:value="7703" calcext:value-type="float">
            <text:p>7703</text:p>
          </table:table-cell>
          <table:table-cell table:formula="of:=[$'Fuente-Dashboard-Departamentos-v2'.C43]+[$'Fuente-Dashboard-Departamentos-v2'.H43]+[$'Fuente-Dashboard-Departamentos-v2'.M43]+[$'Fuente-Dashboard-Departamentos-v2'.R43]+[$'Fuente-Dashboard-Departamentos-v2'.W43]+[$'Fuente-Dashboard-Departamentos-v2'.AB43]+[$'Fuente-Dashboard-Departamentos-v2'.AG43]+[$'Fuente-Dashboard-Departamentos-v2'.AL43]+[$'Fuente-Dashboard-Departamentos-v2'.AQ43]+[$'Fuente-Dashboard-Departamentos-v2'.AV43]+[$'Fuente-Dashboard-Departamentos-v2'.BA43]+[$'Fuente-Dashboard-Departamentos-v2'.BF43]+[$'Fuente-Dashboard-Departamentos-v2'.BK43]+[$'Fuente-Dashboard-Departamentos-v2'.BP43]+[$'Fuente-Dashboard-Departamentos-v2'.BU43]+[$'Fuente-Dashboard-Departamentos-v2'.BZ43]+[$'Fuente-Dashboard-Departamentos-v2'.CE43]+[$'Fuente-Dashboard-Departamentos-v2'.CJ43]+[$'Fuente-Dashboard-Departamentos-v2'.CO43]+[$'Fuente-Dashboard-Departamentos-v2'.CT43]+[$'Fuente-Dashboard-Departamentos-v2'.CY43]+[$'Fuente-Dashboard-Departamentos-v2'.DD43]+[$'Fuente-Dashboard-Departamentos-v2'.DI43]+[$'Fuente-Dashboard-Departamentos-v2'.DN43]+[$'Fuente-Dashboard-Departamentos-v2'.DS43]" office:value-type="float" office:value="5786" calcext:value-type="float">
            <text:p>5786</text:p>
          </table:table-cell>
          <table:table-cell table:formula="of:=[$'Fuente-Dashboard-Departamentos-v2'.D43]+[$'Fuente-Dashboard-Departamentos-v2'.I43]+[$'Fuente-Dashboard-Departamentos-v2'.N43]+[$'Fuente-Dashboard-Departamentos-v2'.S43]+[$'Fuente-Dashboard-Departamentos-v2'.X43]+[$'Fuente-Dashboard-Departamentos-v2'.AC43]+[$'Fuente-Dashboard-Departamentos-v2'.AH43]+[$'Fuente-Dashboard-Departamentos-v2'.AM43]+[$'Fuente-Dashboard-Departamentos-v2'.AR43]+[$'Fuente-Dashboard-Departamentos-v2'.AW43]+[$'Fuente-Dashboard-Departamentos-v2'.BB43]+[$'Fuente-Dashboard-Departamentos-v2'.BG43]+[$'Fuente-Dashboard-Departamentos-v2'.BL43]+[$'Fuente-Dashboard-Departamentos-v2'.BQ43]+[$'Fuente-Dashboard-Departamentos-v2'.BV43]+[$'Fuente-Dashboard-Departamentos-v2'.CA43]+[$'Fuente-Dashboard-Departamentos-v2'.CF43]+[$'Fuente-Dashboard-Departamentos-v2'.CK43]+[$'Fuente-Dashboard-Departamentos-v2'.CP43]+[$'Fuente-Dashboard-Departamentos-v2'.CU43]+[$'Fuente-Dashboard-Departamentos-v2'.CZ43]+[$'Fuente-Dashboard-Departamentos-v2'.DE43]+[$'Fuente-Dashboard-Departamentos-v2'.DJ43]+[$'Fuente-Dashboard-Departamentos-v2'.DO43]+[$'Fuente-Dashboard-Departamentos-v2'.DT43]" office:value-type="float" office:value="0" calcext:value-type="float">
            <text:p>0</text:p>
          </table:table-cell>
          <table:table-cell table:formula="of:=[$'Fuente-Dashboard-Departamentos-v2'.E43]+[$'Fuente-Dashboard-Departamentos-v2'.J43]+[$'Fuente-Dashboard-Departamentos-v2'.O43]+[$'Fuente-Dashboard-Departamentos-v2'.T43]+[$'Fuente-Dashboard-Departamentos-v2'.Y43]+[$'Fuente-Dashboard-Departamentos-v2'.AD43]+[$'Fuente-Dashboard-Departamentos-v2'.AI43]+[$'Fuente-Dashboard-Departamentos-v2'.AN43]+[$'Fuente-Dashboard-Departamentos-v2'.AS43]+[$'Fuente-Dashboard-Departamentos-v2'.AX43]+[$'Fuente-Dashboard-Departamentos-v2'.BC43]+[$'Fuente-Dashboard-Departamentos-v2'.BH43]+[$'Fuente-Dashboard-Departamentos-v2'.BM43]+[$'Fuente-Dashboard-Departamentos-v2'.BR43]+[$'Fuente-Dashboard-Departamentos-v2'.BW43]+[$'Fuente-Dashboard-Departamentos-v2'.CB43]+[$'Fuente-Dashboard-Departamentos-v2'.CG43]+[$'Fuente-Dashboard-Departamentos-v2'.CL43]+[$'Fuente-Dashboard-Departamentos-v2'.CQ43]+[$'Fuente-Dashboard-Departamentos-v2'.CV43]+[$'Fuente-Dashboard-Departamentos-v2'.DA43]+[$'Fuente-Dashboard-Departamentos-v2'.DF43]+[$'Fuente-Dashboard-Departamentos-v2'.DK43]+[$'Fuente-Dashboard-Departamentos-v2'.DP43]+[$'Fuente-Dashboard-Departamentos-v2'.DU43]" office:value-type="float" office:value="13489" calcext:value-type="float">
            <text:p>13489</text:p>
          </table:table-cell>
          <table:table-cell table:formula="of:=[$'Fuente-Dashboard-Departamentos-v2'.F43]+[$'Fuente-Dashboard-Departamentos-v2'.K43]+[$'Fuente-Dashboard-Departamentos-v2'.P43]+[$'Fuente-Dashboard-Departamentos-v2'.U43]+[$'Fuente-Dashboard-Departamentos-v2'.Z43]+[$'Fuente-Dashboard-Departamentos-v2'.AE43]+[$'Fuente-Dashboard-Departamentos-v2'.AJ43]+[$'Fuente-Dashboard-Departamentos-v2'.AO43]+[$'Fuente-Dashboard-Departamentos-v2'.AT43]+[$'Fuente-Dashboard-Departamentos-v2'.AY43]+[$'Fuente-Dashboard-Departamentos-v2'.BD43]+[$'Fuente-Dashboard-Departamentos-v2'.BI43]+[$'Fuente-Dashboard-Departamentos-v2'.BN43]+[$'Fuente-Dashboard-Departamentos-v2'.BS43]+[$'Fuente-Dashboard-Departamentos-v2'.BX43]+[$'Fuente-Dashboard-Departamentos-v2'.CC43]+[$'Fuente-Dashboard-Departamentos-v2'.CH43]+[$'Fuente-Dashboard-Departamentos-v2'.CM43]+[$'Fuente-Dashboard-Departamentos-v2'.CR43]+[$'Fuente-Dashboard-Departamentos-v2'.CW43]+[$'Fuente-Dashboard-Departamentos-v2'.DB43]+[$'Fuente-Dashboard-Departamentos-v2'.DG43]+[$'Fuente-Dashboard-Departamentos-v2'.DL43]+[$'Fuente-Dashboard-Departamentos-v2'.DQ43]+[$'Fuente-Dashboard-Departamentos-v2'.DV43]" office:value-type="float" office:value="300" calcext:value-type="float">
            <text:p>300</text:p>
          </table:table-cell>
          <table:table-cell table:formula="of:=[.B43]=[$'Fuente-Dashboard-v2'.B43]" office:value-type="boolean" office:boolean-value="true" calcext:value-type="boolean">
            <text:p>VERDADERO</text:p>
          </table:table-cell>
          <table:table-cell table:formula="of:=[.C43]=[$'Fuente-Dashboard-v2'.C43]" office:value-type="boolean" office:boolean-value="true" calcext:value-type="boolean">
            <text:p>VERDADERO</text:p>
          </table:table-cell>
          <table:table-cell table:formula="of:=[.D43]=[$'Fuente-Dashboard-v2'.D43]" office:value-type="boolean" office:boolean-value="true" calcext:value-type="boolean">
            <text:p>VERDADERO</text:p>
          </table:table-cell>
          <table:table-cell table:formula="of:=[.E43]=[$'Fuente-Dashboard-v2'.E43]" office:value-type="boolean" office:boolean-value="true" calcext:value-type="boolean">
            <text:p>VERDADERO</text:p>
          </table:table-cell>
          <table:table-cell table:formula="of:=[.F43]=[$'Fuente-Dashboard-v2'.F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4]" office:value-type="date" office:date-value="2020-04-17" calcext:value-type="date">
            <text:p>17/04/20</text:p>
          </table:table-cell>
          <table:table-cell table:formula="of:=[$'Fuente-Dashboard-Departamentos-v2'.B44]+[$'Fuente-Dashboard-Departamentos-v2'.G44]+[$'Fuente-Dashboard-Departamentos-v2'.L44]+[$'Fuente-Dashboard-Departamentos-v2'.Q44]+[$'Fuente-Dashboard-Departamentos-v2'.V44]+[$'Fuente-Dashboard-Departamentos-v2'.AA44]+[$'Fuente-Dashboard-Departamentos-v2'.AF44]+[$'Fuente-Dashboard-Departamentos-v2'.AK44]+[$'Fuente-Dashboard-Departamentos-v2'.AP44]+[$'Fuente-Dashboard-Departamentos-v2'.AU44]+[$'Fuente-Dashboard-Departamentos-v2'.AZ44]+[$'Fuente-Dashboard-Departamentos-v2'.BE44]+[$'Fuente-Dashboard-Departamentos-v2'.BJ44]+[$'Fuente-Dashboard-Departamentos-v2'.BO44]+[$'Fuente-Dashboard-Departamentos-v2'.BT44]+[$'Fuente-Dashboard-Departamentos-v2'.BY44]+[$'Fuente-Dashboard-Departamentos-v2'.CD44]+[$'Fuente-Dashboard-Departamentos-v2'.CI44]+[$'Fuente-Dashboard-Departamentos-v2'.CN44]+[$'Fuente-Dashboard-Departamentos-v2'.CS44]+[$'Fuente-Dashboard-Departamentos-v2'.CX44]+[$'Fuente-Dashboard-Departamentos-v2'.DC44]+[$'Fuente-Dashboard-Departamentos-v2'.DH44]+[$'Fuente-Dashboard-Departamentos-v2'.DM44]+[$'Fuente-Dashboard-Departamentos-v2'.DR44]" office:value-type="float" office:value="7983" calcext:value-type="float">
            <text:p>7983</text:p>
          </table:table-cell>
          <table:table-cell table:formula="of:=[$'Fuente-Dashboard-Departamentos-v2'.C44]+[$'Fuente-Dashboard-Departamentos-v2'.H44]+[$'Fuente-Dashboard-Departamentos-v2'.M44]+[$'Fuente-Dashboard-Departamentos-v2'.R44]+[$'Fuente-Dashboard-Departamentos-v2'.W44]+[$'Fuente-Dashboard-Departamentos-v2'.AB44]+[$'Fuente-Dashboard-Departamentos-v2'.AG44]+[$'Fuente-Dashboard-Departamentos-v2'.AL44]+[$'Fuente-Dashboard-Departamentos-v2'.AQ44]+[$'Fuente-Dashboard-Departamentos-v2'.AV44]+[$'Fuente-Dashboard-Departamentos-v2'.BA44]+[$'Fuente-Dashboard-Departamentos-v2'.BF44]+[$'Fuente-Dashboard-Departamentos-v2'.BK44]+[$'Fuente-Dashboard-Departamentos-v2'.BP44]+[$'Fuente-Dashboard-Departamentos-v2'.BU44]+[$'Fuente-Dashboard-Departamentos-v2'.BZ44]+[$'Fuente-Dashboard-Departamentos-v2'.CE44]+[$'Fuente-Dashboard-Departamentos-v2'.CJ44]+[$'Fuente-Dashboard-Departamentos-v2'.CO44]+[$'Fuente-Dashboard-Departamentos-v2'.CT44]+[$'Fuente-Dashboard-Departamentos-v2'.CY44]+[$'Fuente-Dashboard-Departamentos-v2'.DD44]+[$'Fuente-Dashboard-Departamentos-v2'.DI44]+[$'Fuente-Dashboard-Departamentos-v2'.DN44]+[$'Fuente-Dashboard-Departamentos-v2'.DS44]" office:value-type="float" office:value="6437" calcext:value-type="float">
            <text:p>6437</text:p>
          </table:table-cell>
          <table:table-cell table:formula="of:=[$'Fuente-Dashboard-Departamentos-v2'.D44]+[$'Fuente-Dashboard-Departamentos-v2'.I44]+[$'Fuente-Dashboard-Departamentos-v2'.N44]+[$'Fuente-Dashboard-Departamentos-v2'.S44]+[$'Fuente-Dashboard-Departamentos-v2'.X44]+[$'Fuente-Dashboard-Departamentos-v2'.AC44]+[$'Fuente-Dashboard-Departamentos-v2'.AH44]+[$'Fuente-Dashboard-Departamentos-v2'.AM44]+[$'Fuente-Dashboard-Departamentos-v2'.AR44]+[$'Fuente-Dashboard-Departamentos-v2'.AW44]+[$'Fuente-Dashboard-Departamentos-v2'.BB44]+[$'Fuente-Dashboard-Departamentos-v2'.BG44]+[$'Fuente-Dashboard-Departamentos-v2'.BL44]+[$'Fuente-Dashboard-Departamentos-v2'.BQ44]+[$'Fuente-Dashboard-Departamentos-v2'.BV44]+[$'Fuente-Dashboard-Departamentos-v2'.CA44]+[$'Fuente-Dashboard-Departamentos-v2'.CF44]+[$'Fuente-Dashboard-Departamentos-v2'.CK44]+[$'Fuente-Dashboard-Departamentos-v2'.CP44]+[$'Fuente-Dashboard-Departamentos-v2'.CU44]+[$'Fuente-Dashboard-Departamentos-v2'.CZ44]+[$'Fuente-Dashboard-Departamentos-v2'.DE44]+[$'Fuente-Dashboard-Departamentos-v2'.DJ44]+[$'Fuente-Dashboard-Departamentos-v2'.DO44]+[$'Fuente-Dashboard-Departamentos-v2'.DT44]" office:value-type="float" office:value="0" calcext:value-type="float">
            <text:p>0</text:p>
          </table:table-cell>
          <table:table-cell table:formula="of:=[$'Fuente-Dashboard-Departamentos-v2'.E44]+[$'Fuente-Dashboard-Departamentos-v2'.J44]+[$'Fuente-Dashboard-Departamentos-v2'.O44]+[$'Fuente-Dashboard-Departamentos-v2'.T44]+[$'Fuente-Dashboard-Departamentos-v2'.Y44]+[$'Fuente-Dashboard-Departamentos-v2'.AD44]+[$'Fuente-Dashboard-Departamentos-v2'.AI44]+[$'Fuente-Dashboard-Departamentos-v2'.AN44]+[$'Fuente-Dashboard-Departamentos-v2'.AS44]+[$'Fuente-Dashboard-Departamentos-v2'.AX44]+[$'Fuente-Dashboard-Departamentos-v2'.BC44]+[$'Fuente-Dashboard-Departamentos-v2'.BH44]+[$'Fuente-Dashboard-Departamentos-v2'.BM44]+[$'Fuente-Dashboard-Departamentos-v2'.BR44]+[$'Fuente-Dashboard-Departamentos-v2'.BW44]+[$'Fuente-Dashboard-Departamentos-v2'.CB44]+[$'Fuente-Dashboard-Departamentos-v2'.CG44]+[$'Fuente-Dashboard-Departamentos-v2'.CL44]+[$'Fuente-Dashboard-Departamentos-v2'.CQ44]+[$'Fuente-Dashboard-Departamentos-v2'.CV44]+[$'Fuente-Dashboard-Departamentos-v2'.DA44]+[$'Fuente-Dashboard-Departamentos-v2'.DF44]+[$'Fuente-Dashboard-Departamentos-v2'.DK44]+[$'Fuente-Dashboard-Departamentos-v2'.DP44]+[$'Fuente-Dashboard-Departamentos-v2'.DU44]" office:value-type="float" office:value="14420" calcext:value-type="float">
            <text:p>14420</text:p>
          </table:table-cell>
          <table:table-cell table:formula="of:=[$'Fuente-Dashboard-Departamentos-v2'.F44]+[$'Fuente-Dashboard-Departamentos-v2'.K44]+[$'Fuente-Dashboard-Departamentos-v2'.P44]+[$'Fuente-Dashboard-Departamentos-v2'.U44]+[$'Fuente-Dashboard-Departamentos-v2'.Z44]+[$'Fuente-Dashboard-Departamentos-v2'.AE44]+[$'Fuente-Dashboard-Departamentos-v2'.AJ44]+[$'Fuente-Dashboard-Departamentos-v2'.AO44]+[$'Fuente-Dashboard-Departamentos-v2'.AT44]+[$'Fuente-Dashboard-Departamentos-v2'.AY44]+[$'Fuente-Dashboard-Departamentos-v2'.BD44]+[$'Fuente-Dashboard-Departamentos-v2'.BI44]+[$'Fuente-Dashboard-Departamentos-v2'.BN44]+[$'Fuente-Dashboard-Departamentos-v2'.BS44]+[$'Fuente-Dashboard-Departamentos-v2'.BX44]+[$'Fuente-Dashboard-Departamentos-v2'.CC44]+[$'Fuente-Dashboard-Departamentos-v2'.CH44]+[$'Fuente-Dashboard-Departamentos-v2'.CM44]+[$'Fuente-Dashboard-Departamentos-v2'.CR44]+[$'Fuente-Dashboard-Departamentos-v2'.CW44]+[$'Fuente-Dashboard-Departamentos-v2'.DB44]+[$'Fuente-Dashboard-Departamentos-v2'.DG44]+[$'Fuente-Dashboard-Departamentos-v2'.DL44]+[$'Fuente-Dashboard-Departamentos-v2'.DQ44]+[$'Fuente-Dashboard-Departamentos-v2'.DV44]" office:value-type="float" office:value="348" calcext:value-type="float">
            <text:p>348</text:p>
          </table:table-cell>
          <table:table-cell table:formula="of:=[.B44]=[$'Fuente-Dashboard-v2'.B44]" office:value-type="boolean" office:boolean-value="true" calcext:value-type="boolean">
            <text:p>VERDADERO</text:p>
          </table:table-cell>
          <table:table-cell table:formula="of:=[.C44]=[$'Fuente-Dashboard-v2'.C44]" office:value-type="boolean" office:boolean-value="true" calcext:value-type="boolean">
            <text:p>VERDADERO</text:p>
          </table:table-cell>
          <table:table-cell table:formula="of:=[.D44]=[$'Fuente-Dashboard-v2'.D44]" office:value-type="boolean" office:boolean-value="true" calcext:value-type="boolean">
            <text:p>VERDADERO</text:p>
          </table:table-cell>
          <table:table-cell table:formula="of:=[.E44]=[$'Fuente-Dashboard-v2'.E44]" office:value-type="boolean" office:boolean-value="true" calcext:value-type="boolean">
            <text:p>VERDADERO</text:p>
          </table:table-cell>
          <table:table-cell table:formula="of:=[.F44]=[$'Fuente-Dashboard-v2'.F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5]" office:value-type="date" office:date-value="2020-04-18" calcext:value-type="date">
            <text:p>18/04/20</text:p>
          </table:table-cell>
          <table:table-cell table:formula="of:=[$'Fuente-Dashboard-Departamentos-v2'.B45]+[$'Fuente-Dashboard-Departamentos-v2'.G45]+[$'Fuente-Dashboard-Departamentos-v2'.L45]+[$'Fuente-Dashboard-Departamentos-v2'.Q45]+[$'Fuente-Dashboard-Departamentos-v2'.V45]+[$'Fuente-Dashboard-Departamentos-v2'.AA45]+[$'Fuente-Dashboard-Departamentos-v2'.AF45]+[$'Fuente-Dashboard-Departamentos-v2'.AK45]+[$'Fuente-Dashboard-Departamentos-v2'.AP45]+[$'Fuente-Dashboard-Departamentos-v2'.AU45]+[$'Fuente-Dashboard-Departamentos-v2'.AZ45]+[$'Fuente-Dashboard-Departamentos-v2'.BE45]+[$'Fuente-Dashboard-Departamentos-v2'.BJ45]+[$'Fuente-Dashboard-Departamentos-v2'.BO45]+[$'Fuente-Dashboard-Departamentos-v2'.BT45]+[$'Fuente-Dashboard-Departamentos-v2'.BY45]+[$'Fuente-Dashboard-Departamentos-v2'.CD45]+[$'Fuente-Dashboard-Departamentos-v2'.CI45]+[$'Fuente-Dashboard-Departamentos-v2'.CN45]+[$'Fuente-Dashboard-Departamentos-v2'.CS45]+[$'Fuente-Dashboard-Departamentos-v2'.CX45]+[$'Fuente-Dashboard-Departamentos-v2'.DC45]+[$'Fuente-Dashboard-Departamentos-v2'.DH45]+[$'Fuente-Dashboard-Departamentos-v2'.DM45]+[$'Fuente-Dashboard-Departamentos-v2'.DR45]" office:value-type="float" office:value="8363" calcext:value-type="float">
            <text:p>8363</text:p>
          </table:table-cell>
          <table:table-cell table:formula="of:=[$'Fuente-Dashboard-Departamentos-v2'.C45]+[$'Fuente-Dashboard-Departamentos-v2'.H45]+[$'Fuente-Dashboard-Departamentos-v2'.M45]+[$'Fuente-Dashboard-Departamentos-v2'.R45]+[$'Fuente-Dashboard-Departamentos-v2'.W45]+[$'Fuente-Dashboard-Departamentos-v2'.AB45]+[$'Fuente-Dashboard-Departamentos-v2'.AG45]+[$'Fuente-Dashboard-Departamentos-v2'.AL45]+[$'Fuente-Dashboard-Departamentos-v2'.AQ45]+[$'Fuente-Dashboard-Departamentos-v2'.AV45]+[$'Fuente-Dashboard-Departamentos-v2'.BA45]+[$'Fuente-Dashboard-Departamentos-v2'.BF45]+[$'Fuente-Dashboard-Departamentos-v2'.BK45]+[$'Fuente-Dashboard-Departamentos-v2'.BP45]+[$'Fuente-Dashboard-Departamentos-v2'.BU45]+[$'Fuente-Dashboard-Departamentos-v2'.BZ45]+[$'Fuente-Dashboard-Departamentos-v2'.CE45]+[$'Fuente-Dashboard-Departamentos-v2'.CJ45]+[$'Fuente-Dashboard-Departamentos-v2'.CO45]+[$'Fuente-Dashboard-Departamentos-v2'.CT45]+[$'Fuente-Dashboard-Departamentos-v2'.CY45]+[$'Fuente-Dashboard-Departamentos-v2'.DD45]+[$'Fuente-Dashboard-Departamentos-v2'.DI45]+[$'Fuente-Dashboard-Departamentos-v2'.DN45]+[$'Fuente-Dashboard-Departamentos-v2'.DS45]" office:value-type="float" office:value="7265" calcext:value-type="float">
            <text:p>7265</text:p>
          </table:table-cell>
          <table:table-cell table:formula="of:=[$'Fuente-Dashboard-Departamentos-v2'.D45]+[$'Fuente-Dashboard-Departamentos-v2'.I45]+[$'Fuente-Dashboard-Departamentos-v2'.N45]+[$'Fuente-Dashboard-Departamentos-v2'.S45]+[$'Fuente-Dashboard-Departamentos-v2'.X45]+[$'Fuente-Dashboard-Departamentos-v2'.AC45]+[$'Fuente-Dashboard-Departamentos-v2'.AH45]+[$'Fuente-Dashboard-Departamentos-v2'.AM45]+[$'Fuente-Dashboard-Departamentos-v2'.AR45]+[$'Fuente-Dashboard-Departamentos-v2'.AW45]+[$'Fuente-Dashboard-Departamentos-v2'.BB45]+[$'Fuente-Dashboard-Departamentos-v2'.BG45]+[$'Fuente-Dashboard-Departamentos-v2'.BL45]+[$'Fuente-Dashboard-Departamentos-v2'.BQ45]+[$'Fuente-Dashboard-Departamentos-v2'.BV45]+[$'Fuente-Dashboard-Departamentos-v2'.CA45]+[$'Fuente-Dashboard-Departamentos-v2'.CF45]+[$'Fuente-Dashboard-Departamentos-v2'.CK45]+[$'Fuente-Dashboard-Departamentos-v2'.CP45]+[$'Fuente-Dashboard-Departamentos-v2'.CU45]+[$'Fuente-Dashboard-Departamentos-v2'.CZ45]+[$'Fuente-Dashboard-Departamentos-v2'.DE45]+[$'Fuente-Dashboard-Departamentos-v2'.DJ45]+[$'Fuente-Dashboard-Departamentos-v2'.DO45]+[$'Fuente-Dashboard-Departamentos-v2'.DT45]" office:value-type="float" office:value="0" calcext:value-type="float">
            <text:p>0</text:p>
          </table:table-cell>
          <table:table-cell table:formula="of:=[$'Fuente-Dashboard-Departamentos-v2'.E45]+[$'Fuente-Dashboard-Departamentos-v2'.J45]+[$'Fuente-Dashboard-Departamentos-v2'.O45]+[$'Fuente-Dashboard-Departamentos-v2'.T45]+[$'Fuente-Dashboard-Departamentos-v2'.Y45]+[$'Fuente-Dashboard-Departamentos-v2'.AD45]+[$'Fuente-Dashboard-Departamentos-v2'.AI45]+[$'Fuente-Dashboard-Departamentos-v2'.AN45]+[$'Fuente-Dashboard-Departamentos-v2'.AS45]+[$'Fuente-Dashboard-Departamentos-v2'.AX45]+[$'Fuente-Dashboard-Departamentos-v2'.BC45]+[$'Fuente-Dashboard-Departamentos-v2'.BH45]+[$'Fuente-Dashboard-Departamentos-v2'.BM45]+[$'Fuente-Dashboard-Departamentos-v2'.BR45]+[$'Fuente-Dashboard-Departamentos-v2'.BW45]+[$'Fuente-Dashboard-Departamentos-v2'.CB45]+[$'Fuente-Dashboard-Departamentos-v2'.CG45]+[$'Fuente-Dashboard-Departamentos-v2'.CL45]+[$'Fuente-Dashboard-Departamentos-v2'.CQ45]+[$'Fuente-Dashboard-Departamentos-v2'.CV45]+[$'Fuente-Dashboard-Departamentos-v2'.DA45]+[$'Fuente-Dashboard-Departamentos-v2'.DF45]+[$'Fuente-Dashboard-Departamentos-v2'.DK45]+[$'Fuente-Dashboard-Departamentos-v2'.DP45]+[$'Fuente-Dashboard-Departamentos-v2'.DU45]" office:value-type="float" office:value="15628" calcext:value-type="float">
            <text:p>15628</text:p>
          </table:table-cell>
          <table:table-cell table:formula="of:=[$'Fuente-Dashboard-Departamentos-v2'.F45]+[$'Fuente-Dashboard-Departamentos-v2'.K45]+[$'Fuente-Dashboard-Departamentos-v2'.P45]+[$'Fuente-Dashboard-Departamentos-v2'.U45]+[$'Fuente-Dashboard-Departamentos-v2'.Z45]+[$'Fuente-Dashboard-Departamentos-v2'.AE45]+[$'Fuente-Dashboard-Departamentos-v2'.AJ45]+[$'Fuente-Dashboard-Departamentos-v2'.AO45]+[$'Fuente-Dashboard-Departamentos-v2'.AT45]+[$'Fuente-Dashboard-Departamentos-v2'.AY45]+[$'Fuente-Dashboard-Departamentos-v2'.BD45]+[$'Fuente-Dashboard-Departamentos-v2'.BI45]+[$'Fuente-Dashboard-Departamentos-v2'.BN45]+[$'Fuente-Dashboard-Departamentos-v2'.BS45]+[$'Fuente-Dashboard-Departamentos-v2'.BX45]+[$'Fuente-Dashboard-Departamentos-v2'.CC45]+[$'Fuente-Dashboard-Departamentos-v2'.CH45]+[$'Fuente-Dashboard-Departamentos-v2'.CM45]+[$'Fuente-Dashboard-Departamentos-v2'.CR45]+[$'Fuente-Dashboard-Departamentos-v2'.CW45]+[$'Fuente-Dashboard-Departamentos-v2'.DB45]+[$'Fuente-Dashboard-Departamentos-v2'.DG45]+[$'Fuente-Dashboard-Departamentos-v2'.DL45]+[$'Fuente-Dashboard-Departamentos-v2'.DQ45]+[$'Fuente-Dashboard-Departamentos-v2'.DV45]" office:value-type="float" office:value="400" calcext:value-type="float">
            <text:p>400</text:p>
          </table:table-cell>
          <table:table-cell table:formula="of:=[.B45]=[$'Fuente-Dashboard-v2'.B45]" office:value-type="boolean" office:boolean-value="true" calcext:value-type="boolean">
            <text:p>VERDADERO</text:p>
          </table:table-cell>
          <table:table-cell table:formula="of:=[.C45]=[$'Fuente-Dashboard-v2'.C45]" office:value-type="boolean" office:boolean-value="true" calcext:value-type="boolean">
            <text:p>VERDADERO</text:p>
          </table:table-cell>
          <table:table-cell table:formula="of:=[.D45]=[$'Fuente-Dashboard-v2'.D45]" office:value-type="boolean" office:boolean-value="true" calcext:value-type="boolean">
            <text:p>VERDADERO</text:p>
          </table:table-cell>
          <table:table-cell table:formula="of:=[.E45]=[$'Fuente-Dashboard-v2'.E45]" office:value-type="boolean" office:boolean-value="true" calcext:value-type="boolean">
            <text:p>VERDADERO</text:p>
          </table:table-cell>
          <table:table-cell table:formula="of:=[.F45]=[$'Fuente-Dashboard-v2'.F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6]" office:value-type="date" office:date-value="2020-04-19" calcext:value-type="date">
            <text:p>19/04/20</text:p>
          </table:table-cell>
          <table:table-cell table:formula="of:=[$'Fuente-Dashboard-Departamentos-v2'.B46]+[$'Fuente-Dashboard-Departamentos-v2'.G46]+[$'Fuente-Dashboard-Departamentos-v2'.L46]+[$'Fuente-Dashboard-Departamentos-v2'.Q46]+[$'Fuente-Dashboard-Departamentos-v2'.V46]+[$'Fuente-Dashboard-Departamentos-v2'.AA46]+[$'Fuente-Dashboard-Departamentos-v2'.AF46]+[$'Fuente-Dashboard-Departamentos-v2'.AK46]+[$'Fuente-Dashboard-Departamentos-v2'.AP46]+[$'Fuente-Dashboard-Departamentos-v2'.AU46]+[$'Fuente-Dashboard-Departamentos-v2'.AZ46]+[$'Fuente-Dashboard-Departamentos-v2'.BE46]+[$'Fuente-Dashboard-Departamentos-v2'.BJ46]+[$'Fuente-Dashboard-Departamentos-v2'.BO46]+[$'Fuente-Dashboard-Departamentos-v2'.BT46]+[$'Fuente-Dashboard-Departamentos-v2'.BY46]+[$'Fuente-Dashboard-Departamentos-v2'.CD46]+[$'Fuente-Dashboard-Departamentos-v2'.CI46]+[$'Fuente-Dashboard-Departamentos-v2'.CN46]+[$'Fuente-Dashboard-Departamentos-v2'.CS46]+[$'Fuente-Dashboard-Departamentos-v2'.CX46]+[$'Fuente-Dashboard-Departamentos-v2'.DC46]+[$'Fuente-Dashboard-Departamentos-v2'.DH46]+[$'Fuente-Dashboard-Departamentos-v2'.DM46]+[$'Fuente-Dashboard-Departamentos-v2'.DR46]" office:value-type="float" office:value="8964" calcext:value-type="float">
            <text:p>8964</text:p>
          </table:table-cell>
          <table:table-cell table:formula="of:=[$'Fuente-Dashboard-Departamentos-v2'.C46]+[$'Fuente-Dashboard-Departamentos-v2'.H46]+[$'Fuente-Dashboard-Departamentos-v2'.M46]+[$'Fuente-Dashboard-Departamentos-v2'.R46]+[$'Fuente-Dashboard-Departamentos-v2'.W46]+[$'Fuente-Dashboard-Departamentos-v2'.AB46]+[$'Fuente-Dashboard-Departamentos-v2'.AG46]+[$'Fuente-Dashboard-Departamentos-v2'.AL46]+[$'Fuente-Dashboard-Departamentos-v2'.AQ46]+[$'Fuente-Dashboard-Departamentos-v2'.AV46]+[$'Fuente-Dashboard-Departamentos-v2'.BA46]+[$'Fuente-Dashboard-Departamentos-v2'.BF46]+[$'Fuente-Dashboard-Departamentos-v2'.BK46]+[$'Fuente-Dashboard-Departamentos-v2'.BP46]+[$'Fuente-Dashboard-Departamentos-v2'.BU46]+[$'Fuente-Dashboard-Departamentos-v2'.BZ46]+[$'Fuente-Dashboard-Departamentos-v2'.CE46]+[$'Fuente-Dashboard-Departamentos-v2'.CJ46]+[$'Fuente-Dashboard-Departamentos-v2'.CO46]+[$'Fuente-Dashboard-Departamentos-v2'.CT46]+[$'Fuente-Dashboard-Departamentos-v2'.CY46]+[$'Fuente-Dashboard-Departamentos-v2'.DD46]+[$'Fuente-Dashboard-Departamentos-v2'.DI46]+[$'Fuente-Dashboard-Departamentos-v2'.DN46]+[$'Fuente-Dashboard-Departamentos-v2'.DS46]" office:value-type="float" office:value="7361" calcext:value-type="float">
            <text:p>7361</text:p>
          </table:table-cell>
          <table:table-cell table:formula="of:=[$'Fuente-Dashboard-Departamentos-v2'.D46]+[$'Fuente-Dashboard-Departamentos-v2'.I46]+[$'Fuente-Dashboard-Departamentos-v2'.N46]+[$'Fuente-Dashboard-Departamentos-v2'.S46]+[$'Fuente-Dashboard-Departamentos-v2'.X46]+[$'Fuente-Dashboard-Departamentos-v2'.AC46]+[$'Fuente-Dashboard-Departamentos-v2'.AH46]+[$'Fuente-Dashboard-Departamentos-v2'.AM46]+[$'Fuente-Dashboard-Departamentos-v2'.AR46]+[$'Fuente-Dashboard-Departamentos-v2'.AW46]+[$'Fuente-Dashboard-Departamentos-v2'.BB46]+[$'Fuente-Dashboard-Departamentos-v2'.BG46]+[$'Fuente-Dashboard-Departamentos-v2'.BL46]+[$'Fuente-Dashboard-Departamentos-v2'.BQ46]+[$'Fuente-Dashboard-Departamentos-v2'.BV46]+[$'Fuente-Dashboard-Departamentos-v2'.CA46]+[$'Fuente-Dashboard-Departamentos-v2'.CF46]+[$'Fuente-Dashboard-Departamentos-v2'.CK46]+[$'Fuente-Dashboard-Departamentos-v2'.CP46]+[$'Fuente-Dashboard-Departamentos-v2'.CU46]+[$'Fuente-Dashboard-Departamentos-v2'.CZ46]+[$'Fuente-Dashboard-Departamentos-v2'.DE46]+[$'Fuente-Dashboard-Departamentos-v2'.DJ46]+[$'Fuente-Dashboard-Departamentos-v2'.DO46]+[$'Fuente-Dashboard-Departamentos-v2'.DT46]" office:value-type="float" office:value="0" calcext:value-type="float">
            <text:p>0</text:p>
          </table:table-cell>
          <table:table-cell table:formula="of:=[$'Fuente-Dashboard-Departamentos-v2'.E46]+[$'Fuente-Dashboard-Departamentos-v2'.J46]+[$'Fuente-Dashboard-Departamentos-v2'.O46]+[$'Fuente-Dashboard-Departamentos-v2'.T46]+[$'Fuente-Dashboard-Departamentos-v2'.Y46]+[$'Fuente-Dashboard-Departamentos-v2'.AD46]+[$'Fuente-Dashboard-Departamentos-v2'.AI46]+[$'Fuente-Dashboard-Departamentos-v2'.AN46]+[$'Fuente-Dashboard-Departamentos-v2'.AS46]+[$'Fuente-Dashboard-Departamentos-v2'.AX46]+[$'Fuente-Dashboard-Departamentos-v2'.BC46]+[$'Fuente-Dashboard-Departamentos-v2'.BH46]+[$'Fuente-Dashboard-Departamentos-v2'.BM46]+[$'Fuente-Dashboard-Departamentos-v2'.BR46]+[$'Fuente-Dashboard-Departamentos-v2'.BW46]+[$'Fuente-Dashboard-Departamentos-v2'.CB46]+[$'Fuente-Dashboard-Departamentos-v2'.CG46]+[$'Fuente-Dashboard-Departamentos-v2'.CL46]+[$'Fuente-Dashboard-Departamentos-v2'.CQ46]+[$'Fuente-Dashboard-Departamentos-v2'.CV46]+[$'Fuente-Dashboard-Departamentos-v2'.DA46]+[$'Fuente-Dashboard-Departamentos-v2'.DF46]+[$'Fuente-Dashboard-Departamentos-v2'.DK46]+[$'Fuente-Dashboard-Departamentos-v2'.DP46]+[$'Fuente-Dashboard-Departamentos-v2'.DU46]" office:value-type="float" office:value="16325" calcext:value-type="float">
            <text:p>16325</text:p>
          </table:table-cell>
          <table:table-cell table:formula="of:=[$'Fuente-Dashboard-Departamentos-v2'.F46]+[$'Fuente-Dashboard-Departamentos-v2'.K46]+[$'Fuente-Dashboard-Departamentos-v2'.P46]+[$'Fuente-Dashboard-Departamentos-v2'.U46]+[$'Fuente-Dashboard-Departamentos-v2'.Z46]+[$'Fuente-Dashboard-Departamentos-v2'.AE46]+[$'Fuente-Dashboard-Departamentos-v2'.AJ46]+[$'Fuente-Dashboard-Departamentos-v2'.AO46]+[$'Fuente-Dashboard-Departamentos-v2'.AT46]+[$'Fuente-Dashboard-Departamentos-v2'.AY46]+[$'Fuente-Dashboard-Departamentos-v2'.BD46]+[$'Fuente-Dashboard-Departamentos-v2'.BI46]+[$'Fuente-Dashboard-Departamentos-v2'.BN46]+[$'Fuente-Dashboard-Departamentos-v2'.BS46]+[$'Fuente-Dashboard-Departamentos-v2'.BX46]+[$'Fuente-Dashboard-Departamentos-v2'.CC46]+[$'Fuente-Dashboard-Departamentos-v2'.CH46]+[$'Fuente-Dashboard-Departamentos-v2'.CM46]+[$'Fuente-Dashboard-Departamentos-v2'.CR46]+[$'Fuente-Dashboard-Departamentos-v2'.CW46]+[$'Fuente-Dashboard-Departamentos-v2'.DB46]+[$'Fuente-Dashboard-Departamentos-v2'.DG46]+[$'Fuente-Dashboard-Departamentos-v2'.DL46]+[$'Fuente-Dashboard-Departamentos-v2'.DQ46]+[$'Fuente-Dashboard-Departamentos-v2'.DV46]" office:value-type="float" office:value="445" calcext:value-type="float">
            <text:p>445</text:p>
          </table:table-cell>
          <table:table-cell table:formula="of:=[.B46]=[$'Fuente-Dashboard-v2'.B46]" office:value-type="boolean" office:boolean-value="true" calcext:value-type="boolean">
            <text:p>VERDADERO</text:p>
          </table:table-cell>
          <table:table-cell table:formula="of:=[.C46]=[$'Fuente-Dashboard-v2'.C46]" office:value-type="boolean" office:boolean-value="true" calcext:value-type="boolean">
            <text:p>VERDADERO</text:p>
          </table:table-cell>
          <table:table-cell table:formula="of:=[.D46]=[$'Fuente-Dashboard-v2'.D46]" office:value-type="boolean" office:boolean-value="true" calcext:value-type="boolean">
            <text:p>VERDADERO</text:p>
          </table:table-cell>
          <table:table-cell table:formula="of:=[.E46]=[$'Fuente-Dashboard-v2'.E46]" office:value-type="boolean" office:boolean-value="true" calcext:value-type="boolean">
            <text:p>VERDADERO</text:p>
          </table:table-cell>
          <table:table-cell table:formula="of:=[.F46]=[$'Fuente-Dashboard-v2'.F4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7]" office:value-type="date" office:date-value="2020-04-20" calcext:value-type="date">
            <text:p>20/04/20</text:p>
          </table:table-cell>
          <table:table-cell table:formula="of:=[$'Fuente-Dashboard-Departamentos-v2'.B47]+[$'Fuente-Dashboard-Departamentos-v2'.G47]+[$'Fuente-Dashboard-Departamentos-v2'.L47]+[$'Fuente-Dashboard-Departamentos-v2'.Q47]+[$'Fuente-Dashboard-Departamentos-v2'.V47]+[$'Fuente-Dashboard-Departamentos-v2'.AA47]+[$'Fuente-Dashboard-Departamentos-v2'.AF47]+[$'Fuente-Dashboard-Departamentos-v2'.AK47]+[$'Fuente-Dashboard-Departamentos-v2'.AP47]+[$'Fuente-Dashboard-Departamentos-v2'.AU47]+[$'Fuente-Dashboard-Departamentos-v2'.AZ47]+[$'Fuente-Dashboard-Departamentos-v2'.BE47]+[$'Fuente-Dashboard-Departamentos-v2'.BJ47]+[$'Fuente-Dashboard-Departamentos-v2'.BO47]+[$'Fuente-Dashboard-Departamentos-v2'.BT47]+[$'Fuente-Dashboard-Departamentos-v2'.BY47]+[$'Fuente-Dashboard-Departamentos-v2'.CD47]+[$'Fuente-Dashboard-Departamentos-v2'.CI47]+[$'Fuente-Dashboard-Departamentos-v2'.CN47]+[$'Fuente-Dashboard-Departamentos-v2'.CS47]+[$'Fuente-Dashboard-Departamentos-v2'.CX47]+[$'Fuente-Dashboard-Departamentos-v2'.DC47]+[$'Fuente-Dashboard-Departamentos-v2'.DH47]+[$'Fuente-Dashboard-Departamentos-v2'.DM47]+[$'Fuente-Dashboard-Departamentos-v2'.DR47]" office:value-type="float" office:value="9471" calcext:value-type="float">
            <text:p>9471</text:p>
          </table:table-cell>
          <table:table-cell table:formula="of:=[$'Fuente-Dashboard-Departamentos-v2'.C47]+[$'Fuente-Dashboard-Departamentos-v2'.H47]+[$'Fuente-Dashboard-Departamentos-v2'.M47]+[$'Fuente-Dashboard-Departamentos-v2'.R47]+[$'Fuente-Dashboard-Departamentos-v2'.W47]+[$'Fuente-Dashboard-Departamentos-v2'.AB47]+[$'Fuente-Dashboard-Departamentos-v2'.AG47]+[$'Fuente-Dashboard-Departamentos-v2'.AL47]+[$'Fuente-Dashboard-Departamentos-v2'.AQ47]+[$'Fuente-Dashboard-Departamentos-v2'.AV47]+[$'Fuente-Dashboard-Departamentos-v2'.BA47]+[$'Fuente-Dashboard-Departamentos-v2'.BF47]+[$'Fuente-Dashboard-Departamentos-v2'.BK47]+[$'Fuente-Dashboard-Departamentos-v2'.BP47]+[$'Fuente-Dashboard-Departamentos-v2'.BU47]+[$'Fuente-Dashboard-Departamentos-v2'.BZ47]+[$'Fuente-Dashboard-Departamentos-v2'.CE47]+[$'Fuente-Dashboard-Departamentos-v2'.CJ47]+[$'Fuente-Dashboard-Departamentos-v2'.CO47]+[$'Fuente-Dashboard-Departamentos-v2'.CT47]+[$'Fuente-Dashboard-Departamentos-v2'.CY47]+[$'Fuente-Dashboard-Departamentos-v2'.DD47]+[$'Fuente-Dashboard-Departamentos-v2'.DI47]+[$'Fuente-Dashboard-Departamentos-v2'.DN47]+[$'Fuente-Dashboard-Departamentos-v2'.DS47]" office:value-type="float" office:value="8366" calcext:value-type="float">
            <text:p>8366</text:p>
          </table:table-cell>
          <table:table-cell table:formula="of:=[$'Fuente-Dashboard-Departamentos-v2'.D47]+[$'Fuente-Dashboard-Departamentos-v2'.I47]+[$'Fuente-Dashboard-Departamentos-v2'.N47]+[$'Fuente-Dashboard-Departamentos-v2'.S47]+[$'Fuente-Dashboard-Departamentos-v2'.X47]+[$'Fuente-Dashboard-Departamentos-v2'.AC47]+[$'Fuente-Dashboard-Departamentos-v2'.AH47]+[$'Fuente-Dashboard-Departamentos-v2'.AM47]+[$'Fuente-Dashboard-Departamentos-v2'.AR47]+[$'Fuente-Dashboard-Departamentos-v2'.AW47]+[$'Fuente-Dashboard-Departamentos-v2'.BB47]+[$'Fuente-Dashboard-Departamentos-v2'.BG47]+[$'Fuente-Dashboard-Departamentos-v2'.BL47]+[$'Fuente-Dashboard-Departamentos-v2'.BQ47]+[$'Fuente-Dashboard-Departamentos-v2'.BV47]+[$'Fuente-Dashboard-Departamentos-v2'.CA47]+[$'Fuente-Dashboard-Departamentos-v2'.CF47]+[$'Fuente-Dashboard-Departamentos-v2'.CK47]+[$'Fuente-Dashboard-Departamentos-v2'.CP47]+[$'Fuente-Dashboard-Departamentos-v2'.CU47]+[$'Fuente-Dashboard-Departamentos-v2'.CZ47]+[$'Fuente-Dashboard-Departamentos-v2'.DE47]+[$'Fuente-Dashboard-Departamentos-v2'.DJ47]+[$'Fuente-Dashboard-Departamentos-v2'.DO47]+[$'Fuente-Dashboard-Departamentos-v2'.DT47]" office:value-type="float" office:value="0" calcext:value-type="float">
            <text:p>0</text:p>
          </table:table-cell>
          <table:table-cell table:formula="of:=[$'Fuente-Dashboard-Departamentos-v2'.E47]+[$'Fuente-Dashboard-Departamentos-v2'.J47]+[$'Fuente-Dashboard-Departamentos-v2'.O47]+[$'Fuente-Dashboard-Departamentos-v2'.T47]+[$'Fuente-Dashboard-Departamentos-v2'.Y47]+[$'Fuente-Dashboard-Departamentos-v2'.AD47]+[$'Fuente-Dashboard-Departamentos-v2'.AI47]+[$'Fuente-Dashboard-Departamentos-v2'.AN47]+[$'Fuente-Dashboard-Departamentos-v2'.AS47]+[$'Fuente-Dashboard-Departamentos-v2'.AX47]+[$'Fuente-Dashboard-Departamentos-v2'.BC47]+[$'Fuente-Dashboard-Departamentos-v2'.BH47]+[$'Fuente-Dashboard-Departamentos-v2'.BM47]+[$'Fuente-Dashboard-Departamentos-v2'.BR47]+[$'Fuente-Dashboard-Departamentos-v2'.BW47]+[$'Fuente-Dashboard-Departamentos-v2'.CB47]+[$'Fuente-Dashboard-Departamentos-v2'.CG47]+[$'Fuente-Dashboard-Departamentos-v2'.CL47]+[$'Fuente-Dashboard-Departamentos-v2'.CQ47]+[$'Fuente-Dashboard-Departamentos-v2'.CV47]+[$'Fuente-Dashboard-Departamentos-v2'.DA47]+[$'Fuente-Dashboard-Departamentos-v2'.DF47]+[$'Fuente-Dashboard-Departamentos-v2'.DK47]+[$'Fuente-Dashboard-Departamentos-v2'.DP47]+[$'Fuente-Dashboard-Departamentos-v2'.DU47]" office:value-type="float" office:value="17837" calcext:value-type="float">
            <text:p>17837</text:p>
          </table:table-cell>
          <table:table-cell table:formula="of:=[$'Fuente-Dashboard-Departamentos-v2'.F47]+[$'Fuente-Dashboard-Departamentos-v2'.K47]+[$'Fuente-Dashboard-Departamentos-v2'.P47]+[$'Fuente-Dashboard-Departamentos-v2'.U47]+[$'Fuente-Dashboard-Departamentos-v2'.Z47]+[$'Fuente-Dashboard-Departamentos-v2'.AE47]+[$'Fuente-Dashboard-Departamentos-v2'.AJ47]+[$'Fuente-Dashboard-Departamentos-v2'.AO47]+[$'Fuente-Dashboard-Departamentos-v2'.AT47]+[$'Fuente-Dashboard-Departamentos-v2'.AY47]+[$'Fuente-Dashboard-Departamentos-v2'.BD47]+[$'Fuente-Dashboard-Departamentos-v2'.BI47]+[$'Fuente-Dashboard-Departamentos-v2'.BN47]+[$'Fuente-Dashboard-Departamentos-v2'.BS47]+[$'Fuente-Dashboard-Departamentos-v2'.BX47]+[$'Fuente-Dashboard-Departamentos-v2'.CC47]+[$'Fuente-Dashboard-Departamentos-v2'.CH47]+[$'Fuente-Dashboard-Departamentos-v2'.CM47]+[$'Fuente-Dashboard-Departamentos-v2'.CR47]+[$'Fuente-Dashboard-Departamentos-v2'.CW47]+[$'Fuente-Dashboard-Departamentos-v2'.DB47]+[$'Fuente-Dashboard-Departamentos-v2'.DG47]+[$'Fuente-Dashboard-Departamentos-v2'.DL47]+[$'Fuente-Dashboard-Departamentos-v2'.DQ47]+[$'Fuente-Dashboard-Departamentos-v2'.DV47]" office:value-type="float" office:value="484" calcext:value-type="float">
            <text:p>484</text:p>
          </table:table-cell>
          <table:table-cell table:formula="of:=[.B47]=[$'Fuente-Dashboard-v2'.B47]" office:value-type="boolean" office:boolean-value="true" calcext:value-type="boolean">
            <text:p>VERDADERO</text:p>
          </table:table-cell>
          <table:table-cell table:formula="of:=[.C47]=[$'Fuente-Dashboard-v2'.C47]" office:value-type="boolean" office:boolean-value="true" calcext:value-type="boolean">
            <text:p>VERDADERO</text:p>
          </table:table-cell>
          <table:table-cell table:formula="of:=[.D47]=[$'Fuente-Dashboard-v2'.D47]" office:value-type="boolean" office:boolean-value="true" calcext:value-type="boolean">
            <text:p>VERDADERO</text:p>
          </table:table-cell>
          <table:table-cell table:formula="of:=[.E47]=[$'Fuente-Dashboard-v2'.E47]" office:value-type="boolean" office:boolean-value="true" calcext:value-type="boolean">
            <text:p>VERDADERO</text:p>
          </table:table-cell>
          <table:table-cell table:formula="of:=[.F47]=[$'Fuente-Dashboard-v2'.F4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8]" office:value-type="date" office:date-value="2020-04-21" calcext:value-type="date">
            <text:p>21/04/20</text:p>
          </table:table-cell>
          <table:table-cell table:formula="of:=[$'Fuente-Dashboard-Departamentos-v2'.B48]+[$'Fuente-Dashboard-Departamentos-v2'.G48]+[$'Fuente-Dashboard-Departamentos-v2'.L48]+[$'Fuente-Dashboard-Departamentos-v2'.Q48]+[$'Fuente-Dashboard-Departamentos-v2'.V48]+[$'Fuente-Dashboard-Departamentos-v2'.AA48]+[$'Fuente-Dashboard-Departamentos-v2'.AF48]+[$'Fuente-Dashboard-Departamentos-v2'.AK48]+[$'Fuente-Dashboard-Departamentos-v2'.AP48]+[$'Fuente-Dashboard-Departamentos-v2'.AU48]+[$'Fuente-Dashboard-Departamentos-v2'.AZ48]+[$'Fuente-Dashboard-Departamentos-v2'.BE48]+[$'Fuente-Dashboard-Departamentos-v2'.BJ48]+[$'Fuente-Dashboard-Departamentos-v2'.BO48]+[$'Fuente-Dashboard-Departamentos-v2'.BT48]+[$'Fuente-Dashboard-Departamentos-v2'.BY48]+[$'Fuente-Dashboard-Departamentos-v2'.CD48]+[$'Fuente-Dashboard-Departamentos-v2'.CI48]+[$'Fuente-Dashboard-Departamentos-v2'.CN48]+[$'Fuente-Dashboard-Departamentos-v2'.CS48]+[$'Fuente-Dashboard-Departamentos-v2'.CX48]+[$'Fuente-Dashboard-Departamentos-v2'.DC48]+[$'Fuente-Dashboard-Departamentos-v2'.DH48]+[$'Fuente-Dashboard-Departamentos-v2'.DM48]+[$'Fuente-Dashboard-Departamentos-v2'.DR48]" office:value-type="float" office:value="10062" calcext:value-type="float">
            <text:p>10062</text:p>
          </table:table-cell>
          <table:table-cell table:formula="of:=[$'Fuente-Dashboard-Departamentos-v2'.C48]+[$'Fuente-Dashboard-Departamentos-v2'.H48]+[$'Fuente-Dashboard-Departamentos-v2'.M48]+[$'Fuente-Dashboard-Departamentos-v2'.R48]+[$'Fuente-Dashboard-Departamentos-v2'.W48]+[$'Fuente-Dashboard-Departamentos-v2'.AB48]+[$'Fuente-Dashboard-Departamentos-v2'.AG48]+[$'Fuente-Dashboard-Departamentos-v2'.AL48]+[$'Fuente-Dashboard-Departamentos-v2'.AQ48]+[$'Fuente-Dashboard-Departamentos-v2'.AV48]+[$'Fuente-Dashboard-Departamentos-v2'.BA48]+[$'Fuente-Dashboard-Departamentos-v2'.BF48]+[$'Fuente-Dashboard-Departamentos-v2'.BK48]+[$'Fuente-Dashboard-Departamentos-v2'.BP48]+[$'Fuente-Dashboard-Departamentos-v2'.BU48]+[$'Fuente-Dashboard-Departamentos-v2'.BZ48]+[$'Fuente-Dashboard-Departamentos-v2'.CE48]+[$'Fuente-Dashboard-Departamentos-v2'.CJ48]+[$'Fuente-Dashboard-Departamentos-v2'.CO48]+[$'Fuente-Dashboard-Departamentos-v2'.CT48]+[$'Fuente-Dashboard-Departamentos-v2'.CY48]+[$'Fuente-Dashboard-Departamentos-v2'.DD48]+[$'Fuente-Dashboard-Departamentos-v2'.DI48]+[$'Fuente-Dashboard-Departamentos-v2'.DN48]+[$'Fuente-Dashboard-Departamentos-v2'.DS48]" office:value-type="float" office:value="9188" calcext:value-type="float">
            <text:p>9188</text:p>
          </table:table-cell>
          <table:table-cell table:formula="of:=[$'Fuente-Dashboard-Departamentos-v2'.D48]+[$'Fuente-Dashboard-Departamentos-v2'.I48]+[$'Fuente-Dashboard-Departamentos-v2'.N48]+[$'Fuente-Dashboard-Departamentos-v2'.S48]+[$'Fuente-Dashboard-Departamentos-v2'.X48]+[$'Fuente-Dashboard-Departamentos-v2'.AC48]+[$'Fuente-Dashboard-Departamentos-v2'.AH48]+[$'Fuente-Dashboard-Departamentos-v2'.AM48]+[$'Fuente-Dashboard-Departamentos-v2'.AR48]+[$'Fuente-Dashboard-Departamentos-v2'.AW48]+[$'Fuente-Dashboard-Departamentos-v2'.BB48]+[$'Fuente-Dashboard-Departamentos-v2'.BG48]+[$'Fuente-Dashboard-Departamentos-v2'.BL48]+[$'Fuente-Dashboard-Departamentos-v2'.BQ48]+[$'Fuente-Dashboard-Departamentos-v2'.BV48]+[$'Fuente-Dashboard-Departamentos-v2'.CA48]+[$'Fuente-Dashboard-Departamentos-v2'.CF48]+[$'Fuente-Dashboard-Departamentos-v2'.CK48]+[$'Fuente-Dashboard-Departamentos-v2'.CP48]+[$'Fuente-Dashboard-Departamentos-v2'.CU48]+[$'Fuente-Dashboard-Departamentos-v2'.CZ48]+[$'Fuente-Dashboard-Departamentos-v2'.DE48]+[$'Fuente-Dashboard-Departamentos-v2'.DJ48]+[$'Fuente-Dashboard-Departamentos-v2'.DO48]+[$'Fuente-Dashboard-Departamentos-v2'.DT48]" office:value-type="float" office:value="0" calcext:value-type="float">
            <text:p>0</text:p>
          </table:table-cell>
          <table:table-cell table:formula="of:=[$'Fuente-Dashboard-Departamentos-v2'.E48]+[$'Fuente-Dashboard-Departamentos-v2'.J48]+[$'Fuente-Dashboard-Departamentos-v2'.O48]+[$'Fuente-Dashboard-Departamentos-v2'.T48]+[$'Fuente-Dashboard-Departamentos-v2'.Y48]+[$'Fuente-Dashboard-Departamentos-v2'.AD48]+[$'Fuente-Dashboard-Departamentos-v2'.AI48]+[$'Fuente-Dashboard-Departamentos-v2'.AN48]+[$'Fuente-Dashboard-Departamentos-v2'.AS48]+[$'Fuente-Dashboard-Departamentos-v2'.AX48]+[$'Fuente-Dashboard-Departamentos-v2'.BC48]+[$'Fuente-Dashboard-Departamentos-v2'.BH48]+[$'Fuente-Dashboard-Departamentos-v2'.BM48]+[$'Fuente-Dashboard-Departamentos-v2'.BR48]+[$'Fuente-Dashboard-Departamentos-v2'.BW48]+[$'Fuente-Dashboard-Departamentos-v2'.CB48]+[$'Fuente-Dashboard-Departamentos-v2'.CG48]+[$'Fuente-Dashboard-Departamentos-v2'.CL48]+[$'Fuente-Dashboard-Departamentos-v2'.CQ48]+[$'Fuente-Dashboard-Departamentos-v2'.CV48]+[$'Fuente-Dashboard-Departamentos-v2'.DA48]+[$'Fuente-Dashboard-Departamentos-v2'.DF48]+[$'Fuente-Dashboard-Departamentos-v2'.DK48]+[$'Fuente-Dashboard-Departamentos-v2'.DP48]+[$'Fuente-Dashboard-Departamentos-v2'.DU48]" office:value-type="float" office:value="19250" calcext:value-type="float">
            <text:p>19250</text:p>
          </table:table-cell>
          <table:table-cell table:formula="of:=[$'Fuente-Dashboard-Departamentos-v2'.F48]+[$'Fuente-Dashboard-Departamentos-v2'.K48]+[$'Fuente-Dashboard-Departamentos-v2'.P48]+[$'Fuente-Dashboard-Departamentos-v2'.U48]+[$'Fuente-Dashboard-Departamentos-v2'.Z48]+[$'Fuente-Dashboard-Departamentos-v2'.AE48]+[$'Fuente-Dashboard-Departamentos-v2'.AJ48]+[$'Fuente-Dashboard-Departamentos-v2'.AO48]+[$'Fuente-Dashboard-Departamentos-v2'.AT48]+[$'Fuente-Dashboard-Departamentos-v2'.AY48]+[$'Fuente-Dashboard-Departamentos-v2'.BD48]+[$'Fuente-Dashboard-Departamentos-v2'.BI48]+[$'Fuente-Dashboard-Departamentos-v2'.BN48]+[$'Fuente-Dashboard-Departamentos-v2'.BS48]+[$'Fuente-Dashboard-Departamentos-v2'.BX48]+[$'Fuente-Dashboard-Departamentos-v2'.CC48]+[$'Fuente-Dashboard-Departamentos-v2'.CH48]+[$'Fuente-Dashboard-Departamentos-v2'.CM48]+[$'Fuente-Dashboard-Departamentos-v2'.CR48]+[$'Fuente-Dashboard-Departamentos-v2'.CW48]+[$'Fuente-Dashboard-Departamentos-v2'.DB48]+[$'Fuente-Dashboard-Departamentos-v2'.DG48]+[$'Fuente-Dashboard-Departamentos-v2'.DL48]+[$'Fuente-Dashboard-Departamentos-v2'.DQ48]+[$'Fuente-Dashboard-Departamentos-v2'.DV48]" office:value-type="float" office:value="530" calcext:value-type="float">
            <text:p>530</text:p>
          </table:table-cell>
          <table:table-cell table:formula="of:=[.B48]=[$'Fuente-Dashboard-v2'.B48]" office:value-type="boolean" office:boolean-value="true" calcext:value-type="boolean">
            <text:p>VERDADERO</text:p>
          </table:table-cell>
          <table:table-cell table:formula="of:=[.C48]=[$'Fuente-Dashboard-v2'.C48]" office:value-type="boolean" office:boolean-value="true" calcext:value-type="boolean">
            <text:p>VERDADERO</text:p>
          </table:table-cell>
          <table:table-cell table:formula="of:=[.D48]=[$'Fuente-Dashboard-v2'.D48]" office:value-type="boolean" office:boolean-value="true" calcext:value-type="boolean">
            <text:p>VERDADERO</text:p>
          </table:table-cell>
          <table:table-cell table:formula="of:=[.E48]=[$'Fuente-Dashboard-v2'.E48]" office:value-type="boolean" office:boolean-value="true" calcext:value-type="boolean">
            <text:p>VERDADERO</text:p>
          </table:table-cell>
          <table:table-cell table:formula="of:=[.F48]=[$'Fuente-Dashboard-v2'.F4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9]" office:value-type="date" office:date-value="2020-04-22" calcext:value-type="date">
            <text:p>22/04/20</text:p>
          </table:table-cell>
          <table:table-cell table:formula="of:=[$'Fuente-Dashboard-Departamentos-v2'.B49]+[$'Fuente-Dashboard-Departamentos-v2'.G49]+[$'Fuente-Dashboard-Departamentos-v2'.L49]+[$'Fuente-Dashboard-Departamentos-v2'.Q49]+[$'Fuente-Dashboard-Departamentos-v2'.V49]+[$'Fuente-Dashboard-Departamentos-v2'.AA49]+[$'Fuente-Dashboard-Departamentos-v2'.AF49]+[$'Fuente-Dashboard-Departamentos-v2'.AK49]+[$'Fuente-Dashboard-Departamentos-v2'.AP49]+[$'Fuente-Dashboard-Departamentos-v2'.AU49]+[$'Fuente-Dashboard-Departamentos-v2'.AZ49]+[$'Fuente-Dashboard-Departamentos-v2'.BE49]+[$'Fuente-Dashboard-Departamentos-v2'.BJ49]+[$'Fuente-Dashboard-Departamentos-v2'.BO49]+[$'Fuente-Dashboard-Departamentos-v2'.BT49]+[$'Fuente-Dashboard-Departamentos-v2'.BY49]+[$'Fuente-Dashboard-Departamentos-v2'.CD49]+[$'Fuente-Dashboard-Departamentos-v2'.CI49]+[$'Fuente-Dashboard-Departamentos-v2'.CN49]+[$'Fuente-Dashboard-Departamentos-v2'.CS49]+[$'Fuente-Dashboard-Departamentos-v2'.CX49]+[$'Fuente-Dashboard-Departamentos-v2'.DC49]+[$'Fuente-Dashboard-Departamentos-v2'.DH49]+[$'Fuente-Dashboard-Departamentos-v2'.DM49]+[$'Fuente-Dashboard-Departamentos-v2'.DR49]" office:value-type="float" office:value="10808" calcext:value-type="float">
            <text:p>10808</text:p>
          </table:table-cell>
          <table:table-cell table:formula="of:=[$'Fuente-Dashboard-Departamentos-v2'.C49]+[$'Fuente-Dashboard-Departamentos-v2'.H49]+[$'Fuente-Dashboard-Departamentos-v2'.M49]+[$'Fuente-Dashboard-Departamentos-v2'.R49]+[$'Fuente-Dashboard-Departamentos-v2'.W49]+[$'Fuente-Dashboard-Departamentos-v2'.AB49]+[$'Fuente-Dashboard-Departamentos-v2'.AG49]+[$'Fuente-Dashboard-Departamentos-v2'.AL49]+[$'Fuente-Dashboard-Departamentos-v2'.AQ49]+[$'Fuente-Dashboard-Departamentos-v2'.AV49]+[$'Fuente-Dashboard-Departamentos-v2'.BA49]+[$'Fuente-Dashboard-Departamentos-v2'.BF49]+[$'Fuente-Dashboard-Departamentos-v2'.BK49]+[$'Fuente-Dashboard-Departamentos-v2'.BP49]+[$'Fuente-Dashboard-Departamentos-v2'.BU49]+[$'Fuente-Dashboard-Departamentos-v2'.BZ49]+[$'Fuente-Dashboard-Departamentos-v2'.CE49]+[$'Fuente-Dashboard-Departamentos-v2'.CJ49]+[$'Fuente-Dashboard-Departamentos-v2'.CO49]+[$'Fuente-Dashboard-Departamentos-v2'.CT49]+[$'Fuente-Dashboard-Departamentos-v2'.CY49]+[$'Fuente-Dashboard-Departamentos-v2'.DD49]+[$'Fuente-Dashboard-Departamentos-v2'.DI49]+[$'Fuente-Dashboard-Departamentos-v2'.DN49]+[$'Fuente-Dashboard-Departamentos-v2'.DS49]" office:value-type="float" office:value="10106" calcext:value-type="float">
            <text:p>10106</text:p>
          </table:table-cell>
          <table:table-cell table:formula="of:=[$'Fuente-Dashboard-Departamentos-v2'.D49]+[$'Fuente-Dashboard-Departamentos-v2'.I49]+[$'Fuente-Dashboard-Departamentos-v2'.N49]+[$'Fuente-Dashboard-Departamentos-v2'.S49]+[$'Fuente-Dashboard-Departamentos-v2'.X49]+[$'Fuente-Dashboard-Departamentos-v2'.AC49]+[$'Fuente-Dashboard-Departamentos-v2'.AH49]+[$'Fuente-Dashboard-Departamentos-v2'.AM49]+[$'Fuente-Dashboard-Departamentos-v2'.AR49]+[$'Fuente-Dashboard-Departamentos-v2'.AW49]+[$'Fuente-Dashboard-Departamentos-v2'.BB49]+[$'Fuente-Dashboard-Departamentos-v2'.BG49]+[$'Fuente-Dashboard-Departamentos-v2'.BL49]+[$'Fuente-Dashboard-Departamentos-v2'.BQ49]+[$'Fuente-Dashboard-Departamentos-v2'.BV49]+[$'Fuente-Dashboard-Departamentos-v2'.CA49]+[$'Fuente-Dashboard-Departamentos-v2'.CF49]+[$'Fuente-Dashboard-Departamentos-v2'.CK49]+[$'Fuente-Dashboard-Departamentos-v2'.CP49]+[$'Fuente-Dashboard-Departamentos-v2'.CU49]+[$'Fuente-Dashboard-Departamentos-v2'.CZ49]+[$'Fuente-Dashboard-Departamentos-v2'.DE49]+[$'Fuente-Dashboard-Departamentos-v2'.DJ49]+[$'Fuente-Dashboard-Departamentos-v2'.DO49]+[$'Fuente-Dashboard-Departamentos-v2'.DT49]" office:value-type="float" office:value="0" calcext:value-type="float">
            <text:p>0</text:p>
          </table:table-cell>
          <table:table-cell table:formula="of:=[$'Fuente-Dashboard-Departamentos-v2'.E49]+[$'Fuente-Dashboard-Departamentos-v2'.J49]+[$'Fuente-Dashboard-Departamentos-v2'.O49]+[$'Fuente-Dashboard-Departamentos-v2'.T49]+[$'Fuente-Dashboard-Departamentos-v2'.Y49]+[$'Fuente-Dashboard-Departamentos-v2'.AD49]+[$'Fuente-Dashboard-Departamentos-v2'.AI49]+[$'Fuente-Dashboard-Departamentos-v2'.AN49]+[$'Fuente-Dashboard-Departamentos-v2'.AS49]+[$'Fuente-Dashboard-Departamentos-v2'.AX49]+[$'Fuente-Dashboard-Departamentos-v2'.BC49]+[$'Fuente-Dashboard-Departamentos-v2'.BH49]+[$'Fuente-Dashboard-Departamentos-v2'.BM49]+[$'Fuente-Dashboard-Departamentos-v2'.BR49]+[$'Fuente-Dashboard-Departamentos-v2'.BW49]+[$'Fuente-Dashboard-Departamentos-v2'.CB49]+[$'Fuente-Dashboard-Departamentos-v2'.CG49]+[$'Fuente-Dashboard-Departamentos-v2'.CL49]+[$'Fuente-Dashboard-Departamentos-v2'.CQ49]+[$'Fuente-Dashboard-Departamentos-v2'.CV49]+[$'Fuente-Dashboard-Departamentos-v2'.DA49]+[$'Fuente-Dashboard-Departamentos-v2'.DF49]+[$'Fuente-Dashboard-Departamentos-v2'.DK49]+[$'Fuente-Dashboard-Departamentos-v2'.DP49]+[$'Fuente-Dashboard-Departamentos-v2'.DU49]" office:value-type="float" office:value="20914" calcext:value-type="float">
            <text:p>20914</text:p>
          </table:table-cell>
          <table:table-cell table:formula="of:=[$'Fuente-Dashboard-Departamentos-v2'.F49]+[$'Fuente-Dashboard-Departamentos-v2'.K49]+[$'Fuente-Dashboard-Departamentos-v2'.P49]+[$'Fuente-Dashboard-Departamentos-v2'.U49]+[$'Fuente-Dashboard-Departamentos-v2'.Z49]+[$'Fuente-Dashboard-Departamentos-v2'.AE49]+[$'Fuente-Dashboard-Departamentos-v2'.AJ49]+[$'Fuente-Dashboard-Departamentos-v2'.AO49]+[$'Fuente-Dashboard-Departamentos-v2'.AT49]+[$'Fuente-Dashboard-Departamentos-v2'.AY49]+[$'Fuente-Dashboard-Departamentos-v2'.BD49]+[$'Fuente-Dashboard-Departamentos-v2'.BI49]+[$'Fuente-Dashboard-Departamentos-v2'.BN49]+[$'Fuente-Dashboard-Departamentos-v2'.BS49]+[$'Fuente-Dashboard-Departamentos-v2'.BX49]+[$'Fuente-Dashboard-Departamentos-v2'.CC49]+[$'Fuente-Dashboard-Departamentos-v2'.CH49]+[$'Fuente-Dashboard-Departamentos-v2'.CM49]+[$'Fuente-Dashboard-Departamentos-v2'.CR49]+[$'Fuente-Dashboard-Departamentos-v2'.CW49]+[$'Fuente-Dashboard-Departamentos-v2'.DB49]+[$'Fuente-Dashboard-Departamentos-v2'.DG49]+[$'Fuente-Dashboard-Departamentos-v2'.DL49]+[$'Fuente-Dashboard-Departamentos-v2'.DQ49]+[$'Fuente-Dashboard-Departamentos-v2'.DV49]" office:value-type="float" office:value="572" calcext:value-type="float">
            <text:p>572</text:p>
          </table:table-cell>
          <table:table-cell table:formula="of:=[.B49]=[$'Fuente-Dashboard-v2'.B49]" office:value-type="boolean" office:boolean-value="true" calcext:value-type="boolean">
            <text:p>VERDADERO</text:p>
          </table:table-cell>
          <table:table-cell table:formula="of:=[.C49]=[$'Fuente-Dashboard-v2'.C49]" office:value-type="boolean" office:boolean-value="true" calcext:value-type="boolean">
            <text:p>VERDADERO</text:p>
          </table:table-cell>
          <table:table-cell table:formula="of:=[.D49]=[$'Fuente-Dashboard-v2'.D49]" office:value-type="boolean" office:boolean-value="true" calcext:value-type="boolean">
            <text:p>VERDADERO</text:p>
          </table:table-cell>
          <table:table-cell table:formula="of:=[.E49]=[$'Fuente-Dashboard-v2'.E49]" office:value-type="boolean" office:boolean-value="true" calcext:value-type="boolean">
            <text:p>VERDADERO</text:p>
          </table:table-cell>
          <table:table-cell table:formula="of:=[.F49]=[$'Fuente-Dashboard-v2'.F4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0]" office:value-type="date" office:date-value="2020-04-23" calcext:value-type="date">
            <text:p>23/04/20</text:p>
          </table:table-cell>
          <table:table-cell table:formula="of:=[$'Fuente-Dashboard-Departamentos-v2'.B50]+[$'Fuente-Dashboard-Departamentos-v2'.G50]+[$'Fuente-Dashboard-Departamentos-v2'.L50]+[$'Fuente-Dashboard-Departamentos-v2'.Q50]+[$'Fuente-Dashboard-Departamentos-v2'.V50]+[$'Fuente-Dashboard-Departamentos-v2'.AA50]+[$'Fuente-Dashboard-Departamentos-v2'.AF50]+[$'Fuente-Dashboard-Departamentos-v2'.AK50]+[$'Fuente-Dashboard-Departamentos-v2'.AP50]+[$'Fuente-Dashboard-Departamentos-v2'.AU50]+[$'Fuente-Dashboard-Departamentos-v2'.AZ50]+[$'Fuente-Dashboard-Departamentos-v2'.BE50]+[$'Fuente-Dashboard-Departamentos-v2'.BJ50]+[$'Fuente-Dashboard-Departamentos-v2'.BO50]+[$'Fuente-Dashboard-Departamentos-v2'.BT50]+[$'Fuente-Dashboard-Departamentos-v2'.BY50]+[$'Fuente-Dashboard-Departamentos-v2'.CD50]+[$'Fuente-Dashboard-Departamentos-v2'.CI50]+[$'Fuente-Dashboard-Departamentos-v2'.CN50]+[$'Fuente-Dashboard-Departamentos-v2'.CS50]+[$'Fuente-Dashboard-Departamentos-v2'.CX50]+[$'Fuente-Dashboard-Departamentos-v2'.DC50]+[$'Fuente-Dashboard-Departamentos-v2'.DH50]+[$'Fuente-Dashboard-Departamentos-v2'.DM50]+[$'Fuente-Dashboard-Departamentos-v2'.DR50]" office:value-type="float" office:value="11432" calcext:value-type="float">
            <text:p>11432</text:p>
          </table:table-cell>
          <table:table-cell table:formula="of:=[$'Fuente-Dashboard-Departamentos-v2'.C50]+[$'Fuente-Dashboard-Departamentos-v2'.H50]+[$'Fuente-Dashboard-Departamentos-v2'.M50]+[$'Fuente-Dashboard-Departamentos-v2'.R50]+[$'Fuente-Dashboard-Departamentos-v2'.W50]+[$'Fuente-Dashboard-Departamentos-v2'.AB50]+[$'Fuente-Dashboard-Departamentos-v2'.AG50]+[$'Fuente-Dashboard-Departamentos-v2'.AL50]+[$'Fuente-Dashboard-Departamentos-v2'.AQ50]+[$'Fuente-Dashboard-Departamentos-v2'.AV50]+[$'Fuente-Dashboard-Departamentos-v2'.BA50]+[$'Fuente-Dashboard-Departamentos-v2'.BF50]+[$'Fuente-Dashboard-Departamentos-v2'.BK50]+[$'Fuente-Dashboard-Departamentos-v2'.BP50]+[$'Fuente-Dashboard-Departamentos-v2'.BU50]+[$'Fuente-Dashboard-Departamentos-v2'.BZ50]+[$'Fuente-Dashboard-Departamentos-v2'.CE50]+[$'Fuente-Dashboard-Departamentos-v2'.CJ50]+[$'Fuente-Dashboard-Departamentos-v2'.CO50]+[$'Fuente-Dashboard-Departamentos-v2'.CT50]+[$'Fuente-Dashboard-Departamentos-v2'.CY50]+[$'Fuente-Dashboard-Departamentos-v2'.DD50]+[$'Fuente-Dashboard-Departamentos-v2'.DI50]+[$'Fuente-Dashboard-Departamentos-v2'.DN50]+[$'Fuente-Dashboard-Departamentos-v2'.DS50]" office:value-type="float" office:value="10216" calcext:value-type="float">
            <text:p>10216</text:p>
          </table:table-cell>
          <table:table-cell table:formula="of:=[$'Fuente-Dashboard-Departamentos-v2'.D50]+[$'Fuente-Dashboard-Departamentos-v2'.I50]+[$'Fuente-Dashboard-Departamentos-v2'.N50]+[$'Fuente-Dashboard-Departamentos-v2'.S50]+[$'Fuente-Dashboard-Departamentos-v2'.X50]+[$'Fuente-Dashboard-Departamentos-v2'.AC50]+[$'Fuente-Dashboard-Departamentos-v2'.AH50]+[$'Fuente-Dashboard-Departamentos-v2'.AM50]+[$'Fuente-Dashboard-Departamentos-v2'.AR50]+[$'Fuente-Dashboard-Departamentos-v2'.AW50]+[$'Fuente-Dashboard-Departamentos-v2'.BB50]+[$'Fuente-Dashboard-Departamentos-v2'.BG50]+[$'Fuente-Dashboard-Departamentos-v2'.BL50]+[$'Fuente-Dashboard-Departamentos-v2'.BQ50]+[$'Fuente-Dashboard-Departamentos-v2'.BV50]+[$'Fuente-Dashboard-Departamentos-v2'.CA50]+[$'Fuente-Dashboard-Departamentos-v2'.CF50]+[$'Fuente-Dashboard-Departamentos-v2'.CK50]+[$'Fuente-Dashboard-Departamentos-v2'.CP50]+[$'Fuente-Dashboard-Departamentos-v2'.CU50]+[$'Fuente-Dashboard-Departamentos-v2'.CZ50]+[$'Fuente-Dashboard-Departamentos-v2'.DE50]+[$'Fuente-Dashboard-Departamentos-v2'.DJ50]+[$'Fuente-Dashboard-Departamentos-v2'.DO50]+[$'Fuente-Dashboard-Departamentos-v2'.DT50]" office:value-type="float" office:value="0" calcext:value-type="float">
            <text:p>0</text:p>
          </table:table-cell>
          <table:table-cell table:formula="of:=[$'Fuente-Dashboard-Departamentos-v2'.E50]+[$'Fuente-Dashboard-Departamentos-v2'.J50]+[$'Fuente-Dashboard-Departamentos-v2'.O50]+[$'Fuente-Dashboard-Departamentos-v2'.T50]+[$'Fuente-Dashboard-Departamentos-v2'.Y50]+[$'Fuente-Dashboard-Departamentos-v2'.AD50]+[$'Fuente-Dashboard-Departamentos-v2'.AI50]+[$'Fuente-Dashboard-Departamentos-v2'.AN50]+[$'Fuente-Dashboard-Departamentos-v2'.AS50]+[$'Fuente-Dashboard-Departamentos-v2'.AX50]+[$'Fuente-Dashboard-Departamentos-v2'.BC50]+[$'Fuente-Dashboard-Departamentos-v2'.BH50]+[$'Fuente-Dashboard-Departamentos-v2'.BM50]+[$'Fuente-Dashboard-Departamentos-v2'.BR50]+[$'Fuente-Dashboard-Departamentos-v2'.BW50]+[$'Fuente-Dashboard-Departamentos-v2'.CB50]+[$'Fuente-Dashboard-Departamentos-v2'.CG50]+[$'Fuente-Dashboard-Departamentos-v2'.CL50]+[$'Fuente-Dashboard-Departamentos-v2'.CQ50]+[$'Fuente-Dashboard-Departamentos-v2'.CV50]+[$'Fuente-Dashboard-Departamentos-v2'.DA50]+[$'Fuente-Dashboard-Departamentos-v2'.DF50]+[$'Fuente-Dashboard-Departamentos-v2'.DK50]+[$'Fuente-Dashboard-Departamentos-v2'.DP50]+[$'Fuente-Dashboard-Departamentos-v2'.DU50]" office:value-type="float" office:value="21648" calcext:value-type="float">
            <text:p>21648</text:p>
          </table:table-cell>
          <table:table-cell table:formula="of:=[$'Fuente-Dashboard-Departamentos-v2'.F50]+[$'Fuente-Dashboard-Departamentos-v2'.K50]+[$'Fuente-Dashboard-Departamentos-v2'.P50]+[$'Fuente-Dashboard-Departamentos-v2'.U50]+[$'Fuente-Dashboard-Departamentos-v2'.Z50]+[$'Fuente-Dashboard-Departamentos-v2'.AE50]+[$'Fuente-Dashboard-Departamentos-v2'.AJ50]+[$'Fuente-Dashboard-Departamentos-v2'.AO50]+[$'Fuente-Dashboard-Departamentos-v2'.AT50]+[$'Fuente-Dashboard-Departamentos-v2'.AY50]+[$'Fuente-Dashboard-Departamentos-v2'.BD50]+[$'Fuente-Dashboard-Departamentos-v2'.BI50]+[$'Fuente-Dashboard-Departamentos-v2'.BN50]+[$'Fuente-Dashboard-Departamentos-v2'.BS50]+[$'Fuente-Dashboard-Departamentos-v2'.BX50]+[$'Fuente-Dashboard-Departamentos-v2'.CC50]+[$'Fuente-Dashboard-Departamentos-v2'.CH50]+[$'Fuente-Dashboard-Departamentos-v2'.CM50]+[$'Fuente-Dashboard-Departamentos-v2'.CR50]+[$'Fuente-Dashboard-Departamentos-v2'.CW50]+[$'Fuente-Dashboard-Departamentos-v2'.DB50]+[$'Fuente-Dashboard-Departamentos-v2'.DG50]+[$'Fuente-Dashboard-Departamentos-v2'.DL50]+[$'Fuente-Dashboard-Departamentos-v2'.DQ50]+[$'Fuente-Dashboard-Departamentos-v2'.DV50]" office:value-type="float" office:value="634" calcext:value-type="float">
            <text:p>634</text:p>
          </table:table-cell>
          <table:table-cell table:formula="of:=[.B50]=[$'Fuente-Dashboard-v2'.B50]" office:value-type="boolean" office:boolean-value="true" calcext:value-type="boolean">
            <text:p>VERDADERO</text:p>
          </table:table-cell>
          <table:table-cell table:formula="of:=[.C50]=[$'Fuente-Dashboard-v2'.C50]" office:value-type="boolean" office:boolean-value="true" calcext:value-type="boolean">
            <text:p>VERDADERO</text:p>
          </table:table-cell>
          <table:table-cell table:formula="of:=[.D50]=[$'Fuente-Dashboard-v2'.D50]" office:value-type="boolean" office:boolean-value="true" calcext:value-type="boolean">
            <text:p>VERDADERO</text:p>
          </table:table-cell>
          <table:table-cell table:formula="of:=[.E50]=[$'Fuente-Dashboard-v2'.E50]" office:value-type="boolean" office:boolean-value="true" calcext:value-type="boolean">
            <text:p>VERDADERO</text:p>
          </table:table-cell>
          <table:table-cell table:formula="of:=[.F50]=[$'Fuente-Dashboard-v2'.F5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1]" office:value-type="date" office:date-value="2020-04-24" calcext:value-type="date">
            <text:p>24/04/20</text:p>
          </table:table-cell>
          <table:table-cell table:formula="of:=[$'Fuente-Dashboard-Departamentos-v2'.B51]+[$'Fuente-Dashboard-Departamentos-v2'.G51]+[$'Fuente-Dashboard-Departamentos-v2'.L51]+[$'Fuente-Dashboard-Departamentos-v2'.Q51]+[$'Fuente-Dashboard-Departamentos-v2'.V51]+[$'Fuente-Dashboard-Departamentos-v2'.AA51]+[$'Fuente-Dashboard-Departamentos-v2'.AF51]+[$'Fuente-Dashboard-Departamentos-v2'.AK51]+[$'Fuente-Dashboard-Departamentos-v2'.AP51]+[$'Fuente-Dashboard-Departamentos-v2'.AU51]+[$'Fuente-Dashboard-Departamentos-v2'.AZ51]+[$'Fuente-Dashboard-Departamentos-v2'.BE51]+[$'Fuente-Dashboard-Departamentos-v2'.BJ51]+[$'Fuente-Dashboard-Departamentos-v2'.BO51]+[$'Fuente-Dashboard-Departamentos-v2'.BT51]+[$'Fuente-Dashboard-Departamentos-v2'.BY51]+[$'Fuente-Dashboard-Departamentos-v2'.CD51]+[$'Fuente-Dashboard-Departamentos-v2'.CI51]+[$'Fuente-Dashboard-Departamentos-v2'.CN51]+[$'Fuente-Dashboard-Departamentos-v2'.CS51]+[$'Fuente-Dashboard-Departamentos-v2'.CX51]+[$'Fuente-Dashboard-Departamentos-v2'.DC51]+[$'Fuente-Dashboard-Departamentos-v2'.DH51]+[$'Fuente-Dashboard-Departamentos-v2'.DM51]+[$'Fuente-Dashboard-Departamentos-v2'.DR51]" office:value-type="float" office:value="11845" calcext:value-type="float">
            <text:p>11845</text:p>
          </table:table-cell>
          <table:table-cell table:formula="of:=[$'Fuente-Dashboard-Departamentos-v2'.C51]+[$'Fuente-Dashboard-Departamentos-v2'.H51]+[$'Fuente-Dashboard-Departamentos-v2'.M51]+[$'Fuente-Dashboard-Departamentos-v2'.R51]+[$'Fuente-Dashboard-Departamentos-v2'.W51]+[$'Fuente-Dashboard-Departamentos-v2'.AB51]+[$'Fuente-Dashboard-Departamentos-v2'.AG51]+[$'Fuente-Dashboard-Departamentos-v2'.AL51]+[$'Fuente-Dashboard-Departamentos-v2'.AQ51]+[$'Fuente-Dashboard-Departamentos-v2'.AV51]+[$'Fuente-Dashboard-Departamentos-v2'.BA51]+[$'Fuente-Dashboard-Departamentos-v2'.BF51]+[$'Fuente-Dashboard-Departamentos-v2'.BK51]+[$'Fuente-Dashboard-Departamentos-v2'.BP51]+[$'Fuente-Dashboard-Departamentos-v2'.BU51]+[$'Fuente-Dashboard-Departamentos-v2'.BZ51]+[$'Fuente-Dashboard-Departamentos-v2'.CE51]+[$'Fuente-Dashboard-Departamentos-v2'.CJ51]+[$'Fuente-Dashboard-Departamentos-v2'.CO51]+[$'Fuente-Dashboard-Departamentos-v2'.CT51]+[$'Fuente-Dashboard-Departamentos-v2'.CY51]+[$'Fuente-Dashboard-Departamentos-v2'.DD51]+[$'Fuente-Dashboard-Departamentos-v2'.DI51]+[$'Fuente-Dashboard-Departamentos-v2'.DN51]+[$'Fuente-Dashboard-Departamentos-v2'.DS51]" office:value-type="float" office:value="13486" calcext:value-type="float">
            <text:p>13486</text:p>
          </table:table-cell>
          <table:table-cell table:formula="of:=[$'Fuente-Dashboard-Departamentos-v2'.D51]+[$'Fuente-Dashboard-Departamentos-v2'.I51]+[$'Fuente-Dashboard-Departamentos-v2'.N51]+[$'Fuente-Dashboard-Departamentos-v2'.S51]+[$'Fuente-Dashboard-Departamentos-v2'.X51]+[$'Fuente-Dashboard-Departamentos-v2'.AC51]+[$'Fuente-Dashboard-Departamentos-v2'.AH51]+[$'Fuente-Dashboard-Departamentos-v2'.AM51]+[$'Fuente-Dashboard-Departamentos-v2'.AR51]+[$'Fuente-Dashboard-Departamentos-v2'.AW51]+[$'Fuente-Dashboard-Departamentos-v2'.BB51]+[$'Fuente-Dashboard-Departamentos-v2'.BG51]+[$'Fuente-Dashboard-Departamentos-v2'.BL51]+[$'Fuente-Dashboard-Departamentos-v2'.BQ51]+[$'Fuente-Dashboard-Departamentos-v2'.BV51]+[$'Fuente-Dashboard-Departamentos-v2'.CA51]+[$'Fuente-Dashboard-Departamentos-v2'.CF51]+[$'Fuente-Dashboard-Departamentos-v2'.CK51]+[$'Fuente-Dashboard-Departamentos-v2'.CP51]+[$'Fuente-Dashboard-Departamentos-v2'.CU51]+[$'Fuente-Dashboard-Departamentos-v2'.CZ51]+[$'Fuente-Dashboard-Departamentos-v2'.DE51]+[$'Fuente-Dashboard-Departamentos-v2'.DJ51]+[$'Fuente-Dashboard-Departamentos-v2'.DO51]+[$'Fuente-Dashboard-Departamentos-v2'.DT51]" office:value-type="float" office:value="0" calcext:value-type="float">
            <text:p>0</text:p>
          </table:table-cell>
          <table:table-cell table:formula="of:=[$'Fuente-Dashboard-Departamentos-v2'.E51]+[$'Fuente-Dashboard-Departamentos-v2'.J51]+[$'Fuente-Dashboard-Departamentos-v2'.O51]+[$'Fuente-Dashboard-Departamentos-v2'.T51]+[$'Fuente-Dashboard-Departamentos-v2'.Y51]+[$'Fuente-Dashboard-Departamentos-v2'.AD51]+[$'Fuente-Dashboard-Departamentos-v2'.AI51]+[$'Fuente-Dashboard-Departamentos-v2'.AN51]+[$'Fuente-Dashboard-Departamentos-v2'.AS51]+[$'Fuente-Dashboard-Departamentos-v2'.AX51]+[$'Fuente-Dashboard-Departamentos-v2'.BC51]+[$'Fuente-Dashboard-Departamentos-v2'.BH51]+[$'Fuente-Dashboard-Departamentos-v2'.BM51]+[$'Fuente-Dashboard-Departamentos-v2'.BR51]+[$'Fuente-Dashboard-Departamentos-v2'.BW51]+[$'Fuente-Dashboard-Departamentos-v2'.CB51]+[$'Fuente-Dashboard-Departamentos-v2'.CG51]+[$'Fuente-Dashboard-Departamentos-v2'.CL51]+[$'Fuente-Dashboard-Departamentos-v2'.CQ51]+[$'Fuente-Dashboard-Departamentos-v2'.CV51]+[$'Fuente-Dashboard-Departamentos-v2'.DA51]+[$'Fuente-Dashboard-Departamentos-v2'.DF51]+[$'Fuente-Dashboard-Departamentos-v2'.DK51]+[$'Fuente-Dashboard-Departamentos-v2'.DP51]+[$'Fuente-Dashboard-Departamentos-v2'.DU51]" office:value-type="float" office:value="25331" calcext:value-type="float">
            <text:p>25331</text:p>
          </table:table-cell>
          <table:table-cell table:formula="of:=[$'Fuente-Dashboard-Departamentos-v2'.F51]+[$'Fuente-Dashboard-Departamentos-v2'.K51]+[$'Fuente-Dashboard-Departamentos-v2'.P51]+[$'Fuente-Dashboard-Departamentos-v2'.U51]+[$'Fuente-Dashboard-Departamentos-v2'.Z51]+[$'Fuente-Dashboard-Departamentos-v2'.AE51]+[$'Fuente-Dashboard-Departamentos-v2'.AJ51]+[$'Fuente-Dashboard-Departamentos-v2'.AO51]+[$'Fuente-Dashboard-Departamentos-v2'.AT51]+[$'Fuente-Dashboard-Departamentos-v2'.AY51]+[$'Fuente-Dashboard-Departamentos-v2'.BD51]+[$'Fuente-Dashboard-Departamentos-v2'.BI51]+[$'Fuente-Dashboard-Departamentos-v2'.BN51]+[$'Fuente-Dashboard-Departamentos-v2'.BS51]+[$'Fuente-Dashboard-Departamentos-v2'.BX51]+[$'Fuente-Dashboard-Departamentos-v2'.CC51]+[$'Fuente-Dashboard-Departamentos-v2'.CH51]+[$'Fuente-Dashboard-Departamentos-v2'.CM51]+[$'Fuente-Dashboard-Departamentos-v2'.CR51]+[$'Fuente-Dashboard-Departamentos-v2'.CW51]+[$'Fuente-Dashboard-Departamentos-v2'.DB51]+[$'Fuente-Dashboard-Departamentos-v2'.DG51]+[$'Fuente-Dashboard-Departamentos-v2'.DL51]+[$'Fuente-Dashboard-Departamentos-v2'.DQ51]+[$'Fuente-Dashboard-Departamentos-v2'.DV51]" office:value-type="float" office:value="700" calcext:value-type="float">
            <text:p>700</text:p>
          </table:table-cell>
          <table:table-cell table:formula="of:=[.B51]=[$'Fuente-Dashboard-v2'.B51]" office:value-type="boolean" office:boolean-value="true" calcext:value-type="boolean">
            <text:p>VERDADERO</text:p>
          </table:table-cell>
          <table:table-cell table:formula="of:=[.C51]=[$'Fuente-Dashboard-v2'.C51]" office:value-type="boolean" office:boolean-value="true" calcext:value-type="boolean">
            <text:p>VERDADERO</text:p>
          </table:table-cell>
          <table:table-cell table:formula="of:=[.D51]=[$'Fuente-Dashboard-v2'.D51]" office:value-type="boolean" office:boolean-value="true" calcext:value-type="boolean">
            <text:p>VERDADERO</text:p>
          </table:table-cell>
          <table:table-cell table:formula="of:=[.E51]=[$'Fuente-Dashboard-v2'.E51]" office:value-type="boolean" office:boolean-value="true" calcext:value-type="boolean">
            <text:p>VERDADERO</text:p>
          </table:table-cell>
          <table:table-cell table:formula="of:=[.F51]=[$'Fuente-Dashboard-v2'.F5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2]" office:value-type="date" office:date-value="2020-04-25" calcext:value-type="date">
            <text:p>25/04/20</text:p>
          </table:table-cell>
          <table:table-cell table:formula="of:=[$'Fuente-Dashboard-Departamentos-v2'.B52]+[$'Fuente-Dashboard-Departamentos-v2'.G52]+[$'Fuente-Dashboard-Departamentos-v2'.L52]+[$'Fuente-Dashboard-Departamentos-v2'.Q52]+[$'Fuente-Dashboard-Departamentos-v2'.V52]+[$'Fuente-Dashboard-Departamentos-v2'.AA52]+[$'Fuente-Dashboard-Departamentos-v2'.AF52]+[$'Fuente-Dashboard-Departamentos-v2'.AK52]+[$'Fuente-Dashboard-Departamentos-v2'.AP52]+[$'Fuente-Dashboard-Departamentos-v2'.AU52]+[$'Fuente-Dashboard-Departamentos-v2'.AZ52]+[$'Fuente-Dashboard-Departamentos-v2'.BE52]+[$'Fuente-Dashboard-Departamentos-v2'.BJ52]+[$'Fuente-Dashboard-Departamentos-v2'.BO52]+[$'Fuente-Dashboard-Departamentos-v2'.BT52]+[$'Fuente-Dashboard-Departamentos-v2'.BY52]+[$'Fuente-Dashboard-Departamentos-v2'.CD52]+[$'Fuente-Dashboard-Departamentos-v2'.CI52]+[$'Fuente-Dashboard-Departamentos-v2'.CN52]+[$'Fuente-Dashboard-Departamentos-v2'.CS52]+[$'Fuente-Dashboard-Departamentos-v2'.CX52]+[$'Fuente-Dashboard-Departamentos-v2'.DC52]+[$'Fuente-Dashboard-Departamentos-v2'.DH52]+[$'Fuente-Dashboard-Departamentos-v2'.DM52]+[$'Fuente-Dashboard-Departamentos-v2'.DR52]" office:value-type="float" office:value="12725" calcext:value-type="float">
            <text:p>12725</text:p>
          </table:table-cell>
          <table:table-cell table:formula="of:=[$'Fuente-Dashboard-Departamentos-v2'.C52]+[$'Fuente-Dashboard-Departamentos-v2'.H52]+[$'Fuente-Dashboard-Departamentos-v2'.M52]+[$'Fuente-Dashboard-Departamentos-v2'.R52]+[$'Fuente-Dashboard-Departamentos-v2'.W52]+[$'Fuente-Dashboard-Departamentos-v2'.AB52]+[$'Fuente-Dashboard-Departamentos-v2'.AG52]+[$'Fuente-Dashboard-Departamentos-v2'.AL52]+[$'Fuente-Dashboard-Departamentos-v2'.AQ52]+[$'Fuente-Dashboard-Departamentos-v2'.AV52]+[$'Fuente-Dashboard-Departamentos-v2'.BA52]+[$'Fuente-Dashboard-Departamentos-v2'.BF52]+[$'Fuente-Dashboard-Departamentos-v2'.BK52]+[$'Fuente-Dashboard-Departamentos-v2'.BP52]+[$'Fuente-Dashboard-Departamentos-v2'.BU52]+[$'Fuente-Dashboard-Departamentos-v2'.BZ52]+[$'Fuente-Dashboard-Departamentos-v2'.CE52]+[$'Fuente-Dashboard-Departamentos-v2'.CJ52]+[$'Fuente-Dashboard-Departamentos-v2'.CO52]+[$'Fuente-Dashboard-Departamentos-v2'.CT52]+[$'Fuente-Dashboard-Departamentos-v2'.CY52]+[$'Fuente-Dashboard-Departamentos-v2'.DD52]+[$'Fuente-Dashboard-Departamentos-v2'.DI52]+[$'Fuente-Dashboard-Departamentos-v2'.DN52]+[$'Fuente-Dashboard-Departamentos-v2'.DS52]" office:value-type="float" office:value="14792" calcext:value-type="float">
            <text:p>14792</text:p>
          </table:table-cell>
          <table:table-cell table:formula="of:=[$'Fuente-Dashboard-Departamentos-v2'.D52]+[$'Fuente-Dashboard-Departamentos-v2'.I52]+[$'Fuente-Dashboard-Departamentos-v2'.N52]+[$'Fuente-Dashboard-Departamentos-v2'.S52]+[$'Fuente-Dashboard-Departamentos-v2'.X52]+[$'Fuente-Dashboard-Departamentos-v2'.AC52]+[$'Fuente-Dashboard-Departamentos-v2'.AH52]+[$'Fuente-Dashboard-Departamentos-v2'.AM52]+[$'Fuente-Dashboard-Departamentos-v2'.AR52]+[$'Fuente-Dashboard-Departamentos-v2'.AW52]+[$'Fuente-Dashboard-Departamentos-v2'.BB52]+[$'Fuente-Dashboard-Departamentos-v2'.BG52]+[$'Fuente-Dashboard-Departamentos-v2'.BL52]+[$'Fuente-Dashboard-Departamentos-v2'.BQ52]+[$'Fuente-Dashboard-Departamentos-v2'.BV52]+[$'Fuente-Dashboard-Departamentos-v2'.CA52]+[$'Fuente-Dashboard-Departamentos-v2'.CF52]+[$'Fuente-Dashboard-Departamentos-v2'.CK52]+[$'Fuente-Dashboard-Departamentos-v2'.CP52]+[$'Fuente-Dashboard-Departamentos-v2'.CU52]+[$'Fuente-Dashboard-Departamentos-v2'.CZ52]+[$'Fuente-Dashboard-Departamentos-v2'.DE52]+[$'Fuente-Dashboard-Departamentos-v2'.DJ52]+[$'Fuente-Dashboard-Departamentos-v2'.DO52]+[$'Fuente-Dashboard-Departamentos-v2'.DT52]" office:value-type="float" office:value="0" calcext:value-type="float">
            <text:p>0</text:p>
          </table:table-cell>
          <table:table-cell table:formula="of:=[$'Fuente-Dashboard-Departamentos-v2'.E52]+[$'Fuente-Dashboard-Departamentos-v2'.J52]+[$'Fuente-Dashboard-Departamentos-v2'.O52]+[$'Fuente-Dashboard-Departamentos-v2'.T52]+[$'Fuente-Dashboard-Departamentos-v2'.Y52]+[$'Fuente-Dashboard-Departamentos-v2'.AD52]+[$'Fuente-Dashboard-Departamentos-v2'.AI52]+[$'Fuente-Dashboard-Departamentos-v2'.AN52]+[$'Fuente-Dashboard-Departamentos-v2'.AS52]+[$'Fuente-Dashboard-Departamentos-v2'.AX52]+[$'Fuente-Dashboard-Departamentos-v2'.BC52]+[$'Fuente-Dashboard-Departamentos-v2'.BH52]+[$'Fuente-Dashboard-Departamentos-v2'.BM52]+[$'Fuente-Dashboard-Departamentos-v2'.BR52]+[$'Fuente-Dashboard-Departamentos-v2'.BW52]+[$'Fuente-Dashboard-Departamentos-v2'.CB52]+[$'Fuente-Dashboard-Departamentos-v2'.CG52]+[$'Fuente-Dashboard-Departamentos-v2'.CL52]+[$'Fuente-Dashboard-Departamentos-v2'.CQ52]+[$'Fuente-Dashboard-Departamentos-v2'.CV52]+[$'Fuente-Dashboard-Departamentos-v2'.DA52]+[$'Fuente-Dashboard-Departamentos-v2'.DF52]+[$'Fuente-Dashboard-Departamentos-v2'.DK52]+[$'Fuente-Dashboard-Departamentos-v2'.DP52]+[$'Fuente-Dashboard-Departamentos-v2'.DU52]" office:value-type="float" office:value="27517" calcext:value-type="float">
            <text:p>27517</text:p>
          </table:table-cell>
          <table:table-cell table:formula="of:=[$'Fuente-Dashboard-Departamentos-v2'.F52]+[$'Fuente-Dashboard-Departamentos-v2'.K52]+[$'Fuente-Dashboard-Departamentos-v2'.P52]+[$'Fuente-Dashboard-Departamentos-v2'.U52]+[$'Fuente-Dashboard-Departamentos-v2'.Z52]+[$'Fuente-Dashboard-Departamentos-v2'.AE52]+[$'Fuente-Dashboard-Departamentos-v2'.AJ52]+[$'Fuente-Dashboard-Departamentos-v2'.AO52]+[$'Fuente-Dashboard-Departamentos-v2'.AT52]+[$'Fuente-Dashboard-Departamentos-v2'.AY52]+[$'Fuente-Dashboard-Departamentos-v2'.BD52]+[$'Fuente-Dashboard-Departamentos-v2'.BI52]+[$'Fuente-Dashboard-Departamentos-v2'.BN52]+[$'Fuente-Dashboard-Departamentos-v2'.BS52]+[$'Fuente-Dashboard-Departamentos-v2'.BX52]+[$'Fuente-Dashboard-Departamentos-v2'.CC52]+[$'Fuente-Dashboard-Departamentos-v2'.CH52]+[$'Fuente-Dashboard-Departamentos-v2'.CM52]+[$'Fuente-Dashboard-Departamentos-v2'.CR52]+[$'Fuente-Dashboard-Departamentos-v2'.CW52]+[$'Fuente-Dashboard-Departamentos-v2'.DB52]+[$'Fuente-Dashboard-Departamentos-v2'.DG52]+[$'Fuente-Dashboard-Departamentos-v2'.DL52]+[$'Fuente-Dashboard-Departamentos-v2'.DQ52]+[$'Fuente-Dashboard-Departamentos-v2'.DV52]" office:value-type="float" office:value="728" calcext:value-type="float">
            <text:p>728</text:p>
          </table:table-cell>
          <table:table-cell table:formula="of:=[.B52]=[$'Fuente-Dashboard-v2'.B52]" office:value-type="boolean" office:boolean-value="true" calcext:value-type="boolean">
            <text:p>VERDADERO</text:p>
          </table:table-cell>
          <table:table-cell table:formula="of:=[.C52]=[$'Fuente-Dashboard-v2'.C52]" office:value-type="boolean" office:boolean-value="true" calcext:value-type="boolean">
            <text:p>VERDADERO</text:p>
          </table:table-cell>
          <table:table-cell table:formula="of:=[.D52]=[$'Fuente-Dashboard-v2'.D52]" office:value-type="boolean" office:boolean-value="true" calcext:value-type="boolean">
            <text:p>VERDADERO</text:p>
          </table:table-cell>
          <table:table-cell table:formula="of:=[.E52]=[$'Fuente-Dashboard-v2'.E52]" office:value-type="boolean" office:boolean-value="true" calcext:value-type="boolean">
            <text:p>VERDADERO</text:p>
          </table:table-cell>
          <table:table-cell table:formula="of:=[.F52]=[$'Fuente-Dashboard-v2'.F5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3]" office:value-type="date" office:date-value="2020-04-26" calcext:value-type="date">
            <text:p>26/04/20</text:p>
          </table:table-cell>
          <table:table-cell table:formula="of:=[$'Fuente-Dashboard-Departamentos-v2'.B53]+[$'Fuente-Dashboard-Departamentos-v2'.G53]+[$'Fuente-Dashboard-Departamentos-v2'.L53]+[$'Fuente-Dashboard-Departamentos-v2'.Q53]+[$'Fuente-Dashboard-Departamentos-v2'.V53]+[$'Fuente-Dashboard-Departamentos-v2'.AA53]+[$'Fuente-Dashboard-Departamentos-v2'.AF53]+[$'Fuente-Dashboard-Departamentos-v2'.AK53]+[$'Fuente-Dashboard-Departamentos-v2'.AP53]+[$'Fuente-Dashboard-Departamentos-v2'.AU53]+[$'Fuente-Dashboard-Departamentos-v2'.AZ53]+[$'Fuente-Dashboard-Departamentos-v2'.BE53]+[$'Fuente-Dashboard-Departamentos-v2'.BJ53]+[$'Fuente-Dashboard-Departamentos-v2'.BO53]+[$'Fuente-Dashboard-Departamentos-v2'.BT53]+[$'Fuente-Dashboard-Departamentos-v2'.BY53]+[$'Fuente-Dashboard-Departamentos-v2'.CD53]+[$'Fuente-Dashboard-Departamentos-v2'.CI53]+[$'Fuente-Dashboard-Departamentos-v2'.CN53]+[$'Fuente-Dashboard-Departamentos-v2'.CS53]+[$'Fuente-Dashboard-Departamentos-v2'.CX53]+[$'Fuente-Dashboard-Departamentos-v2'.DC53]+[$'Fuente-Dashboard-Departamentos-v2'.DH53]+[$'Fuente-Dashboard-Departamentos-v2'.DM53]+[$'Fuente-Dashboard-Departamentos-v2'.DR53]" office:value-type="float" office:value="13132" calcext:value-type="float">
            <text:p>13132</text:p>
          </table:table-cell>
          <table:table-cell table:formula="of:=[$'Fuente-Dashboard-Departamentos-v2'.C53]+[$'Fuente-Dashboard-Departamentos-v2'.H53]+[$'Fuente-Dashboard-Departamentos-v2'.M53]+[$'Fuente-Dashboard-Departamentos-v2'.R53]+[$'Fuente-Dashboard-Departamentos-v2'.W53]+[$'Fuente-Dashboard-Departamentos-v2'.AB53]+[$'Fuente-Dashboard-Departamentos-v2'.AG53]+[$'Fuente-Dashboard-Departamentos-v2'.AL53]+[$'Fuente-Dashboard-Departamentos-v2'.AQ53]+[$'Fuente-Dashboard-Departamentos-v2'.AV53]+[$'Fuente-Dashboard-Departamentos-v2'.BA53]+[$'Fuente-Dashboard-Departamentos-v2'.BF53]+[$'Fuente-Dashboard-Departamentos-v2'.BK53]+[$'Fuente-Dashboard-Departamentos-v2'.BP53]+[$'Fuente-Dashboard-Departamentos-v2'.BU53]+[$'Fuente-Dashboard-Departamentos-v2'.BZ53]+[$'Fuente-Dashboard-Departamentos-v2'.CE53]+[$'Fuente-Dashboard-Departamentos-v2'.CJ53]+[$'Fuente-Dashboard-Departamentos-v2'.CO53]+[$'Fuente-Dashboard-Departamentos-v2'.CT53]+[$'Fuente-Dashboard-Departamentos-v2'.CY53]+[$'Fuente-Dashboard-Departamentos-v2'.DD53]+[$'Fuente-Dashboard-Departamentos-v2'.DI53]+[$'Fuente-Dashboard-Departamentos-v2'.DN53]+[$'Fuente-Dashboard-Departamentos-v2'.DS53]" office:value-type="float" office:value="15567" calcext:value-type="float">
            <text:p>15567</text:p>
          </table:table-cell>
          <table:table-cell table:formula="of:=[$'Fuente-Dashboard-Departamentos-v2'.D53]+[$'Fuente-Dashboard-Departamentos-v2'.I53]+[$'Fuente-Dashboard-Departamentos-v2'.N53]+[$'Fuente-Dashboard-Departamentos-v2'.S53]+[$'Fuente-Dashboard-Departamentos-v2'.X53]+[$'Fuente-Dashboard-Departamentos-v2'.AC53]+[$'Fuente-Dashboard-Departamentos-v2'.AH53]+[$'Fuente-Dashboard-Departamentos-v2'.AM53]+[$'Fuente-Dashboard-Departamentos-v2'.AR53]+[$'Fuente-Dashboard-Departamentos-v2'.AW53]+[$'Fuente-Dashboard-Departamentos-v2'.BB53]+[$'Fuente-Dashboard-Departamentos-v2'.BG53]+[$'Fuente-Dashboard-Departamentos-v2'.BL53]+[$'Fuente-Dashboard-Departamentos-v2'.BQ53]+[$'Fuente-Dashboard-Departamentos-v2'.BV53]+[$'Fuente-Dashboard-Departamentos-v2'.CA53]+[$'Fuente-Dashboard-Departamentos-v2'.CF53]+[$'Fuente-Dashboard-Departamentos-v2'.CK53]+[$'Fuente-Dashboard-Departamentos-v2'.CP53]+[$'Fuente-Dashboard-Departamentos-v2'.CU53]+[$'Fuente-Dashboard-Departamentos-v2'.CZ53]+[$'Fuente-Dashboard-Departamentos-v2'.DE53]+[$'Fuente-Dashboard-Departamentos-v2'.DJ53]+[$'Fuente-Dashboard-Departamentos-v2'.DO53]+[$'Fuente-Dashboard-Departamentos-v2'.DT53]" office:value-type="float" office:value="0" calcext:value-type="float">
            <text:p>0</text:p>
          </table:table-cell>
          <table:table-cell table:formula="of:=[$'Fuente-Dashboard-Departamentos-v2'.E53]+[$'Fuente-Dashboard-Departamentos-v2'.J53]+[$'Fuente-Dashboard-Departamentos-v2'.O53]+[$'Fuente-Dashboard-Departamentos-v2'.T53]+[$'Fuente-Dashboard-Departamentos-v2'.Y53]+[$'Fuente-Dashboard-Departamentos-v2'.AD53]+[$'Fuente-Dashboard-Departamentos-v2'.AI53]+[$'Fuente-Dashboard-Departamentos-v2'.AN53]+[$'Fuente-Dashboard-Departamentos-v2'.AS53]+[$'Fuente-Dashboard-Departamentos-v2'.AX53]+[$'Fuente-Dashboard-Departamentos-v2'.BC53]+[$'Fuente-Dashboard-Departamentos-v2'.BH53]+[$'Fuente-Dashboard-Departamentos-v2'.BM53]+[$'Fuente-Dashboard-Departamentos-v2'.BR53]+[$'Fuente-Dashboard-Departamentos-v2'.BW53]+[$'Fuente-Dashboard-Departamentos-v2'.CB53]+[$'Fuente-Dashboard-Departamentos-v2'.CG53]+[$'Fuente-Dashboard-Departamentos-v2'.CL53]+[$'Fuente-Dashboard-Departamentos-v2'.CQ53]+[$'Fuente-Dashboard-Departamentos-v2'.CV53]+[$'Fuente-Dashboard-Departamentos-v2'.DA53]+[$'Fuente-Dashboard-Departamentos-v2'.DF53]+[$'Fuente-Dashboard-Departamentos-v2'.DK53]+[$'Fuente-Dashboard-Departamentos-v2'.DP53]+[$'Fuente-Dashboard-Departamentos-v2'.DU53]" office:value-type="float" office:value="28699" calcext:value-type="float">
            <text:p>28699</text:p>
          </table:table-cell>
          <table:table-cell table:formula="of:=[$'Fuente-Dashboard-Departamentos-v2'.F53]+[$'Fuente-Dashboard-Departamentos-v2'.K53]+[$'Fuente-Dashboard-Departamentos-v2'.P53]+[$'Fuente-Dashboard-Departamentos-v2'.U53]+[$'Fuente-Dashboard-Departamentos-v2'.Z53]+[$'Fuente-Dashboard-Departamentos-v2'.AE53]+[$'Fuente-Dashboard-Departamentos-v2'.AJ53]+[$'Fuente-Dashboard-Departamentos-v2'.AO53]+[$'Fuente-Dashboard-Departamentos-v2'.AT53]+[$'Fuente-Dashboard-Departamentos-v2'.AY53]+[$'Fuente-Dashboard-Departamentos-v2'.BD53]+[$'Fuente-Dashboard-Departamentos-v2'.BI53]+[$'Fuente-Dashboard-Departamentos-v2'.BN53]+[$'Fuente-Dashboard-Departamentos-v2'.BS53]+[$'Fuente-Dashboard-Departamentos-v2'.BX53]+[$'Fuente-Dashboard-Departamentos-v2'.CC53]+[$'Fuente-Dashboard-Departamentos-v2'.CH53]+[$'Fuente-Dashboard-Departamentos-v2'.CM53]+[$'Fuente-Dashboard-Departamentos-v2'.CR53]+[$'Fuente-Dashboard-Departamentos-v2'.CW53]+[$'Fuente-Dashboard-Departamentos-v2'.DB53]+[$'Fuente-Dashboard-Departamentos-v2'.DG53]+[$'Fuente-Dashboard-Departamentos-v2'.DL53]+[$'Fuente-Dashboard-Departamentos-v2'.DQ53]+[$'Fuente-Dashboard-Departamentos-v2'.DV53]" office:value-type="float" office:value="782" calcext:value-type="float">
            <text:p>782</text:p>
          </table:table-cell>
          <table:table-cell table:formula="of:=[.B53]=[$'Fuente-Dashboard-v2'.B53]" office:value-type="boolean" office:boolean-value="true" calcext:value-type="boolean">
            <text:p>VERDADERO</text:p>
          </table:table-cell>
          <table:table-cell table:formula="of:=[.C53]=[$'Fuente-Dashboard-v2'.C53]" office:value-type="boolean" office:boolean-value="true" calcext:value-type="boolean">
            <text:p>VERDADERO</text:p>
          </table:table-cell>
          <table:table-cell table:formula="of:=[.D53]=[$'Fuente-Dashboard-v2'.D53]" office:value-type="boolean" office:boolean-value="true" calcext:value-type="boolean">
            <text:p>VERDADERO</text:p>
          </table:table-cell>
          <table:table-cell table:formula="of:=[.E53]=[$'Fuente-Dashboard-v2'.E53]" office:value-type="boolean" office:boolean-value="true" calcext:value-type="boolean">
            <text:p>VERDADERO</text:p>
          </table:table-cell>
          <table:table-cell table:formula="of:=[.F53]=[$'Fuente-Dashboard-v2'.F5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4]" office:value-type="date" office:date-value="2020-04-27" calcext:value-type="date">
            <text:p>27/04/20</text:p>
          </table:table-cell>
          <table:table-cell table:formula="of:=[$'Fuente-Dashboard-Departamentos-v2'.B54]+[$'Fuente-Dashboard-Departamentos-v2'.G54]+[$'Fuente-Dashboard-Departamentos-v2'.L54]+[$'Fuente-Dashboard-Departamentos-v2'.Q54]+[$'Fuente-Dashboard-Departamentos-v2'.V54]+[$'Fuente-Dashboard-Departamentos-v2'.AA54]+[$'Fuente-Dashboard-Departamentos-v2'.AF54]+[$'Fuente-Dashboard-Departamentos-v2'.AK54]+[$'Fuente-Dashboard-Departamentos-v2'.AP54]+[$'Fuente-Dashboard-Departamentos-v2'.AU54]+[$'Fuente-Dashboard-Departamentos-v2'.AZ54]+[$'Fuente-Dashboard-Departamentos-v2'.BE54]+[$'Fuente-Dashboard-Departamentos-v2'.BJ54]+[$'Fuente-Dashboard-Departamentos-v2'.BO54]+[$'Fuente-Dashboard-Departamentos-v2'.BT54]+[$'Fuente-Dashboard-Departamentos-v2'.BY54]+[$'Fuente-Dashboard-Departamentos-v2'.CD54]+[$'Fuente-Dashboard-Departamentos-v2'.CI54]+[$'Fuente-Dashboard-Departamentos-v2'.CN54]+[$'Fuente-Dashboard-Departamentos-v2'.CS54]+[$'Fuente-Dashboard-Departamentos-v2'.CX54]+[$'Fuente-Dashboard-Departamentos-v2'.DC54]+[$'Fuente-Dashboard-Departamentos-v2'.DH54]+[$'Fuente-Dashboard-Departamentos-v2'.DM54]+[$'Fuente-Dashboard-Departamentos-v2'.DR54]" office:value-type="float" office:value="13742" calcext:value-type="float">
            <text:p>13742</text:p>
          </table:table-cell>
          <table:table-cell table:formula="of:=[$'Fuente-Dashboard-Departamentos-v2'.C54]+[$'Fuente-Dashboard-Departamentos-v2'.H54]+[$'Fuente-Dashboard-Departamentos-v2'.M54]+[$'Fuente-Dashboard-Departamentos-v2'.R54]+[$'Fuente-Dashboard-Departamentos-v2'.W54]+[$'Fuente-Dashboard-Departamentos-v2'.AB54]+[$'Fuente-Dashboard-Departamentos-v2'.AG54]+[$'Fuente-Dashboard-Departamentos-v2'.AL54]+[$'Fuente-Dashboard-Departamentos-v2'.AQ54]+[$'Fuente-Dashboard-Departamentos-v2'.AV54]+[$'Fuente-Dashboard-Departamentos-v2'.BA54]+[$'Fuente-Dashboard-Departamentos-v2'.BF54]+[$'Fuente-Dashboard-Departamentos-v2'.BK54]+[$'Fuente-Dashboard-Departamentos-v2'.BP54]+[$'Fuente-Dashboard-Departamentos-v2'.BU54]+[$'Fuente-Dashboard-Departamentos-v2'.BZ54]+[$'Fuente-Dashboard-Departamentos-v2'.CE54]+[$'Fuente-Dashboard-Departamentos-v2'.CJ54]+[$'Fuente-Dashboard-Departamentos-v2'.CO54]+[$'Fuente-Dashboard-Departamentos-v2'.CT54]+[$'Fuente-Dashboard-Departamentos-v2'.CY54]+[$'Fuente-Dashboard-Departamentos-v2'.DD54]+[$'Fuente-Dashboard-Departamentos-v2'.DI54]+[$'Fuente-Dashboard-Departamentos-v2'.DN54]+[$'Fuente-Dashboard-Departamentos-v2'.DS54]" office:value-type="float" office:value="17448" calcext:value-type="float">
            <text:p>17448</text:p>
          </table:table-cell>
          <table:table-cell table:formula="of:=[$'Fuente-Dashboard-Departamentos-v2'.D54]+[$'Fuente-Dashboard-Departamentos-v2'.I54]+[$'Fuente-Dashboard-Departamentos-v2'.N54]+[$'Fuente-Dashboard-Departamentos-v2'.S54]+[$'Fuente-Dashboard-Departamentos-v2'.X54]+[$'Fuente-Dashboard-Departamentos-v2'.AC54]+[$'Fuente-Dashboard-Departamentos-v2'.AH54]+[$'Fuente-Dashboard-Departamentos-v2'.AM54]+[$'Fuente-Dashboard-Departamentos-v2'.AR54]+[$'Fuente-Dashboard-Departamentos-v2'.AW54]+[$'Fuente-Dashboard-Departamentos-v2'.BB54]+[$'Fuente-Dashboard-Departamentos-v2'.BG54]+[$'Fuente-Dashboard-Departamentos-v2'.BL54]+[$'Fuente-Dashboard-Departamentos-v2'.BQ54]+[$'Fuente-Dashboard-Departamentos-v2'.BV54]+[$'Fuente-Dashboard-Departamentos-v2'.CA54]+[$'Fuente-Dashboard-Departamentos-v2'.CF54]+[$'Fuente-Dashboard-Departamentos-v2'.CK54]+[$'Fuente-Dashboard-Departamentos-v2'.CP54]+[$'Fuente-Dashboard-Departamentos-v2'.CU54]+[$'Fuente-Dashboard-Departamentos-v2'.CZ54]+[$'Fuente-Dashboard-Departamentos-v2'.DE54]+[$'Fuente-Dashboard-Departamentos-v2'.DJ54]+[$'Fuente-Dashboard-Departamentos-v2'.DO54]+[$'Fuente-Dashboard-Departamentos-v2'.DT54]" office:value-type="float" office:value="0" calcext:value-type="float">
            <text:p>0</text:p>
          </table:table-cell>
          <table:table-cell table:formula="of:=[$'Fuente-Dashboard-Departamentos-v2'.E54]+[$'Fuente-Dashboard-Departamentos-v2'.J54]+[$'Fuente-Dashboard-Departamentos-v2'.O54]+[$'Fuente-Dashboard-Departamentos-v2'.T54]+[$'Fuente-Dashboard-Departamentos-v2'.Y54]+[$'Fuente-Dashboard-Departamentos-v2'.AD54]+[$'Fuente-Dashboard-Departamentos-v2'.AI54]+[$'Fuente-Dashboard-Departamentos-v2'.AN54]+[$'Fuente-Dashboard-Departamentos-v2'.AS54]+[$'Fuente-Dashboard-Departamentos-v2'.AX54]+[$'Fuente-Dashboard-Departamentos-v2'.BC54]+[$'Fuente-Dashboard-Departamentos-v2'.BH54]+[$'Fuente-Dashboard-Departamentos-v2'.BM54]+[$'Fuente-Dashboard-Departamentos-v2'.BR54]+[$'Fuente-Dashboard-Departamentos-v2'.BW54]+[$'Fuente-Dashboard-Departamentos-v2'.CB54]+[$'Fuente-Dashboard-Departamentos-v2'.CG54]+[$'Fuente-Dashboard-Departamentos-v2'.CL54]+[$'Fuente-Dashboard-Departamentos-v2'.CQ54]+[$'Fuente-Dashboard-Departamentos-v2'.CV54]+[$'Fuente-Dashboard-Departamentos-v2'.DA54]+[$'Fuente-Dashboard-Departamentos-v2'.DF54]+[$'Fuente-Dashboard-Departamentos-v2'.DK54]+[$'Fuente-Dashboard-Departamentos-v2'.DP54]+[$'Fuente-Dashboard-Departamentos-v2'.DU54]" office:value-type="float" office:value="31190" calcext:value-type="float">
            <text:p>31190</text:p>
          </table:table-cell>
          <table:table-cell table:formula="of:=[$'Fuente-Dashboard-Departamentos-v2'.F54]+[$'Fuente-Dashboard-Departamentos-v2'.K54]+[$'Fuente-Dashboard-Departamentos-v2'.P54]+[$'Fuente-Dashboard-Departamentos-v2'.U54]+[$'Fuente-Dashboard-Departamentos-v2'.Z54]+[$'Fuente-Dashboard-Departamentos-v2'.AE54]+[$'Fuente-Dashboard-Departamentos-v2'.AJ54]+[$'Fuente-Dashboard-Departamentos-v2'.AO54]+[$'Fuente-Dashboard-Departamentos-v2'.AT54]+[$'Fuente-Dashboard-Departamentos-v2'.AY54]+[$'Fuente-Dashboard-Departamentos-v2'.BD54]+[$'Fuente-Dashboard-Departamentos-v2'.BI54]+[$'Fuente-Dashboard-Departamentos-v2'.BN54]+[$'Fuente-Dashboard-Departamentos-v2'.BS54]+[$'Fuente-Dashboard-Departamentos-v2'.BX54]+[$'Fuente-Dashboard-Departamentos-v2'.CC54]+[$'Fuente-Dashboard-Departamentos-v2'.CH54]+[$'Fuente-Dashboard-Departamentos-v2'.CM54]+[$'Fuente-Dashboard-Departamentos-v2'.CR54]+[$'Fuente-Dashboard-Departamentos-v2'.CW54]+[$'Fuente-Dashboard-Departamentos-v2'.DB54]+[$'Fuente-Dashboard-Departamentos-v2'.DG54]+[$'Fuente-Dashboard-Departamentos-v2'.DL54]+[$'Fuente-Dashboard-Departamentos-v2'.DQ54]+[$'Fuente-Dashboard-Departamentos-v2'.DV54]" office:value-type="float" office:value="854" calcext:value-type="float">
            <text:p>854</text:p>
          </table:table-cell>
          <table:table-cell table:formula="of:=[.B54]=[$'Fuente-Dashboard-v2'.B54]" office:value-type="boolean" office:boolean-value="true" calcext:value-type="boolean">
            <text:p>VERDADERO</text:p>
          </table:table-cell>
          <table:table-cell table:formula="of:=[.C54]=[$'Fuente-Dashboard-v2'.C54]" office:value-type="boolean" office:boolean-value="true" calcext:value-type="boolean">
            <text:p>VERDADERO</text:p>
          </table:table-cell>
          <table:table-cell table:formula="of:=[.D54]=[$'Fuente-Dashboard-v2'.D54]" office:value-type="boolean" office:boolean-value="true" calcext:value-type="boolean">
            <text:p>VERDADERO</text:p>
          </table:table-cell>
          <table:table-cell table:formula="of:=[.E54]=[$'Fuente-Dashboard-v2'.E54]" office:value-type="boolean" office:boolean-value="true" calcext:value-type="boolean">
            <text:p>VERDADERO</text:p>
          </table:table-cell>
          <table:table-cell table:formula="of:=[.F54]=[$'Fuente-Dashboard-v2'.F54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55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951" calcext:value-type="float">
            <text:p>951</text:p>
          </table:table-cell>
          <table:table-cell office:value-type="float" office:value="6848" calcext:value-type="float">
            <text:p>6848</text:p>
          </table:table-cell>
          <table:table-cell office:value-type="float" office:value="1739" calcext:value-type="float">
            <text:p>173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671" calcext:value-type="float">
            <text:p>671</text:p>
          </table:table-cell>
          <table:table-cell office:value-type="float" office:value="7519" calcext:value-type="float">
            <text:p>7519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2265" calcext:value-type="float">
            <text:p>2265</text:p>
          </table:table-cell>
          <table:table-cell office:value-type="float" office:value="9781" calcext:value-type="float">
            <text:p>9781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 reportó que el número de fallecidos era 216, pero no lo actualizaron en la APP</text:p>
          </table:table-cell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519" calcext:value-type="float">
            <text:p>519</text:p>
          </table:table-cell>
          <table:table-cell office:value-type="float" office:value="10303" calcext:value-type="float">
            <text:p>10303</text:p>
          </table:table-cell>
          <table:table-cell office:value-type="float" office:value="2869" calcext:value-type="float">
            <text:p>286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172" calcext:value-type="float">
            <text:p>1172</text:p>
          </table:table-cell>
          <table:table-cell office:value-type="float" office:value="11475" calcext:value-type="float">
            <text:p>11475</text:p>
          </table:table-cell>
          <table:table-cell office:value-type="float" office:value="3108" calcext:value-type="float">
            <text:p>310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016" calcext:value-type="float">
            <text:p>1016</text:p>
          </table:table-cell>
          <table:table-cell office:value-type="float" office:value="12491" calcext:value-type="float">
            <text:p>12491</text:p>
          </table:table-cell>
          <table:table-cell office:value-type="float" office:value="6120" calcext:value-type="float">
            <text:p>6120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998" calcext:value-type="float">
            <text:p>998</text:p>
          </table:table-cell>
          <table:table-cell office:value-type="float" office:value="13489" calcext:value-type="float">
            <text:p>13489</text:p>
          </table:table-cell>
          <table:table-cell office:value-type="float" office:value="6541" calcext:value-type="float">
            <text:p>654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940" calcext:value-type="float">
            <text:p>940</text:p>
          </table:table-cell>
          <table:table-cell office:value-type="float" office:value="14420" calcext:value-type="float">
            <text:p>14420</text:p>
          </table:table-cell>
          <table:table-cell office:value-type="float" office:value="6684" calcext:value-type="float">
            <text:p>6684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208" calcext:value-type="float">
            <text:p>1208</text:p>
          </table:table-cell>
          <table:table-cell office:value-type="float" office:value="15628" calcext:value-type="float">
            <text:p>15628</text:p>
          </table:table-cell>
          <table:table-cell office:value-type="float" office:value="6811" calcext:value-type="float">
            <text:p>6811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697" calcext:value-type="float">
            <text:p>697</text:p>
          </table:table-cell>
          <table:table-cell office:value-type="float" office:value="16325" calcext:value-type="float">
            <text:p>16325</text:p>
          </table:table-cell>
          <table:table-cell office:value-type="float" office:value="6968" calcext:value-type="float">
            <text:p>6968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float" office:value="1512" calcext:value-type="float">
            <text:p>1512</text:p>
          </table:table-cell>
          <table:table-cell office:value-type="float" office:value="17837" calcext:value-type="float">
            <text:p>17837</text:p>
          </table:table-cell>
          <table:table-cell office:value-type="float" office:value="6892" calcext:value-type="float">
            <text:p>6892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float" office:value="1413" calcext:value-type="float">
            <text:p>1413</text:p>
          </table:table-cell>
          <table:table-cell office:value-type="float" office:value="19250" calcext:value-type="float">
            <text:p>19250</text:p>
          </table:table-cell>
          <table:table-cell office:value-type="float" office:value="7027" calcext:value-type="float">
            <text:p>7027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float" office:value="1664" calcext:value-type="float">
            <text:p>1664</text:p>
          </table:table-cell>
          <table:table-cell office:value-type="float" office:value="20914" calcext:value-type="float">
            <text:p>20914</text:p>
          </table:table-cell>
          <table:table-cell office:value-type="float" office:value="7422" calcext:value-type="float">
            <text:p>7422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float" office:value="734" calcext:value-type="float">
            <text:p>734</text:p>
          </table:table-cell>
          <table:table-cell office:value-type="float" office:value="21648" calcext:value-type="float">
            <text:p>21648</text:p>
          </table:table-cell>
          <table:table-cell office:value-type="float" office:value="7496" calcext:value-type="float">
            <text:p>7496</text:p>
          </table:table-cell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table:style-name="ce2" office:value-type="date" office:date-value="2020-04-25" calcext:value-type="date">
            <text:p>25/04/20</text:p>
          </table:table-cell>
          <table:table-cell office:value-type="float" office:value="3683" calcext:value-type="float">
            <text:p>3683</text:p>
          </table:table-cell>
          <table:table-cell office:value-type="float" office:value="25331" calcext:value-type="float">
            <text:p>25331</text:p>
          </table:table-cell>
          <table:table-cell office:value-type="float" office:value="7797" calcext:value-type="float">
            <text:p>7797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table:style-name="ce2" office:value-type="date" office:date-value="2020-04-26" calcext:value-type="date">
            <text:p>26/04/20</text:p>
          </table:table-cell>
          <table:table-cell office:value-type="float" office:value="2186" calcext:value-type="float">
            <text:p>2186</text:p>
          </table:table-cell>
          <table:table-cell office:value-type="float" office:value="27517" calcext:value-type="float">
            <text:p>27517</text:p>
          </table:table-cell>
          <table:table-cell office:value-type="float" office:value="8088" calcext:value-type="float">
            <text:p>8088</text:p>
          </table:table-cell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table:style-name="ce2" office:value-type="date" office:date-value="2020-04-27" calcext:value-type="date">
            <text:p>27/04/20</text:p>
          </table:table-cell>
          <table:table-cell office:value-type="float" office:value="1182" calcext:value-type="float">
            <text:p>1182</text:p>
          </table:table-cell>
          <table:table-cell office:value-type="float" office:value="28699" calcext:value-type="float">
            <text:p>28699</text:p>
          </table:table-cell>
          <table:table-cell office:value-type="float" office:value="8429" calcext:value-type="float">
            <text:p>8429</text:p>
          </table:table-cell>
          <table:table-cell office:value-type="float" office:value="782" calcext:value-type="float">
            <text:p>782</text:p>
          </table:table-cell>
          <table:table-cell/>
        </table:table-row>
        <table:table-row table:style-name="ro1">
          <table:table-cell table:style-name="ce2" office:value-type="date" office:date-value="2020-04-28" calcext:value-type="date">
            <text:p>28/04/20</text:p>
          </table:table-cell>
          <table:table-cell office:value-type="float" office:value="2491" calcext:value-type="float">
            <text:p>2491</text:p>
          </table:table-cell>
          <table:table-cell office:value-type="float" office:value="31190" calcext:value-type="float">
            <text:p>31190</text:p>
          </table:table-cell>
          <table:table-cell office:value-type="float" office:value="9174" calcext:value-type="float">
            <text:p>9174</text:p>
          </table:table-cell>
          <table:table-cell office:value-type="float" office:value="854" calcext:value-type="float">
            <text:p>854</text:p>
          </table:table-cell>
          <table:table-cell/>
        </table:table-row>
        <table:table-row table:style-name="ro1" table:number-rows-repeated="10485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56" table:default-cell-style-name="ce3"/>
        <table:table-column table:style-name="co57" table:default-cell-style-name="ce3"/>
        <table:table-column table:style-name="co8" table:default-cell-style-name="ce4"/>
        <table:table-column table:style-name="co51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18:25:48.581972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28T23:15:13.517372066</dc:date>
    <meta:editing-duration>P11DT22H53M34S</meta:editing-duration>
    <meta:editing-cycles>81</meta:editing-cycles>
    <meta:generator>LibreOffice/6.1.6.3$Linux_X86_64 LibreOffice_project/10$Build-3</meta:generator>
    <meta:document-statistic meta:table-count="8" meta:cell-count="5391" meta:object-count="0"/>
  </office:meta>
</office:document-meta>
</file>